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表格2" style:family="table">
      <style:table-properties style:width="2cm" fo:margin-left="2.499cm" table:align="left"/>
    </style:style>
    <style:style style:name="表格2.A" style:family="table-column">
      <style:table-column-properties style:column-width="0.998cm"/>
    </style:style>
    <style:style style:name="表格2.B" style:family="table-column">
      <style:table-column-properties style:column-width="1.002cm"/>
    </style:style>
    <style:style style:name="表格2.A1" style:family="table-cell">
      <style:table-cell-properties fo:padding="0.097cm" fo:border-left="0.05pt solid #333333" fo:border-right="none" fo:border-top="0.05pt solid #333333" fo:border-bottom="0.05pt solid #333333"/>
    </style:style>
    <style:style style:name="表格2.B1" style:family="table-cell">
      <style:table-cell-properties fo:padding="0.097cm" fo:border="0.05pt solid #333333"/>
    </style:style>
    <style:style style:name="表格2.A2" style:family="table-cell">
      <style:table-cell-properties fo:padding="0.097cm" fo:border-left="0.05pt solid #333333" fo:border-right="none" fo:border-top="none" fo:border-bottom="0.05pt solid #333333"/>
    </style:style>
    <style:style style:name="表格2.B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3" style:family="table">
      <style:table-properties style:width="6.001cm" fo:margin-left="2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3.A" style:family="table-column">
      <style:table-column-properties style:column-width="1.498cm"/>
    </style:style>
    <style:style style:name="表格3.B" style:family="table-column">
      <style:table-column-properties style:column-width="1.501cm"/>
    </style:style>
    <style:style style:name="表格3.1" style:family="table-row">
      <style:table-row-properties fo:background-color="transparent" fo:keep-together="auto">
        <style:background-image/>
      </style:table-row-properties>
    </style:style>
    <style:style style:name="表格3.A1" style:family="table-cell">
      <style:table-cell-properties style:vertical-align="" fo:background-color="transparent" fo:padding="0.097cm" fo:border-left="0.05pt solid #333333" fo:border-right="none" fo:border-top="0.05pt solid #333333" fo:border-bottom="0.05pt solid #333333" style:writing-mode="lr-tb">
        <style:background-image/>
      </style:table-cell-properties>
    </style:style>
    <style:style style:name="表格3.D1" style:family="table-cell">
      <style:table-cell-properties style:vertical-align="" fo:background-color="transparent" fo:padding="0.097cm" fo:border="0.05pt solid #333333" style:writing-mode="lr-tb">
        <style:background-image/>
      </style:table-cell-properties>
    </style:style>
    <style:style style:name="表格3.A2" style:family="table-cell">
      <style:table-cell-properties style:vertical-align="" fo:background-color="transparent" fo:padding="0.097cm" fo:border-left="0.05pt solid #333333" fo:border-right="none" fo:border-top="none" fo:border-bottom="0.05pt solid #333333" style:writing-mode="lr-tb">
        <style:background-image/>
      </style:table-cell-properties>
    </style:style>
    <style:style style:name="表格3.D2" style:family="table-cell">
      <style:table-cell-properties style:vertical-align="" fo:background-color="transparent" fo:padding="0.097cm" fo:border-left="0.05pt solid #333333" fo:border-right="0.05pt solid #333333" fo:border-top="none" fo:border-bottom="0.05pt solid #333333" style:writing-mode="lr-tb">
        <style:background-image/>
      </style:table-cell-properties>
    </style:style>
    <style:style style:name="表格5" style:family="table">
      <style:table-properties style:width="4.001cm" fo:margin-left="2.499cm" table:align="left"/>
    </style:style>
    <style:style style:name="表格5.A" style:family="table-column">
      <style:table-column-properties style:column-width="1.334cm"/>
    </style:style>
    <style:style style:name="表格5.A1" style:family="table-cell" style:data-style-name="N0">
      <style:table-cell-properties fo:padding="0.097cm" fo:border-left="0.05pt solid #333333" fo:border-right="none" fo:border-top="0.05pt solid #333333" fo:border-bottom="0.05pt solid #333333"/>
    </style:style>
    <style:style style:name="表格5.B1" style:family="table-cell">
      <style:table-cell-properties fo:padding="0.097cm" fo:border-left="0.05pt solid #333333" fo:border-right="none" fo:border-top="0.05pt solid #333333" fo:border-bottom="0.05pt solid #333333"/>
    </style:style>
    <style:style style:name="表格5.C1" style:family="table-cell">
      <style:table-cell-properties fo:padding="0.097cm" fo:border="0.05pt solid #333333"/>
    </style:style>
    <style:style style:name="表格5.A2" style:family="table-cell">
      <style:table-cell-properties fo:padding="0.097cm" fo:border-left="0.05pt solid #333333" fo:border-right="none" fo:border-top="none" fo:border-bottom="0.05pt solid #333333"/>
    </style:style>
    <style:style style:name="表格5.B2" style:family="table-cell">
      <style:table-cell-properties fo:padding="0.097cm" fo:border-left="0.05pt solid #333333" fo:border-right="none" fo:border-top="none" fo:border-bottom="0.05pt solid #333333"/>
    </style:style>
    <style:style style:name="表格5.C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5.A3" style:family="table-cell">
      <style:table-cell-properties fo:padding="0.097cm" fo:border-left="0.05pt solid #333333" fo:border-right="none" fo:border-top="none" fo:border-bottom="0.05pt solid #333333"/>
    </style:style>
    <style:style style:name="表格5.B3" style:family="table-cell">
      <style:table-cell-properties fo:padding="0.097cm" fo:border-left="0.05pt solid #333333" fo:border-right="none" fo:border-top="none" fo:border-bottom="0.05pt solid #333333"/>
    </style:style>
    <style:style style:name="表格5.C3" style:family="table-cell">
      <style:table-cell-properties fo:padding="0.097cm" fo:border-left="0.05pt solid #333333" fo:border-right="0.05pt solid #333333" fo:border-top="none" fo:border-bottom="0.05pt solid #333333"/>
    </style:style>
    <style:style style:name="表格4" style:family="table">
      <style:table-properties style:width="12cm" fo:margin-left="2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4.A" style:family="table-column">
      <style:table-column-properties style:column-width="1.499cm"/>
    </style:style>
    <style:style style:name="表格4.C" style:family="table-column">
      <style:table-column-properties style:column-width="1.501cm"/>
    </style:style>
    <style:style style:name="表格4.1" style:family="table-row">
      <style:table-row-properties fo:background-color="transparent" fo:keep-together="auto">
        <style:background-image/>
      </style:table-row-properties>
    </style:style>
    <style:style style:name="表格4.A1" style:family="table-cell">
      <style:table-cell-properties style:vertical-align="" fo:background-color="transparent" fo:padding="0.097cm" fo:border-left="0.05pt solid #333333" fo:border-right="none" fo:border-top="0.05pt solid #333333" fo:border-bottom="0.05pt solid #333333" style:writing-mode="lr-tb">
        <style:background-image/>
      </style:table-cell-properties>
    </style:style>
    <style:style style:name="表格4.H1" style:family="table-cell">
      <style:table-cell-properties style:vertical-align="" fo:background-color="transparent" fo:padding="0.097cm" fo:border="0.05pt solid #333333" style:writing-mode="lr-tb">
        <style:background-image/>
      </style:table-cell-properties>
    </style:style>
    <style:style style:name="表格4.A2" style:family="table-cell">
      <style:table-cell-properties style:vertical-align="" fo:background-color="transparent" fo:padding="0.097cm" fo:border-left="0.05pt solid #333333" fo:border-right="none" fo:border-top="none" fo:border-bottom="0.05pt solid #333333" style:writing-mode="lr-tb">
        <style:background-image/>
      </style:table-cell-properties>
    </style:style>
    <style:style style:name="表格4.H2" style:family="table-cell">
      <style:table-cell-properties style:vertical-align="" fo:background-color="transparent" fo:padding="0.097cm" fo:border-left="0.05pt solid #333333" fo:border-right="0.05pt solid #333333" fo:border-top="none" fo:border-bottom="0.05pt solid #333333" style:writing-mode="lr-tb">
        <style:background-image/>
      </style:table-cell-properties>
    </style:style>
    <style:style style:name="表格6" style:family="table">
      <style:table-properties style:width="7.999cm" fo:margin-left="2.499cm" table:align="left"/>
    </style:style>
    <style:style style:name="表格6.A" style:family="table-column">
      <style:table-column-properties style:column-width="1.595cm"/>
    </style:style>
    <style:style style:name="表格6.B" style:family="table-column">
      <style:table-column-properties style:column-width="1.6cm"/>
    </style:style>
    <style:style style:name="表格6.D" style:family="table-column">
      <style:table-column-properties style:column-width="1.598cm"/>
    </style:style>
    <style:style style:name="表格6.E" style:family="table-column">
      <style:table-column-properties style:column-width="1.607cm"/>
    </style:style>
    <style:style style:name="表格6.A1" style:family="table-cell">
      <style:table-cell-properties fo:padding="0.097cm" fo:border-left="0.05pt solid #333333" fo:border-right="none" fo:border-top="0.05pt solid #333333" fo:border-bottom="0.05pt solid #333333"/>
    </style:style>
    <style:style style:name="表格6.E1" style:family="table-cell">
      <style:table-cell-properties fo:padding="0.097cm" fo:border="0.05pt solid #333333"/>
    </style:style>
    <style:style style:name="表格6.A2" style:family="table-cell">
      <style:table-cell-properties fo:padding="0.097cm" fo:border-left="0.05pt solid #333333" fo:border-right="none" fo:border-top="none" fo:border-bottom="0.05pt solid #333333"/>
    </style:style>
    <style:style style:name="表格6.E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7" style:family="table">
      <style:table-properties style:width="21.999cm" fo:margin-left="2.51cm" table:align="left"/>
    </style:style>
    <style:style style:name="表格7.A" style:family="table-column">
      <style:table-column-properties style:column-width="2.425cm"/>
    </style:style>
    <style:style style:name="表格7.B" style:family="table-column">
      <style:table-column-properties style:column-width="2.443cm"/>
    </style:style>
    <style:style style:name="表格7.C" style:family="table-column">
      <style:table-column-properties style:column-width="2.445cm"/>
    </style:style>
    <style:style style:name="表格7.D" style:family="table-column">
      <style:table-column-properties style:column-width="2.457cm"/>
    </style:style>
    <style:style style:name="表格7.G" style:family="table-column">
      <style:table-column-properties style:column-width="2.441cm"/>
    </style:style>
    <style:style style:name="表格7.I" style:family="table-column">
      <style:table-column-properties style:column-width="2.455cm"/>
    </style:style>
    <style:style style:name="表格7.A1" style:family="table-cell">
      <style:table-cell-properties fo:padding="0.097cm" fo:border-left="0.05pt solid #333333" fo:border-right="none" fo:border-top="0.05pt solid #333333" fo:border-bottom="0.05pt solid #333333"/>
    </style:style>
    <style:style style:name="表格7.I1" style:family="table-cell">
      <style:table-cell-properties fo:padding="0.097cm" fo:border="0.05pt solid #333333"/>
    </style:style>
    <style:style style:name="表格7.A2" style:family="table-cell">
      <style:table-cell-properties fo:padding="0.097cm" fo:border-left="0.05pt solid #333333" fo:border-right="none" fo:border-top="none" fo:border-bottom="0.05pt solid #333333"/>
    </style:style>
    <style:style style:name="表格7.I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7.9" style:family="table-row">
      <style:table-row-properties style:min-row-height="0.923cm"/>
    </style:style>
    <style:style style:name="表格12" style:family="table">
      <style:table-properties style:width="23.999cm" fo:margin-left="2.499cm" table:align="left"/>
    </style:style>
    <style:style style:name="表格12.A" style:family="table-column">
      <style:table-column-properties style:column-width="1.263cm"/>
    </style:style>
    <style:style style:name="表格12.J" style:family="table-column">
      <style:table-column-properties style:column-width="1.265cm"/>
    </style:style>
    <style:style style:name="表格12.A1" style:family="table-cell">
      <style:table-cell-properties fo:background-color="transparent" fo:padding="0.097cm" fo:border-left="0.5pt solid #333333" fo:border-right="none" fo:border-top="0.5pt solid #333333" fo:border-bottom="0.5pt solid #333333" style:writing-mode="page">
        <style:background-image/>
      </style:table-cell-properties>
    </style:style>
    <style:style style:name="表格12.S1" style:family="table-cell">
      <style:table-cell-properties fo:background-color="transparent" fo:padding="0.097cm" fo:border="0.5pt solid #333333" style:writing-mode="page">
        <style:background-image/>
      </style:table-cell-properties>
    </style:style>
    <style:style style:name="表格12.A2" style:family="table-cell">
      <style:table-cell-properties fo:background-color="transparent" fo:padding="0.097cm" fo:border-left="0.5pt solid #333333" fo:border-right="none" fo:border-top="none" fo:border-bottom="0.5pt solid #333333" style:writing-mode="page">
        <style:background-image/>
      </style:table-cell-properties>
    </style:style>
    <style:style style:name="表格12.S2" style:family="table-cell">
      <style:table-cell-properties fo:background-color="transparent" fo:padding="0.097cm" fo:border-left="0.5pt solid #333333" fo:border-right="0.5pt solid #333333" fo:border-top="none" fo:border-bottom="0.5pt solid #333333" style:writing-mode="page">
        <style:background-image/>
      </style:table-cell-properties>
    </style:style>
    <style:style style:name="表格1" style:family="table">
      <style:table-properties style:width="23.999cm" fo:margin-left="1.499cm" table:align="left"/>
    </style:style>
    <style:style style:name="表格1.A" style:family="table-column">
      <style:table-column-properties style:column-width="2.397cm"/>
    </style:style>
    <style:style style:name="表格1.B" style:family="table-column">
      <style:table-column-properties style:column-width="2.401cm"/>
    </style:style>
    <style:style style:name="表格1.E" style:family="table-column">
      <style:table-column-properties style:column-width="2.402cm"/>
    </style:style>
    <style:style style:name="表格1.A1" style:family="table-cell">
      <style:table-cell-properties fo:padding="0.097cm" fo:border-left="0.05pt solid #333333" fo:border-right="none" fo:border-top="0.05pt solid #333333" fo:border-bottom="0.05pt solid #333333"/>
    </style:style>
    <style:style style:name="表格1.J1" style:family="table-cell">
      <style:table-cell-properties fo:padding="0.097cm" fo:border="0.05pt solid #333333"/>
    </style:style>
    <style:style style:name="表格1.A2" style:family="table-cell">
      <style:table-cell-properties fo:padding="0.097cm" fo:border-left="0.05pt solid #333333" fo:border-right="none" fo:border-top="none" fo:border-bottom="0.05pt solid #333333"/>
    </style:style>
    <style:style style:name="表格1.J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9" style:family="table">
      <style:table-properties style:width="9.999cm" fo:margin-left="2.499cm" table:align="left"/>
    </style:style>
    <style:style style:name="表格9.A" style:family="table-column">
      <style:table-column-properties style:column-width="0.993cm"/>
    </style:style>
    <style:style style:name="表格9.B" style:family="table-column">
      <style:table-column-properties style:column-width="1cm"/>
    </style:style>
    <style:style style:name="表格9.C" style:family="table-column">
      <style:table-column-properties style:column-width="0.998cm"/>
    </style:style>
    <style:style style:name="表格9.D" style:family="table-column">
      <style:table-column-properties style:column-width="1.002cm"/>
    </style:style>
    <style:style style:name="表格9.J" style:family="table-column">
      <style:table-column-properties style:column-width="1.005cm"/>
    </style:style>
    <style:style style:name="表格9.A1" style:family="table-cell">
      <style:table-cell-properties fo:padding="0.097cm" fo:border="0.05pt solid #333333"/>
    </style:style>
    <style:style style:name="表格9.A2" style:family="table-cell">
      <style:table-cell-properties fo:padding="0.097cm" fo:border-left="0.05pt solid #333333" fo:border-right="none" fo:border-top="none" fo:border-bottom="0.05pt solid #333333"/>
    </style:style>
    <style:style style:name="表格9.F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9.3" style:family="table-row">
      <style:table-row-properties style:min-row-height="0.961cm"/>
    </style:style>
    <style:style style:name="表格10" style:family="table">
      <style:table-properties style:width="12cm" fo:margin-left="2.499cm" table:align="left"/>
    </style:style>
    <style:style style:name="表格10.A" style:family="table-column">
      <style:table-column-properties style:column-width="1.191cm"/>
    </style:style>
    <style:style style:name="表格10.B" style:family="table-column">
      <style:table-column-properties style:column-width="1.201cm"/>
    </style:style>
    <style:style style:name="表格10.C" style:family="table-column">
      <style:table-column-properties style:column-width="1.198cm"/>
    </style:style>
    <style:style style:name="表格10.F" style:family="table-column">
      <style:table-column-properties style:column-width="1.199cm"/>
    </style:style>
    <style:style style:name="表格10.J" style:family="table-column">
      <style:table-column-properties style:column-width="1.208cm"/>
    </style:style>
    <style:style style:name="表格10.A1" style:family="table-cell">
      <style:table-cell-properties fo:padding="0.097cm" fo:border="0.05pt solid #333333"/>
    </style:style>
    <style:style style:name="表格10.A2" style:family="table-cell">
      <style:table-cell-properties fo:padding="0.097cm" fo:border-left="0.05pt solid #333333" fo:border-right="none" fo:border-top="none" fo:border-bottom="0.05pt solid #333333"/>
    </style:style>
    <style:style style:name="表格10.F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10.3" style:family="table-row">
      <style:table-row-properties style:min-row-height="0.961cm"/>
    </style:style>
    <style:style style:name="表格8" style:family="table">
      <style:table-properties style:width="18cm" fo:margin-left="3.5cm" table:align="left"/>
    </style:style>
    <style:style style:name="表格8.A" style:family="table-column">
      <style:table-column-properties style:column-width="1.995cm"/>
    </style:style>
    <style:style style:name="表格8.B" style:family="table-column">
      <style:table-column-properties style:column-width="2cm"/>
    </style:style>
    <style:style style:name="表格8.I" style:family="table-column">
      <style:table-column-properties style:column-width="2.004cm"/>
    </style:style>
    <style:style style:name="表格8.A1" style:family="table-cell">
      <style:table-cell-properties fo:padding="0.097cm" fo:border-left="0.05pt solid #333333" fo:border-right="none" fo:border-top="0.05pt solid #333333" fo:border-bottom="0.05pt solid #333333"/>
    </style:style>
    <style:style style:name="表格8.I1" style:family="table-cell">
      <style:table-cell-properties fo:padding="0.097cm" fo:border="0.05pt solid #333333"/>
    </style:style>
    <style:style style:name="表格8.A2" style:family="table-cell">
      <style:table-cell-properties fo:padding="0.097cm" fo:border-left="0.05pt solid #333333" fo:border-right="none" fo:border-top="none" fo:border-bottom="0.05pt solid #333333"/>
    </style:style>
    <style:style style:name="表格8.I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11" style:family="table">
      <style:table-properties style:width="26cm" fo:margin-left="1.469cm" table:align="left"/>
    </style:style>
    <style:style style:name="表格11.A" style:family="table-column">
      <style:table-column-properties style:column-width="1.436cm"/>
    </style:style>
    <style:style style:name="表格11.B" style:family="table-column">
      <style:table-column-properties style:column-width="1.445cm"/>
    </style:style>
    <style:style style:name="表格11.I" style:family="table-column">
      <style:table-column-properties style:column-width="1.446cm"/>
    </style:style>
    <style:style style:name="表格11.J" style:family="table-column">
      <style:table-column-properties style:column-width="1.441cm"/>
    </style:style>
    <style:style style:name="表格11.R" style:family="table-column">
      <style:table-column-properties style:column-width="1.452cm"/>
    </style:style>
    <style:style style:name="表格11.A1" style:family="table-cell">
      <style:table-cell-properties style:vertical-align="middle" fo:background-color="transparent" fo:padding="0.097cm" fo:border="0.5pt solid #333333" style:writing-mode="page">
        <style:background-image/>
      </style:table-cell-properties>
    </style:style>
    <style:style style:name="表格11.A2" style:family="table-cell">
      <style:table-cell-properties style:vertical-align="middle" fo:background-color="transparent" fo:padding="0.097cm" fo:border-left="0.5pt solid #333333" fo:border-right="none" fo:border-top="none" fo:border-bottom="0.5pt solid #333333" style:writing-mode="page">
        <style:background-image/>
      </style:table-cell-properties>
    </style:style>
    <style:style style:name="表格11.Q2" style:family="table-cell">
      <style:table-cell-properties style:vertical-align="middle" fo:background-color="transparent" fo:padding="0.097cm" fo:border-left="0.5pt solid #333333" fo:border-right="0.5pt solid #333333" fo:border-top="none" fo:border-bottom="0.5pt solid #333333" style:writing-mode="page">
        <style:background-image/>
      </style:table-cell-properties>
    </style:style>
    <style:style style:name="表格13" style:family="table">
      <style:table-properties style:width="13.801cm" table:align="center"/>
    </style:style>
    <style:style style:name="表格13.A" style:family="table-column">
      <style:table-column-properties style:column-width="1.533cm"/>
    </style:style>
    <style:style style:name="表格13.C" style:family="table-column">
      <style:table-column-properties style:column-width="1.535cm"/>
    </style:style>
    <style:style style:name="表格13.A1" style:family="table-cell">
      <style:table-cell-properties fo:padding="0.097cm" fo:border-left="0.05pt solid #333333" fo:border-right="none" fo:border-top="0.05pt solid #333333" fo:border-bottom="0.05pt solid #333333"/>
    </style:style>
    <style:style style:name="表格13.B1" style:family="table-cell">
      <style:table-cell-properties fo:padding="0.097cm" fo:border="0.05pt solid #333333"/>
    </style:style>
    <style:style style:name="表格13.A2" style:family="table-cell">
      <style:table-cell-properties fo:padding="0.097cm" fo:border-left="0.05pt solid #333333" fo:border-right="none" fo:border-top="none" fo:border-bottom="0.05pt solid #333333"/>
    </style:style>
    <style:style style:name="表格13.F2" style:family="table-cell">
      <style:table-cell-properties fo:padding="0.097cm" fo:border-left="0.05pt solid #333333" fo:border-right="0.05pt solid #333333" fo:border-top="none" fo:border-bottom="0.05pt solid #333333"/>
    </style:style>
    <style:style style:name="表格14" style:family="table">
      <style:table-properties style:width="19.001cm" table:align="center"/>
    </style:style>
    <style:style style:name="表格14.A" style:family="table-column">
      <style:table-column-properties style:column-width="2.713cm"/>
    </style:style>
    <style:style style:name="表格14.B" style:family="table-column">
      <style:table-column-properties style:column-width="2.715cm"/>
    </style:style>
    <style:style style:name="表格14.A1" style:family="table-cell">
      <style:table-cell-properties fo:padding="0.097cm" fo:border-left="0.05pt solid #333333" fo:border-right="none" fo:border-top="0.05pt solid #333333" fo:border-bottom="0.05pt solid #333333"/>
    </style:style>
    <style:style style:name="表格14.G1" style:family="table-cell">
      <style:table-cell-properties fo:padding="0.097cm" fo:border="0.05pt solid #333333"/>
    </style:style>
    <style:style style:name="表格14.A2" style:family="table-cell">
      <style:table-cell-properties fo:padding="0.097cm" fo:border-left="0.05pt solid #333333" fo:border-right="none" fo:border-top="none" fo:border-bottom="0.05pt solid #333333"/>
    </style:style>
    <style:style style:name="表格14.G2" style:family="table-cell">
      <style:table-cell-properties fo:padding="0.097cm" fo:border-left="0.05pt solid #333333" fo:border-right="0.05pt solid #333333" fo:border-top="none" fo:border-bottom="0.05pt solid #333333"/>
    </style:style>
    <style:style style:name="P1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0f5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b4f7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bcb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bdb3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d73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f5e3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d43a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e0af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6b7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d08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ddbb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dc9bd5" officeooo:paragraph-rsid="30dc9b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dc9bd5" officeooo:paragraph-rsid="30d43a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458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762d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898b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7a6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bdb3d8" officeooo:paragraph-rsid="2f216c2f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f45b4cd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cc13a8" officeooo:paragraph-rsid="2ebcb716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4c6d91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text-properties fo:font-weight="bold" officeooo:paragraph-rsid="2eb4f725" style:font-weight-asian="bold" style:font-weight-complex="bold"/>
    </style:style>
    <style:style style:name="P23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6f56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d08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6b7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c685cb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c12bac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f45b4cd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bcb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ee77e6b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f09f3b9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ec12bac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f06bc7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f03e1c4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f45b4cd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f0874ae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4d7fda" officeooo:paragraph-rsid="2f0528c1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paragraph-rsid="2ec632ec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paragraph-rsid="2ec6947f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paragraph-rsid="2ec685cb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paragraph-rsid="2f016505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paragraph-rsid="2f174d33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fe191d" officeooo:paragraph-rsid="2efe191d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fe191d" officeooo:paragraph-rsid="2f06bc7a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fe191d" officeooo:paragraph-rsid="2f0528c1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fe191d" officeooo:paragraph-rsid="2f0f3fe1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fe191d" officeooo:paragraph-rsid="2f0874ae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paragraph-rsid="2f06bc7a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paragraph-rsid="2f45b4cd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paragraph-rsid="2f09f3b9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paragraph-rsid="2f0874ae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685cb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4a5b0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6947f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66227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850cc8" officeooo:paragraph-rsid="2f0c20ca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ffccaf" officeooo:paragraph-rsid="2effccaf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c4a5b0" officeooo:paragraph-rsid="2ec4a5b0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c4a5b0" officeooo:paragraph-rsid="2ec685cb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c12bac" officeooo:paragraph-rsid="2ec12bac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c12bac" officeooo:paragraph-rsid="2ec685cb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c6d6b1" officeooo:paragraph-rsid="2ec6d6b1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c91ce6" officeooo:paragraph-rsid="2ec91ce6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c66227" officeooo:paragraph-rsid="2ec66227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c783de" officeooo:paragraph-rsid="2ec783de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style:font-name-asian="標楷體1" style:font-size-asian="17pt" style:font-weight-asian="bold" style:font-name-complex="標楷體" style:font-size-complex="17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2e78a71c" style:font-name-asian="標楷體1" style:font-size-asian="17pt" style:font-weight-asian="bold" style:font-name-complex="標楷體" style:font-size-complex="17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2e78cc77" style:font-name-asian="標楷體1" style:font-size-asian="17pt" style:font-weight-asian="bold" style:font-name-complex="標楷體" style:font-size-complex="17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2e7962e7" style:font-name-asian="標楷體1" style:font-size-asian="17pt" style:font-weight-asian="bold" style:font-name-complex="標楷體" style:font-size-complex="17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2e7a9bcb" style:font-name-asian="標楷體1" style:font-size-asian="17pt" style:font-weight-asian="bold" style:font-name-complex="標楷體" style:font-size-complex="17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2e7ad302" style:font-name-asian="標楷體1" style:font-size-asian="17pt" style:font-weight-asian="bold" style:font-name-complex="標楷體" style:font-size-complex="17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2ebcb716" style:font-name-asian="標楷體1" style:font-size-asian="17pt" style:font-weight-asian="bold" style:font-name-complex="標楷體" style:font-size-complex="17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30d3e176" style:font-name-asian="標楷體1" style:font-size-asian="17pt" style:font-weight-asian="bold" style:font-name-complex="標楷體" style:font-size-complex="17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2e96c635" style:font-name-asian="標楷體1" style:font-size-asian="17pt" style:font-weight-asian="bold" style:font-name-complex="標楷體" style:font-size-complex="17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30e00941" style:font-name-asian="標楷體1" style:font-size-asian="17pt" style:font-weight-asian="bold" style:font-name-complex="標楷體" style:font-size-complex="17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paragraph-rsid="327908ba" style:font-name-asian="標楷體1" style:font-size-asian="17pt" style:font-weight-asian="bold" style:font-name-complex="標楷體" style:font-size-complex="17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rsid="2eb7fa23" officeooo:paragraph-rsid="2ebcb716" style:font-name-asian="標楷體1" style:font-size-asian="17pt" style:font-weight-asian="bold" style:font-name-complex="標楷體" style:font-size-complex="17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333333" style:font-name="Liberation Serif" fo:font-size="17pt" fo:font-weight="bold" officeooo:rsid="2eebdc58" officeooo:paragraph-rsid="2eebdc58" style:font-name-asian="標楷體1" style:font-size-asian="17pt" style:font-weight-asian="bold" style:font-name-complex="標楷體" style:font-size-complex="17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333333" style:font-name="Liberation Serif" fo:font-size="17pt" style:font-name-asian="標楷體1" style:font-size-asian="17pt" style:font-name-complex="標楷體" style:font-size-complex="17pt"/>
    </style:style>
    <style:style style:name="P82" style:family="paragraph" style:parent-style-name="Table_20_Contents">
      <style:paragraph-properties fo:text-align="center" style:justify-single-word="false"/>
      <style:text-properties fo:color="#333333" style:font-name="Liberation Serif" fo:font-size="2pt" fo:font-weight="bold" style:font-name-asian="標楷體1" style:font-size-asian="2pt" style:font-weight-asian="bold" style:font-name-complex="標楷體" style:font-size-complex="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1ef23" officeooo:paragraph-rsid="2f106304" style:font-name-asian="標楷體1" style:font-size-asian="17pt" style:font-weight-asian="bold" style:font-name-complex="標楷體" style:font-size-complex="17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1ef23" officeooo:paragraph-rsid="2f03e1c4" style:font-name-asian="標楷體1" style:font-size-asian="17pt" style:font-weight-asian="bold" style:font-name-complex="標楷體" style:font-size-complex="17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1ef23" officeooo:paragraph-rsid="2e81ef23" style:font-name-asian="標楷體1" style:font-size-asian="17pt" style:font-weight-asian="bold" style:font-name-complex="標楷體" style:font-size-complex="17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1ef23" officeooo:paragraph-rsid="2f0dd924" style:font-name-asian="標楷體1" style:font-size-asian="17pt" style:font-weight-asian="bold" style:font-name-complex="標楷體" style:font-size-complex="17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1ef23" officeooo:paragraph-rsid="2e9dea1c" style:font-name-asian="標楷體1" style:font-size-asian="17pt" style:font-weight-asian="bold" style:font-name-complex="標楷體" style:font-size-complex="17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1ef23" officeooo:paragraph-rsid="2e9e8d71" style:font-name-asian="標楷體1" style:font-size-asian="17pt" style:font-weight-asian="bold" style:font-name-complex="標楷體" style:font-size-complex="17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96c635" officeooo:paragraph-rsid="2ebcb716" style:font-name-asian="標楷體1" style:font-size-asian="17pt" style:font-weight-asian="bold" style:font-name-complex="標楷體" style:font-size-complex="17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96c635" officeooo:paragraph-rsid="2e96c635" style:font-name-asian="標楷體1" style:font-size-asian="17pt" style:font-weight-asian="bold" style:font-name-complex="標楷體" style:font-size-complex="17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96c635" officeooo:paragraph-rsid="2e9dea1c" style:font-name-asian="標楷體1" style:font-size-asian="17pt" style:font-weight-asian="bold" style:font-name-complex="標楷體" style:font-size-complex="17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96c635" officeooo:paragraph-rsid="2e9e8d71" style:font-name-asian="標楷體1" style:font-size-asian="17pt" style:font-weight-asian="bold" style:font-name-complex="標楷體" style:font-size-complex="17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be0a6" officeooo:paragraph-rsid="2e8be0a6" style:font-name-asian="標楷體1" style:font-size-asian="17pt" style:font-weight-asian="bold" style:font-name-complex="標楷體" style:font-size-complex="17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a6f42" officeooo:paragraph-rsid="2e8a6f42" style:font-name-asian="標楷體1" style:font-size-asian="17pt" style:font-weight-asian="bold" style:font-name-complex="標楷體" style:font-size-complex="17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9783f" officeooo:paragraph-rsid="2e89783f" style:font-name-asian="標楷體1" style:font-size-asian="17pt" style:font-weight-asian="bold" style:font-name-complex="標楷體" style:font-size-complex="17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95c1b" officeooo:paragraph-rsid="2e895c1b" style:font-name-asian="標楷體1" style:font-size-asian="17pt" style:font-weight-asian="bold" style:font-name-complex="標楷體" style:font-size-complex="17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63bd6" officeooo:paragraph-rsid="2e863bd6" style:font-name-asian="標楷體1" style:font-size-asian="17pt" style:font-weight-asian="bold" style:font-name-complex="標楷體" style:font-size-complex="17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822b6" officeooo:paragraph-rsid="2e8822b6" style:font-name-asian="標楷體1" style:font-size-asian="17pt" style:font-weight-asian="bold" style:font-name-complex="標楷體" style:font-size-complex="17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5a502" officeooo:paragraph-rsid="2e85a502" style:font-name-asian="標楷體1" style:font-size-asian="17pt" style:font-weight-asian="bold" style:font-name-complex="標楷體" style:font-size-complex="17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850cc8" officeooo:paragraph-rsid="2e850cc8" style:font-name-asian="標楷體1" style:font-size-asian="17pt" style:font-weight-asian="bold" style:font-name-complex="標楷體" style:font-size-complex="17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93c2d6" officeooo:paragraph-rsid="2e93c2d6" style:font-name-asian="標楷體1" style:font-size-asian="17pt" style:font-weight-asian="bold" style:font-name-complex="標楷體" style:font-size-complex="17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style:font-name-asian="標楷體1" style:font-size-asian="17pt" style:font-weight-asian="bold" style:font-name-complex="標楷體" style:font-size-complex="17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e60a34" officeooo:paragraph-rsid="2ee60a34" style:font-name-asian="標楷體1" style:font-size-asian="17pt" style:font-weight-asian="bold" style:font-name-complex="標楷體" style:font-size-complex="17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e96809" officeooo:paragraph-rsid="2ee96809" style:font-name-asian="標楷體1" style:font-size-asian="17pt" style:font-weight-asian="bold" style:font-name-complex="標楷體" style:font-size-complex="17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ffccaf" officeooo:paragraph-rsid="2effccaf" style:font-name-asian="標楷體1" style:font-size-asian="17pt" style:font-weight-asian="bold" style:font-name-complex="標楷體" style:font-size-complex="17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bf99fd" officeooo:paragraph-rsid="2ebf99fd" style:font-name-asian="標楷體1" style:font-size-asian="17pt" style:font-weight-asian="bold" style:font-name-complex="標楷體" style:font-size-complex="17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9dea1c" officeooo:paragraph-rsid="2e9dea1c" style:font-name-asian="標楷體1" style:font-size-asian="17pt" style:font-weight-asian="bold" style:font-name-complex="標楷體" style:font-size-complex="17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333333" style:font-name="標楷體1" fo:font-size="17pt" fo:font-weight="bold" officeooo:rsid="2e9dea1c" officeooo:paragraph-rsid="2e9e8d71" style:font-name-asian="標楷體1" style:font-size-asian="17pt" style:font-weight-asian="bold" style:font-name-complex="標楷體" style:font-size-complex="17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bb85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Table_20_Contents">
      <style:paragraph-properties fo:text-align="center" style:justify-single-word="false"/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f45b4cd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111111" style:text-outline="false" style:text-line-through-style="none" style:text-line-through-type="none" style:font-name="Liberation Serif" fo:font-size="17pt" fo:font-style="normal" fo:text-shadow="none" style:text-underline-style="none" fo:font-weight="bold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111111" style:text-outline="false" style:text-line-through-style="none" style:text-line-through-type="none" style:font-name="Liberation Serif" fo:font-size="17pt" fo:font-style="normal" fo:text-shadow="none" style:text-underline-style="none" fo:font-weight="bold" officeooo:paragraph-rsid="2f16abbf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111111" style:text-outline="false" style:text-line-through-style="none" style:text-line-through-type="none" style:font-name="Liberation Serif" fo:font-size="17pt" fo:font-style="normal" fo:text-shadow="none" style:text-underline-style="none" fo:font-weight="bold" officeooo:paragraph-rsid="2f13b9e4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111111" style:text-outline="false" style:text-line-through-style="none" style:text-line-through-type="none" style:font-name="標楷體1" fo:font-size="17pt" fo:font-style="normal" fo:text-shadow="none" style:text-underline-style="none" fo:font-weight="bold" officeooo:rsid="2efe191d" officeooo:paragraph-rsid="2efe191d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111111" style:font-name="Liberation Serif" fo:font-size="17pt" fo:font-weight="bold" style:font-name-asian="標楷體1" style:font-size-asian="17pt" style:font-weight-asian="bold" style:font-name-complex="標楷體" style:font-size-complex="17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111111" style:font-name="Liberation Serif" fo:font-size="17pt" fo:font-weight="bold" officeooo:paragraph-rsid="2e96c635" style:font-name-asian="標楷體1" style:font-size-asian="17pt" style:font-weight-asian="bold" style:font-name-complex="標楷體" style:font-size-complex="17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color="#111111" style:font-name="Liberation Serif" fo:font-size="17pt" fo:font-weight="bold" officeooo:paragraph-rsid="2e7a9bcb" style:font-name-asian="標楷體1" style:font-size-asian="17pt" style:font-weight-asian="bold" style:font-name-complex="標楷體" style:font-size-complex="17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color="#111111" style:font-name="Liberation Serif" fo:font-size="17pt" fo:font-weight="bold" officeooo:paragraph-rsid="2ebb8531" style:font-name-asian="標楷體1" style:font-size-asian="17pt" style:font-weight-asian="bold" style:font-name-complex="標楷體" style:font-size-complex="17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color="#111111" style:font-name="Liberation Serif" fo:font-size="17pt" fo:font-weight="bold" officeooo:rsid="2eb7fa23" officeooo:paragraph-rsid="2ebb8531" style:font-name-asian="標楷體1" style:font-size-asian="17pt" style:font-weight-asian="bold" style:font-name-complex="標楷體" style:font-size-complex="17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color="#111111" style:font-name="標楷體1" fo:font-size="17pt" fo:font-weight="bold" style:font-name-asian="標楷體1" style:font-size-asian="17pt" style:font-weight-asian="bold" style:font-name-complex="標楷體" style:font-size-complex="17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color="#111111" style:font-name="標楷體1" fo:font-size="17pt" fo:font-weight="bold" officeooo:rsid="2e96c635" officeooo:paragraph-rsid="2e9bf268" style:font-name-asian="標楷體1" style:font-size-asian="17pt" style:font-weight-asian="bold" style:font-name-complex="標楷體" style:font-size-complex="17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color="#111111" style:font-name="標楷體1" fo:font-size="17pt" fo:font-weight="bold" officeooo:rsid="2e96c635" officeooo:paragraph-rsid="2e96c635" style:font-name-asian="標楷體1" style:font-size-asian="17pt" style:font-weight-asian="bold" style:font-name-complex="標楷體" style:font-size-complex="17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color="#111111" style:font-name="標楷體1" fo:font-size="17pt" fo:font-weight="bold" officeooo:rsid="2e9a2252" officeooo:paragraph-rsid="2e9a2252" style:font-name-asian="標楷體1" style:font-size-asian="17pt" style:font-weight-asian="bold" style:font-name-complex="標楷體" style:font-size-complex="17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color="#111111" style:font-name="標楷體1" fo:font-size="17pt" fo:font-weight="bold" officeooo:rsid="2e9877cf" officeooo:paragraph-rsid="2e9877cf" style:font-name-asian="標楷體1" style:font-size-asian="17pt" style:font-weight-asian="bold" style:font-name-complex="標楷體" style:font-size-complex="17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style:font-name="Liberation Serif" fo:font-size="17pt" fo:font-weight="bold" officeooo:paragraph-rsid="2e7962e7" style:font-name-asian="標楷體1" style:font-size-asian="17pt" style:font-weight-asian="bold" style:font-name-complex="標楷體" style:font-size-complex="17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style:font-name="Liberation Serif" fo:font-size="17pt" fo:font-weight="bold" officeooo:paragraph-rsid="2ebcb716" style:font-name-asian="標楷體1" style:font-size-asian="17pt" style:font-weight-asian="bold" style:font-name-complex="標楷體" style:font-size-complex="17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685cb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6d6b1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91ce6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6947f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4a5b0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66227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paragraph-rsid="2ec12bac" style:font-name-asian="標楷體1" style:font-size-asian="17pt" style:font-style-asian="normal" style:font-weight-asian="bold" style:font-name-complex="標楷體" style:font-size-complex="17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1c1c1c" style:font-name="Liberation Serif" fo:font-size="17pt" fo:font-weight="bold" style:font-name-asian="標楷體1" style:font-size-asian="17pt" style:font-weight-asian="bold" style:font-name-complex="標楷體" style:font-size-complex="17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color="#1c1c1c" style:font-name="Liberation Serif" fo:font-size="17pt" fo:font-weight="bold" officeooo:paragraph-rsid="2eeacb02" style:font-name-asian="標楷體1" style:font-size-asian="17pt" style:font-weight-asian="bold" style:font-name-complex="標楷體" style:font-size-complex="17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color="#1c1c1c" style:font-name="標楷體1" fo:font-size="17pt" fo:font-weight="bold" style:font-name-asian="標楷體1" style:font-size-asian="17pt" style:font-weight-asian="bold" style:font-name-complex="標楷體" style:font-size-complex="17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color="#1c1c1c" style:font-name="標楷體1" fo:font-size="17pt" fo:font-weight="bold" officeooo:rsid="327b4e69" officeooo:paragraph-rsid="327b4e69" style:font-name-asian="標楷體1" style:font-size-asian="17pt" style:font-weight-asian="bold" style:font-name-complex="標楷體" style:font-size-complex="17pt" style:font-weight-complex="bold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0f5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aaa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f6c1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f992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fb23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acff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ae08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b247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b4f7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f06fe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9bb4af" officeooo:paragraph-rsid="2e9bb4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bdb3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d2c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cf4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45b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d73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dd1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1a8c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f5e3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755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6cf9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a5e3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a523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e4d461" officeooo:paragraph-rsid="2ee4d4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25d7" officeooo:paragraph-rsid="2fa523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82b9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934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87d1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9278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807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163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b1a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b30a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b43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c1cd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c6c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d529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d2b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d65f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e3b0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f3bb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f68b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74a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7632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7658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7739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1343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1319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7d16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92b5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1258c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7ef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868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4b9d8" officeooo:paragraph-rsid="3094b9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77eeb" officeooo:paragraph-rsid="30977e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77eeb" officeooo:paragraph-rsid="312a8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f7904" officeooo:paragraph-rsid="30a0c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f7904" officeooo:paragraph-rsid="309f79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f7904" officeooo:paragraph-rsid="312a8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a2429c" officeooo:paragraph-rsid="312a8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894772" officeooo:paragraph-rsid="308947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894772" officeooo:paragraph-rsid="3093d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a33f53" officeooo:paragraph-rsid="30a33f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4dcb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912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509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49b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7308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6df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562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7085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5d9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6c19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5b4c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cbe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ca36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d0dd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c23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c40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c0f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d43a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d834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4e49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82cd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79e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49a6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4e85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5213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550d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a9e2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9fa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a64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a284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aab5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c892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a9f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5af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adc1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b488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b1f2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b260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b75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25a0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3e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2fc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2f30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17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4de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5b4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63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95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a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b1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aa27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abf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f4f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d6ab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3fb1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f320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e7c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f133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f26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434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dfd2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19e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14ef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e89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f8d5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ea25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f59d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f19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ed6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f6e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fa61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f9ee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02c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06d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1cec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0afd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0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12c5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1766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17b5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2206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15ee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f50f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f1c0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f27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f55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36f9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00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046b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24dd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3840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37cc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1a25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20b5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1dfb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5eb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6ea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77eb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9c7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86eb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a2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7b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8a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8f40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6a4d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4a47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609d8f" officeooo:paragraph-rsid="30609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609d8f" officeooo:paragraph-rsid="3063d4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609d8f" officeooo:paragraph-rsid="3064c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609d8f" officeooo:paragraph-rsid="30661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61ec33" officeooo:paragraph-rsid="3062f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61ec33" officeooo:paragraph-rsid="30629a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a6419b" officeooo:paragraph-rsid="30a641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a6419b" officeooo:paragraph-rsid="30b28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a6419b" officeooo:paragraph-rsid="30ac5f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a6419b" officeooo:paragraph-rsid="30b85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a6419b" officeooo:paragraph-rsid="30b684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d0dd15" officeooo:paragraph-rsid="30d0dd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e516f8" officeooo:paragraph-rsid="30e516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e516f8" officeooo:paragraph-rsid="30e8e3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d528e1" officeooo:paragraph-rsid="30d52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95daa" officeooo:paragraph-rsid="324c0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95daa" officeooo:paragraph-rsid="34c3f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95daa" officeooo:paragraph-rsid="34ae6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95daa" officeooo:paragraph-rsid="34b234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95daa" officeooo:paragraph-rsid="31395d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4c9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305ba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30a1a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3a5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458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5672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584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258d3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5998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8ae33" officeooo:paragraph-rsid="31b8a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32fc61" officeooo:paragraph-rsid="3232fc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32fc61" officeooo:paragraph-rsid="3233cb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32fc61" officeooo:paragraph-rsid="323a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33e033" officeooo:paragraph-rsid="3233e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86288" officeooo:paragraph-rsid="325b8c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86288" officeooo:paragraph-rsid="32434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9d6b0" officeooo:paragraph-rsid="31d7f3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9d6b0" officeooo:paragraph-rsid="325b8c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9d6b0" officeooo:paragraph-rsid="32f4f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9d6b0" officeooo:paragraph-rsid="32281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9d6b0" officeooo:paragraph-rsid="3228a4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9d6b0" officeooo:paragraph-rsid="323ef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b9d6b0" officeooo:paragraph-rsid="325d69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496e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fa9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f9a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4a8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31ff7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6184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692b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72f3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6ad6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6da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7c86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7dae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8115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cb9f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bee2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ec44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b9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ee08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c76c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ccf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e314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2d69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35d4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3881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3a59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405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43e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b7de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bc4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4978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4ae6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4d5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4d5f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5049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5261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bf59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c0a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c18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c35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d525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d9d9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de7e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de93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d6f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d7e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e441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dffb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ef2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f1fd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f92c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2a56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4e48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4e66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2be3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2a7a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250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7c5e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2a98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2fcb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439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28d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29139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29d0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94a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290b8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1ed8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722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769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78c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4d23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66e9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68d2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4fa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7d3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3873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42a98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8c31ca" officeooo:paragraph-rsid="342c8f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91f4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a0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a3f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9e45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9efb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9fec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d21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d9ce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ddb9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157e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1ac6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1e4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25a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b86d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b9d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aaaa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f6b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fb7f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fe7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11c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ba8c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ba81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ce3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db0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e301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2122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90a4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907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83a8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76ebd0" officeooo:paragraph-rsid="33722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76ebd0" officeooo:paragraph-rsid="337bc3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76ebd0" officeooo:paragraph-rsid="337d3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6f2c5f" officeooo:paragraph-rsid="326f2c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dffb6c" officeooo:paragraph-rsid="34dffb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ed9c1" officeooo:paragraph-rsid="34fed9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ed9c1" officeooo:paragraph-rsid="352fb0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350183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4fc1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4fcf9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0317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04f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076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0b29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175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1949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1b26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1cd2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21ca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officeooo:paragraph-rsid="352b7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6f9e8" officeooo:paragraph-rsid="313719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2b76dc" officeooo:paragraph-rsid="352b7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cc13a8" officeooo:paragraph-rsid="2ecdba38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dd1416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e4d461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e3b096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eab991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f97c52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73893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093764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fcb98e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00477b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03cb20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045df1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 style:text-overline-style="none" style:text-overline-color="font-color"/>
    </style:style>
    <style:style style:name="P4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49b84c" officeooo:paragraph-rsid="304dcb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49b84c" officeooo:paragraph-rsid="307308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49b84c" officeooo:paragraph-rsid="3049b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49b84c" officeooo:paragraph-rsid="30509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49b84c" officeooo:paragraph-rsid="304c8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27c11" officeooo:paragraph-rsid="3049b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62bad" officeooo:paragraph-rsid="30562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b4ccb" officeooo:paragraph-rsid="305b4c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609d8f" officeooo:paragraph-rsid="30609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63d462" officeooo:paragraph-rsid="3063d4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395daa" officeooo:paragraph-rsid="31395d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395daa" officeooo:paragraph-rsid="324c0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395daa" officeooo:paragraph-rsid="34ae6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395daa" officeooo:paragraph-rsid="34cd58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a53b75" officeooo:paragraph-rsid="3366e9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a53b75" officeooo:paragraph-rsid="337d3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4fa22b9" officeooo:paragraph-rsid="34fc1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1dfb16" officeooo:paragraph-rsid="346081c9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5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1dfb16" officeooo:paragraph-rsid="311dfb16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5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1dfb16" officeooo:paragraph-rsid="3477eb1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5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1dfb16" officeooo:paragraph-rsid="349c7ab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5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1dfb16" officeooo:paragraph-rsid="347b60a6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514" style:family="paragraph" style:parent-style-name="Standard" style:list-style-name="L1">
      <style:text-properties fo:color="#333333" style:font-name="Liberation Serif" fo:font-size="17pt" fo:font-weight="bold" officeooo:paragraph-rsid="2f216c2f" style:font-name-asian="標楷體1" style:font-size-asian="17pt" style:font-weight-asian="bold" style:font-name-complex="標楷體" style:font-size-complex="17pt" style:font-weight-complex="bold"/>
    </style:style>
    <style:style style:name="P515" style:family="paragraph" style:parent-style-name="Standard" style:list-style-name="L1">
      <style:text-properties fo:color="#333333" style:font-name="Liberation Serif" fo:font-size="17pt" fo:font-weight="bold" officeooo:paragraph-rsid="2f24f226" style:font-name-asian="標楷體1" style:font-size-asian="17pt" style:font-weight-asian="bold" style:font-name-complex="標楷體" style:font-size-complex="17pt" style:font-weight-complex="bold"/>
    </style:style>
    <style:style style:name="P516" style:family="paragraph" style:parent-style-name="Standard" style:list-style-name="L1">
      <style:text-properties fo:color="#333333" style:font-name="Liberation Serif" fo:font-size="17pt" fo:font-weight="bold" officeooo:paragraph-rsid="2f283b9e" style:font-name-asian="標楷體1" style:font-size-asian="17pt" style:font-weight-asian="bold" style:font-name-complex="標楷體" style:font-size-complex="17pt" style:font-weight-complex="bold"/>
    </style:style>
    <style:style style:name="P517" style:family="paragraph" style:parent-style-name="Standard" style:list-style-name="L1">
      <style:text-properties fo:color="#333333" style:font-name="Liberation Serif" fo:font-size="17pt" fo:font-weight="bold" officeooo:paragraph-rsid="2f373f8d" style:font-name-asian="標楷體1" style:font-size-asian="17pt" style:font-weight-asian="bold" style:font-name-complex="標楷體" style:font-size-complex="17pt" style:font-weight-complex="bold"/>
    </style:style>
    <style:style style:name="P518" style:family="paragraph" style:parent-style-name="Standard" style:list-style-name="L1">
      <style:text-properties fo:color="#333333" style:font-name="Liberation Serif" fo:font-size="17pt" fo:font-weight="bold" officeooo:paragraph-rsid="2f375813" style:font-name-asian="標楷體1" style:font-size-asian="17pt" style:font-weight-asian="bold" style:font-name-complex="標楷體" style:font-size-complex="17pt" style:font-weight-complex="bold"/>
    </style:style>
    <style:style style:name="P519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d52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0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45b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1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c311c2" officeooo:paragraph-rsid="2fc311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2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c311c2" officeooo:paragraph-rsid="303f8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3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c311c2" officeooo:paragraph-rsid="30413e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4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fc311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5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f6c1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6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82b9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7" style:family="paragraph" style:parent-style-name="Standard" style:list-style-name="L1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8c06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8" style:family="paragraph" style:parent-style-name="Standard" style:list-style-name="L1">
      <style:text-properties fo:color="#111111" style:font-name="Liberation Serif" fo:font-size="17pt" fo:font-weight="bold" officeooo:rsid="2f375813" officeooo:paragraph-rsid="2f375813" style:font-name-asian="標楷體1" style:font-size-asian="17pt" style:font-weight-asian="bold" style:font-name-complex="標楷體" style:font-size-complex="17pt" style:font-weight-complex="bold"/>
    </style:style>
    <style:style style:name="P529" style:family="paragraph" style:parent-style-name="Standard" style:list-style-name="L1">
      <style:text-properties fo:color="#111111" style:font-name="Liberation Serif" fo:font-size="17pt" fo:font-weight="bold" officeooo:rsid="2f375813" officeooo:paragraph-rsid="2f45b4cd" style:font-name-asian="標楷體1" style:font-size-asian="17pt" style:font-weight-asian="bold" style:font-name-complex="標楷體" style:font-size-complex="17pt" style:font-weight-complex="bold"/>
    </style:style>
    <style:style style:name="P530" style:family="paragraph" style:parent-style-name="Standard" style:list-style-name="L1">
      <style:text-properties fo:color="#111111" style:font-name="Liberation Serif" fo:font-size="17pt" fo:font-weight="bold" officeooo:paragraph-rsid="2f45b4cd" style:font-name-asian="標楷體1" style:font-size-asian="17pt" style:font-weight-asian="bold" style:font-name-complex="標楷體" style:font-size-complex="17pt" style:font-weight-complex="bold"/>
    </style:style>
    <style:style style:name="P531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0f5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2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ef5e3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3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755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4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6cf9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5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bdb3d8" officeooo:paragraph-rsid="2fc6c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6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807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7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2fc6c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8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3488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9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2ec6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0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3589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1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030a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2" style:family="paragraph" style:parent-style-name="Standard" style:list-style-name="L1">
      <style:text-properties fo:color="#1c1c1c" style:font-name="Liberation Serif" fo:font-size="17pt" fo:font-weight="bold" officeooo:paragraph-rsid="2f3001d9" style:font-name-asian="標楷體1" style:font-size-asian="17pt" style:font-weight-asian="bold" style:font-name-complex="標楷體" style:font-size-complex="17pt" style:font-weight-complex="bold"/>
    </style:style>
    <style:style style:name="P5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807635" officeooo:paragraph-rsid="312738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58c18" officeooo:paragraph-rsid="31258c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58c18" officeooo:paragraph-rsid="3127e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58c18" officeooo:paragraph-rsid="31289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58c18" officeooo:paragraph-rsid="3130b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58c18" officeooo:paragraph-rsid="312ce7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58c18" officeooo:paragraph-rsid="31318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58c18" officeooo:paragraph-rsid="34e869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58c18" officeooo:paragraph-rsid="34e88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912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295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5296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d279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52c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0d43a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68e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6f56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8235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8d90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8ecc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916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49b84c" officeooo:paragraph-rsid="319323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2eb112" officeooo:paragraph-rsid="312eb1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e516f8" officeooo:paragraph-rsid="30ec1e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e516f8" officeooo:paragraph-rsid="30eadc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95daa" officeooo:paragraph-rsid="34b234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257f8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3a5aa6" officeooo:paragraph-rsid="317a1b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531365" officeooo:paragraph-rsid="314e85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531365" officeooo:paragraph-rsid="315313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95a47e" officeooo:paragraph-rsid="319323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95a47e" officeooo:paragraph-rsid="31985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9e45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3f93a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008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026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04bc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383a83e" officeooo:paragraph-rsid="34087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49b84c" officeooo:paragraph-rsid="30912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49b84c" officeooo:paragraph-rsid="31295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302812" officeooo:paragraph-rsid="31302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302812" officeooo:paragraph-rsid="31319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e734ae" officeooo:paragraph-rsid="30ec1e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4f1f1f" officeooo:paragraph-rsid="3152c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7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496ea5" officeooo:paragraph-rsid="34d7e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2e816f29"/>
    </style:style>
    <style:style style:name="T2" style:family="text">
      <style:text-properties style:font-name="標楷體1"/>
    </style:style>
    <style:style style:name="T3" style:family="text">
      <style:text-properties style:font-name="標楷體1" officeooo:rsid="2e816f29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2e816f29" style:font-name-asian="標楷體1"/>
    </style:style>
    <style:style style:name="T6" style:family="text">
      <style:text-properties style:font-name="標楷體1" style:font-name-asian="標楷體1" style:font-style-complex="normal" style:text-overline-style="none" style:text-overline-color="font-color"/>
    </style:style>
    <style:style style:name="T7" style:family="text">
      <style:text-properties style:font-name="標楷體1" officeooo:rsid="2ed52835" style:font-name-asian="標楷體1" style:font-style-complex="normal" style:text-overline-style="none" style:text-overline-color="font-color"/>
    </style:style>
    <style:style style:name="T8" style:family="text">
      <style:text-properties style:font-name="標楷體1" officeooo:rsid="2ecc13a8" style:font-name-asian="標楷體1" style:font-style-complex="normal" style:text-overline-style="none" style:text-overline-color="font-color"/>
    </style:style>
    <style:style style:name="T9" style:family="text">
      <style:text-properties style:font-name="標楷體1" officeooo:rsid="2d4d7fda" style:font-name-asian="標楷體1" style:font-style-complex="normal" style:text-overline-style="none" style:text-overline-color="font-color"/>
    </style:style>
    <style:style style:name="T10" style:family="text">
      <style:text-properties style:font-name="標楷體1" officeooo:rsid="2f87d116" style:font-name-asian="標楷體1"/>
    </style:style>
    <style:style style:name="T11" style:family="text">
      <style:text-properties style:font-name="標楷體1" officeooo:rsid="2f88ddfe" style:font-name-asian="標楷體1"/>
    </style:style>
    <style:style style:name="T12" style:family="text">
      <style:text-properties style:font-name="標楷體1" officeooo:rsid="2f8995b5" style:font-name-asian="標楷體1"/>
    </style:style>
    <style:style style:name="T13" style:family="text">
      <style:text-properties style:font-name="標楷體1" officeooo:rsid="3076582e" style:font-name-asian="標楷體1"/>
    </style:style>
    <style:style style:name="T14" style:family="text">
      <style:text-properties style:font-name="標楷體1" officeooo:rsid="30920401" style:font-name-asian="標楷體1"/>
    </style:style>
    <style:style style:name="T15" style:family="text">
      <style:text-properties style:font-name="標楷體1" officeooo:rsid="30938c85" style:font-name-asian="標楷體1"/>
    </style:style>
    <style:style style:name="T16" style:family="text">
      <style:text-properties style:font-name="標楷體1" officeooo:rsid="3093d767" style:font-name-asian="標楷體1"/>
    </style:style>
    <style:style style:name="T17" style:family="text">
      <style:text-properties style:font-name="標楷體1" officeooo:rsid="30994dd9" style:font-name-asian="標楷體1"/>
    </style:style>
    <style:style style:name="T18" style:family="text">
      <style:text-properties style:font-name="標楷體1" officeooo:rsid="309f7904" style:font-name-asian="標楷體1"/>
    </style:style>
    <style:style style:name="T19" style:family="text">
      <style:text-properties style:font-name="標楷體1" officeooo:rsid="3094b9d8" style:font-name-asian="標楷體1"/>
    </style:style>
    <style:style style:name="T20" style:family="text">
      <style:text-properties style:font-name="標楷體1" officeooo:rsid="30a0cb3c" style:font-name-asian="標楷體1"/>
    </style:style>
    <style:style style:name="T21" style:family="text">
      <style:text-properties style:font-name="標楷體1" officeooo:rsid="30c6eeb5" style:font-name-asian="標楷體1"/>
    </style:style>
    <style:style style:name="T22" style:family="text">
      <style:text-properties style:font-name="標楷體1" officeooo:rsid="30d43a81" style:font-name-asian="標楷體1"/>
    </style:style>
    <style:style style:name="T23" style:family="text">
      <style:text-properties style:font-name="標楷體1" officeooo:rsid="30f75de1" style:font-name-asian="標楷體1"/>
    </style:style>
    <style:style style:name="T24" style:family="text">
      <style:text-properties style:font-name="標楷體1" officeooo:rsid="3102c3ce" style:font-name-asian="標楷體1"/>
    </style:style>
    <style:style style:name="T25" style:family="text">
      <style:text-properties style:font-name="標楷體1" officeooo:rsid="310d232b" style:font-name-asian="標楷體1"/>
    </style:style>
    <style:style style:name="T26" style:family="text">
      <style:text-properties style:font-name="標楷體1" officeooo:rsid="311a257a" style:font-name-asian="標楷體1"/>
    </style:style>
    <style:style style:name="T27" style:family="text">
      <style:text-properties style:font-name="標楷體1" officeooo:rsid="311dfb16" style:font-name-asian="標楷體1" style:font-name-complex="Liberation Serif1"/>
    </style:style>
    <style:style style:name="T28" style:family="text">
      <style:text-properties style:font-name="標楷體1" officeooo:rsid="3120b58f" style:font-name-asian="標楷體1" style:font-name-complex="Liberation Serif1"/>
    </style:style>
    <style:style style:name="T29" style:family="text">
      <style:text-properties style:font-name="標楷體1" officeooo:rsid="312a81a2" style:font-name-asian="標楷體1"/>
    </style:style>
    <style:style style:name="T30" style:family="text">
      <style:text-properties style:font-name="標楷體1" officeooo:rsid="313e4f33" style:font-name-asian="標楷體1"/>
    </style:style>
    <style:style style:name="T31" style:family="text">
      <style:text-properties style:font-name="標楷體1" officeooo:rsid="30a53b75" style:font-name-asian="標楷體1"/>
    </style:style>
    <style:style style:name="T32" style:family="text">
      <style:text-properties style:font-name="標楷體1" officeooo:rsid="31488ed0" style:font-name-asian="標楷體1"/>
    </style:style>
    <style:style style:name="T33" style:family="text">
      <style:text-properties style:font-name="標楷體1" officeooo:rsid="3149a644" style:font-name-asian="標楷體1"/>
    </style:style>
    <style:style style:name="T34" style:family="text">
      <style:text-properties style:font-name="標楷體1" officeooo:rsid="314f1f1f" style:font-name-asian="標楷體1"/>
    </style:style>
    <style:style style:name="T35" style:family="text">
      <style:text-properties style:font-name="標楷體1" officeooo:rsid="31529622" style:font-name-asian="標楷體1"/>
    </style:style>
    <style:style style:name="T36" style:family="text">
      <style:text-properties style:font-name="標楷體1" officeooo:rsid="3049b84c" style:font-name-asian="標楷體1"/>
    </style:style>
    <style:style style:name="T37" style:family="text">
      <style:text-properties style:font-name="標楷體1" officeooo:rsid="31531365" style:font-name-asian="標楷體1"/>
    </style:style>
    <style:style style:name="T38" style:family="text">
      <style:text-properties style:font-name="標楷體1" officeooo:rsid="31420fe5" style:font-name-asian="標楷體1"/>
    </style:style>
    <style:style style:name="T39" style:family="text">
      <style:text-properties style:font-name="標楷體1" officeooo:rsid="315f499a" style:font-name-asian="標楷體1"/>
    </style:style>
    <style:style style:name="T40" style:family="text">
      <style:text-properties style:font-name="標楷體1" officeooo:rsid="31617f29" style:font-name-asian="標楷體1"/>
    </style:style>
    <style:style style:name="T41" style:family="text">
      <style:text-properties style:font-name="標楷體1" officeooo:rsid="316e0dfc" style:font-name-asian="標楷體1"/>
    </style:style>
    <style:style style:name="T42" style:family="text">
      <style:text-properties style:font-name="標楷體1" officeooo:rsid="313a5aa6" style:font-name-asian="標楷體1"/>
    </style:style>
    <style:style style:name="T43" style:family="text">
      <style:text-properties style:font-name="標楷體1" officeooo:rsid="319323c7" style:font-name-asian="標楷體1"/>
    </style:style>
    <style:style style:name="T44" style:family="text">
      <style:text-properties style:font-name="標楷體1" officeooo:rsid="31a28447" style:font-name-asian="標楷體1"/>
    </style:style>
    <style:style style:name="T45" style:family="text">
      <style:text-properties style:font-name="標楷體1" officeooo:rsid="31a457c4" style:font-name-asian="標楷體1"/>
    </style:style>
    <style:style style:name="T46" style:family="text">
      <style:text-properties style:font-name="標楷體1" officeooo:rsid="31a4bf77" style:font-name-asian="標楷體1"/>
    </style:style>
    <style:style style:name="T47" style:family="text">
      <style:text-properties style:font-name="標楷體1" officeooo:rsid="31a90dcf" style:font-name-asian="標楷體1"/>
    </style:style>
    <style:style style:name="T48" style:family="text">
      <style:text-properties style:font-name="標楷體1" officeooo:rsid="31a9f618" style:font-name-asian="標楷體1"/>
    </style:style>
    <style:style style:name="T49" style:family="text">
      <style:text-properties style:font-name="標楷體1" officeooo:rsid="31aab543" style:font-name-asian="標楷體1"/>
    </style:style>
    <style:style style:name="T50" style:family="text">
      <style:text-properties style:font-name="標楷體1" officeooo:rsid="31b1f264" style:font-name-asian="標楷體1"/>
    </style:style>
    <style:style style:name="T51" style:family="text">
      <style:text-properties style:font-name="標楷體1" officeooo:rsid="31b329f2" style:font-name-asian="標楷體1"/>
    </style:style>
    <style:style style:name="T52" style:family="text">
      <style:text-properties style:font-name="標楷體1" officeooo:rsid="31b9d6b0" style:font-name-asian="標楷體1"/>
    </style:style>
    <style:style style:name="T53" style:family="text">
      <style:text-properties style:font-name="標楷體1" officeooo:rsid="31bd1bd8" style:font-name-asian="標楷體1"/>
    </style:style>
    <style:style style:name="T54" style:family="text">
      <style:text-properties style:font-name="標楷體1" officeooo:rsid="31c2b127" style:font-name-asian="標楷體1"/>
    </style:style>
    <style:style style:name="T55" style:family="text">
      <style:text-properties style:font-name="標楷體1" officeooo:rsid="31c38951" style:font-name-asian="標楷體1"/>
    </style:style>
    <style:style style:name="T56" style:family="text">
      <style:text-properties style:font-name="標楷體1" officeooo:rsid="31e10f59" style:font-name-asian="標楷體1"/>
    </style:style>
    <style:style style:name="T57" style:family="text">
      <style:text-properties style:font-name="標楷體1" officeooo:rsid="31e2dbd6" style:font-name-asian="標楷體1"/>
    </style:style>
    <style:style style:name="T58" style:family="text">
      <style:text-properties style:font-name="標楷體1" officeooo:rsid="31e89e3c" style:font-name-asian="標楷體1"/>
    </style:style>
    <style:style style:name="T59" style:family="text">
      <style:text-properties style:font-name="標楷體1" officeooo:rsid="31f1923a" style:font-name-asian="標楷體1"/>
    </style:style>
    <style:style style:name="T60" style:family="text">
      <style:text-properties style:font-name="標楷體1" officeooo:rsid="31f3ec15" style:font-name-asian="標楷體1"/>
    </style:style>
    <style:style style:name="T61" style:family="text">
      <style:text-properties style:font-name="標楷體1" officeooo:rsid="31f70c93" style:font-name-asian="標楷體1"/>
    </style:style>
    <style:style style:name="T62" style:family="text">
      <style:text-properties style:font-name="標楷體1" officeooo:rsid="320afd93" style:font-name-asian="標楷體1"/>
    </style:style>
    <style:style style:name="T63" style:family="text">
      <style:text-properties style:font-name="標楷體1" officeooo:rsid="320fa15d" style:font-name-asian="標楷體1"/>
    </style:style>
    <style:style style:name="T64" style:family="text">
      <style:text-properties style:font-name="標楷體1" officeooo:rsid="32176605" style:font-name-asian="標楷體1"/>
    </style:style>
    <style:style style:name="T65" style:family="text">
      <style:text-properties style:font-name="標楷體1" officeooo:rsid="322a8ef0" style:font-name-asian="標楷體1"/>
    </style:style>
    <style:style style:name="T66" style:family="text">
      <style:text-properties style:font-name="標楷體1" officeooo:rsid="322e8643" style:font-name-asian="標楷體1"/>
    </style:style>
    <style:style style:name="T67" style:family="text">
      <style:text-properties style:font-name="標楷體1" officeooo:rsid="3231720f" style:font-name-asian="標楷體1"/>
    </style:style>
    <style:style style:name="T68" style:family="text">
      <style:text-properties style:font-name="標楷體1" officeooo:rsid="3235b4c3" style:font-name-asian="標楷體1"/>
    </style:style>
    <style:style style:name="T69" style:family="text">
      <style:text-properties style:font-name="標楷體1" officeooo:rsid="32434768" style:font-name-asian="標楷體1"/>
    </style:style>
    <style:style style:name="T70" style:family="text">
      <style:text-properties style:font-name="標楷體1" officeooo:rsid="32450814" style:font-name-asian="標楷體1"/>
    </style:style>
    <style:style style:name="T71" style:family="text">
      <style:text-properties style:font-name="標楷體1" officeooo:rsid="326ad657" style:font-name-asian="標楷體1"/>
    </style:style>
    <style:style style:name="T72" style:family="text">
      <style:text-properties style:font-name="標楷體1" officeooo:rsid="326c6953" style:font-name-asian="標楷體1"/>
    </style:style>
    <style:style style:name="T73" style:family="text">
      <style:text-properties style:font-name="標楷體1" officeooo:rsid="32ccf9dc" style:font-name-asian="標楷體1"/>
    </style:style>
    <style:style style:name="T74" style:family="text">
      <style:text-properties style:font-name="標楷體1" officeooo:rsid="32cdbdfd" style:font-name-asian="標楷體1"/>
    </style:style>
    <style:style style:name="T75" style:family="text">
      <style:text-properties style:font-name="標楷體1" officeooo:rsid="32cf513c" style:font-name-asian="標楷體1"/>
    </style:style>
    <style:style style:name="T76" style:family="text">
      <style:text-properties style:font-name="標楷體1" officeooo:rsid="32496ea5" style:font-name-asian="標楷體1"/>
    </style:style>
    <style:style style:name="T77" style:family="text">
      <style:text-properties style:font-name="標楷體1" officeooo:rsid="32d7abf3" style:font-name-asian="標楷體1"/>
    </style:style>
    <style:style style:name="T78" style:family="text">
      <style:text-properties style:font-name="標楷體1" officeooo:rsid="332e0eb1" style:font-name-asian="標楷體1"/>
    </style:style>
    <style:style style:name="T79" style:family="text">
      <style:text-properties style:font-name="標楷體1" officeooo:rsid="328c31ca" style:font-name-asian="標楷體1"/>
    </style:style>
    <style:style style:name="T80" style:family="text">
      <style:text-properties style:font-name="標楷體1" officeooo:rsid="33fe7860" style:font-name-asian="標楷體1"/>
    </style:style>
    <style:style style:name="T81" style:family="text">
      <style:text-properties style:font-name="標楷體1" officeooo:rsid="3436a0be" style:font-name-asian="標楷體1"/>
    </style:style>
    <style:style style:name="T82" style:family="text">
      <style:text-properties style:font-name="標楷體1" officeooo:rsid="34526177" style:font-name-asian="標楷體1"/>
    </style:style>
    <style:style style:name="T83" style:family="text">
      <style:text-properties style:font-name="標楷體1" officeooo:rsid="34550bee" style:font-name-asian="標楷體1"/>
    </style:style>
    <style:style style:name="T84" style:family="text">
      <style:text-properties style:font-name="標楷體1" officeooo:rsid="3453b8d5" style:font-name-asian="標楷體1"/>
    </style:style>
    <style:style style:name="T85" style:family="text">
      <style:text-properties style:font-name="標楷體1" officeooo:rsid="34578eae" style:font-name-asian="標楷體1"/>
    </style:style>
    <style:style style:name="T86" style:family="text">
      <style:text-properties style:font-name="標楷體1" officeooo:rsid="34aa45cd" style:font-name-asian="標楷體1"/>
    </style:style>
    <style:style style:name="T87" style:family="text">
      <style:text-properties style:font-name="標楷體1" officeooo:rsid="34c3f448" style:font-name-asian="標楷體1"/>
    </style:style>
    <style:style style:name="T88" style:family="text">
      <style:text-properties style:font-name="標楷體1" officeooo:rsid="34fa0b2b" style:font-name-asian="標楷體1"/>
    </style:style>
    <style:style style:name="T89" style:family="text">
      <style:text-properties style:font-name="標楷體1" officeooo:rsid="34fa22b9" style:font-name-asian="標楷體1"/>
    </style:style>
    <style:style style:name="T90" style:family="text">
      <style:text-properties style:font-name="標楷體1" officeooo:rsid="34fcf9e6" style:font-name-asian="標楷體1"/>
    </style:style>
    <style:style style:name="T91" style:family="text">
      <style:text-properties style:font-name="標楷體1" style:font-style-complex="normal" style:text-overline-style="none" style:text-overline-color="font-color"/>
    </style:style>
    <style:style style:name="T92" style:family="text">
      <style:text-properties style:font-name="標楷體1" officeooo:rsid="2f82b928"/>
    </style:style>
    <style:style style:name="T93" style:family="text">
      <style:text-properties style:font-name="標楷體1" officeooo:rsid="2f863560"/>
    </style:style>
    <style:style style:name="T94" style:family="text">
      <style:text-properties style:font-name="標楷體1" officeooo:rsid="2f9d644c"/>
    </style:style>
    <style:style style:name="T95" style:family="text">
      <style:text-properties style:font-name="標楷體1" officeooo:rsid="1c066305"/>
    </style:style>
    <style:style style:name="T96" style:family="text">
      <style:text-properties style:font-name="標楷體1" officeooo:rsid="304dcba0"/>
    </style:style>
    <style:style style:name="T97" style:family="text">
      <style:text-properties style:font-name="標楷體1" officeooo:rsid="30527c11"/>
    </style:style>
    <style:style style:name="T98" style:family="text">
      <style:text-properties style:font-name="標楷體1" officeooo:rsid="30562bad"/>
    </style:style>
    <style:style style:name="T99" style:family="text">
      <style:text-properties style:font-name="標楷體1" officeooo:rsid="305a28d5"/>
    </style:style>
    <style:style style:name="T100" style:family="text">
      <style:text-properties style:font-name="標楷體1" officeooo:rsid="305aaafd"/>
    </style:style>
    <style:style style:name="T101" style:family="text">
      <style:text-properties style:font-name="標楷體1" officeooo:rsid="305b4ccb"/>
    </style:style>
    <style:style style:name="T102" style:family="text">
      <style:text-properties style:font-name="標楷體1" officeooo:rsid="305b9efa"/>
    </style:style>
    <style:style style:name="T103" style:family="text">
      <style:text-properties style:font-name="標楷體1" officeooo:rsid="305ba503"/>
    </style:style>
    <style:style style:name="T104" style:family="text">
      <style:text-properties style:font-name="標楷體1" officeooo:rsid="3061ec33"/>
    </style:style>
    <style:style style:name="T105" style:family="text">
      <style:text-properties style:font-name="標楷體1" officeooo:rsid="30629a7e"/>
    </style:style>
    <style:style style:name="T106" style:family="text">
      <style:text-properties style:font-name="標楷體1" officeooo:rsid="3063d462"/>
    </style:style>
    <style:style style:name="T107" style:family="text">
      <style:text-properties style:font-name="標楷體1" officeooo:rsid="3064c72e"/>
    </style:style>
    <style:style style:name="T108" style:family="text">
      <style:text-properties style:font-name="標楷體1" officeooo:rsid="3068049d"/>
    </style:style>
    <style:style style:name="T109" style:family="text">
      <style:text-properties style:font-name="標楷體1" officeooo:rsid="30696837"/>
    </style:style>
    <style:style style:name="T110" style:family="text">
      <style:text-properties style:font-name="標楷體1" officeooo:rsid="306f4d20"/>
    </style:style>
    <style:style style:name="T111" style:family="text">
      <style:text-properties style:font-name="標楷體1" officeooo:rsid="30708554"/>
    </style:style>
    <style:style style:name="T112" style:family="text">
      <style:text-properties style:font-name="標楷體1" officeooo:rsid="3092b524"/>
    </style:style>
    <style:style style:name="T113" style:family="text">
      <style:text-properties style:font-name="標楷體1" officeooo:rsid="309f7904"/>
    </style:style>
    <style:style style:name="T114" style:family="text">
      <style:text-properties style:font-name="標楷體1" officeooo:rsid="30d43a81"/>
    </style:style>
    <style:style style:name="T115" style:family="text">
      <style:text-properties style:font-name="標楷體1" officeooo:rsid="30e3569f"/>
    </style:style>
    <style:style style:name="T116" style:family="text">
      <style:text-properties style:font-name="標楷體1" officeooo:rsid="30e734ae"/>
    </style:style>
    <style:style style:name="T117" style:family="text">
      <style:text-properties style:font-name="標楷體1" officeooo:rsid="30e8e3ca"/>
    </style:style>
    <style:style style:name="T118" style:family="text">
      <style:text-properties style:font-name="標楷體1" officeooo:rsid="30f75de1"/>
    </style:style>
    <style:style style:name="T119" style:family="text">
      <style:text-properties style:font-name="標楷體1" officeooo:rsid="3117d3fa"/>
    </style:style>
    <style:style style:name="T120" style:family="text">
      <style:text-properties style:font-name="標楷體1" officeooo:rsid="311d222f" style:font-name-asian="Liberation Serif1" style:font-name-complex="Liberation Serif1"/>
    </style:style>
    <style:style style:name="T121" style:family="text">
      <style:text-properties style:font-name="標楷體1" officeooo:rsid="30920401"/>
    </style:style>
    <style:style style:name="T122" style:family="text">
      <style:text-properties style:font-name="標楷體1" officeooo:rsid="3049b84c"/>
    </style:style>
    <style:style style:name="T123" style:family="text">
      <style:text-properties style:font-name="標楷體1" officeooo:rsid="31295ac3"/>
    </style:style>
    <style:style style:name="T124" style:family="text">
      <style:text-properties style:font-name="標楷體1" officeooo:rsid="3094b9d8"/>
    </style:style>
    <style:style style:name="T125" style:family="text">
      <style:text-properties style:font-name="標楷體1" officeooo:rsid="312a81a2"/>
    </style:style>
    <style:style style:name="T126" style:family="text">
      <style:text-properties style:font-name="標楷體1" officeooo:rsid="312efced"/>
    </style:style>
    <style:style style:name="T127" style:family="text">
      <style:text-properties style:font-name="標楷體1" officeooo:rsid="31258c18"/>
    </style:style>
    <style:style style:name="T128" style:family="text">
      <style:text-properties style:font-name="標楷體1" officeooo:rsid="3126c84e"/>
    </style:style>
    <style:style style:name="T129" style:family="text">
      <style:text-properties style:font-name="標楷體1" officeooo:rsid="3126c84e" style:font-name-asian="標楷體" style:font-name-complex="標楷體"/>
    </style:style>
    <style:style style:name="T130" style:family="text">
      <style:text-properties style:font-name="標楷體1" officeooo:rsid="3126c84e" style:font-name-asian="標楷體"/>
    </style:style>
    <style:style style:name="T131" style:family="text">
      <style:text-properties style:font-name="標楷體1" officeooo:rsid="3136f9e8"/>
    </style:style>
    <style:style style:name="T132" style:family="text">
      <style:text-properties style:font-name="標楷體1" officeooo:rsid="311dfb16" style:font-name-complex="Liberation Serif1"/>
    </style:style>
    <style:style style:name="T133" style:family="text">
      <style:text-properties style:font-name="標楷體1" officeooo:rsid="305b4ccb" style:font-name-complex="Liberation Serif1"/>
    </style:style>
    <style:style style:name="T134" style:family="text">
      <style:text-properties style:font-name="標楷體1" officeooo:rsid="306f4d20" style:font-name-complex="Liberation Serif1"/>
    </style:style>
    <style:style style:name="T135" style:family="text">
      <style:text-properties style:font-name="標楷體1" officeooo:rsid="30a53b75"/>
    </style:style>
    <style:style style:name="T136" style:family="text">
      <style:text-properties style:font-name="標楷體1" officeooo:rsid="31420fe5"/>
    </style:style>
    <style:style style:name="T137" style:family="text">
      <style:text-properties style:font-name="標楷體1" officeooo:rsid="315f499a"/>
    </style:style>
    <style:style style:name="T138" style:family="text">
      <style:text-properties style:font-name="標楷體1" officeooo:rsid="3162101b"/>
    </style:style>
    <style:style style:name="T139" style:family="text">
      <style:text-properties style:font-name="標楷體1" officeooo:rsid="31699e72"/>
    </style:style>
    <style:style style:name="T140" style:family="text">
      <style:text-properties style:font-name="標楷體1" officeooo:rsid="31a73ec4"/>
    </style:style>
    <style:style style:name="T141" style:family="text">
      <style:text-properties style:font-name="標楷體1" officeooo:rsid="31bd5208"/>
    </style:style>
    <style:style style:name="T142" style:family="text">
      <style:text-properties style:font-name="標楷體1" officeooo:rsid="313e4f33"/>
    </style:style>
    <style:style style:name="T143" style:family="text">
      <style:text-properties style:font-name="標楷體1" officeooo:rsid="31bd1bd8"/>
    </style:style>
    <style:style style:name="T144" style:family="text">
      <style:text-properties style:font-name="標楷體1" officeooo:rsid="313a5aa6"/>
    </style:style>
    <style:style style:name="T145" style:family="text">
      <style:text-properties style:font-name="標楷體1" officeooo:rsid="31b1f264"/>
    </style:style>
    <style:style style:name="T146" style:family="text">
      <style:text-properties style:font-name="標楷體1" officeooo:rsid="31b9d6b0"/>
    </style:style>
    <style:style style:name="T147" style:family="text">
      <style:text-properties style:font-name="標楷體1" officeooo:rsid="31b329f2"/>
    </style:style>
    <style:style style:name="T148" style:family="text">
      <style:text-properties style:font-name="標楷體1" officeooo:rsid="32450814"/>
    </style:style>
    <style:style style:name="T149" style:family="text">
      <style:text-properties style:font-name="標楷體1" officeooo:rsid="324821d5"/>
    </style:style>
    <style:style style:name="T150" style:family="text">
      <style:text-properties style:font-name="標楷體1" officeooo:rsid="314f1f1f"/>
    </style:style>
    <style:style style:name="T151" style:family="text">
      <style:text-properties style:font-name="標楷體1" officeooo:rsid="325b8cf4"/>
    </style:style>
    <style:style style:name="T152" style:family="text">
      <style:text-properties style:font-name="標楷體1" officeooo:rsid="32618465"/>
    </style:style>
    <style:style style:name="T153" style:family="text">
      <style:text-properties style:font-name="標楷體1" officeooo:rsid="32642c3d"/>
    </style:style>
    <style:style style:name="T154" style:family="text">
      <style:text-properties style:font-name="標楷體1" officeooo:rsid="32ba4adf"/>
    </style:style>
    <style:style style:name="T155" style:family="text">
      <style:text-properties style:font-name="標楷體1" officeooo:rsid="319323c7"/>
    </style:style>
    <style:style style:name="T156" style:family="text">
      <style:text-properties style:font-name="標楷體1" style:text-underline-style="solid" style:text-underline-width="auto" style:text-underline-color="font-color" officeooo:rsid="0a7edee9"/>
    </style:style>
    <style:style style:name="T157" style:family="text">
      <style:text-properties style:font-name="標楷體1" officeooo:rsid="33fcfae7"/>
    </style:style>
    <style:style style:name="T158" style:family="text">
      <style:text-properties style:font-name="標楷體1" officeooo:rsid="33fe7860"/>
    </style:style>
    <style:style style:name="T159" style:family="text">
      <style:text-properties style:font-name="標楷體1" officeooo:rsid="31f70c93"/>
    </style:style>
    <style:style style:name="T160" style:family="text">
      <style:text-properties style:font-name="標楷體1" officeooo:rsid="320d9f2b"/>
    </style:style>
    <style:style style:name="T161" style:family="text">
      <style:text-properties style:font-name="標楷體1" officeooo:rsid="34e869cc"/>
    </style:style>
    <style:style style:name="T162" style:family="text">
      <style:text-properties style:font-name="標楷體1" officeooo:rsid="34e88918"/>
    </style:style>
    <style:style style:name="T163" style:family="text">
      <style:text-properties style:font-name="標楷體1" officeooo:rsid="34a94dea"/>
    </style:style>
    <style:style style:name="T164" style:family="text">
      <style:text-properties style:font-name="標楷體1" officeooo:rsid="34fcf9e6"/>
    </style:style>
    <style:style style:name="T165" style:family="text">
      <style:text-properties officeooo:rsid="2e96c635"/>
    </style:style>
    <style:style style:name="T166" style:family="text">
      <style:text-properties officeooo:rsid="2e9dea1c"/>
    </style:style>
    <style:style style:name="T167" style:family="text">
      <style:text-properties fo:color="#333333"/>
    </style:style>
    <style:style style:name="T168" style:family="text">
      <style:text-properties fo:color="#333333" style:font-style-complex="normal" style:text-overline-style="none" style:text-overline-color="font-color"/>
    </style:style>
    <style:style style:name="T169" style:family="text">
      <style:text-properties fo:color="#333333" officeooo:rsid="2d4d7fda"/>
    </style:style>
    <style:style style:name="T17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fa22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1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language-asian="zh" style:country-asian="TW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0% 100%" fo:font-style="normal" fo:text-shadow="none" style:text-underline-style="none" officeooo:rsid="2ebdb3d8" style:language-asian="zh" style:country-asian="TW" style:font-style-asian="normal" style:text-emphasize="none"/>
    </style:style>
    <style:style style:name="T173" style:family="text">
      <style:text-properties style:text-outline="false" style:text-line-through-style="none" style:text-line-through-type="none" style:text-position="0% 100%" fo:font-style="normal" fo:text-shadow="none" style:text-underline-style="none" officeooo:rsid="32496ea5" style:language-asian="zh" style:country-asian="TW" style:font-style-asian="normal" style:text-emphasize="none"/>
    </style:style>
    <style:style style:name="T174" style:family="text">
      <style:text-properties style:text-outline="false" style:text-line-through-style="none" style:text-line-through-type="none" style:text-position="0% 100%" fo:font-style="normal" fo:text-shadow="none" style:text-underline-style="none" officeooo:rsid="2ebdb3d8" style:language-asian="zh" style:country-asian="TW" style:font-style-asian="normal" style:font-style-complex="normal" style:text-emphasize="none" style:text-overline-style="none" style:text-overline-color="font-color"/>
    </style:style>
    <style:style style:name="T175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language-asian="zh" style:country-asian="TW" style:font-style-asian="normal" style:font-style-complex="normal" style:text-emphasize="none" style:text-overline-style="none" style:text-overline-color="font-color"/>
    </style:style>
    <style:style style:name="T176" style:family="text">
      <style:text-properties style:text-outline="false" style:text-line-through-style="none" style:text-line-through-type="none" style:text-position="0% 100%" fo:font-style="normal" fo:text-shadow="none" style:text-underline-style="none" officeooo:rsid="2eb7fa23" style:language-asian="zh" style:country-asian="TW" style:font-style-asian="normal" style:font-style-complex="normal" style:text-emphasize="none" style:text-overline-style="none" style:text-overline-color="font-color"/>
    </style:style>
    <style:style style:name="T177" style:family="text">
      <style:text-properties style:text-outline="false" style:text-line-through-style="none" style:text-line-through-type="none" style:text-position="0% 100%" fo:font-style="normal" fo:text-shadow="none" style:text-underline-style="none" officeooo:rsid="2efe191d" style:language-asian="zh" style:country-asian="TW" style:font-style-asian="normal" style:font-style-complex="normal" style:text-emphasize="none" style:text-overline-style="none" style:text-overline-color="font-color"/>
    </style:style>
    <style:style style:name="T17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850cc8" style:language-asian="zh" style:country-asian="TW" style:font-style-asian="normal" style:font-style-complex="normal" style:text-emphasize="none" style:text-overline-style="none" style:text-overline-color="font-color"/>
    </style:style>
    <style:style style:name="T179" style:family="text">
      <style:text-properties style:text-outline="false" style:text-line-through-style="none" style:text-line-through-type="none" style:text-position="0% 100%" fo:font-style="normal" fo:text-shadow="none" style:text-underline-style="none" officeooo:rsid="2e81ef23" style:language-asian="zh" style:country-asian="TW" style:font-style-asian="normal" style:font-style-complex="normal" style:text-emphasize="none" style:text-overline-style="none" style:text-overline-color="font-color"/>
    </style:style>
    <style:style style:name="T180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2d4d7fda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1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2efe191d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bdb3d8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16c2f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e58f8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fe191d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850cc8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81ef23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d4d7fda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8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b7fa23" style:font-name-asian="標楷體1" style:language-asian="zh" style:country-asian="TW" style:font-style-asian="normal" style:font-style-complex="normal" style:text-emphasize="none" style:text-overline-style="none" style:text-overline-color="font-color"/>
    </style:style>
    <style:style style:name="T19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bdb3d8" style:font-name-asian="標楷體1" style:language-asian="zh" style:country-asian="TW" style:font-style-asian="normal" style:text-emphasize="none"/>
    </style:style>
    <style:style style:name="T191" style:family="text">
      <style:text-properties style:text-outline="false" style:text-line-through-style="none" style:text-line-through-type="none" style:text-position="0% 100%" style:font-name="Arial" fo:font-style="normal" fo:text-shadow="none" style:text-underline-style="none" officeooo:rsid="2ebdb3d8" style:font-name-asian="Arial" style:language-asian="zh" style:country-asian="TW" style:font-style-asian="normal" style:font-style-complex="normal" style:text-emphasize="none" style:text-overline-style="none" style:text-overline-color="font-color"/>
    </style:style>
    <style:style style:name="T192" style:family="text">
      <style:text-properties officeooo:rsid="2ebdb3d8"/>
    </style:style>
    <style:style style:name="T193" style:family="text">
      <style:text-properties officeooo:rsid="2d4d7fda"/>
    </style:style>
    <style:style style:name="T194" style:family="text">
      <style:text-properties style:text-position="0% 100%" style:language-asian="zh" style:country-asian="TW" style:text-emphasize="none"/>
    </style:style>
    <style:style style:name="T195" style:family="text">
      <style:text-properties style:text-position="0% 100%" officeooo:rsid="2d4d7fda" style:language-asian="zh" style:country-asian="TW" style:text-emphasize="none"/>
    </style:style>
    <style:style style:name="T196" style:family="text">
      <style:text-properties style:text-position="0% 100%" officeooo:rsid="2efe191d" style:language-asian="zh" style:country-asian="TW" style:text-emphasize="none"/>
    </style:style>
    <style:style style:name="T197" style:family="text">
      <style:text-properties style:font-style-complex="normal" style:text-overline-style="none" style:text-overline-color="font-color"/>
    </style:style>
    <style:style style:name="T198" style:family="text">
      <style:text-properties officeooo:rsid="2d4d7fda" style:font-style-complex="normal" style:text-overline-style="none" style:text-overline-color="font-color"/>
    </style:style>
    <style:style style:name="T199" style:family="text">
      <style:text-properties officeooo:rsid="2ecc13a8" style:font-style-complex="normal" style:text-overline-style="none" style:text-overline-color="font-color"/>
    </style:style>
    <style:style style:name="T200" style:family="text">
      <style:text-properties officeooo:rsid="2ed73893" style:font-style-complex="normal" style:text-overline-style="none" style:text-overline-color="font-color"/>
    </style:style>
    <style:style style:name="T201" style:family="text">
      <style:text-properties officeooo:rsid="2ebdb3d8" style:font-style-complex="normal" style:text-overline-style="none" style:text-overline-color="font-color"/>
    </style:style>
    <style:style style:name="T202" style:family="text">
      <style:text-properties officeooo:rsid="2ff7c0e7" style:font-style-complex="normal" style:text-overline-style="none" style:text-overline-color="font-color"/>
    </style:style>
    <style:style style:name="T203" style:family="text">
      <style:text-properties fo:color="#1c1c1c"/>
    </style:style>
    <style:style style:name="T204" style:family="text">
      <style:text-properties fo:color="#1c1c1c" style:font-name="標楷體1"/>
    </style:style>
    <style:style style:name="T205" style:family="text">
      <style:text-properties fo:color="#1c1c1c" style:font-name="標楷體1" officeooo:rsid="305b9efa"/>
    </style:style>
    <style:style style:name="T206" style:family="text">
      <style:text-properties fo:color="#1c1c1c" style:font-name="標楷體1" officeooo:rsid="30629a7e"/>
    </style:style>
    <style:style style:name="T207" style:family="text">
      <style:text-properties fo:color="#1c1c1c" style:font-name="標楷體1" officeooo:rsid="305a28d5"/>
    </style:style>
    <style:style style:name="T208" style:family="text">
      <style:text-properties fo:color="#1c1c1c" style:font-name="標楷體1" officeooo:rsid="3068049d"/>
    </style:style>
    <style:style style:name="T209" style:family="text">
      <style:text-properties fo:color="#1c1c1c" style:font-name="標楷體1" officeooo:rsid="30696837"/>
    </style:style>
    <style:style style:name="T210" style:family="text">
      <style:text-properties fo:color="#1c1c1c" style:font-name="標楷體1" officeooo:rsid="305ba503"/>
    </style:style>
    <style:style style:name="T211" style:family="text">
      <style:text-properties fo:color="#1c1c1c" style:font-name="標楷體1" officeooo:rsid="306f4d20"/>
    </style:style>
    <style:style style:name="T212" style:family="text">
      <style:text-properties fo:color="#1c1c1c" style:font-name="標楷體1" style:font-name-asian="標楷體1"/>
    </style:style>
    <style:style style:name="T213" style:family="text">
      <style:text-properties fo:color="#1c1c1c" style:font-name="標楷體1" officeooo:rsid="30938c85" style:font-name-asian="標楷體1"/>
    </style:style>
    <style:style style:name="T214" style:family="text">
      <style:text-properties fo:color="#1c1c1c" style:font-name="標楷體1" officeooo:rsid="3093d767" style:font-name-asian="標楷體1"/>
    </style:style>
    <style:style style:name="T215" style:family="text">
      <style:text-properties fo:color="#1c1c1c" style:font-name="標楷體1" officeooo:rsid="3094b9d8" style:font-name-asian="標楷體1"/>
    </style:style>
    <style:style style:name="T216" style:family="text">
      <style:text-properties fo:color="#1c1c1c" style:font-name="標楷體1" officeooo:rsid="3103ae1a" style:font-name-asian="標楷體1"/>
    </style:style>
    <style:style style:name="T217" style:family="text">
      <style:text-properties fo:color="#1c1c1c" style:font-name="標楷體1" officeooo:rsid="311f1ee0" style:font-name-asian="標楷體1" style:font-name-complex="Liberation Serif1"/>
    </style:style>
    <style:style style:name="T218" style:family="text">
      <style:text-properties fo:color="#1c1c1c" style:font-name="標楷體1" officeooo:rsid="312174e1" style:font-name-asian="標楷體1" style:font-name-complex="Liberation Serif1"/>
    </style:style>
    <style:style style:name="T219" style:family="text">
      <style:text-properties fo:color="#1c1c1c" style:font-name="標楷體1" officeooo:rsid="313a5aa6" style:font-name-asian="標楷體1"/>
    </style:style>
    <style:style style:name="T220" style:family="text">
      <style:text-properties fo:color="#1c1c1c" style:font-name="標楷體1" officeooo:rsid="31b1f264" style:font-name-asian="標楷體1"/>
    </style:style>
    <style:style style:name="T221" style:family="text">
      <style:text-properties fo:color="#1c1c1c" style:font-name="標楷體1" officeooo:rsid="3049b84c" style:font-name-asian="標楷體1"/>
    </style:style>
    <style:style style:name="T222" style:family="text">
      <style:text-properties fo:color="#1c1c1c" style:font-name="標楷體1" officeooo:rsid="31d97a9a" style:font-name-asian="標楷體1"/>
    </style:style>
    <style:style style:name="T223" style:family="text">
      <style:text-properties fo:color="#1c1c1c" style:font-name="標楷體1" officeooo:rsid="32176605" style:font-name-asian="標楷體1"/>
    </style:style>
    <style:style style:name="T224" style:family="text">
      <style:text-properties fo:color="#1c1c1c" style:font-name="標楷體1" officeooo:rsid="32496ea5" style:font-name-asian="標楷體1"/>
    </style:style>
    <style:style style:name="T225" style:family="text">
      <style:text-properties fo:color="#1c1c1c" style:font-name="標楷體1" officeooo:rsid="34c3f448" style:font-name-asian="標楷體1"/>
    </style:style>
    <style:style style:name="T226" style:family="text">
      <style:text-properties fo:color="#1c1c1c" style:font-name="標楷體1" officeooo:rsid="34eccb19" style:font-name-asian="標楷體1"/>
    </style:style>
    <style:style style:name="T227" style:family="text">
      <style:text-properties fo:color="#1c1c1c" style:font-name="標楷體1" officeooo:rsid="30d19002"/>
    </style:style>
    <style:style style:name="T228" style:family="text">
      <style:text-properties fo:color="#1c1c1c" style:font-name="標楷體1" officeooo:rsid="30e734ae"/>
    </style:style>
    <style:style style:name="T229" style:family="text">
      <style:text-properties fo:color="#1c1c1c" style:font-name="標楷體1" officeooo:rsid="311d222f" style:font-name-asian="Liberation Serif1" style:font-name-complex="Liberation Serif1"/>
    </style:style>
    <style:style style:name="T230" style:family="text">
      <style:text-properties fo:color="#1c1c1c" style:font-name="標楷體1" officeooo:rsid="30920401"/>
    </style:style>
    <style:style style:name="T231" style:family="text">
      <style:text-properties fo:color="#1c1c1c" style:font-name="標楷體1" officeooo:rsid="3049b84c"/>
    </style:style>
    <style:style style:name="T232" style:family="text">
      <style:text-properties fo:color="#1c1c1c" style:font-name="標楷體1" officeooo:rsid="3094b9d8"/>
    </style:style>
    <style:style style:name="T233" style:family="text">
      <style:text-properties fo:color="#1c1c1c" style:font-name="標楷體1" officeooo:rsid="30a53b75"/>
    </style:style>
    <style:style style:name="T234" style:family="text">
      <style:text-properties fo:color="#1c1c1c" style:font-name="標楷體1" officeooo:rsid="31a73ec4"/>
    </style:style>
    <style:style style:name="T235" style:family="text">
      <style:text-properties fo:color="#1c1c1c" style:font-name="標楷體1" officeooo:rsid="324c0930"/>
    </style:style>
    <style:style style:name="T236" style:family="text">
      <style:text-properties fo:color="#1c1c1c" style:font-name="標楷體1" officeooo:rsid="324f6ff1"/>
    </style:style>
    <style:style style:name="T237" style:family="text">
      <style:text-properties fo:color="#1c1c1c" style:font-name="標楷體1" officeooo:rsid="313a5aa6"/>
    </style:style>
    <style:style style:name="T238" style:family="text">
      <style:text-properties fo:color="#1c1c1c" style:font-name="標楷體1" officeooo:rsid="314f1f1f"/>
    </style:style>
    <style:style style:name="T239" style:family="text">
      <style:text-properties fo:color="#1c1c1c" style:text-position="sub 58%" style:font-name="標楷體1" officeooo:rsid="305a28d5"/>
    </style:style>
    <style:style style:name="T240" style:family="text">
      <style:text-properties fo:color="#1c1c1c" style:text-position="sub 58%" style:font-name="標楷體1" officeooo:rsid="305ba503"/>
    </style:style>
    <style:style style:name="T241" style:family="text">
      <style:text-properties fo:color="#1c1c1c" style:text-position="super 58%" style:font-name="標楷體1" officeooo:rsid="305a28d5"/>
    </style:style>
    <style:style style:name="T242" style:family="text">
      <style:text-properties fo:color="#1c1c1c" style:text-position="super 58%" style:font-name="標楷體1" style:font-name-asian="標楷體1"/>
    </style:style>
    <style:style style:name="T243" style:family="text">
      <style:text-properties fo:color="#1c1c1c" style:text-position="super 58%" style:font-name="標楷體1" officeooo:rsid="3094b9d8" style:font-name-asian="標楷體1"/>
    </style:style>
    <style:style style:name="T244" style:family="text">
      <style:text-properties fo:color="#1c1c1c" style:text-position="super 58%" style:font-name="標楷體1" officeooo:rsid="3094b9d8"/>
    </style:style>
    <style:style style:name="T245" style:family="text">
      <style:text-properties fo:color="#1c1c1c" style:text-position="super 58%" style:font-name="標楷體1" officeooo:rsid="312a81a2"/>
    </style:style>
    <style:style style:name="T246" style:family="text">
      <style:text-properties fo:color="#1c1c1c" officeooo:rsid="307368e7"/>
    </style:style>
    <style:style style:name="T247" style:family="text">
      <style:text-properties fo:color="#1c1c1c" officeooo:rsid="30b662f4"/>
    </style:style>
    <style:style style:name="T248" style:family="text">
      <style:text-properties fo:color="#1c1c1c" officeooo:rsid="30bc96ef"/>
    </style:style>
    <style:style style:name="T249" style:family="text">
      <style:text-properties fo:color="#1c1c1c" officeooo:rsid="30ca368a"/>
    </style:style>
    <style:style style:name="T250" style:family="text">
      <style:text-properties fo:color="#1c1c1c" officeooo:rsid="30d19002"/>
    </style:style>
    <style:style style:name="T251" style:family="text">
      <style:text-properties fo:color="#1c1c1c" officeooo:rsid="31135fd1"/>
    </style:style>
    <style:style style:name="T252" style:family="text">
      <style:text-properties fo:color="#1c1c1c" style:font-name="Liberation Serif1" officeooo:rsid="311d222f" style:font-name-asian="Liberation Serif1" style:font-name-complex="Liberation Serif1"/>
    </style:style>
    <style:style style:name="T253" style:family="text">
      <style:text-properties fo:color="#1c1c1c" style:font-name="Liberation Serif1" officeooo:rsid="311d222f" style:font-name-asian="標楷體1" style:font-name-complex="Liberation Serif1"/>
    </style:style>
    <style:style style:name="T254" style:family="text">
      <style:text-properties fo:color="#1c1c1c" style:font-name="Liberation Serif1" officeooo:rsid="311f1ee0" style:font-name-asian="標楷體1" style:font-name-complex="Liberation Serif1"/>
    </style:style>
    <style:style style:name="T255" style:family="text">
      <style:text-properties fo:color="#1c1c1c" style:font-name="Liberation Serif1" officeooo:rsid="311dfb16" style:font-name-asian="標楷體1" style:font-name-complex="Liberation Serif1"/>
    </style:style>
    <style:style style:name="T256" style:family="text">
      <style:text-properties fo:color="#1c1c1c" style:font-name="Liberation Serif1" officeooo:rsid="3120b58f" style:font-name-asian="標楷體1" style:font-name-complex="Liberation Serif1"/>
    </style:style>
    <style:style style:name="T257" style:family="text">
      <style:text-properties fo:color="#1c1c1c" officeooo:rsid="30a6419b"/>
    </style:style>
    <style:style style:name="T258" style:family="text">
      <style:text-properties fo:color="#1c1c1c" officeooo:rsid="31617f29"/>
    </style:style>
    <style:style style:name="T259" style:family="text">
      <style:text-properties fo:color="#1c1c1c" officeooo:rsid="31658bd8"/>
    </style:style>
    <style:style style:name="T260" style:family="text">
      <style:text-properties fo:color="#1c1c1c" officeooo:rsid="3176a4f2"/>
    </style:style>
    <style:style style:name="T261" style:family="text">
      <style:text-properties fo:color="#1c1c1c" officeooo:rsid="319a1ee6"/>
    </style:style>
    <style:style style:name="T262" style:family="text">
      <style:text-properties fo:color="#1c1c1c" officeooo:rsid="31b1f264"/>
    </style:style>
    <style:style style:name="T263" style:family="text">
      <style:text-properties fo:color="#1c1c1c" officeooo:rsid="3233cb85"/>
    </style:style>
    <style:style style:name="T264" style:family="text">
      <style:text-properties fo:color="#1c1c1c" officeooo:rsid="3232fc61"/>
    </style:style>
    <style:style style:name="T265" style:family="text">
      <style:text-properties fo:color="#1c1c1c" style:font-name="Arial" officeooo:rsid="30a53b75" style:font-name-asian="Arial"/>
    </style:style>
    <style:style style:name="T266" style:family="text">
      <style:text-properties fo:color="#1c1c1c" officeooo:rsid="30a53b75"/>
    </style:style>
    <style:style style:name="T267" style:family="text">
      <style:text-properties fo:color="#1c1c1c" officeooo:rsid="331577d6"/>
    </style:style>
    <style:style style:name="T268" style:family="text">
      <style:text-properties fo:color="#050505"/>
    </style:style>
    <style:style style:name="T269" style:family="text">
      <style:text-properties fo:color="#050505" style:font-style-complex="normal" style:text-overline-style="none" style:text-overline-color="font-color"/>
    </style:style>
    <style:style style:name="T270" style:family="text">
      <style:text-properties officeooo:rsid="2efe191d"/>
    </style:style>
    <style:style style:name="T271" style:family="text">
      <style:text-properties officeooo:rsid="2f69ea72"/>
    </style:style>
    <style:style style:name="T272" style:family="text">
      <style:text-properties officeooo:rsid="2f7cc73c"/>
    </style:style>
    <style:style style:name="T273" style:family="text">
      <style:text-properties officeooo:rsid="2f9525d7"/>
    </style:style>
    <style:style style:name="T274" style:family="text">
      <style:text-properties officeooo:rsid="2fd52974"/>
    </style:style>
    <style:style style:name="T275" style:family="text">
      <style:text-properties officeooo:rsid="2fdbd0ce"/>
    </style:style>
    <style:style style:name="T276" style:family="text">
      <style:text-properties officeooo:rsid="303f8207"/>
    </style:style>
    <style:style style:name="T277" style:family="text">
      <style:text-properties officeooo:rsid="3049b84c"/>
    </style:style>
    <style:style style:name="T278" style:family="text">
      <style:text-properties style:text-position="sub 58%" style:font-name="標楷體1"/>
    </style:style>
    <style:style style:name="T279" style:family="text">
      <style:text-properties style:text-position="sub 58%" style:font-name="標楷體1" officeooo:rsid="30562bad"/>
    </style:style>
    <style:style style:name="T280" style:family="text">
      <style:text-properties style:text-position="sub 58%" style:font-name="標楷體1" officeooo:rsid="305a28d5"/>
    </style:style>
    <style:style style:name="T281" style:family="text">
      <style:text-properties style:text-position="sub 58%" style:font-name="標楷體1" officeooo:rsid="305ba503"/>
    </style:style>
    <style:style style:name="T282" style:family="text">
      <style:text-properties style:text-position="sub 58%" style:font-name="標楷體1" officeooo:rsid="3061ec33"/>
    </style:style>
    <style:style style:name="T283" style:family="text">
      <style:text-properties style:text-position="sub 58%" style:font-name="標楷體1" officeooo:rsid="3063d462"/>
    </style:style>
    <style:style style:name="T284" style:family="text">
      <style:text-properties style:text-position="super 58%" style:font-name="標楷體1"/>
    </style:style>
    <style:style style:name="T285" style:family="text">
      <style:text-properties style:text-position="super 58%" style:font-name="標楷體1" officeooo:rsid="305a28d5"/>
    </style:style>
    <style:style style:name="T286" style:family="text">
      <style:text-properties style:text-position="super 58%" style:font-name="標楷體1" style:font-name-asian="標楷體1"/>
    </style:style>
    <style:style style:name="T287" style:family="text">
      <style:text-properties style:text-position="super 58%" style:font-name="標楷體1" officeooo:rsid="30e734ae"/>
    </style:style>
    <style:style style:name="T288" style:family="text">
      <style:text-properties style:text-position="super 58%" style:font-name="標楷體1" officeooo:rsid="312efced"/>
    </style:style>
    <style:style style:name="T289" style:family="text">
      <style:text-properties fo:color="#010101"/>
    </style:style>
    <style:style style:name="T290" style:family="text">
      <style:text-properties fo:color="#010101" style:font-name="標楷體1" officeooo:rsid="305b4ccb"/>
    </style:style>
    <style:style style:name="T291" style:family="text">
      <style:text-properties fo:color="#010101" style:font-name="標楷體1" officeooo:rsid="305b9efa"/>
    </style:style>
    <style:style style:name="T292" style:family="text">
      <style:text-properties fo:color="#010101" style:font-name="標楷體1" officeooo:rsid="305ba503"/>
    </style:style>
    <style:style style:name="T293" style:family="text">
      <style:text-properties fo:color="#010101" style:font-name="標楷體1" officeooo:rsid="30527c11"/>
    </style:style>
    <style:style style:name="T294" style:family="text">
      <style:text-properties fo:color="#010101" style:font-name="標楷體1" officeooo:rsid="305a28d5"/>
    </style:style>
    <style:style style:name="T295" style:family="text">
      <style:text-properties fo:color="#010101" style:font-name="標楷體1" style:font-name-asian="標楷體1"/>
    </style:style>
    <style:style style:name="T296" style:family="text">
      <style:text-properties fo:color="#010101" style:font-name="標楷體1" officeooo:rsid="32c545ba" style:font-name-asian="標楷體1"/>
    </style:style>
    <style:style style:name="T297" style:family="text">
      <style:text-properties fo:color="#010101" style:text-position="sub 58%" style:font-name="標楷體1" officeooo:rsid="305ba503"/>
    </style:style>
    <style:style style:name="T298" style:family="text">
      <style:text-properties fo:color="#010101" style:text-position="sub 58%" style:font-name="標楷體1" officeooo:rsid="305a28d5"/>
    </style:style>
    <style:style style:name="T299" style:family="text">
      <style:text-properties fo:color="#010101" style:text-position="super 58%" style:font-name="標楷體1" officeooo:rsid="305a28d5"/>
    </style:style>
    <style:style style:name="T300" style:family="text">
      <style:text-properties fo:color="#010101" fo:font-size="8pt" style:font-size-asian="8pt" style:font-size-complex="8pt"/>
    </style:style>
    <style:style style:name="T301" style:family="text">
      <style:text-properties fo:color="#010101" fo:font-size="8pt" officeooo:rsid="328c31ca" style:font-size-asian="8pt" style:font-size-complex="8pt"/>
    </style:style>
    <style:style style:name="T302" style:family="text">
      <style:text-properties fo:color="#010101" officeooo:rsid="31b9d6b0"/>
    </style:style>
    <style:style style:name="T303" style:family="text">
      <style:text-properties fo:color="#010101" officeooo:rsid="31bd5208"/>
    </style:style>
    <style:style style:name="T304" style:family="text">
      <style:text-properties fo:color="#010101" officeooo:rsid="3436fd5e"/>
    </style:style>
    <style:style style:name="T305" style:family="text">
      <style:text-properties officeooo:rsid="307368e7"/>
    </style:style>
    <style:style style:name="T306" style:family="text">
      <style:text-properties officeooo:rsid="3074aac5"/>
    </style:style>
    <style:style style:name="T307" style:family="text">
      <style:text-properties officeooo:rsid="30773972"/>
    </style:style>
    <style:style style:name="T308" style:family="text">
      <style:text-properties officeooo:rsid="2f807635"/>
    </style:style>
    <style:style style:name="T309" style:family="text">
      <style:text-properties officeooo:rsid="30920401"/>
    </style:style>
    <style:style style:name="T310" style:family="text">
      <style:text-properties officeooo:rsid="30938c85"/>
    </style:style>
    <style:style style:name="T311" style:family="text">
      <style:text-properties officeooo:rsid="3093d767"/>
    </style:style>
    <style:style style:name="T312" style:family="text">
      <style:text-properties officeooo:rsid="3094b9d8"/>
    </style:style>
    <style:style style:name="T313" style:family="text">
      <style:text-properties officeooo:rsid="309f7904"/>
    </style:style>
    <style:style style:name="T314" style:family="text">
      <style:text-properties officeooo:rsid="30a53b75"/>
    </style:style>
    <style:style style:name="T315" style:family="text">
      <style:text-properties officeooo:rsid="30a6419b"/>
    </style:style>
    <style:style style:name="T316" style:family="text">
      <style:text-properties officeooo:rsid="30b662f4"/>
    </style:style>
    <style:style style:name="T317" style:family="text">
      <style:text-properties officeooo:rsid="30b684fa"/>
    </style:style>
    <style:style style:name="T318" style:family="text">
      <style:text-properties officeooo:rsid="30bc96ef"/>
    </style:style>
    <style:style style:name="T319" style:family="text">
      <style:text-properties officeooo:rsid="30c0f373"/>
    </style:style>
    <style:style style:name="T320" style:family="text">
      <style:text-properties officeooo:rsid="30c6eeb5"/>
    </style:style>
    <style:style style:name="T321" style:family="text">
      <style:text-properties officeooo:rsid="30ca368a"/>
    </style:style>
    <style:style style:name="T322" style:family="text">
      <style:text-properties officeooo:rsid="30d43a81"/>
    </style:style>
    <style:style style:name="T323" style:family="text">
      <style:text-properties officeooo:rsid="30dc9bd5"/>
    </style:style>
    <style:style style:name="T324" style:family="text">
      <style:text-properties style:font-name="Liberation Serif" officeooo:rsid="30dc9bd5"/>
    </style:style>
    <style:style style:name="T325" style:family="text">
      <style:text-properties officeooo:rsid="30e3569f"/>
    </style:style>
    <style:style style:name="T326" style:family="text">
      <style:text-properties officeooo:rsid="30f75de1"/>
    </style:style>
    <style:style style:name="T327" style:family="text">
      <style:text-properties officeooo:rsid="3102c3ce"/>
    </style:style>
    <style:style style:name="T328" style:family="text">
      <style:text-properties officeooo:rsid="310d232b"/>
    </style:style>
    <style:style style:name="T329" style:family="text">
      <style:text-properties officeooo:rsid="31135fd1"/>
    </style:style>
    <style:style style:name="T330" style:family="text">
      <style:text-properties officeooo:rsid="3117d3fa"/>
    </style:style>
    <style:style style:name="T331" style:family="text">
      <style:text-properties officeooo:rsid="311a257a"/>
    </style:style>
    <style:style style:name="T332" style:family="text">
      <style:text-properties style:font-name="Liberation Serif1" officeooo:rsid="311d222f" style:font-name-asian="Liberation Serif1" style:font-name-complex="Liberation Serif1"/>
    </style:style>
    <style:style style:name="T333" style:family="text">
      <style:text-properties style:font-name="Liberation Serif1" officeooo:rsid="3136f9e8" style:font-name-asian="Liberation Serif1" style:font-name-complex="Liberation Serif1"/>
    </style:style>
    <style:style style:name="T334" style:family="text">
      <style:text-properties style:font-name="Liberation Serif1" officeooo:rsid="311d222f" style:font-name-asian="標楷體1" style:font-name-complex="Liberation Serif1"/>
    </style:style>
    <style:style style:name="T335" style:family="text">
      <style:text-properties style:font-name="Liberation Serif1" officeooo:rsid="311dfb16" style:font-name-asian="標楷體1" style:font-name-complex="Liberation Serif1"/>
    </style:style>
    <style:style style:name="T336" style:family="text">
      <style:text-properties style:font-name="Liberation Serif1" officeooo:rsid="3120b58f" style:font-name-asian="標楷體1" style:font-name-complex="Liberation Serif1"/>
    </style:style>
    <style:style style:name="T337" style:family="text">
      <style:text-properties style:font-name="Liberation Serif1" officeooo:rsid="311dfb16" style:font-name-complex="Liberation Serif1"/>
    </style:style>
    <style:style style:name="T338" style:family="text">
      <style:text-properties style:font-name="Liberation Serif1" officeooo:rsid="346bebdc" style:font-name-complex="Liberation Serif1"/>
    </style:style>
    <style:style style:name="T339" style:family="text">
      <style:text-properties style:font-name="Liberation Serif1" officeooo:rsid="346cce86" style:font-name-complex="Liberation Serif1"/>
    </style:style>
    <style:style style:name="T340" style:family="text">
      <style:text-properties officeooo:rsid="31258c18"/>
    </style:style>
    <style:style style:name="T341" style:family="text">
      <style:text-properties style:font-name="標楷體"/>
    </style:style>
    <style:style style:name="T342" style:family="text">
      <style:text-properties style:font-name="標楷體" officeooo:rsid="31258c18"/>
    </style:style>
    <style:style style:name="T343" style:family="text">
      <style:text-properties style:font-name="標楷體" officeooo:rsid="3126c84e" style:font-name-asian="標楷體" style:font-name-complex="標楷體"/>
    </style:style>
    <style:style style:name="T344" style:family="text">
      <style:text-properties style:font-name="標楷體" officeooo:rsid="3126c84e" style:font-name-asian="標楷體"/>
    </style:style>
    <style:style style:name="T345" style:family="text">
      <style:text-properties style:font-name="標楷體" officeooo:rsid="38e8df56" style:font-name-asian="標楷體"/>
    </style:style>
    <style:style style:name="T346" style:family="text">
      <style:text-properties style:font-name="標楷體" officeooo:rsid="339efbda" style:font-name-asian="標楷體"/>
    </style:style>
    <style:style style:name="T347" style:family="text">
      <style:text-properties officeooo:rsid="30894772"/>
    </style:style>
    <style:style style:name="T348" style:family="text">
      <style:text-properties style:font-name="Arial" style:font-name-asian="Arial"/>
    </style:style>
    <style:style style:name="T349" style:family="text">
      <style:text-properties style:font-name="Arial" officeooo:rsid="303f8207" style:font-name-asian="Arial"/>
    </style:style>
    <style:style style:name="T350" style:family="text">
      <style:text-properties style:font-name="Arial" officeooo:rsid="2e816f29" style:font-name-asian="Arial"/>
    </style:style>
    <style:style style:name="T351" style:family="text">
      <style:text-properties style:font-name="Arial" style:font-name-asian="Arial" style:font-style-complex="normal" style:text-overline-style="none" style:text-overline-color="font-color"/>
    </style:style>
    <style:style style:name="T352" style:family="text">
      <style:text-properties style:font-name="Arial" officeooo:rsid="2f69ea72" style:font-name-asian="Arial"/>
    </style:style>
    <style:style style:name="T353" style:family="text">
      <style:text-properties style:font-name="Arial" officeooo:rsid="2f9525d7" style:font-name-asian="Arial"/>
    </style:style>
    <style:style style:name="T354" style:family="text">
      <style:text-properties style:font-name="Arial" officeooo:rsid="2f87d116" style:font-name-asian="Arial"/>
    </style:style>
    <style:style style:name="T355" style:family="text">
      <style:text-properties style:font-name="Arial" officeooo:rsid="2fd52974" style:font-name-asian="Arial"/>
    </style:style>
    <style:style style:name="T356" style:family="text">
      <style:text-properties style:font-name="Arial" officeooo:rsid="2fdbd0ce" style:font-name-asian="Arial"/>
    </style:style>
    <style:style style:name="T357" style:family="text">
      <style:text-properties style:font-name="Arial" officeooo:rsid="30920401" style:font-name-asian="Arial"/>
    </style:style>
    <style:style style:name="T358" style:family="text">
      <style:text-properties style:font-name="Arial" officeooo:rsid="307368e7" style:font-name-asian="Arial"/>
    </style:style>
    <style:style style:name="T359" style:family="text">
      <style:text-properties style:font-name="Arial" officeooo:rsid="30994dd9" style:font-name-asian="Arial"/>
    </style:style>
    <style:style style:name="T360" style:family="text">
      <style:text-properties style:font-name="Arial" officeooo:rsid="304dcba0" style:font-name-asian="Arial"/>
    </style:style>
    <style:style style:name="T361" style:family="text">
      <style:text-properties style:font-name="Arial" officeooo:rsid="306f4d20" style:font-name-asian="Arial"/>
    </style:style>
    <style:style style:name="T362" style:family="text">
      <style:text-properties style:font-name="Arial" officeooo:rsid="305b4ccb" style:font-name-asian="Arial"/>
    </style:style>
    <style:style style:name="T363" style:family="text">
      <style:text-properties style:font-name="Arial" officeooo:rsid="30708554" style:font-name-asian="Arial"/>
    </style:style>
    <style:style style:name="T364" style:family="text">
      <style:text-properties style:font-name="Arial" officeooo:rsid="30527c11" style:font-name-asian="Arial"/>
    </style:style>
    <style:style style:name="T365" style:family="text">
      <style:text-properties style:font-name="Arial" officeooo:rsid="30b684fa" style:font-name-asian="Arial"/>
    </style:style>
    <style:style style:name="T366" style:family="text">
      <style:text-properties style:font-name="Arial" officeooo:rsid="30a53b75" style:font-name-asian="Arial"/>
    </style:style>
    <style:style style:name="T367" style:family="text">
      <style:text-properties style:font-name="Arial" officeooo:rsid="30a6419b" style:font-name-asian="Arial"/>
    </style:style>
    <style:style style:name="T368" style:family="text">
      <style:text-properties style:font-name="Arial" officeooo:rsid="30ca368a" style:font-name-asian="Arial"/>
    </style:style>
    <style:style style:name="T369" style:family="text">
      <style:text-properties style:font-name="Arial" officeooo:rsid="30bc96ef" style:font-name-asian="Arial"/>
    </style:style>
    <style:style style:name="T370" style:family="text">
      <style:text-properties style:font-name="Arial" officeooo:rsid="30c0f373" style:font-name-asian="Arial"/>
    </style:style>
    <style:style style:name="T371" style:family="text">
      <style:text-properties style:font-name="Arial" officeooo:rsid="30d43a81" style:font-name-asian="Arial"/>
    </style:style>
    <style:style style:name="T372" style:family="text">
      <style:text-properties style:font-name="Arial" officeooo:rsid="306f4d20" style:font-name-asian="Arial" style:font-name-complex="Liberation Serif1"/>
    </style:style>
    <style:style style:name="T373" style:family="text">
      <style:text-properties officeooo:rsid="313a5aa6"/>
    </style:style>
    <style:style style:name="T374" style:family="text">
      <style:text-properties officeooo:rsid="3145887f"/>
    </style:style>
    <style:style style:name="T375" style:family="text">
      <style:text-properties officeooo:rsid="3149a644"/>
    </style:style>
    <style:style style:name="T376" style:family="text">
      <style:text-properties officeooo:rsid="315f499a"/>
    </style:style>
    <style:style style:name="T377" style:family="text">
      <style:text-properties officeooo:rsid="31658bd8"/>
    </style:style>
    <style:style style:name="T378" style:family="text">
      <style:text-properties officeooo:rsid="31699e72"/>
    </style:style>
    <style:style style:name="T379" style:family="text">
      <style:text-properties officeooo:rsid="316e0dfc"/>
    </style:style>
    <style:style style:name="T380" style:family="text">
      <style:text-properties officeooo:rsid="316f56ef"/>
    </style:style>
    <style:style style:name="T381" style:family="text">
      <style:text-properties officeooo:rsid="319323c7"/>
    </style:style>
    <style:style style:name="T382" style:family="text">
      <style:text-properties officeooo:rsid="319a1ee6"/>
    </style:style>
    <style:style style:name="T383" style:family="text">
      <style:text-properties officeooo:rsid="31a457c4"/>
    </style:style>
    <style:style style:name="T384" style:family="text">
      <style:text-properties officeooo:rsid="31a4bf77"/>
    </style:style>
    <style:style style:name="T385" style:family="text">
      <style:text-properties officeooo:rsid="31a9f618"/>
    </style:style>
    <style:style style:name="T386" style:family="text">
      <style:text-properties officeooo:rsid="31b1f264"/>
    </style:style>
    <style:style style:name="T387" style:family="text">
      <style:text-properties officeooo:rsid="31b9d6b0"/>
    </style:style>
    <style:style style:name="T388" style:family="text">
      <style:text-properties officeooo:rsid="31bd1bd8"/>
    </style:style>
    <style:style style:name="T389" style:family="text">
      <style:text-properties officeooo:rsid="31bd5208"/>
    </style:style>
    <style:style style:name="T390" style:family="text">
      <style:text-properties officeooo:rsid="31c2b127"/>
    </style:style>
    <style:style style:name="T391" style:family="text">
      <style:text-properties officeooo:rsid="31d5c9fd"/>
    </style:style>
    <style:style style:name="T392" style:family="text">
      <style:text-properties officeooo:rsid="31e10f59"/>
    </style:style>
    <style:style style:name="T393" style:family="text">
      <style:text-properties officeooo:rsid="31e2dbd6"/>
    </style:style>
    <style:style style:name="T394" style:family="text">
      <style:text-properties officeooo:rsid="31e89e3c"/>
    </style:style>
    <style:style style:name="T395" style:family="text">
      <style:text-properties officeooo:rsid="31f1923a"/>
    </style:style>
    <style:style style:name="T396" style:family="text">
      <style:text-properties officeooo:rsid="31f3ec15"/>
    </style:style>
    <style:style style:name="T397" style:family="text">
      <style:text-properties officeooo:rsid="31f70c93"/>
    </style:style>
    <style:style style:name="T398" style:family="text">
      <style:text-properties officeooo:rsid="3209f417"/>
    </style:style>
    <style:style style:name="T399" style:family="text">
      <style:text-properties officeooo:rsid="320d9f2b"/>
    </style:style>
    <style:style style:name="T400" style:family="text">
      <style:text-properties officeooo:rsid="320fa15d"/>
    </style:style>
    <style:style style:name="T401" style:family="text">
      <style:text-properties officeooo:rsid="322a8ef0"/>
    </style:style>
    <style:style style:name="T402" style:family="text">
      <style:text-properties officeooo:rsid="3232fc61"/>
    </style:style>
    <style:style style:name="T403" style:family="text">
      <style:text-properties officeooo:rsid="3233cb85"/>
    </style:style>
    <style:style style:name="T404" style:family="text">
      <style:text-properties officeooo:rsid="3235b4c3"/>
    </style:style>
    <style:style style:name="T405" style:family="text">
      <style:text-properties officeooo:rsid="32496ea5"/>
    </style:style>
    <style:style style:name="T406" style:family="text">
      <style:text-properties officeooo:rsid="326ad657"/>
    </style:style>
    <style:style style:name="T407" style:family="text">
      <style:text-properties officeooo:rsid="326e19da"/>
    </style:style>
    <style:style style:name="T408" style:family="text">
      <style:text-properties officeooo:rsid="326f2c5f"/>
    </style:style>
    <style:style style:name="T409" style:family="text">
      <style:text-properties officeooo:rsid="327c86a5"/>
    </style:style>
    <style:style style:name="T410" style:family="text">
      <style:text-properties officeooo:rsid="32802ae9"/>
    </style:style>
    <style:style style:name="T411" style:family="text">
      <style:text-properties officeooo:rsid="328c31ca"/>
    </style:style>
    <style:style style:name="T412" style:family="text">
      <style:text-properties officeooo:rsid="32bc45e8"/>
    </style:style>
    <style:style style:name="T413" style:family="text">
      <style:text-properties officeooo:rsid="32bd0ca4"/>
    </style:style>
    <style:style style:name="T414" style:family="text">
      <style:text-properties officeooo:rsid="3161321a"/>
    </style:style>
    <style:style style:name="T415" style:family="text">
      <style:text-properties officeooo:rsid="31617f29"/>
    </style:style>
    <style:style style:name="T416" style:family="text">
      <style:text-properties officeooo:rsid="332e0eb1"/>
    </style:style>
    <style:style style:name="T417" style:family="text">
      <style:text-properties officeooo:rsid="33314188"/>
    </style:style>
    <style:style style:name="T418" style:family="text">
      <style:text-properties officeooo:rsid="3378c548"/>
    </style:style>
    <style:style style:name="T419" style:family="text">
      <style:text-properties style:text-underline-style="solid" style:text-underline-width="auto" style:text-underline-color="font-color"/>
    </style:style>
    <style:style style:name="T420" style:family="text">
      <style:text-properties officeooo:rsid="3436a0be"/>
    </style:style>
    <style:style style:name="T421" style:family="text">
      <style:text-properties officeooo:rsid="34526177"/>
    </style:style>
    <style:style style:name="T422" style:family="text">
      <style:text-properties officeooo:rsid="3453b8d5"/>
    </style:style>
    <style:style style:name="T423" style:family="text">
      <style:text-properties officeooo:rsid="34578eae"/>
    </style:style>
    <style:style style:name="T424" style:family="text">
      <style:text-properties officeooo:rsid="34a94dea"/>
    </style:style>
    <style:style style:name="T425" style:family="text">
      <style:text-properties officeooo:rsid="34aa270f"/>
    </style:style>
    <style:style style:name="T426" style:family="text">
      <style:text-properties officeooo:rsid="34dffb6c"/>
    </style:style>
    <style:style style:name="T427" style:family="text">
      <style:text-properties officeooo:rsid="34fa0b2b"/>
    </style:style>
    <style:style style:name="T428" style:family="text">
      <style:text-properties officeooo:rsid="34fa22b9"/>
    </style:style>
    <style:style style:name="T429" style:family="text">
      <style:text-properties officeooo:rsid="34fcf9e6"/>
    </style:style>
    <style:style style:name="T430" style:family="text">
      <style:text-properties officeooo:rsid="3521401e"/>
    </style:style>
    <style:style style:name="T431" style:family="text">
      <style:text-properties style:font-name="標楷體1"/>
    </style:style>
    <style:style style:name="T432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76915428" text:style-name="L1">
        <text:list-item>
          <text:list>
            <text:list-item>
              <text:p text:style-name="P140"><text:bookmark-start text:name="卦象"/>卦象<text:bookmark-end text:name="卦象"/></text:p>
              <text:list>
                <text:list-item>
                  <text:p text:style-name="P140">兩儀。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68">陽</text:p>
          </table:table-cell>
          <table:table-cell table:style-name="表格2.B1" office:value-type="string">
            <text:p text:style-name="P68">陰</text:p>
          </table:table-cell>
        </table:table-row>
        <table:table-row>
          <table:table-cell table:style-name="表格2.A2" office:value-type="string">
            <text:p text:style-name="P101">1</text:p>
          </table:table-cell>
          <table:table-cell table:style-name="表格2.B2" office:value-type="string">
            <text:p text:style-name="P101">0</text:p>
          </table:table-cell>
        </table:table-row>
      </table:table>
      <text:p text:style-name="P1"/>
      <text:list xml:id="list165516061308872" text:continue-numbering="true" text:style-name="L1">
        <text:list-item>
          <text:list>
            <text:list-item>
              <text:list>
                <text:list-item>
                  <text:p text:style-name="P140">四象。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 table:number-columns-repeated="3"/>
        <table:table-row table:style-name="表格3.1">
          <table:table-cell table:style-name="表格3.A1" office:value-type="string">
            <text:p text:style-name="P115">太陽</text:p>
          </table:table-cell>
          <table:table-cell table:style-name="表格3.A1" office:value-type="string">
            <text:p text:style-name="P115">少陽</text:p>
          </table:table-cell>
          <table:table-cell table:style-name="表格3.A1" office:value-type="string">
            <text:p text:style-name="P115">少陰</text:p>
          </table:table-cell>
          <table:table-cell table:style-name="表格3.D1" office:value-type="string">
            <text:p text:style-name="P115">太陰</text:p>
          </table:table-cell>
        </table:table-row>
        <table:table-row table:style-name="表格3.1">
          <table:table-cell table:style-name="表格3.A2" office:value-type="string">
            <text:p text:style-name="P101">11</text:p>
          </table:table-cell>
          <table:table-cell table:style-name="表格3.A2" office:value-type="string">
            <text:p text:style-name="P101">10</text:p>
          </table:table-cell>
          <table:table-cell table:style-name="表格3.A2" office:value-type="string">
            <text:p text:style-name="P101">01</text:p>
          </table:table-cell>
          <table:table-cell table:style-name="表格3.D2" office:value-type="string">
            <text:p text:style-name="P101">00</text:p>
          </table:table-cell>
        </table:table-row>
      </table:table>
      <text:p text:style-name="P139"/>
      <table:table table:name="表格5" table:style-name="表格5">
        <table:table-column table:style-name="表格5.A" table:number-columns-repeated="3"/>
        <table:table-row>
          <table:table-cell table:style-name="表格5.A1">
            <text:p text:style-name="P124"/>
          </table:table-cell>
          <table:table-cell table:style-name="表格5.B1" office:value-type="string">
            <text:p text:style-name="P124">1</text:p>
          </table:table-cell>
          <table:table-cell table:style-name="表格5.C1" office:value-type="string">
            <text:p text:style-name="P124">0</text:p>
          </table:table-cell>
        </table:table-row>
        <table:table-row>
          <table:table-cell table:style-name="表格5.A2" office:value-type="string">
            <text:p text:style-name="P124">1</text:p>
          </table:table-cell>
          <table:table-cell table:style-name="表格5.B2" office:value-type="string">
            <text:p text:style-name="P124">1 1</text:p>
          </table:table-cell>
          <table:table-cell table:style-name="表格5.C2" office:value-type="string">
            <text:p text:style-name="P124">1 0</text:p>
          </table:table-cell>
        </table:table-row>
        <table:table-row>
          <table:table-cell table:style-name="表格5.A3" office:value-type="string">
            <text:p text:style-name="P124">0</text:p>
          </table:table-cell>
          <table:table-cell table:style-name="表格5.B3" office:value-type="string">
            <text:p text:style-name="P124">0 1</text:p>
          </table:table-cell>
          <table:table-cell table:style-name="表格5.C3" office:value-type="string">
            <text:p text:style-name="P124">0 0</text:p>
          </table:table-cell>
        </table:table-row>
      </table:table>
      <text:p text:style-name="P1"/>
      <text:list xml:id="list165517060334696" text:continue-numbering="true" text:style-name="L1">
        <text:list-item>
          <text:list>
            <text:list-item>
              <text:list>
                <text:list-item>
                  <text:p text:style-name="P140">八卦。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 table:number-columns-repeated="2"/>
        <table:table-column table:style-name="表格4.C"/>
        <table:table-column table:style-name="表格4.A" table:number-columns-repeated="2"/>
        <table:table-column table:style-name="表格4.C"/>
        <table:table-column table:style-name="表格4.A"/>
        <table:table-column table:style-name="表格4.C"/>
        <table:table-row table:style-name="表格4.1">
          <table:table-cell table:style-name="表格4.A1" office:value-type="string">
            <text:p text:style-name="P115">乾</text:p>
          </table:table-cell>
          <table:table-cell table:style-name="表格4.A1" office:value-type="string">
            <text:p text:style-name="P116">巽</text:p>
          </table:table-cell>
          <table:table-cell table:style-name="表格4.A1" office:value-type="string">
            <text:p text:style-name="P116">離</text:p>
          </table:table-cell>
          <table:table-cell table:style-name="表格4.A1" office:value-type="string">
            <text:p text:style-name="P116">艮</text:p>
          </table:table-cell>
          <table:table-cell table:style-name="表格4.A1" office:value-type="string">
            <text:p text:style-name="P116">兌</text:p>
          </table:table-cell>
          <table:table-cell table:style-name="表格4.A1" office:value-type="string">
            <text:p text:style-name="P116">坎</text:p>
          </table:table-cell>
          <table:table-cell table:style-name="表格4.A1" office:value-type="string">
            <text:p text:style-name="P116">震</text:p>
          </table:table-cell>
          <table:table-cell table:style-name="表格4.H1" office:value-type="string">
            <text:p text:style-name="P116">坤</text:p>
          </table:table-cell>
        </table:table-row>
        <table:table-row table:style-name="表格4.1">
          <table:table-cell table:style-name="表格4.A2" office:value-type="string">
            <text:p text:style-name="P90">111</text:p>
          </table:table-cell>
          <table:table-cell table:style-name="表格4.A2" office:value-type="string">
            <text:p text:style-name="P90">110</text:p>
          </table:table-cell>
          <table:table-cell table:style-name="表格4.A2" office:value-type="string">
            <text:p text:style-name="P90">101</text:p>
          </table:table-cell>
          <table:table-cell table:style-name="表格4.A2" office:value-type="string">
            <text:p text:style-name="P90">100</text:p>
          </table:table-cell>
          <table:table-cell table:style-name="表格4.A2" office:value-type="string">
            <text:p text:style-name="P90">011</text:p>
          </table:table-cell>
          <table:table-cell table:style-name="表格4.A2" office:value-type="string">
            <text:p text:style-name="P90">010</text:p>
          </table:table-cell>
          <table:table-cell table:style-name="表格4.A2" office:value-type="string">
            <text:p text:style-name="P90">001</text:p>
          </table:table-cell>
          <table:table-cell table:style-name="表格4.H2" office:value-type="string">
            <text:p text:style-name="P90">000</text:p>
          </table:table-cell>
        </table:table-row>
      </table:table>
      <text:p text:style-name="P1"/>
      <table:table table:name="表格6" table:style-name="表格6">
        <table:table-column table:style-name="表格6.A"/>
        <table:table-column table:style-name="表格6.B" table:number-columns-repeated="2"/>
        <table:table-column table:style-name="表格6.D"/>
        <table:table-column table:style-name="表格6.E"/>
        <table:table-row>
          <table:table-cell table:style-name="表格6.A1" office:value-type="string">
            <text:p text:style-name="P120"/>
          </table:table-cell>
          <table:table-cell table:style-name="表格6.A1" office:value-type="string">
            <text:p text:style-name="P123">11</text:p>
          </table:table-cell>
          <table:table-cell table:style-name="表格6.A1" office:value-type="string">
            <text:p text:style-name="P123">10</text:p>
          </table:table-cell>
          <table:table-cell table:style-name="表格6.A1" office:value-type="string">
            <text:p text:style-name="P123">01</text:p>
          </table:table-cell>
          <table:table-cell table:style-name="表格6.E1" office:value-type="string">
            <text:p text:style-name="P123">00</text:p>
          </table:table-cell>
        </table:table-row>
        <table:table-row>
          <table:table-cell table:style-name="表格6.A2" office:value-type="string">
            <text:p text:style-name="P123">1</text:p>
          </table:table-cell>
          <table:table-cell table:style-name="表格6.A2" office:value-type="string">
            <text:p text:style-name="P123">1 11</text:p>
          </table:table-cell>
          <table:table-cell table:style-name="表格6.A2" office:value-type="string">
            <text:p text:style-name="P123">1 10</text:p>
          </table:table-cell>
          <table:table-cell table:style-name="表格6.A2" office:value-type="string">
            <text:p text:style-name="P123">1 01</text:p>
          </table:table-cell>
          <table:table-cell table:style-name="表格6.E2" office:value-type="string">
            <text:p text:style-name="P123">1 00</text:p>
          </table:table-cell>
        </table:table-row>
        <table:table-row>
          <table:table-cell table:style-name="表格6.A2" office:value-type="string">
            <text:p text:style-name="P123">0</text:p>
          </table:table-cell>
          <table:table-cell table:style-name="表格6.A2" office:value-type="string">
            <text:p text:style-name="P123">0 11</text:p>
          </table:table-cell>
          <table:table-cell table:style-name="表格6.A2" office:value-type="string">
            <text:p text:style-name="P123">0 10</text:p>
          </table:table-cell>
          <table:table-cell table:style-name="表格6.A2" office:value-type="string">
            <text:p text:style-name="P123">0 01</text:p>
          </table:table-cell>
          <table:table-cell table:style-name="表格6.E2" office:value-type="string">
            <text:p text:style-name="P123">0 00</text:p>
          </table:table-cell>
        </table:table-row>
      </table:table>
      <text:p text:style-name="P1"/>
      <text:list xml:id="list165516447844854" text:continue-numbering="true" text:style-name="L1">
        <text:list-item>
          <text:list>
            <text:list-item>
              <text:list>
                <text:list-item>
                  <text:p text:style-name="P150"><text:span text:style-name="T2">64</text:span>卦。</text:p>
                </text:list-item>
              </text:list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C"/>
        <table:table-column table:style-name="表格7.B"/>
        <table:table-column table:style-name="表格7.G"/>
        <table:table-column table:style-name="表格7.C"/>
        <table:table-column table:style-name="表格7.I"/>
        <table:table-row>
          <table:table-cell table:style-name="表格7.A1" office:value-type="string">
            <text:p text:style-name="P120"/>
          </table:table-cell>
          <table:table-cell table:style-name="表格7.A1" office:value-type="string">
            <text:p text:style-name="P122">111</text:p>
          </table:table-cell>
          <table:table-cell table:style-name="表格7.A1" office:value-type="string">
            <text:p text:style-name="P122">110</text:p>
          </table:table-cell>
          <table:table-cell table:style-name="表格7.A1" office:value-type="string">
            <text:p text:style-name="P122">101</text:p>
          </table:table-cell>
          <table:table-cell table:style-name="表格7.A1" office:value-type="string">
            <text:p text:style-name="P122">100</text:p>
          </table:table-cell>
          <table:table-cell table:style-name="表格7.A1" office:value-type="string">
            <text:p text:style-name="P122">011</text:p>
          </table:table-cell>
          <table:table-cell table:style-name="表格7.A1" office:value-type="string">
            <text:p text:style-name="P122">010</text:p>
          </table:table-cell>
          <table:table-cell table:style-name="表格7.A1" office:value-type="string">
            <text:p text:style-name="P122">001</text:p>
          </table:table-cell>
          <table:table-cell table:style-name="表格7.I1" office:value-type="string">
            <text:p text:style-name="P122">000</text:p>
          </table:table-cell>
        </table:table-row>
        <table:table-row>
          <table:table-cell table:style-name="表格7.A2" office:value-type="string">
            <text:p text:style-name="P121">111</text:p>
          </table:table-cell>
          <table:table-cell table:style-name="表格7.A2" office:value-type="string">
            <text:p text:style-name="P85">111 111</text:p>
          </table:table-cell>
          <table:table-cell table:style-name="表格7.A2" office:value-type="string">
            <text:p text:style-name="P87">111 <text:span text:style-name="T165">110</text:span></text:p>
          </table:table-cell>
          <table:table-cell table:style-name="表格7.A2" office:value-type="string">
            <text:p text:style-name="P87">111 <text:span text:style-name="T166">101</text:span></text:p>
          </table:table-cell>
          <table:table-cell table:style-name="表格7.A2" office:value-type="string">
            <text:p text:style-name="P87">111 <text:span text:style-name="T165">100</text:span></text:p>
          </table:table-cell>
          <table:table-cell table:style-name="表格7.A2" office:value-type="string">
            <text:p text:style-name="P87">111 <text:span text:style-name="T165">011</text:span></text:p>
          </table:table-cell>
          <table:table-cell table:style-name="表格7.A2" office:value-type="string">
            <text:p text:style-name="P88">111 <text:span text:style-name="T165">010</text:span></text:p>
          </table:table-cell>
          <table:table-cell table:style-name="表格7.A2" office:value-type="string">
            <text:p text:style-name="P88">111 <text:span text:style-name="T165">001</text:span></text:p>
          </table:table-cell>
          <table:table-cell table:style-name="表格7.I2" office:value-type="string">
            <text:p text:style-name="P88">111 <text:span text:style-name="T165">000</text:span></text:p>
          </table:table-cell>
        </table:table-row>
        <table:table-row>
          <table:table-cell table:style-name="表格7.A2" office:value-type="string">
            <text:p text:style-name="P122">110</text:p>
          </table:table-cell>
          <table:table-cell table:style-name="表格7.A2" office:value-type="string">
            <text:p text:style-name="P91">110 111</text:p>
          </table:table-cell>
          <table:table-cell table:style-name="表格7.A2" office:value-type="string">
            <text:p text:style-name="P91">110 110</text:p>
          </table:table-cell>
          <table:table-cell table:style-name="表格7.A2" office:value-type="string">
            <text:p text:style-name="P91">110 101</text:p>
          </table:table-cell>
          <table:table-cell table:style-name="表格7.A2" office:value-type="string">
            <text:p text:style-name="P91">110 100</text:p>
          </table:table-cell>
          <table:table-cell table:style-name="表格7.A2" office:value-type="string">
            <text:p text:style-name="P91">110 011</text:p>
          </table:table-cell>
          <table:table-cell table:style-name="表格7.A2" office:value-type="string">
            <text:p text:style-name="P92">110 010</text:p>
          </table:table-cell>
          <table:table-cell table:style-name="表格7.A2" office:value-type="string">
            <text:p text:style-name="P92">110 001</text:p>
          </table:table-cell>
          <table:table-cell table:style-name="表格7.I2" office:value-type="string">
            <text:p text:style-name="P92">110 000</text:p>
          </table:table-cell>
        </table:table-row>
        <table:table-row>
          <table:table-cell table:style-name="表格7.A2" office:value-type="string">
            <text:p text:style-name="P122">101</text:p>
          </table:table-cell>
          <table:table-cell table:style-name="表格7.A2" office:value-type="string">
            <text:p text:style-name="P107">101 111</text:p>
          </table:table-cell>
          <table:table-cell table:style-name="表格7.A2" office:value-type="string">
            <text:p text:style-name="P107">101 110</text:p>
          </table:table-cell>
          <table:table-cell table:style-name="表格7.A2" office:value-type="string">
            <text:p text:style-name="P107">101 101</text:p>
          </table:table-cell>
          <table:table-cell table:style-name="表格7.A2" office:value-type="string">
            <text:p text:style-name="P107">101 <text:span text:style-name="T165">100</text:span></text:p>
          </table:table-cell>
          <table:table-cell table:style-name="表格7.A2" office:value-type="string">
            <text:p text:style-name="P107">101 <text:span text:style-name="T165">011</text:span></text:p>
          </table:table-cell>
          <table:table-cell table:style-name="表格7.A2" office:value-type="string">
            <text:p text:style-name="P108">101 <text:span text:style-name="T165">010</text:span></text:p>
          </table:table-cell>
          <table:table-cell table:style-name="表格7.A2" office:value-type="string">
            <text:p text:style-name="P108">101 <text:span text:style-name="T165">001</text:span></text:p>
          </table:table-cell>
          <table:table-cell table:style-name="表格7.I2" office:value-type="string">
            <text:p text:style-name="P108">101 <text:span text:style-name="T165">000</text:span></text:p>
          </table:table-cell>
        </table:table-row>
        <table:table-row>
          <table:table-cell table:style-name="表格7.A2" office:value-type="string">
            <text:p text:style-name="P122">100</text:p>
          </table:table-cell>
          <table:table-cell table:style-name="表格7.A2" office:value-type="string">
            <text:p text:style-name="P91">100 <text:span text:style-name="T166">111</text:span></text:p>
          </table:table-cell>
          <table:table-cell table:style-name="表格7.A2" office:value-type="string">
            <text:p text:style-name="P91">100 <text:span text:style-name="T166">110</text:span></text:p>
          </table:table-cell>
          <table:table-cell table:style-name="表格7.A2" office:value-type="string">
            <text:p text:style-name="P91">100 <text:span text:style-name="T166">101</text:span></text:p>
          </table:table-cell>
          <table:table-cell table:style-name="表格7.A2" office:value-type="string">
            <text:p text:style-name="P91">100 100</text:p>
          </table:table-cell>
          <table:table-cell table:style-name="表格7.A2" office:value-type="string">
            <text:p text:style-name="P91">100 011</text:p>
          </table:table-cell>
          <table:table-cell table:style-name="表格7.A2" office:value-type="string">
            <text:p text:style-name="P92">100 010</text:p>
          </table:table-cell>
          <table:table-cell table:style-name="表格7.A2" office:value-type="string">
            <text:p text:style-name="P92">100 001</text:p>
          </table:table-cell>
          <table:table-cell table:style-name="表格7.I2" office:value-type="string">
            <text:p text:style-name="P92">100 000</text:p>
          </table:table-cell>
        </table:table-row>
        <table:table-row>
          <table:table-cell table:style-name="表格7.A2" office:value-type="string">
            <text:p text:style-name="P122">011</text:p>
          </table:table-cell>
          <table:table-cell table:style-name="表格7.A2" office:value-type="string">
            <text:p text:style-name="P92">011 <text:span text:style-name="T166">111</text:span></text:p>
          </table:table-cell>
          <table:table-cell table:style-name="表格7.A2" office:value-type="string">
            <text:p text:style-name="P92">011 <text:span text:style-name="T166">110</text:span></text:p>
          </table:table-cell>
          <table:table-cell table:style-name="表格7.A2" office:value-type="string">
            <text:p text:style-name="P92">011 <text:span text:style-name="T166">101</text:span></text:p>
          </table:table-cell>
          <table:table-cell table:style-name="表格7.A2" office:value-type="string">
            <text:p text:style-name="P92">011 100</text:p>
          </table:table-cell>
          <table:table-cell table:style-name="表格7.A2" office:value-type="string">
            <text:p text:style-name="P92">011 011</text:p>
          </table:table-cell>
          <table:table-cell table:style-name="表格7.A2" office:value-type="string">
            <text:p text:style-name="P92">011 010</text:p>
          </table:table-cell>
          <table:table-cell table:style-name="表格7.A2" office:value-type="string">
            <text:p text:style-name="P92">011 001</text:p>
          </table:table-cell>
          <table:table-cell table:style-name="表格7.I2" office:value-type="string">
            <text:p text:style-name="P92">011 000</text:p>
          </table:table-cell>
        </table:table-row>
        <table:table-row>
          <table:table-cell table:style-name="表格7.A2" office:value-type="string">
            <text:p text:style-name="P122">010</text:p>
          </table:table-cell>
          <table:table-cell table:style-name="表格7.A2" office:value-type="string">
            <text:p text:style-name="P92">010 <text:span text:style-name="T166">111</text:span></text:p>
          </table:table-cell>
          <table:table-cell table:style-name="表格7.A2" office:value-type="string">
            <text:p text:style-name="P92">010 <text:span text:style-name="T166">110</text:span></text:p>
          </table:table-cell>
          <table:table-cell table:style-name="表格7.A2" office:value-type="string">
            <text:p text:style-name="P92">010 <text:span text:style-name="T166">101</text:span></text:p>
          </table:table-cell>
          <table:table-cell table:style-name="表格7.A2" office:value-type="string">
            <text:p text:style-name="P92">010 100</text:p>
          </table:table-cell>
          <table:table-cell table:style-name="表格7.A2" office:value-type="string">
            <text:p text:style-name="P92">010 011</text:p>
          </table:table-cell>
          <table:table-cell table:style-name="表格7.A2" office:value-type="string">
            <text:p text:style-name="P92">010 010</text:p>
          </table:table-cell>
          <table:table-cell table:style-name="表格7.A2" office:value-type="string">
            <text:p text:style-name="P92">010 001</text:p>
          </table:table-cell>
          <table:table-cell table:style-name="表格7.I2" office:value-type="string">
            <text:p text:style-name="P92">010 000</text:p>
          </table:table-cell>
        </table:table-row>
        <table:table-row>
          <table:table-cell table:style-name="表格7.A2" office:value-type="string">
            <text:p text:style-name="P122">001</text:p>
          </table:table-cell>
          <table:table-cell table:style-name="表格7.A2" office:value-type="string">
            <text:p text:style-name="P92">001 <text:span text:style-name="T166">111</text:span></text:p>
          </table:table-cell>
          <table:table-cell table:style-name="表格7.A2" office:value-type="string">
            <text:p text:style-name="P92">001 <text:span text:style-name="T166">110</text:span></text:p>
          </table:table-cell>
          <table:table-cell table:style-name="表格7.A2" office:value-type="string">
            <text:p text:style-name="P92">001 <text:span text:style-name="T166">101</text:span></text:p>
          </table:table-cell>
          <table:table-cell table:style-name="表格7.A2" office:value-type="string">
            <text:p text:style-name="P92">001 100</text:p>
          </table:table-cell>
          <table:table-cell table:style-name="表格7.A2" office:value-type="string">
            <text:p text:style-name="P92">001 011</text:p>
          </table:table-cell>
          <table:table-cell table:style-name="表格7.A2" office:value-type="string">
            <text:p text:style-name="P92">001 010</text:p>
          </table:table-cell>
          <table:table-cell table:style-name="表格7.A2" office:value-type="string">
            <text:p text:style-name="P92">001 001</text:p>
          </table:table-cell>
          <table:table-cell table:style-name="表格7.I2" office:value-type="string">
            <text:p text:style-name="P92">001 000</text:p>
          </table:table-cell>
        </table:table-row>
        <table:table-row table:style-name="表格7.9">
          <table:table-cell table:style-name="表格7.A2" office:value-type="string">
            <text:p text:style-name="P121">000</text:p>
          </table:table-cell>
          <table:table-cell table:style-name="表格7.A2" office:value-type="string">
            <text:p text:style-name="P92">000 <text:span text:style-name="T166">111</text:span></text:p>
          </table:table-cell>
          <table:table-cell table:style-name="表格7.A2" office:value-type="string">
            <text:p text:style-name="P92">000 <text:span text:style-name="T166">110</text:span></text:p>
          </table:table-cell>
          <table:table-cell table:style-name="表格7.A2" office:value-type="string">
            <text:p text:style-name="P92">000 <text:span text:style-name="T166">101</text:span></text:p>
          </table:table-cell>
          <table:table-cell table:style-name="表格7.A2" office:value-type="string">
            <text:p text:style-name="P92">000 100</text:p>
          </table:table-cell>
          <table:table-cell table:style-name="表格7.A2" office:value-type="string">
            <text:p text:style-name="P92">000 011</text:p>
          </table:table-cell>
          <table:table-cell table:style-name="表格7.A2" office:value-type="string">
            <text:p text:style-name="P92">000 010</text:p>
          </table:table-cell>
          <table:table-cell table:style-name="表格7.A2" office:value-type="string">
            <text:p text:style-name="P92">000 001</text:p>
          </table:table-cell>
          <table:table-cell table:style-name="表格7.I2" office:value-type="string">
            <text:p text:style-name="P92">000 000</text:p>
          </table:table-cell>
        </table:table-row>
      </table:table>
      <text:p text:style-name="P3"/>
      <text:list xml:id="list165516253077743" text:continue-numbering="true" text:style-name="L1">
        <text:list-item>
          <text:list>
            <text:list-item>
              <text:list>
                <text:list-item>
                  <text:p text:style-name="P151">八卦五行十干<text:span text:style-name="T193">圖</text:span>。</text:p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 table:number-columns-repeated="9"/>
        <table:table-column table:style-name="表格12.J"/>
        <table:table-column table:style-name="表格12.A" table:number-columns-repeated="8"/>
        <table:table-column table:style-name="表格12.J"/>
        <table:table-row>
          <table:table-cell table:style-name="表格12.A1" office:value-type="string">
            <text:p text:style-name="P39">丑寅</text:p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40">甲乙</text:p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A1" office:value-type="string">
            <text:p text:style-name="P38"/>
          </table:table-cell>
          <table:table-cell table:style-name="表格12.S1" office:value-type="string">
            <text:p text:style-name="P41">辰巳</text:p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68"/>
          </table:table-cell>
          <table:table-cell table:style-name="表格12.A2" office:value-type="string">
            <text:p text:style-name="P68">卯</text:p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68"/>
          </table:table-cell>
          <table:table-cell table:style-name="表格12.A2" office:value-type="string">
            <text:p text:style-name="P68"/>
          </table:table-cell>
          <table:table-cell table:style-name="表格12.A2" office:value-type="string">
            <text:p text:style-name="P68">東</text:p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102"/>
          </table:table-cell>
          <table:table-cell table:style-name="表格12.A2" office:value-type="string">
            <text:p text:style-name="P102"/>
          </table:table-cell>
          <table:table-cell table:style-name="表格12.A2" office:value-type="string">
            <text:p text:style-name="P102"/>
          </table:table-cell>
          <table:table-cell table:style-name="表格12.A2" office:value-type="string">
            <text:p text:style-name="P102">春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65">100</text:p>
          </table:table-cell>
          <table:table-cell table:style-name="表格12.A2" office:value-type="string">
            <text:p text:style-name="P102"/>
          </table:table-cell>
          <table:table-cell table:style-name="表格12.A2" office:value-type="string">
            <text:p text:style-name="P102"/>
          </table:table-cell>
          <table:table-cell table:style-name="表格12.A2" office:value-type="string">
            <text:p text:style-name="P102"/>
          </table:table-cell>
          <table:table-cell table:style-name="表格12.A2" office:value-type="string">
            <text:p text:style-name="P102"/>
          </table:table-cell>
          <table:table-cell table:style-name="表格12.A2" office:value-type="string">
            <text:p text:style-name="P106">001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61">110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130">艮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131">震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132">巽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5">土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6">木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4">木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6">戊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28">壬癸</text:p>
          </table:table-cell>
          <table:table-cell table:style-name="表格12.A2" office:value-type="string">
            <text:p text:style-name="P38">子</text:p>
          </table:table-cell>
          <table:table-cell table:style-name="表格12.A2" office:value-type="string">
            <text:p text:style-name="P38">北</text:p>
          </table:table-cell>
          <table:table-cell table:style-name="表格12.A2" office:value-type="string">
            <text:p text:style-name="P49">冬</text:p>
          </table:table-cell>
          <table:table-cell table:style-name="表格12.A2" office:value-type="string">
            <text:p text:style-name="P66">010</text:p>
          </table:table-cell>
          <table:table-cell table:style-name="表格12.A2" office:value-type="string">
            <text:p text:style-name="P133">坎</text:p>
          </table:table-cell>
          <table:table-cell table:style-name="表格12.A2" office:value-type="string">
            <text:p text:style-name="P49">水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6">土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4">中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4">火</text:p>
          </table:table-cell>
          <table:table-cell table:style-name="表格12.A2" office:value-type="string">
            <text:p text:style-name="P128">離</text:p>
          </table:table-cell>
          <table:table-cell table:style-name="表格12.A2" office:value-type="string">
            <text:p text:style-name="P60">101</text:p>
          </table:table-cell>
          <table:table-cell table:style-name="表格12.A2" office:value-type="string">
            <text:p text:style-name="P54">夏</text:p>
          </table:table-cell>
          <table:table-cell table:style-name="表格12.A2" office:value-type="string">
            <text:p text:style-name="P49">南</text:p>
          </table:table-cell>
          <table:table-cell table:style-name="表格12.A2" office:value-type="string">
            <text:p text:style-name="P41">午</text:p>
          </table:table-cell>
          <table:table-cell table:style-name="表格12.S2" office:value-type="string">
            <text:p text:style-name="P26">丙丁</text:p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66"/>
          </table:table-cell>
          <table:table-cell table:style-name="表格12.A2" office:value-type="string">
            <text:p text:style-name="P57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4">己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66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>金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4">金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>土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127">乾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57"/>
          </table:table-cell>
          <table:table-cell table:style-name="表格12.A2" office:value-type="string">
            <text:p text:style-name="P134">兌</text:p>
          </table:table-cell>
          <table:table-cell table:style-name="表格12.A2" office:value-type="string">
            <text:p text:style-name="P62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129">坤</text:p>
          </table:table-cell>
          <table:table-cell table:style-name="表格12.A2" office:value-type="string">
            <text:p text:style-name="P32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67">111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66"/>
          </table:table-cell>
          <table:table-cell table:style-name="表格12.A2" office:value-type="string">
            <text:p text:style-name="P63">011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64">000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>秋</text:p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2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49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>西</text:p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27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>酉</text:p>
          </table:table-cell>
          <table:table-cell table:style-name="表格12.A2" office:value-type="string">
            <text:p text:style-name="P27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/>
          </table:table-cell>
        </table:table-row>
        <table:table-row>
          <table:table-cell table:style-name="表格12.A2" office:value-type="string">
            <text:p text:style-name="P38">戊亥</text:p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26">庚辛</text:p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A2" office:value-type="string">
            <text:p text:style-name="P38"/>
          </table:table-cell>
          <table:table-cell table:style-name="表格12.S2" office:value-type="string">
            <text:p text:style-name="P38">未申</text:p>
          </table:table-cell>
        </table:table-row>
      </table:table>
      <text:p text:style-name="P4"/>
      <text:list xml:id="list16551756638517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52"><text:span text:style-name="T197">八卦五行十干</text:span><text:span text:style-name="T198">圖</text:span><text:span text:style-name="T197">。</text:span></text:p>
                      <text:list>
                        <text:list-item>
                          <text:p text:style-name="P480">結交。</text:p>
                          <text:list>
                            <text:list-item>
                              <text:p text:style-name="P480">卦 結交 天干。</text:p>
                              <text:list>
                                <text:list-item>
                                  <text:p text:style-name="P153"><text:span text:style-name="T7">001</text:span><text:span text:style-name="T6"> </text:span><text:span text:style-name="T8">結</text:span><text:span text:style-name="T199">交 </text:span><text:span text:style-name="T197">甲乙</text:span><text:span text:style-name="T199">。</text:span></text:p>
                                </text:list-item>
                                <text:list-item>
                                  <text:p text:style-name="P153"><text:span text:style-name="T7">101</text:span><text:span text:style-name="T6"> </text:span><text:span text:style-name="T8">結</text:span><text:span text:style-name="T199">交 </text:span><text:span text:style-name="T198">丙丁</text:span><text:span text:style-name="T199">。</text:span></text:p>
                                </text:list-item>
                                <text:list-item>
                                  <text:p text:style-name="P153"><text:span text:style-name="T7">011</text:span><text:span text:style-name="T6"> </text:span><text:span text:style-name="T8">結交</text:span><text:span text:style-name="T9"> 庚辛</text:span><text:span text:style-name="T198">。</text:span></text:p>
                                </text:list-item>
                                <text:list-item>
                                  <text:p text:style-name="P154"><text:span text:style-name="T7">010</text:span><text:span text:style-name="T6"> </text:span><text:span text:style-name="T8">結交 </text:span><text:span text:style-name="T9">壬癸</text:span><text:span text:style-name="T199">。</text:span></text:p>
                                </text:list-item>
                                <text:list-item>
                                  <text:p text:style-name="P519"><text:span text:style-name="T199">震</text:span><text:span text:style-name="T197"> </text:span><text:span text:style-name="T199">結交 </text:span><text:span text:style-name="T197">甲乙</text:span><text:span text:style-name="T199">。</text:span></text:p>
                                </text:list-item>
                                <text:list-item>
                                  <text:p text:style-name="P519"><text:span text:style-name="T199">離</text:span><text:span text:style-name="T197"> </text:span><text:span text:style-name="T199">結交 </text:span><text:span text:style-name="T198">丙丁</text:span><text:span text:style-name="T199">。</text:span></text:p>
                                </text:list-item>
                                <text:list-item>
                                  <text:p text:style-name="P519"><text:span text:style-name="T198">兌</text:span><text:span text:style-name="T197"> </text:span><text:span text:style-name="T199">結交</text:span><text:span text:style-name="T198"> 庚辛。</text:span></text:p>
                                </text:list-item>
                                <text:list-item>
                                  <text:p text:style-name="P520"><text:span text:style-name="T199">坎 結交 </text:span><text:span text:style-name="T198">壬癸</text:span><text:span text:style-name="T199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1">占法。</text:p>
                  <text:list>
                    <text:list-item>
                      <text:p text:style-name="P524">納甲占法。</text:p>
                    </text:list-item>
                    <text:list-item>
                      <text:p text:style-name="P521">大衍筮<text:span text:style-name="T193">法</text:span>。</text:p>
                    </text:list-item>
                    <text:list-item>
                      <text:p text:style-name="P521">易林<text:span text:style-name="T193">占法</text:span>。</text:p>
                    </text:list-item>
                  </text:list>
                </text:list-item>
                <text:list-item>
                  <text:p text:style-name="P522"><text:span text:style-name="T193">易經</text:span> <text:span text:style-name="T349">↔</text:span><text:span text:style-name="T276"> </text:span><text:span text:style-name="T95">煉金術</text:span>。</text:p>
                  <text:list>
                    <text:list-item>
                      <text:p text:style-name="P522">天 <text:span text:style-name="T349">↔</text:span><text:span text:style-name="T276"> 風</text:span>。</text:p>
                    </text:list-item>
                    <text:list-item>
                      <text:p text:style-name="P522">人 <text:span text:style-name="T349">↔</text:span><text:span text:style-name="T276"> 水</text:span>。</text:p>
                    </text:list-item>
                    <text:list-item>
                      <text:p text:style-name="P522">地 <text:span text:style-name="T349">↔</text:span><text:span text:style-name="T276"> 地</text:span>。</text:p>
                    </text:list-item>
                  </text:list>
                </text:list-item>
                <text:list-item>
                  <text:p text:style-name="P523"><text:span text:style-name="T276">風水</text:span> <text:span text:style-name="T349">↔</text:span><text:span text:style-name="T276"> 變化。</text:span></text:p>
                </text:list-item>
              </text:list>
            </text:list-item>
            <text:list-item>
              <text:p text:style-name="P531"><text:bookmark-start text:name="納甲占法"/>納甲占法<text:bookmark-end text:name="納甲占法"/><text:span text:style-name="T268">（查表法）</text:span></text:p>
              <text:list>
                <text:list-item>
                  <text:p text:style-name="P531">八宮<text:span text:style-name="T2">64</text:span>卦表。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 table:number-columns-repeated="2"/>
        <table:table-column table:style-name="表格1.A"/>
        <table:table-column table:style-name="表格1.E"/>
        <table:table-column table:style-name="表格1.B"/>
        <table:table-column table:style-name="表格1.A"/>
        <table:table-column table:style-name="表格1.B" table:number-columns-repeated="2"/>
        <table:table-column table:style-name="表格1.E"/>
        <table:table-row>
          <table:table-cell table:style-name="表格1.A1" office:value-type="string">
            <text:p text:style-name="P69">歸魂卦</text:p>
          </table:table-cell>
          <table:table-cell table:style-name="表格1.A1" office:value-type="string">
            <text:p text:style-name="P68">遊魂卦</text:p>
          </table:table-cell>
          <table:table-cell table:style-name="表格1.A1" office:value-type="string">
            <text:p text:style-name="P70">五世卦</text:p>
          </table:table-cell>
          <table:table-cell table:style-name="表格1.A1" office:value-type="string">
            <text:p text:style-name="P70">四世卦</text:p>
          </table:table-cell>
          <table:table-cell table:style-name="表格1.A1" office:value-type="string">
            <text:p text:style-name="P70">三世卦</text:p>
          </table:table-cell>
          <table:table-cell table:style-name="表格1.A1" office:value-type="string">
            <text:p text:style-name="P70">二世卦</text:p>
          </table:table-cell>
          <table:table-cell table:style-name="表格1.A1" office:value-type="string">
            <text:p text:style-name="P70">一世卦</text:p>
          </table:table-cell>
          <table:table-cell table:style-name="表格1.A1" office:value-type="string">
            <text:p text:style-name="P70">上世卦</text:p>
          </table:table-cell>
          <table:table-cell table:style-name="表格1.A1" office:value-type="string">
            <text:p text:style-name="P68">八宮</text:p>
          </table:table-cell>
          <table:table-cell table:style-name="表格1.J1" office:value-type="string">
            <text:p text:style-name="P115">五行</text:p>
          </table:table-cell>
        </table:table-row>
        <table:table-row>
          <table:table-cell table:style-name="表格1.A2" office:value-type="string">
            <text:p text:style-name="P93">101 111</text:p>
          </table:table-cell>
          <table:table-cell table:style-name="表格1.A2" office:value-type="string">
            <text:p text:style-name="P94">101 000</text:p>
          </table:table-cell>
          <table:table-cell table:style-name="表格1.A2" office:value-type="string">
            <text:p text:style-name="P95">100 000</text:p>
          </table:table-cell>
          <table:table-cell table:style-name="表格1.A2" office:value-type="string">
            <text:p text:style-name="P96">110 000</text:p>
          </table:table-cell>
          <table:table-cell table:style-name="表格1.A2" office:value-type="string">
            <text:p text:style-name="P97">111 000</text:p>
          </table:table-cell>
          <table:table-cell table:style-name="表格1.A2" office:value-type="string">
            <text:p text:style-name="P97">111 100</text:p>
          </table:table-cell>
          <table:table-cell table:style-name="表格1.A2" office:value-type="string">
            <text:p text:style-name="P99">111 110</text:p>
          </table:table-cell>
          <table:table-cell table:style-name="表格1.A2" office:value-type="string">
            <text:p text:style-name="P85">111 111</text:p>
          </table:table-cell>
          <table:table-cell table:style-name="表格1.A2" office:value-type="string">
            <text:p text:style-name="P68">乾宮</text:p>
          </table:table-cell>
          <table:table-cell table:style-name="表格1.J2" office:value-type="string">
            <text:p text:style-name="P115">金</text:p>
          </table:table-cell>
        </table:table-row>
        <table:table-row>
          <table:table-cell table:style-name="表格1.A2" office:value-type="string">
            <text:p text:style-name="P93">011 001</text:p>
          </table:table-cell>
          <table:table-cell table:style-name="表格1.A2" office:value-type="string">
            <text:p text:style-name="P94">011 110</text:p>
          </table:table-cell>
          <table:table-cell table:style-name="表格1.A2" office:value-type="string">
            <text:p text:style-name="P95">010 110</text:p>
          </table:table-cell>
          <table:table-cell table:style-name="表格1.A2" office:value-type="string">
            <text:p text:style-name="P96">000 110</text:p>
          </table:table-cell>
          <table:table-cell table:style-name="表格1.A2" office:value-type="string">
            <text:p text:style-name="P98">001 110</text:p>
          </table:table-cell>
          <table:table-cell table:style-name="表格1.A2" office:value-type="string">
            <text:p text:style-name="P97">001 010</text:p>
          </table:table-cell>
          <table:table-cell table:style-name="表格1.A2" office:value-type="string">
            <text:p text:style-name="P99">001 000</text:p>
          </table:table-cell>
          <table:table-cell table:style-name="表格1.A2" office:value-type="string">
            <text:p text:style-name="P85">001 001</text:p>
          </table:table-cell>
          <table:table-cell table:style-name="表格1.A2" office:value-type="string">
            <text:p text:style-name="P68">震宮</text:p>
          </table:table-cell>
          <table:table-cell table:style-name="表格1.J2" office:value-type="string">
            <text:p text:style-name="P115">木</text:p>
          </table:table-cell>
        </table:table-row>
        <table:table-row>
          <table:table-cell table:style-name="表格1.A2" office:value-type="string">
            <text:p text:style-name="P93">000 010</text:p>
          </table:table-cell>
          <table:table-cell table:style-name="表格1.A2" office:value-type="string">
            <text:p text:style-name="P94">000 101</text:p>
          </table:table-cell>
          <table:table-cell table:style-name="表格1.A2" office:value-type="string">
            <text:p text:style-name="P95">001 101</text:p>
          </table:table-cell>
          <table:table-cell table:style-name="表格1.A2" office:value-type="string">
            <text:p text:style-name="P96">011 101</text:p>
          </table:table-cell>
          <table:table-cell table:style-name="表格1.A2" office:value-type="string">
            <text:p text:style-name="P98">010 101</text:p>
          </table:table-cell>
          <table:table-cell table:style-name="表格1.A2" office:value-type="string">
            <text:p text:style-name="P97">010 001</text:p>
          </table:table-cell>
          <table:table-cell table:style-name="表格1.A2" office:value-type="string">
            <text:p text:style-name="P99">010 011</text:p>
          </table:table-cell>
          <table:table-cell table:style-name="表格1.A2" office:value-type="string">
            <text:p text:style-name="P100">010 010</text:p>
          </table:table-cell>
          <table:table-cell table:style-name="表格1.A2" office:value-type="string">
            <text:p text:style-name="P68">坎宮</text:p>
          </table:table-cell>
          <table:table-cell table:style-name="表格1.J2" office:value-type="string">
            <text:p text:style-name="P115">水</text:p>
          </table:table-cell>
        </table:table-row>
        <table:table-row>
          <table:table-cell table:style-name="表格1.A2" office:value-type="string">
            <text:p text:style-name="P93">110 100</text:p>
          </table:table-cell>
          <table:table-cell table:style-name="表格1.A2" office:value-type="string">
            <text:p text:style-name="P94">110 011</text:p>
          </table:table-cell>
          <table:table-cell table:style-name="表格1.A2" office:value-type="string">
            <text:p text:style-name="P95">111 011</text:p>
          </table:table-cell>
          <table:table-cell table:style-name="表格1.A2" office:value-type="string">
            <text:p text:style-name="P96">101 011</text:p>
          </table:table-cell>
          <table:table-cell table:style-name="表格1.A2" office:value-type="string">
            <text:p text:style-name="P98">100 011</text:p>
          </table:table-cell>
          <table:table-cell table:style-name="表格1.A2" office:value-type="string">
            <text:p text:style-name="P97">100 111</text:p>
          </table:table-cell>
          <table:table-cell table:style-name="表格1.A2" office:value-type="string">
            <text:p text:style-name="P99">100 101</text:p>
          </table:table-cell>
          <table:table-cell table:style-name="表格1.A2" office:value-type="string">
            <text:p text:style-name="P100">100 100</text:p>
          </table:table-cell>
          <table:table-cell table:style-name="表格1.A2" office:value-type="string">
            <text:p text:style-name="P68">艮宮</text:p>
          </table:table-cell>
          <table:table-cell table:style-name="表格1.J2" office:value-type="string">
            <text:p text:style-name="P115">土</text:p>
          </table:table-cell>
        </table:table-row>
        <table:table-row>
          <table:table-cell table:style-name="表格1.A2" office:value-type="string">
            <text:p text:style-name="P93">010 000</text:p>
          </table:table-cell>
          <table:table-cell table:style-name="表格1.A2" office:value-type="string">
            <text:p text:style-name="P94">010 111</text:p>
          </table:table-cell>
          <table:table-cell table:style-name="表格1.A2" office:value-type="string">
            <text:p text:style-name="P95">011 111</text:p>
          </table:table-cell>
          <table:table-cell table:style-name="表格1.A2" office:value-type="string">
            <text:p text:style-name="P96">001 111</text:p>
          </table:table-cell>
          <table:table-cell table:style-name="表格1.A2" office:value-type="string">
            <text:p text:style-name="P98">000 111</text:p>
          </table:table-cell>
          <table:table-cell table:style-name="表格1.A2" office:value-type="string">
            <text:p text:style-name="P97">000 011</text:p>
          </table:table-cell>
          <table:table-cell table:style-name="表格1.A2" office:value-type="string">
            <text:p text:style-name="P99">000 001</text:p>
          </table:table-cell>
          <table:table-cell table:style-name="表格1.A2" office:value-type="string">
            <text:p text:style-name="P100">000 000</text:p>
          </table:table-cell>
          <table:table-cell table:style-name="表格1.A2" office:value-type="string">
            <text:p text:style-name="P68">坤宮</text:p>
          </table:table-cell>
          <table:table-cell table:style-name="表格1.J2" office:value-type="string">
            <text:p text:style-name="P117">土</text:p>
          </table:table-cell>
        </table:table-row>
        <table:table-row>
          <table:table-cell table:style-name="表格1.A2" office:value-type="string">
            <text:p text:style-name="P93">100 110</text:p>
          </table:table-cell>
          <table:table-cell table:style-name="表格1.A2" office:value-type="string">
            <text:p text:style-name="P94">100 001</text:p>
          </table:table-cell>
          <table:table-cell table:style-name="表格1.A2" office:value-type="string">
            <text:p text:style-name="P95">101 001</text:p>
          </table:table-cell>
          <table:table-cell table:style-name="表格1.A2" office:value-type="string">
            <text:p text:style-name="P96">111 001</text:p>
          </table:table-cell>
          <table:table-cell table:style-name="表格1.A2" office:value-type="string">
            <text:p text:style-name="P98">110 001</text:p>
          </table:table-cell>
          <table:table-cell table:style-name="表格1.A2" office:value-type="string">
            <text:p text:style-name="P97">110 101</text:p>
          </table:table-cell>
          <table:table-cell table:style-name="表格1.A2" office:value-type="string">
            <text:p text:style-name="P99">110 111</text:p>
          </table:table-cell>
          <table:table-cell table:style-name="表格1.A2" office:value-type="string">
            <text:p text:style-name="P100">110 110</text:p>
          </table:table-cell>
          <table:table-cell table:style-name="表格1.A2" office:value-type="string">
            <text:p text:style-name="P68">巽卦</text:p>
          </table:table-cell>
          <table:table-cell table:style-name="表格1.J2" office:value-type="string">
            <text:p text:style-name="P117">木</text:p>
          </table:table-cell>
        </table:table-row>
        <table:table-row>
          <table:table-cell table:style-name="表格1.A2" office:value-type="string">
            <text:p text:style-name="P93">111 101</text:p>
          </table:table-cell>
          <table:table-cell table:style-name="表格1.A2" office:value-type="string">
            <text:p text:style-name="P94">111 010</text:p>
          </table:table-cell>
          <table:table-cell table:style-name="表格1.A2" office:value-type="string">
            <text:p text:style-name="P95">110 010</text:p>
          </table:table-cell>
          <table:table-cell table:style-name="表格1.A2" office:value-type="string">
            <text:p text:style-name="P96">100 010</text:p>
          </table:table-cell>
          <table:table-cell table:style-name="表格1.A2" office:value-type="string">
            <text:p text:style-name="P98">101 010</text:p>
          </table:table-cell>
          <table:table-cell table:style-name="表格1.A2" office:value-type="string">
            <text:p text:style-name="P97">101 110</text:p>
          </table:table-cell>
          <table:table-cell table:style-name="表格1.A2" office:value-type="string">
            <text:p text:style-name="P99">101 100</text:p>
          </table:table-cell>
          <table:table-cell table:style-name="表格1.A2" office:value-type="string">
            <text:p text:style-name="P100">101 101</text:p>
          </table:table-cell>
          <table:table-cell table:style-name="表格1.A2" office:value-type="string">
            <text:p text:style-name="P68">離宮</text:p>
          </table:table-cell>
          <table:table-cell table:style-name="表格1.J2" office:value-type="string">
            <text:p text:style-name="P115">火</text:p>
          </table:table-cell>
        </table:table-row>
        <table:table-row>
          <table:table-cell table:style-name="表格1.A2" office:value-type="string">
            <text:p text:style-name="P93">001 011</text:p>
          </table:table-cell>
          <table:table-cell table:style-name="表格1.A2" office:value-type="string">
            <text:p text:style-name="P94">001 100</text:p>
          </table:table-cell>
          <table:table-cell table:style-name="表格1.A2" office:value-type="string">
            <text:p text:style-name="P95">000 100</text:p>
          </table:table-cell>
          <table:table-cell table:style-name="表格1.A2" office:value-type="string">
            <text:p text:style-name="P96">010 100</text:p>
          </table:table-cell>
          <table:table-cell table:style-name="表格1.A2" office:value-type="string">
            <text:p text:style-name="P98">011 100</text:p>
          </table:table-cell>
          <table:table-cell table:style-name="表格1.A2" office:value-type="string">
            <text:p text:style-name="P97">011 000</text:p>
          </table:table-cell>
          <table:table-cell table:style-name="表格1.A2" office:value-type="string">
            <text:p text:style-name="P99">011 010</text:p>
          </table:table-cell>
          <table:table-cell table:style-name="表格1.A2" office:value-type="string">
            <text:p text:style-name="P100">011 011</text:p>
          </table:table-cell>
          <table:table-cell table:style-name="表格1.A2" office:value-type="string">
            <text:p text:style-name="P71">兌宮</text:p>
          </table:table-cell>
          <table:table-cell table:style-name="表格1.J2" office:value-type="string">
            <text:p text:style-name="P117">金</text:p>
          </table:table-cell>
        </table:table-row>
        <table:table-row>
          <table:table-cell table:style-name="表格1.J2" table:number-columns-spanned="10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2">三爻</text:p>
          </table:table-cell>
          <table:table-cell table:style-name="表格1.A2" office:value-type="string">
            <text:p text:style-name="P72">四爻</text:p>
          </table:table-cell>
          <table:table-cell table:style-name="表格1.A2" office:value-type="string">
            <text:p text:style-name="P72">五爻</text:p>
          </table:table-cell>
          <table:table-cell table:style-name="表格1.A2" office:value-type="string">
            <text:p text:style-name="P72">四爻</text:p>
          </table:table-cell>
          <table:table-cell table:style-name="表格1.A2" office:value-type="string">
            <text:p text:style-name="P72">三爻</text:p>
          </table:table-cell>
          <table:table-cell table:style-name="表格1.A2" office:value-type="string">
            <text:p text:style-name="P72">二爻</text:p>
          </table:table-cell>
          <table:table-cell table:style-name="表格1.A2" office:value-type="string">
            <text:p text:style-name="P72">一爻</text:p>
          </table:table-cell>
          <table:table-cell table:style-name="表格1.A2" office:value-type="string">
            <text:p text:style-name="P72">上爻</text:p>
          </table:table-cell>
          <table:table-cell table:style-name="表格1.J2" table:number-columns-spanned="2" office:value-type="string">
            <text:p text:style-name="P125">世爻</text:p>
          </table:table-cell>
          <table:covered-table-cell/>
        </table:table-row>
        <table:table-row>
          <table:table-cell table:style-name="表格1.A2" office:value-type="string">
            <text:p text:style-name="P72">上爻</text:p>
          </table:table-cell>
          <table:table-cell table:style-name="表格1.A2" office:value-type="string">
            <text:p text:style-name="P73">一爻</text:p>
          </table:table-cell>
          <table:table-cell table:style-name="表格1.A2" office:value-type="string">
            <text:p text:style-name="P72">二爻</text:p>
          </table:table-cell>
          <table:table-cell table:style-name="表格1.A2" office:value-type="string">
            <text:p text:style-name="P72">一爻</text:p>
          </table:table-cell>
          <table:table-cell table:style-name="表格1.A2" office:value-type="string">
            <text:p text:style-name="P72">上爻</text:p>
          </table:table-cell>
          <table:table-cell table:style-name="表格1.A2" office:value-type="string">
            <text:p text:style-name="P72">五爻</text:p>
          </table:table-cell>
          <table:table-cell table:style-name="表格1.A2" office:value-type="string">
            <text:p text:style-name="P72">四爻</text:p>
          </table:table-cell>
          <table:table-cell table:style-name="表格1.A2" office:value-type="string">
            <text:p text:style-name="P72">三爻</text:p>
          </table:table-cell>
          <table:table-cell table:style-name="表格1.J2" table:number-columns-spanned="2" office:value-type="string">
            <text:p text:style-name="P125">應爻</text:p>
          </table:table-cell>
          <table:covered-table-cell/>
        </table:table-row>
      </table:table>
      <text:list xml:id="list165517946674325" text:continue-numbering="true" text:style-name="L1">
        <text:list-item>
          <text:list>
            <text:list-item>
              <text:list>
                <text:list-item>
                  <text:p text:style-name="P141"><text:span text:style-name="T5">1</text:span><text:span text:style-name="T4"> </text:span><text:span text:style-name="T350">↔</text:span><text:span text:style-name="T5"> </text:span><text:span text:style-name="T4">陽</text:span>爻<text:span text:style-name="T1">。</text:span></text:p>
                </text:list-item>
                <text:list-item>
                  <text:p text:style-name="P141"><text:span text:style-name="T3">0</text:span><text:span text:style-name="T2"> </text:span><text:span text:style-name="T350">↔</text:span><text:span text:style-name="T3"> </text:span><text:span text:style-name="T2">陰爻</text:span><text:span text:style-name="T1">。</text:span></text:p>
                  <text:list>
                    <text:list-item>
                      <text:p text:style-name="P142">明顯例子，已知，震宮的 上世卦 <text:span text:style-name="T4">是 001 001</text:span>。</text:p>
                      <text:list>
                        <text:list-item>
                          <text:p text:style-name="P143">震宮的 上世卦 <text:span text:style-name="T4">是 </text:span><text:span text:style-name="T2">陰爻、陰爻、陽</text:span>爻<text:span text:style-name="T2"> 陰爻、陰爻、陽</text:span>爻。</text:p>
                          <text:list>
                            <text:list-item>
                              <text:p text:style-name="P144">震宮的 上世卦 有 <text:span text:style-name="T192">六個爻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5"><text:span text:style-name="T3">000 → 001 → 011 → 111 → 101 → 100 → 110 → 010</text:span><text:span text:style-name="T1">。</text:span></text:p>
                </text:list-item>
                <text:list-item>
                  <text:p text:style-name="P145">應爻。</text:p>
                  <text:list>
                    <text:list-item>
                      <text:p text:style-name="P145">生世爻。</text:p>
                    </text:list-item>
                    <text:list-item>
                      <text:p text:style-name="P145">克世爻。</text:p>
                    </text:list-item>
                    <text:list-item>
                      <text:p text:style-name="P146">世爻合。</text:p>
                    </text:list-item>
                    <text:list-item>
                      <text:p text:style-name="P147">世爻沖。</text:p>
                    </text:list-item>
                  </text:list>
                </text:list-item>
                <text:list-item>
                  <text:p text:style-name="P147">納甲 是 納天干。</text:p>
                  <text:list>
                    <text:list-item>
                      <text:p text:style-name="P148">天干 是 十天干。</text:p>
                    </text:list-item>
                    <text:list-item>
                      <text:p text:style-name="P149">天干 是 甲、乙、丙、丁、戊、己、庚、辛、壬、<text:span text:style-name="T197">癸</text:span>。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B" table:number-columns-repeated="3"/>
        <table:table-column table:style-name="表格9.C"/>
        <table:table-column table:style-name="表格9.D"/>
        <table:table-column table:style-name="表格9.J"/>
        <table:table-row>
          <table:table-cell table:style-name="表格9.A1" table:number-columns-spanned="10" office:value-type="string">
            <text:p text:style-name="P118">八卦納<text:span text:style-name="T171">十干</text:span>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9.A2" table:number-columns-spanned="5" office:value-type="string">
            <text:p text:style-name="P119">陽卦 納 陽<text:span text:style-name="T171">干</text:span></text:p>
          </table:table-cell>
          <table:covered-table-cell/>
          <table:covered-table-cell/>
          <table:covered-table-cell/>
          <table:covered-table-cell/>
          <table:table-cell table:style-name="表格9.F2" table:number-columns-spanned="5" office:value-type="string">
            <text:p text:style-name="P119">陰卦 納 陰<text:span text:style-name="T171">干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9.3">
          <table:table-cell table:style-name="表格9.A2" office:value-type="string">
            <text:p text:style-name="P118">乾</text:p>
            <text:p text:style-name="P118">納</text:p>
            <text:p text:style-name="P109">甲</text:p>
          </table:table-cell>
          <table:table-cell table:style-name="表格9.A2" office:value-type="string">
            <text:p text:style-name="P118">艮</text:p>
            <text:p text:style-name="P118">納</text:p>
            <text:p text:style-name="P109">丙</text:p>
          </table:table-cell>
          <table:table-cell table:style-name="表格9.A2" office:value-type="string">
            <text:p text:style-name="P118">坎</text:p>
            <text:p text:style-name="P118">納</text:p>
            <text:p text:style-name="P109">戊</text:p>
          </table:table-cell>
          <table:table-cell table:style-name="表格9.A2" office:value-type="string">
            <text:p text:style-name="P118">震</text:p>
            <text:p text:style-name="P118">納</text:p>
            <text:p text:style-name="P109">庚</text:p>
          </table:table-cell>
          <table:table-cell table:style-name="表格9.A2" office:value-type="string">
            <text:p text:style-name="P118">乾</text:p>
            <text:p text:style-name="P118">納</text:p>
            <text:p text:style-name="P109">壬</text:p>
          </table:table-cell>
          <table:table-cell table:style-name="表格9.A2" office:value-type="string">
            <text:p text:style-name="P118">坤</text:p>
            <text:p text:style-name="P118">納</text:p>
            <text:p text:style-name="P109">乙</text:p>
          </table:table-cell>
          <table:table-cell table:style-name="表格9.A2" office:value-type="string">
            <text:p text:style-name="P118">兌</text:p>
            <text:p text:style-name="P118">納</text:p>
            <text:p text:style-name="P109">丁</text:p>
          </table:table-cell>
          <table:table-cell table:style-name="表格9.A2" office:value-type="string">
            <text:p text:style-name="P118">離</text:p>
            <text:p text:style-name="P118">納</text:p>
            <text:p text:style-name="P109">己</text:p>
          </table:table-cell>
          <table:table-cell table:style-name="表格9.A2" office:value-type="string">
            <text:p text:style-name="P118">巽</text:p>
            <text:p text:style-name="P118">納</text:p>
            <text:p text:style-name="P109">辛</text:p>
          </table:table-cell>
          <table:table-cell table:style-name="表格9.F2" office:value-type="string">
            <text:p text:style-name="P118">坤</text:p>
            <text:p text:style-name="P118">納</text:p>
            <text:p text:style-name="P110">癸 </text:p>
          </table:table-cell>
        </table:table-row>
      </table:table>
      <text:p text:style-name="P2"/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B" table:number-columns-repeated="2"/>
        <table:table-column table:style-name="表格10.F"/>
        <table:table-column table:style-name="表格10.B"/>
        <table:table-column table:style-name="表格10.C"/>
        <table:table-column table:style-name="表格10.B"/>
        <table:table-column table:style-name="表格10.J"/>
        <table:table-row>
          <table:table-cell table:style-name="表格10.A1" table:number-columns-spanned="10" office:value-type="string">
            <text:p text:style-name="P126">八卦納<text:span text:style-name="T171">十干</text:span>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0.A2" table:number-columns-spanned="5" office:value-type="string">
            <text:p text:style-name="P79">陽卦 納 陽<text:span text:style-name="T171">干</text:span></text:p>
          </table:table-cell>
          <table:covered-table-cell/>
          <table:covered-table-cell/>
          <table:covered-table-cell/>
          <table:covered-table-cell/>
          <table:table-cell table:style-name="表格10.F2" table:number-columns-spanned="5" office:value-type="string">
            <text:p text:style-name="P79">陰卦 納 陰<text:span text:style-name="T171">干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0.3">
          <table:table-cell table:style-name="表格10.A2" office:value-type="string">
            <text:p text:style-name="P89">111</text:p>
            <text:p text:style-name="P74">納</text:p>
            <text:p text:style-name="P29">甲</text:p>
          </table:table-cell>
          <table:table-cell table:style-name="表格10.A2" office:value-type="string">
            <text:p text:style-name="P89">100</text:p>
            <text:p text:style-name="P74">納</text:p>
            <text:p text:style-name="P29">丙</text:p>
          </table:table-cell>
          <table:table-cell table:style-name="表格10.A2" office:value-type="string">
            <text:p text:style-name="P89">010</text:p>
            <text:p text:style-name="P74">納</text:p>
            <text:p text:style-name="P29">戊</text:p>
          </table:table-cell>
          <table:table-cell table:style-name="表格10.A2" office:value-type="string">
            <text:p text:style-name="P89">001</text:p>
            <text:p text:style-name="P74">納</text:p>
            <text:p text:style-name="P29">庚</text:p>
          </table:table-cell>
          <table:table-cell table:style-name="表格10.A2" office:value-type="string">
            <text:p text:style-name="P89">111</text:p>
            <text:p text:style-name="P74">納</text:p>
            <text:p text:style-name="P29">壬</text:p>
          </table:table-cell>
          <table:table-cell table:style-name="表格10.A2" office:value-type="string">
            <text:p text:style-name="P89">000</text:p>
            <text:p text:style-name="P74">納</text:p>
            <text:p text:style-name="P29">乙</text:p>
          </table:table-cell>
          <table:table-cell table:style-name="表格10.A2" office:value-type="string">
            <text:p text:style-name="P89">011</text:p>
            <text:p text:style-name="P74">納</text:p>
            <text:p text:style-name="P29">丁</text:p>
          </table:table-cell>
          <table:table-cell table:style-name="表格10.A2" office:value-type="string">
            <text:p text:style-name="P89">101</text:p>
            <text:p text:style-name="P74">納</text:p>
            <text:p text:style-name="P29">己</text:p>
          </table:table-cell>
          <table:table-cell table:style-name="表格10.A2" office:value-type="string">
            <text:p text:style-name="P89">110</text:p>
            <text:p text:style-name="P74">納</text:p>
            <text:p text:style-name="P29">辛</text:p>
          </table:table-cell>
          <table:table-cell table:style-name="表格10.F2" office:value-type="string">
            <text:p text:style-name="P89">000</text:p>
            <text:p text:style-name="P74">納</text:p>
            <text:p text:style-name="P28">癸</text:p>
          </table:table-cell>
        </table:table-row>
      </table:table>
      <text:p text:style-name="P20"/>
      <text:list xml:id="list16551785765934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55"><text:span text:style-name="T199">八卦納</text:span><text:span text:style-name="T198">十干</text:span><text:span text:style-name="T199">表</text:span><text:span text:style-name="T200">的 根基 不是 </text:span><text:span text:style-name="T197">八卦五行十干</text:span><text:span text:style-name="T198">圖</text:span><text:span text:style-name="T197">。</text:span></text:p>
                    </text:list-item>
                    <text:list-item>
                      <text:p text:style-name="P156"><text:span text:style-name="T199">八卦納</text:span><text:span text:style-name="T198">十干</text:span><text:span text:style-name="T199">表</text:span><text:span text:style-name="T200">的 根基 是 月相。</text:span></text:p>
                      <text:list>
                        <text:list-item>
                          <text:p text:style-name="P156"><text:span text:style-name="T200">月相 是 </text:span><text:span text:style-name="T198">月亮的 亮、暗 狀態、現象</text:span><text:span text:style-name="T197">。</text:span></text:p>
                        </text:list-item>
                        <text:list-item>
                          <text:p text:style-name="P481">月相 是 月亮 在 黃昏時分、黎明時分 的 方位。</text:p>
                          <text:list>
                            <text:list-item>
                              <text:p text:style-name="P482">黃昏時分的 方位。</text:p>
                              <text:list>
                                <text:list-item>
                                  <text:p text:style-name="P163"><text:span text:style-name="T91">001</text:span><text:span text:style-name="T197">。</text:span></text:p>
                                </text:list-item>
                                <text:list-item>
                                  <text:p text:style-name="P163"><text:span text:style-name="T91">011</text:span><text:span text:style-name="T197">。</text:span></text:p>
                                </text:list-item>
                                <text:list-item>
                                  <text:p text:style-name="P163"><text:span text:style-name="T91">111</text:span><text:span text:style-name="T197">。</text:span></text:p>
                                </text:list-item>
                              </text:list>
                            </text:list-item>
                            <text:list-item>
                              <text:p text:style-name="P481">黎明時分的 方位。</text:p>
                              <text:list>
                                <text:list-item>
                                  <text:p text:style-name="P163"><text:span text:style-name="T91">110</text:span><text:span text:style-name="T197">。</text:span></text:p>
                                </text:list-item>
                                <text:list-item>
                                  <text:p text:style-name="P163"><text:span text:style-name="T91">100</text:span><text:span text:style-name="T197">。</text:span></text:p>
                                </text:list-item>
                                <text:list-item>
                                  <text:p text:style-name="P163"><text:span text:style-name="T91">000</text:span><text:span text:style-name="T19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6">月相變化圖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 table:number-columns-repeated="7"/>
        <table:table-column table:style-name="表格8.I"/>
        <table:table-row>
          <table:table-cell table:style-name="表格8.A1" office:value-type="string">
            <text:p text:style-name="P68"/>
          </table:table-cell>
          <table:table-cell table:style-name="表格8.A1" office:value-type="string">
            <text:p text:style-name="P68"/>
          </table:table-cell>
          <table:table-cell table:style-name="表格8.A1" office:value-type="string">
            <text:p text:style-name="P68"/>
          </table:table-cell>
          <table:table-cell table:style-name="表格8.A1" office:value-type="string">
            <text:p text:style-name="P68"/>
          </table:table-cell>
          <table:table-cell table:style-name="表格8.A1" office:value-type="string">
            <text:p text:style-name="P68">滿月</text:p>
          </table:table-cell>
          <table:table-cell table:style-name="表格8.A1" office:value-type="string">
            <text:p text:style-name="P68"/>
          </table:table-cell>
          <table:table-cell table:style-name="表格8.A1" office:value-type="string">
            <text:p text:style-name="P68"/>
          </table:table-cell>
          <table:table-cell table:style-name="表格8.A1" office:value-type="string">
            <text:p text:style-name="P68"/>
          </table:table-cell>
          <table:table-cell table:style-name="表格8.I1" office:value-type="string">
            <text:p text:style-name="P68"/>
          </table:table-cell>
        </table:table-row>
        <table:table-row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35">乾</text:p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35">坤</text:p>
          </table:table-cell>
          <table:table-cell table:style-name="表格8.I2" office:value-type="string">
            <text:p text:style-name="P68"/>
          </table:table-cell>
        </table:table-row>
        <table:table-row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3">111</text:p>
          </table:table-cell>
          <table:table-cell table:style-name="表格8.A2" office:value-type="string">
            <text:p text:style-name="P137">東</text:p>
          </table:table-cell>
          <table:table-cell table:style-name="表格8.A2" office:value-type="string">
            <text:p text:style-name="P104">000</text:p>
          </table:table-cell>
          <table:table-cell table:style-name="表格8.A2" office:value-type="string">
            <text:p text:style-name="P68"/>
          </table:table-cell>
          <table:table-cell table:style-name="表格8.I2" office:value-type="string">
            <text:p text:style-name="P68"/>
          </table:table-cell>
        </table:table-row>
        <table:table-row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37">北</text:p>
          </table:table-cell>
          <table:table-cell table:style-name="表格8.A2" office:value-type="string">
            <text:p text:style-name="P19">癸</text:p>
          </table:table-cell>
          <table:table-cell table:style-name="表格8.A2" office:value-type="string">
            <text:p text:style-name="P102">甲</text:p>
          </table:table-cell>
          <table:table-cell table:style-name="表格8.A2" office:value-type="string">
            <text:p text:style-name="P102">乙</text:p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68"/>
          </table:table-cell>
          <table:table-cell table:style-name="表格8.I2" office:value-type="string">
            <text:p text:style-name="P68"/>
          </table:table-cell>
        </table:table-row>
        <table:table-row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30">壬</text:p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2">丙</text:p>
          </table:table-cell>
          <table:table-cell table:style-name="表格8.A2" office:value-type="string">
            <text:p text:style-name="P104">100</text:p>
          </table:table-cell>
          <table:table-cell table:style-name="表格8.A2" office:value-type="string">
            <text:p text:style-name="P136">艮</text:p>
          </table:table-cell>
          <table:table-cell table:style-name="表格8.I2" office:value-type="string">
            <text:p text:style-name="P68">下弦月</text:p>
          </table:table-cell>
        </table:table-row>
        <table:table-row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30">辛</text:p>
          </table:table-cell>
          <table:table-cell table:style-name="表格8.A2" office:value-type="string">
            <text:p text:style-name="P30">庚</text:p>
          </table:table-cell>
          <table:table-cell table:style-name="表格8.A2" office:value-type="string">
            <text:p text:style-name="P102">丁</text:p>
          </table:table-cell>
          <table:table-cell table:style-name="表格8.A2" office:value-type="string">
            <text:p text:style-name="P137">南</text:p>
          </table:table-cell>
          <table:table-cell table:style-name="表格8.A2" office:value-type="string">
            <text:p text:style-name="P68"/>
          </table:table-cell>
          <table:table-cell table:style-name="表格8.I2" office:value-type="string">
            <text:p text:style-name="P68"/>
          </table:table-cell>
        </table:table-row>
        <table:table-row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04">110</text:p>
          </table:table-cell>
          <table:table-cell table:style-name="表格8.A2" office:value-type="string">
            <text:p text:style-name="P137">西</text:p>
          </table:table-cell>
          <table:table-cell table:style-name="表格8.A2" office:value-type="string">
            <text:p text:style-name="P104">001</text:p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4">011</text:p>
          </table:table-cell>
          <table:table-cell table:style-name="表格8.A2" office:value-type="string">
            <text:p text:style-name="P68"/>
          </table:table-cell>
          <table:table-cell table:style-name="表格8.I2" office:value-type="string">
            <text:p text:style-name="P68"/>
          </table:table-cell>
        </table:table-row>
        <table:table-row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36">巽</text:p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37">震</text:p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36">兌</text:p>
          </table:table-cell>
          <table:table-cell table:style-name="表格8.I2" office:value-type="string">
            <text:p text:style-name="P68"/>
          </table:table-cell>
        </table:table-row>
        <table:table-row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68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2">新月</text:p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102"/>
          </table:table-cell>
          <table:table-cell table:style-name="表格8.A2" office:value-type="string">
            <text:p text:style-name="P68"/>
          </table:table-cell>
          <table:table-cell table:style-name="表格8.I2" office:value-type="string">
            <text:p text:style-name="P80">上弦月</text:p>
          </table:table-cell>
        </table:table-row>
      </table:table>
      <text:p text:style-name="P5"/>
      <text:list xml:id="list16551778161523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57">八卦納<text:span text:style-name="T193">十干</text:span>表 映射到 上卦、下卦。</text:p>
                      <text:list>
                        <text:list-item>
                          <text:p text:style-name="P157">明顯例子，<text:span text:style-name="T197">乾 納</text:span><text:span text:style-name="T6"> </text:span><text:span text:style-name="T198">壬</text:span><text:span text:style-name="T6"> </text:span><text:span text:style-name="T351">↔</text:span><text:span text:style-name="T6"> </text:span><text:span text:style-name="T4">111 納</text:span> <text:span text:style-name="T193">壬。</text:span></text:p>
                        </text:list-item>
                        <text:list-item>
                          <text:p text:style-name="P514"><text:span text:style-name="T172">明顯例子，</text:span><text:span text:style-name="T174">乾 納</text:span><text:span text:style-name="T182"> 甲 </text:span><text:span text:style-name="T191">↔</text:span><text:span text:style-name="T182"> </text:span><text:span text:style-name="T190">111 納</text:span><text:span text:style-name="T172"> 甲</text:span><text:span text:style-name="T171">。</text:span></text:p>
                        </text:list-item>
                        <text:list-item>
                          <text:p text:style-name="P514"><text:span text:style-name="T172">明顯例子，艮</text:span><text:span text:style-name="T174"> 納</text:span><text:span text:style-name="T182"> </text:span><text:span text:style-name="T175">丙</text:span><text:span text:style-name="T182"> </text:span><text:span text:style-name="T191">↔</text:span><text:span text:style-name="T182"> </text:span><text:span text:style-name="T183">110</text:span><text:span text:style-name="T190"> 納</text:span><text:span text:style-name="T172"> </text:span><text:span text:style-name="T171">丙。</text:span></text:p>
                        </text:list-item>
                        <text:list-item>
                          <text:p text:style-name="P515"><text:span text:style-name="T176">陽卦</text:span><text:span text:style-name="T182"> </text:span><text:span text:style-name="T191">↔</text:span><text:span text:style-name="T182"> 順行 納陽地支。</text:span></text:p>
                          <text:list>
                            <text:list-item>
                              <text:p text:style-name="P516"><text:span text:style-name="T174">明顯例子，乾 是 </text:span><text:span text:style-name="T176">陽卦。</text:span></text:p>
                            </text:list-item>
                            <text:list-item>
                              <text:p text:style-name="P517"><text:span text:style-name="T182">順行 納陽地支 是 </text:span><text:span text:style-name="T177">子→寅→辰。</text:span></text:p>
                            </text:list-item>
                            <text:list-item>
                              <text:p text:style-name="P517"><text:span text:style-name="T182">順行 納陽地支 是 </text:span><text:span text:style-name="T175">午</text:span><text:span text:style-name="T177">→</text:span><text:span text:style-name="T175">申</text:span><text:span text:style-name="T177">→</text:span><text:span text:style-name="T175">戊</text:span><text:span text:style-name="T182">。</text:span></text:p>
                              <text:list>
                                <text:list-item>
                                  <text:p text:style-name="P542"><text:span text:style-name="T184">地支</text:span><text:span text:style-name="T182">，</text:span><text:span text:style-name="T177">子丑寅</text:span><text:span text:style-name="T175">卯</text:span><text:span text:style-name="T177">辰巳 </text:span><text:span text:style-name="T175">午未申酉戊亥</text:span><text:span text:style-name="T182">。</text:span></text:p>
                                </text:list-item>
                              </text:list>
                            </text:list-item>
                            <text:list-item>
                              <text:p text:style-name="P528"><text:span text:style-name="T176">陽干 是 </text:span><text:span text:style-name="T185">甲、</text:span><text:span text:style-name="T178">丙</text:span><text:span text:style-name="T185">、</text:span><text:span text:style-name="T179">戊</text:span><text:span text:style-name="T185">、</text:span><text:span text:style-name="T175">庚</text:span><text:span text:style-name="T185">、</text:span><text:span text:style-name="T175">壬</text:span><text:span text:style-name="T184">。</text:span></text:p>
                              <text:list>
                                <text:list-item>
                                  <text:p text:style-name="P530"><text:span text:style-name="T184">天干，</text:span><text:span text:style-name="T185">甲乙</text:span><text:span text:style-name="T186">丙</text:span><text:span text:style-name="T187">丁戊</text:span><text:span text:style-name="T185">己</text:span><text:span text:style-name="T188">庚辛壬</text:span><text:span text:style-name="T175">癸</text:span><text:span text:style-name="T184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6"><text:span text:style-name="T176">陰卦</text:span><text:span text:style-name="T182"> </text:span><text:span text:style-name="T191">↔</text:span><text:span text:style-name="T182"> 逆行 納</text:span><text:span text:style-name="T176">陰</text:span><text:span text:style-name="T182">地支。</text:span></text:p>
                          <text:list>
                            <text:list-item>
                              <text:p text:style-name="P518"><text:span text:style-name="T174">明顯例子，兌 是 </text:span><text:span text:style-name="T176">陰卦。</text:span></text:p>
                            </text:list-item>
                            <text:list-item>
                              <text:p text:style-name="P517"><text:span text:style-name="T182">逆行 納</text:span><text:span text:style-name="T176">陰</text:span><text:span text:style-name="T182">地支 是 </text:span><text:span text:style-name="T177">丑←</text:span><text:span text:style-name="T175">卯</text:span><text:span text:style-name="T177">←巳。</text:span></text:p>
                            </text:list-item>
                            <text:list-item>
                              <text:p text:style-name="P517"><text:span text:style-name="T182">逆行 納</text:span><text:span text:style-name="T176">陰</text:span><text:span text:style-name="T182">地支 是 </text:span><text:span text:style-name="T175">未</text:span><text:span text:style-name="T177">←</text:span><text:span text:style-name="T175">酉</text:span><text:span text:style-name="T177">←</text:span><text:span text:style-name="T175">亥</text:span><text:span text:style-name="T182">。</text:span></text:p>
                            </text:list-item>
                            <text:list-item>
                              <text:p text:style-name="P529"><text:span text:style-name="T189">陰干 是 </text:span><text:span text:style-name="T185">乙</text:span><text:span text:style-name="T186">、</text:span><text:span text:style-name="T187">丁</text:span><text:span text:style-name="T186">、</text:span><text:span text:style-name="T185">己</text:span><text:span text:style-name="T186">、</text:span><text:span text:style-name="T188">辛</text:span><text:span text:style-name="T186">、</text:span><text:span text:style-name="T175">癸</text:span><text:span text:style-name="T18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able:table table:name="表格11" table:style-name="表格11">
        <table:table-column table:style-name="表格11.A"/>
        <table:table-column table:style-name="表格11.B" table:number-columns-repeated="7"/>
        <table:table-column table:style-name="表格11.I"/>
        <table:table-column table:style-name="表格11.J"/>
        <table:table-column table:style-name="表格11.B" table:number-columns-repeated="7"/>
        <table:table-column table:style-name="表格11.R"/>
        <table:table-row>
          <table:table-cell table:style-name="表格11.A1" table:number-columns-spanned="18" office:value-type="string">
            <text:p text:style-name="P21"><text:span text:style-name="T167">八卦納</text:span><text:span text:style-name="T169">十干</text:span><text:span text:style-name="T167">表 映射到 </text:span>上卦、下卦<text:span text:style-name="T167">，給 爻 裝備 天干地支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1.A2" table:number-columns-spanned="2" office:value-type="string">
            <text:p text:style-name="P111">八宮</text:p>
          </table:table-cell>
          <table:covered-table-cell/>
          <table:table-cell table:style-name="表格11.A2" table:number-columns-spanned="2" office:value-type="string">
            <text:p text:style-name="P42">乾宮</text:p>
          </table:table-cell>
          <table:covered-table-cell/>
          <table:table-cell table:style-name="表格11.A2" table:number-columns-spanned="2" office:value-type="string">
            <text:p text:style-name="P68">震宮</text:p>
          </table:table-cell>
          <table:covered-table-cell/>
          <table:table-cell table:style-name="表格11.A2" table:number-columns-spanned="2" office:value-type="string">
            <text:p text:style-name="P68">坎宮</text:p>
          </table:table-cell>
          <table:covered-table-cell/>
          <table:table-cell table:style-name="表格11.A2" table:number-columns-spanned="2" office:value-type="string">
            <text:p text:style-name="P68">艮宮</text:p>
          </table:table-cell>
          <table:covered-table-cell/>
          <table:table-cell table:style-name="表格11.A2" table:number-columns-spanned="2" office:value-type="string">
            <text:p text:style-name="P68">坤宮</text:p>
          </table:table-cell>
          <table:covered-table-cell/>
          <table:table-cell table:style-name="表格11.A2" table:number-columns-spanned="2" office:value-type="string">
            <text:p text:style-name="P75">巽宮</text:p>
          </table:table-cell>
          <table:covered-table-cell/>
          <table:table-cell table:style-name="表格11.A2" table:number-columns-spanned="2" office:value-type="string">
            <text:p text:style-name="P68">離宮</text:p>
          </table:table-cell>
          <table:covered-table-cell/>
          <table:table-cell table:style-name="表格11.Q2" table:number-columns-spanned="2" office:value-type="string">
            <text:p text:style-name="P43">兌宮</text:p>
          </table:table-cell>
          <table:covered-table-cell/>
        </table:table-row>
        <table:table-row>
          <table:table-cell table:style-name="表格11.A2" table:number-rows-spanned="3" office:value-type="string">
            <text:p text:style-name="P112">上</text:p>
            <text:p text:style-name="P112">卦</text:p>
          </table:table-cell>
          <table:table-cell table:style-name="表格11.A2" office:value-type="string">
            <text:p text:style-name="P114">上爻</text:p>
          </table:table-cell>
          <table:table-cell table:style-name="表格11.A2" office:value-type="string">
            <text:p text:style-name="P44">1</text:p>
          </table:table-cell>
          <table:table-cell table:style-name="表格11.A2" office:value-type="string">
            <text:p text:style-name="P33">壬戊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34">庚戊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86">戊<text:span text:style-name="T175">子</text:span>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58">丙<text:span text:style-name="T196">寅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35">癸酉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31">辛卯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47">己<text:span text:style-name="T194">巳</text:span></text:p>
          </table:table-cell>
          <table:table-cell table:style-name="表格11.A2" office:value-type="string">
            <text:p text:style-name="P105">0</text:p>
          </table:table-cell>
          <table:table-cell table:style-name="表格11.Q2" office:value-type="string">
            <text:p text:style-name="P83">丁<text:span text:style-name="T180">未</text:span></text:p>
          </table:table-cell>
        </table:table-row>
        <table:table-row>
          <table:covered-table-cell/>
          <table:table-cell table:style-name="表格11.A2" office:value-type="string">
            <text:p text:style-name="P114">中爻</text:p>
          </table:table-cell>
          <table:table-cell table:style-name="表格11.A2" office:value-type="string">
            <text:p text:style-name="P44">1</text:p>
          </table:table-cell>
          <table:table-cell table:style-name="表格11.A2" office:value-type="string">
            <text:p text:style-name="P33">壬申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34">庚申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86">戊<text:span text:style-name="T175">戊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8">丙<text:span text:style-name="T195">子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35">癸亥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48"><text:span text:style-name="T195">辛</text:span><text:span text:style-name="T194">巳</text:span></text:p>
          </table:table-cell>
          <table:table-cell table:style-name="表格11.A2" office:value-type="string">
            <text:p text:style-name="P59">0</text:p>
          </table:table-cell>
          <table:table-cell table:style-name="表格11.A2" office:value-type="string">
            <text:p text:style-name="P47">己<text:span text:style-name="T195">未</text:span></text:p>
          </table:table-cell>
          <table:table-cell table:style-name="表格11.A2" office:value-type="string">
            <text:p text:style-name="P105">1</text:p>
          </table:table-cell>
          <table:table-cell table:style-name="表格11.Q2" office:value-type="string">
            <text:p text:style-name="P83">丁<text:span text:style-name="T180">酉</text:span></text:p>
          </table:table-cell>
        </table:table-row>
        <table:table-row>
          <table:covered-table-cell/>
          <table:table-cell table:style-name="表格11.A2" office:value-type="string">
            <text:p text:style-name="P114">下爻</text:p>
          </table:table-cell>
          <table:table-cell table:style-name="表格11.A2" office:value-type="string">
            <text:p text:style-name="P44">1</text:p>
          </table:table-cell>
          <table:table-cell table:style-name="表格11.A2" office:value-type="string">
            <text:p text:style-name="P33">壬午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33">庚午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86">戊<text:span text:style-name="T175">申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8">丙<text:span text:style-name="T195">戊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1"><text:span text:style-name="T195">癸</text:span><text:span text:style-name="T196">丑</text:span></text:p>
          </table:table-cell>
          <table:table-cell table:style-name="表格11.A2" office:value-type="string">
            <text:p text:style-name="P59">0</text:p>
          </table:table-cell>
          <table:table-cell table:style-name="表格11.A2" office:value-type="string">
            <text:p text:style-name="P36">辛未</text:p>
          </table:table-cell>
          <table:table-cell table:style-name="表格11.A2" office:value-type="string">
            <text:p text:style-name="P59">1</text:p>
          </table:table-cell>
          <table:table-cell table:style-name="表格11.A2" office:value-type="string">
            <text:p text:style-name="P47">己<text:span text:style-name="T195">酉</text:span></text:p>
          </table:table-cell>
          <table:table-cell table:style-name="表格11.A2" office:value-type="string">
            <text:p text:style-name="P105">1</text:p>
          </table:table-cell>
          <table:table-cell table:style-name="表格11.Q2" office:value-type="string">
            <text:p text:style-name="P83">丁<text:span text:style-name="T180">亥</text:span></text:p>
          </table:table-cell>
        </table:table-row>
        <table:table-row>
          <table:table-cell table:style-name="表格11.A2" table:number-rows-spanned="3" office:value-type="string">
            <text:p text:style-name="P113">下</text:p>
            <text:p text:style-name="P113">卦</text:p>
          </table:table-cell>
          <table:table-cell table:style-name="表格11.A2" office:value-type="string">
            <text:p text:style-name="P114">上爻</text:p>
          </table:table-cell>
          <table:table-cell table:style-name="表格11.A2" office:value-type="string">
            <text:p text:style-name="P44">1</text:p>
          </table:table-cell>
          <table:table-cell table:style-name="表格11.A2" office:value-type="string">
            <text:p text:style-name="P45">甲辰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0"><text:span text:style-name="T195">庚</text:span><text:span text:style-name="T196">辰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86">戊<text:span text:style-name="T175">午</text:span>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58">丙<text:span text:style-name="T195">申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2">乙卯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31">辛酉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47">己<text:span text:style-name="T195">亥</text:span></text:p>
          </table:table-cell>
          <table:table-cell table:style-name="表格11.A2" office:value-type="string">
            <text:p text:style-name="P105">0</text:p>
          </table:table-cell>
          <table:table-cell table:style-name="表格11.Q2" office:value-type="string">
            <text:p text:style-name="P83">丁<text:span text:style-name="T181">丑</text:span></text:p>
          </table:table-cell>
        </table:table-row>
        <table:table-row>
          <table:covered-table-cell/>
          <table:table-cell table:style-name="表格11.A2" office:value-type="string">
            <text:p text:style-name="P114">中爻</text:p>
          </table:table-cell>
          <table:table-cell table:style-name="表格11.A2" office:value-type="string">
            <text:p text:style-name="P44">1</text:p>
          </table:table-cell>
          <table:table-cell table:style-name="表格11.A2" office:value-type="string">
            <text:p text:style-name="P45">甲寅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0"><text:span text:style-name="T195">庚</text:span><text:span text:style-name="T196">寅</text:span>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86">戊<text:span text:style-name="T177">辰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8">丙<text:span text:style-name="T195">午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0">乙<text:span text:style-name="T270">巳</text:span>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36">辛亥</text:p>
          </table:table-cell>
          <table:table-cell table:style-name="表格11.A2" office:value-type="string">
            <text:p text:style-name="P59">0</text:p>
          </table:table-cell>
          <table:table-cell table:style-name="表格11.A2" office:value-type="string">
            <text:p text:style-name="P47">己<text:span text:style-name="T194">丑</text:span></text:p>
          </table:table-cell>
          <table:table-cell table:style-name="表格11.A2" office:value-type="string">
            <text:p text:style-name="P105">1</text:p>
          </table:table-cell>
          <table:table-cell table:style-name="表格11.Q2" office:value-type="string">
            <text:p text:style-name="P83">丁<text:span text:style-name="T180">卯</text:span></text:p>
          </table:table-cell>
        </table:table-row>
        <table:table-row>
          <table:covered-table-cell/>
          <table:table-cell table:style-name="表格11.A2" office:value-type="string">
            <text:p text:style-name="P114">下爻</text:p>
          </table:table-cell>
          <table:table-cell table:style-name="表格11.A2" office:value-type="string">
            <text:p text:style-name="P44">1</text:p>
          </table:table-cell>
          <table:table-cell table:style-name="表格11.A2" office:value-type="string">
            <text:p text:style-name="P46">甲子</text:p>
          </table:table-cell>
          <table:table-cell table:style-name="表格11.A2" office:value-type="string">
            <text:p text:style-name="P105">1</text:p>
          </table:table-cell>
          <table:table-cell table:style-name="表格11.A2" office:value-type="string">
            <text:p text:style-name="P37">庚子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86">戊<text:span text:style-name="T177">寅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8">丙<text:span text:style-name="T196">辰</text:span></text:p>
          </table:table-cell>
          <table:table-cell table:style-name="表格11.A2" office:value-type="string">
            <text:p text:style-name="P105">0</text:p>
          </table:table-cell>
          <table:table-cell table:style-name="表格11.A2" office:value-type="string">
            <text:p text:style-name="P50">乙未</text:p>
          </table:table-cell>
          <table:table-cell table:style-name="表格11.A2" office:value-type="string">
            <text:p text:style-name="P59">0</text:p>
          </table:table-cell>
          <table:table-cell table:style-name="表格11.A2" office:value-type="string">
            <text:p text:style-name="P53"><text:span text:style-name="T195">辛</text:span><text:span text:style-name="T196">丑</text:span></text:p>
          </table:table-cell>
          <table:table-cell table:style-name="表格11.A2" office:value-type="string">
            <text:p text:style-name="P59">1</text:p>
          </table:table-cell>
          <table:table-cell table:style-name="表格11.A2" office:value-type="string">
            <text:p text:style-name="P47">己<text:span text:style-name="T195">卯</text:span></text:p>
          </table:table-cell>
          <table:table-cell table:style-name="表格11.A2" office:value-type="string">
            <text:p text:style-name="P105">1</text:p>
          </table:table-cell>
          <table:table-cell table:style-name="表格11.Q2" office:value-type="string">
            <text:p text:style-name="P84">丁<text:span text:style-name="T181">巳</text:span></text:p>
          </table:table-cell>
        </table:table-row>
      </table:table>
      <text:p text:style-name="P6"/>
      <text:list xml:id="list165517295375876" text:continue-numbering="true" text:style-name="L1">
        <text:list-item>
          <text:list>
            <text:list-item>
              <text:list>
                <text:list-item>
                  <text:p text:style-name="P158">起卦法、察變法、斷卦法。</text:p>
                  <text:list>
                    <text:list-item>
                      <text:p text:style-name="P532">起卦法。</text:p>
                      <text:list>
                        <text:list-item>
                          <text:p text:style-name="P158">用 銅錢 起卦。</text:p>
                          <text:list>
                            <text:list-item>
                              <text:p text:style-name="P533">準備 三枚 銅錢。</text:p>
                              <text:list>
                                <text:list-item>
                                  <text:p text:style-name="P159">銅錢 是 圓形銅錢、古銅錢、外圓內方的銅錢、中間有方形孔洞的圓形銅錢。</text:p>
                                </text:list-item>
                                <text:list-item>
                                  <text:p text:style-name="P159">假定，銅錢的 某一特定面 是 正面。</text:p>
                                  <text:list>
                                    <text:list-item>
                                      <text:p text:style-name="P159">銅錢的 另一面 是 反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32">想好 要問 什麼事情。</text:p>
                              <text:list>
                                <text:list-item>
                                  <text:p text:style-name="P158">不能太籠統。</text:p>
                                </text:list-item>
                                <text:list-item>
                                  <text:p text:style-name="P158">越具體、越明確 越好。</text:p>
                                </text:list-item>
                              </text:list>
                            </text:list-item>
                            <text:list-item>
                              <text:p text:style-name="P532">淨手、整衣、端坐。</text:p>
                              <text:list>
                                <text:list-item>
                                  <text:p text:style-name="P158">洗手、把手洗乾淨。</text:p>
                                </text:list-item>
                                <text:list-item>
                                  <text:p text:style-name="P158">整理好 衣服。</text:p>
                                </text:list-item>
                                <text:list-item>
                                  <text:p text:style-name="P158">端端正正的 坐著。</text:p>
                                </text:list-item>
                                <text:list-item>
                                  <text:p text:style-name="P160">排空雜念 <text:span text:style-name="T352">↔</text:span><text:span text:style-name="T271"> 心靈平靜</text:span>。</text:p>
                                </text:list-item>
                                <text:list-item>
                                  <text:p text:style-name="P160">思慮專一、想像自己已經感通天地神明，並且正在和他們對話。</text:p>
                                  <text:list>
                                    <text:list-item>
                                      <text:p text:style-name="P160">感通 是 感應、通道、通往、連接、相連、單工、半雙工、雙工。</text:p>
                                    </text:list-item>
                                  </text:list>
                                </text:list-item>
                                <text:list-item>
                                  <text:p text:style-name="P160">把 想好要問的事情 告訴 他們。</text:p>
                                </text:list-item>
                                <text:list-item>
                                  <text:p text:style-name="P160">請求 他們 給 你 一個回答。</text:p>
                                </text:list-item>
                              </text:list>
                            </text:list-item>
                            <text:list-item>
                              <text:p text:style-name="P534"><text:span text:style-name="T167">雙手 </text:span>包覆 三枚 銅錢 →<text:span text:style-name="T272"> </text:span>輕搖 幾下 →<text:span text:style-name="T272"> </text:span>投在 桌面<text:span text:style-name="T167">、平面</text:span> 上。</text:p>
                              <text:list>
                                <text:list-item>
                                  <text:p text:style-name="P160">每做一次 就會得到 一個爻。</text:p>
                                  <text:list>
                                    <text:list-item>
                                      <text:p text:style-name="P160">一個卦 有 六個爻。</text:p>
                                    </text:list-item>
                                    <text:list-item>
                                      <text:p text:style-name="P160">一個卦 要做 六次。</text:p>
                                    </text:list-item>
                                    <text:list-item>
                                      <text:p text:style-name="P160">由下往上 堆疊。</text:p>
                                      <text:list>
                                        <text:list-item>
                                          <text:p text:style-name="P161">（每做一次的 結果 的）標示方法 是 由下往上 堆疊。</text:p>
                                        </text:list-item>
                                        <text:list-item>
                                          <text:p text:style-name="P162">明顯例子，第<text:span text:style-name="T94">1</text:span>次的 結果 <text:span text:style-name="T353">↔</text:span><text:span text:style-name="T273"> 爻 畫在 最底下。</text:span></text:p>
                                          <text:list>
                                            <text:list-item>
                                              <text:p text:style-name="P164">最底下 是 下卦的下爻的 位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0">三枚 銅錢，每做一次的 結果。</text:p>
                                  <text:list>
                                    <text:list-item>
                                      <text:p text:style-name="P165"><text:span text:style-name="T2">111</text:span>，（四象 的）太陽。</text:p>
                                      <text:list>
                                        <text:list-item>
                                          <text:p text:style-name="P165">在 紙上 畫一個 陽爻，在 旁邊加一個 圓圈。</text:p>
                                          <text:list>
                                            <text:list-item>
                                              <text:p text:style-name="P165">表示 <text:s/>這個陽爻 會有 變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5"><text:span text:style-name="T2">1</text:span><text:span text:style-name="T92">00</text:span>，（四象 的）少陽。</text:p>
                                      <text:list>
                                        <text:list-item>
                                          <text:p text:style-name="P166">在 紙上 畫一個 陽爻。</text:p>
                                        </text:list-item>
                                        <text:list-item>
                                          <text:p text:style-name="P526"><text:span text:style-name="T11">出現數量是奇數的 數字 </text:span><text:span text:style-name="T12">是 1</text:span><text:span text:style-name="T4"> </text:span><text:span text:style-name="T354">↔</text:span><text:span text:style-name="T10"> 陽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7"><text:span text:style-name="T93">0</text:span><text:span text:style-name="T2">1</text:span><text:span text:style-name="T93">1</text:span>，（四象 的）少陰。</text:p>
                                      <text:list>
                                        <text:list-item>
                                          <text:p text:style-name="P166">在 紙上 畫一個 陰爻。</text:p>
                                        </text:list-item>
                                        <text:list-item>
                                          <text:p text:style-name="P527"><text:span text:style-name="T11">出現數量是奇數的 數字 </text:span><text:span text:style-name="T12">是 </text:span><text:span text:style-name="T10">0</text:span><text:span text:style-name="T4"> </text:span><text:span text:style-name="T354">↔</text:span><text:span text:style-name="T10"> 陰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5"><text:span text:style-name="T92">000</text:span>，（四象 的）太陰。</text:p>
                                      <text:list>
                                        <text:list-item>
                                          <text:p text:style-name="P168">在 紙上 畫一個 陰爻，在 旁邊加一個 叉叉。</text:p>
                                          <text:list>
                                            <text:list-item>
                                              <text:p text:style-name="P168">表示 這個陰爻 會有 變化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9"><text:span text:style-name="T4">1 </text:span><text:span text:style-name="T348">↔</text:span><text:span text:style-name="T4"> 銅錢的 正</text:span>面</text:p>
                                        </text:list-item>
                                        <text:list-item>
                                          <text:p text:style-name="P170"><text:span text:style-name="T4">0 </text:span><text:span text:style-name="T348">↔</text:span><text:span text:style-name="T4"> 銅錢的 反</text:span>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6"><text:span text:style-name="T167">做六次 之後，就有了 </text:span>本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6">察變法。</text:p>
                      <text:list>
                        <text:list-item>
                          <text:p text:style-name="P169">觀察 本卦 當中，哪一個、哪幾個 爻 有變。</text:p>
                          <text:list>
                            <text:list-item>
                              <text:p text:style-name="P536"><text:span text:style-name="T167">就 得到了</text:span> 之卦。</text:p>
                              <text:list>
                                <text:list-item>
                                  <text:p text:style-name="P171">明顯例子，有 圈圈的 陽爻，變成 陰爻。</text:p>
                                  <text:list>
                                    <text:list-item>
                                      <text:p text:style-name="P171">本卦 有 圈圈的 陽爻，變成 之卦的 陰爻。</text:p>
                                    </text:list-item>
                                  </text:list>
                                </text:list-item>
                                <text:list-item>
                                  <text:p text:style-name="P171">明顯例子，有 叉叉的 陰爻，變成 陽爻。</text:p>
                                  <text:list>
                                    <text:list-item>
                                      <text:p text:style-name="P171">本卦 有 叉叉的 陰爻，變成 之卦的 陽爻。</text:p>
                                    </text:list-item>
                                  </text:list>
                                </text:list-item>
                                <text:list-item>
                                  <text:p text:style-name="P172">明顯例子，沒有 圈圈 的 陽爻，不變。</text:p>
                                </text:list-item>
                                <text:list-item>
                                  <text:p text:style-name="P172">明顯例子，沒有 叉叉 的 陰爻，不變。</text:p>
                                </text:list-item>
                                <text:list-item>
                                  <text:p text:style-name="P173">明顯例子，假定，本卦 是 少陽、少陰、少陽、太陰、少陰、少陽。</text:p>
                                  <text:list>
                                    <text:list-item>
                                      <text:p text:style-name="P174">之卦 是 <text:span text:style-name="T203">陽、陰、陽、</text:span>陽<text:span text:style-name="T203">、陰、陽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74">明顯例子，假定，本卦 是 少陰、少陽、少陽、太陰、少陽、少陰。</text:p>
                                  <text:list>
                                    <text:list-item>
                                      <text:p text:style-name="P174">之卦 是 陰、陽、陽、陽、陽、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5">斷卦法。</text:p>
                      <text:list>
                        <text:list-item>
                          <text:p text:style-name="P537">事前準備。</text:p>
                          <text:list>
                            <text:list-item>
                              <text:p text:style-name="P175">占備 七件事。</text:p>
                              <text:list>
                                <text:list-item>
                                  <text:p text:style-name="P537">記時。</text:p>
                                  <text:list>
                                    <text:list-item>
                                      <text:p text:style-name="P175">把 起卦 當時 記錄下來。</text:p>
                                      <text:list>
                                        <text:list-item>
                                          <text:p text:style-name="P176">當時 是 月建、日辰。</text:p>
                                          <text:list>
                                            <text:list-item>
                                              <text:p text:style-name="P176">當時 是 本卦、之卦 生成 當時的 月建、日辰。</text:p>
                                            </text:list-item>
                                            <text:list-item>
                                              <text:p text:style-name="P176">當時 是 本卦、之卦 生成 當時的 年份、月建、日辰、時辰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7">年、月、日、時 組成 時間王朝。</text:p>
                                          <text:list>
                                            <text:list-item>
                                              <text:p text:style-name="P177">年 <text:span text:style-name="T355">↔</text:span><text:span text:style-name="T274"> 皇帝、尊崇難犯、無為而治。</text:span></text:p>
                                            </text:list-item>
                                            <text:list-item>
                                              <text:p text:style-name="P177">月、月建 <text:span text:style-name="T355">↔</text:span><text:span text:style-name="T274"> 執政大臣、大權在握、巡查天地上下、掌管萬物生殺。</text:span></text:p>
                                            </text:list-item>
                                            <text:list-item>
                                              <text:p text:style-name="P178">日、日辰 <text:span text:style-name="T355">↔</text:span><text:span text:style-name="T274"> 封疆大吏、掌管萬物生殺。</text:span></text:p>
                                            </text:list-item>
                                            <text:list-item>
                                              <text:p text:style-name="P178">時 <text:span text:style-name="T356">↔</text:span><text:span text:style-name="T275"> 兵丁、衙役、奉命行事。</text:span></text:p>
                                            </text:list-item>
                                            <text:list-item>
                                              <text:p text:style-name="P178">本卦、之卦 是在 月建、日辰 的 掌控、轉空 之下 生成的。</text:p>
                                            </text:list-item>
                                            <text:list-item>
                                              <text:p text:style-name="P179">本卦、之卦 當中，所有的 爻 裝備 <text:span text:style-name="T201">天干地支，就會有 五行屬性。</text:span></text:p>
                                            </text:list-item>
                                            <text:list-item>
                                              <text:p text:style-name="P483">五行屬性 就會有 旺相休囚死、旬空月破、生剋合沖、長生十二宮表。</text:p>
                                            </text:list-item>
                                            <text:list-item>
                                              <text:p text:style-name="P484">旺相休囚死、旬空月破、生剋合沖、長生十二宮表 是（爻的）狀態。</text:p>
                                            </text:list-item>
                                            <text:list-item>
                                              <text:p text:style-name="P484">爻的 狀態 是由 月建、日辰 決定。</text:p>
                                            </text:list-item>
                                            <text:list-item>
                                              <text:p text:style-name="P180"><text:span text:style-name="T201">對於 </text:span><text:span text:style-name="T197">本卦、之卦 來說，</text:span><text:span text:style-name="T201">月建、日辰 是 時間、現狀、外在環境。</text:span></text:p>
                                            </text:list-item>
                                            <text:list-item>
                                              <text:p text:style-name="P181"><text:span text:style-name="T201">對於（</text:span><text:span text:style-name="T197">本卦、之卦 當中 所有的）爻 來說，</text:span><text:span text:style-name="T201">月建、日辰 是 </text:span><text:span text:style-name="T202">主考官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85">記時。</text:p>
                                      <text:list>
                                        <text:list-item>
                                          <text:p text:style-name="P538"><text:span text:style-name="T168">紀錄 </text:span><text:span text:style-name="T197">生成時月日</text:span><text:span text:style-name="T168">。</text:span><text:span text:style-name="T269">（把 生成時月日 記錄下來）</text:span></text:p>
                                          <text:list>
                                            <text:list-item>
                                              <text:p text:style-name="P539"><text:span text:style-name="T197">本卦、之卦</text:span><text:span text:style-name="T168"> 生成 當時</text:span><text:span text:style-name="T197">的 </text:span><text:span text:style-name="T168">年份、</text:span><text:span text:style-name="T197">月</text:span><text:span text:style-name="T168">建、</text:span><text:span text:style-name="T197">日</text:span><text:span text:style-name="T168">辰、時辰</text:span><text:span text:style-name="T197">。</text:span></text:p>
                                            </text:list-item>
                                            <text:list-item>
                                              <text:p text:style-name="P487">始終其事、到底有權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40"><text:span text:style-name="T168">記錄 </text:span><text:span text:style-name="T197">進行中月日</text:span><text:span text:style-name="T168">。</text:span><text:span text:style-name="T269">（把 進行中月日 記錄下來）</text:span></text:p>
                                          <text:list>
                                            <text:list-item>
                                              <text:p text:style-name="P541"><text:span text:style-name="T168">本卦、之</text:span><text:span text:style-name="T197">卦</text:span><text:span text:style-name="T168"> </text:span><text:span text:style-name="T197">生成 以後，事情進行</text:span><text:span text:style-name="T168">當</text:span><text:span text:style-name="T197">中的 </text:span><text:span text:style-name="T168">年份、</text:span><text:span text:style-name="T197">月</text:span><text:span text:style-name="T168">建</text:span><text:span text:style-name="T197">、日</text:span><text:span text:style-name="T168">辰、時辰</text:span><text:span text:style-name="T197">。</text:span></text:p>
                                            </text:list-item>
                                            <text:list-item>
                                              <text:p text:style-name="P487">各司一月、一日之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88">生成時月日、進行中月日。</text:p>
                                      <text:list>
                                        <text:list-item>
                                          <text:p text:style-name="P488">時間軸。</text:p>
                                          <text:list>
                                            <text:list-item>
                                              <text:p text:style-name="P489">生成時月日 是 原點、零點、本卦和之卦生成的月日。</text:p>
                                            </text:list-item>
                                            <text:list-item>
                                              <text:p text:style-name="P488">進行中月日 是 線段，起於 原點，結束於 我們要問的事情的終點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90">對於 本卦、之卦、（本卦、之卦 當中 所有的）爻 來說。</text:p>
                                          <text:list>
                                            <text:list-item>
                                              <text:p text:style-name="P491">生成時月日 是 車燈、父母、先天的稟賦、與生俱來、樹根、水源。</text:p>
                                            </text:list-item>
                                            <text:list-item>
                                              <text:p text:style-name="P491">進行中月日 是 路燈、老師、後天的境遇、不斷變化、樹木、河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5">尋宮。</text:p>
                                </text:list-item>
                                <text:list-item>
                                  <text:p text:style-name="P175">裝卦。</text:p>
                                </text:list-item>
                                <text:list-item>
                                  <text:p text:style-name="P175">查體。</text:p>
                                </text:list-item>
                                <text:list-item>
                                  <text:p text:style-name="P175">定神。</text:p>
                                </text:list-item>
                                <text:list-item>
                                  <text:p text:style-name="P175">觀煞。</text:p>
                                </text:list-item>
                                <text:list-item>
                                  <text:p text:style-name="P175">合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<text:bookmark-start text:name="易經"/>易經<text:bookmark-end text:name="易經"/></text:p>
              <text:list>
                <text:list-item>
                  <text:p text:style-name="P175">周易序。</text:p>
                  <text:list>
                    <text:list-item>
                      <text:p text:style-name="P175">物 →<text:span text:style-name="T277"> 務。</text:span></text:p>
                    </text:list-item>
                    <text:list-item>
                      <text:p text:style-name="P175">數 →<text:span text:style-name="T277"> 象 → 吉凶。</text:span></text:p>
                    </text:list-item>
                    <text:list-item>
                      <text:p text:style-name="P175">易 有 太極 <text:span text:style-name="T203">這樣東西、（程式語言）這個定義、這個宣告</text:span>。</text:p>
                      <text:list>
                        <text:list-item>
                          <text:p text:style-name="P175">太極 由 兩儀 組成。</text:p>
                          <text:list>
                            <text:list-item>
                              <text:p text:style-name="P182">兩儀 <text:span text:style-name="T306">= </text:span>兩種 不同的 東西<text:span text:style-name="T203">、項目、可能性</text:span>。</text:p>
                              <text:list>
                                <text:list-item>
                                  <text:p text:style-name="P175">明顯例子，兩儀 = 陰、陽。</text:p>
                                </text:list-item>
                                <text:list-item>
                                  <text:p text:style-name="P183">明顯例子，兩儀 = 無、有。</text:p>
                                </text:list-item>
                                <text:list-item>
                                  <text:p text:style-name="P184">明顯例子，兩儀 = <text:span text:style-name="T13">0、1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5">道 <text:span text:style-name="T203">也是</text:span>由 兩儀 組成。</text:p>
                      <text:list>
                        <text:list-item>
                          <text:p text:style-name="P186">道 不<text:span text:style-name="T347">是</text:span><text:span text:style-name="T203">（老子、道德經</text:span><text:span text:style-name="T257"> 認定的</text:span><text:span text:style-name="T203">）</text:span>道。</text:p>
                        </text:list-item>
                        <text:list-item>
                          <text:p text:style-name="P187">道 <text:span text:style-name="T347">是</text:span><text:span text:style-name="T203">（易經</text:span><text:span text:style-name="T257"> 認定的</text:span><text:span text:style-name="T203">）</text:span>道。</text:p>
                        </text:list-item>
                        <text:list-item>
                          <text:p text:style-name="P188"><text:span text:style-name="T307">陰、陽 </text:span>組成<text:span text:style-name="T203">為</text:span>、組<text:span text:style-name="T203">合起來</text:span>稱<text:span text:style-name="T203">為</text:span> 道<text:span text:style-name="T307">。</text:span></text:p>
                          <text:list>
                            <text:list-item>
                              <text:p text:style-name="P188">明顯例子，道 = 面積占比為<text:span text:style-name="T14">50%的陰 + 面積占比為50%的陽</text:span>。</text:p>
                              <text:list>
                                <text:list-item>
                                  <text:p text:style-name="P188">面積占比 <text:span text:style-name="T357">↔</text:span><text:span text:style-name="T309"> 出現機率。</text:span></text:p>
                                </text:list-item>
                              </text:list>
                            </text:list-item>
                            <text:list-item>
                              <text:p text:style-name="P189">明顯例子，道 = 面積占比為<text:span text:style-name="T112">x</text:span><text:span text:style-name="T121">%的陰 + 面積占比為（</text:span><text:span text:style-name="T112">100% - x%</text:span><text:span text:style-name="T121">）的陽</text:span>。</text:p>
                            </text:list-item>
                            <text:list-item>
                              <text:p text:style-name="P190"><text:span text:style-name="T122">明顯例子，</text:span>道 =<text:span text:style-name="T230">（</text:span><text:span text:style-name="T231">量子力學</text:span><text:span text:style-name="T257"> 認定的</text:span><text:span text:style-name="T230">）</text:span><text:span text:style-name="T121">疊加態</text:span>。</text:p>
                              <text:list>
                                <text:list-item>
                                  <text:p text:style-name="P543"><text:span text:style-name="T127">波函數 = |</text:span><text:span text:style-name="T342">Ψ</text:span><text:span text:style-name="T127">&gt; = a|0&gt; + b|1&gt;</text:span><text:span text:style-name="T340">。</text:span></text:p>
                                  <text:list>
                                    <text:list-item>
                                      <text:p text:style-name="P544"><text:span text:style-name="T2">|a|</text:span><text:span text:style-name="T284">2</text:span><text:span text:style-name="T2"> + |b|</text:span><text:span text:style-name="T284">2</text:span><text:span text:style-name="T2"> = 1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45"><text:span text:style-name="T98">假定，</text:span><text:span text:style-name="T308">道 = 面積占比為</text:span><text:span text:style-name="T121">50%的陰 + 面積占比為50%的陽</text:span><text:span text:style-name="T308">。</text:span></text:p>
                                  <text:list>
                                    <text:list-item>
                                      <text:p text:style-name="P546"><text:span text:style-name="T308">道 = </text:span><text:span text:style-name="T129">√</text:span><text:span text:style-name="T128">(</text:span><text:span text:style-name="T121">50%</text:span><text:span text:style-name="T128">)</text:span><text:span text:style-name="T2">|</text:span><text:span text:style-name="T121">陰</text:span><text:span text:style-name="T2">&gt; + </text:span><text:span text:style-name="T343">√</text:span><text:span text:style-name="T128">(</text:span><text:span text:style-name="T121">50%</text:span><text:span text:style-name="T128">)</text:span><text:span text:style-name="T2">|</text:span><text:span text:style-name="T121">陽</text:span><text:span text:style-name="T2">&gt;</text:span>。</text:p>
                                    </text:list-item>
                                    <text:list-item>
                                      <text:p text:style-name="P546">在 爻（出來）之前，結果 是 道。</text:p>
                                      <text:list>
                                        <text:list-item>
                                          <text:p text:style-name="P547">明顯例子，爻（出來）之前（的）結果 是 <text:span text:style-name="T130">√</text:span><text:span text:style-name="T128">(</text:span><text:span text:style-name="T121">50%</text:span><text:span text:style-name="T128">)</text:span><text:span text:style-name="T2">|</text:span><text:span text:style-name="T121">陰</text:span><text:span text:style-name="T2">&gt; + </text:span><text:span text:style-name="T344">√</text:span><text:span text:style-name="T128">(</text:span><text:span text:style-name="T121">50%</text:span><text:span text:style-name="T128">)</text:span><text:span text:style-name="T2">|</text:span><text:span text:style-name="T121">陽</text:span><text:span text:style-name="T2">&gt;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8">在 爻（出來）之後，結果 是 陰 或是 陽。</text:p>
                                      <text:list>
                                        <text:list-item>
                                          <text:p text:style-name="P549">明顯例子，爻（出來）之後（的）結果 是 陰。</text:p>
                                        </text:list-item>
                                        <text:list-item>
                                          <text:p text:style-name="P549">明顯例子，爻（出來）之後（的）結果 是 陽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49">明顯例子，六面骰、骰子。</text:p>
                                  <text:list>
                                    <text:list-item>
                                      <text:p text:style-name="P550"><text:span text:style-name="T2">波函數 = |</text:span><text:span text:style-name="T341">Ψ</text:span><text:span text:style-name="T2">&gt; = a|</text:span><text:span text:style-name="T161">1</text:span><text:span text:style-name="T2">&gt; + b|</text:span><text:span text:style-name="T161">2</text:span><text:span text:style-name="T2">&gt; + </text:span><text:span text:style-name="T161">c</text:span><text:span text:style-name="T2">|</text:span><text:span text:style-name="T161">3</text:span><text:span text:style-name="T2">&gt; + </text:span><text:span text:style-name="T161">d</text:span><text:span text:style-name="T2">|</text:span><text:span text:style-name="T161">4</text:span><text:span text:style-name="T2">&gt; + </text:span><text:span text:style-name="T161">e</text:span><text:span text:style-name="T2">|</text:span><text:span text:style-name="T161">5</text:span><text:span text:style-name="T2">&gt; + </text:span><text:span text:style-name="T161">f</text:span><text:span text:style-name="T2">|</text:span><text:span text:style-name="T161">6</text:span><text:span text:style-name="T2">&gt;</text:span>。</text:p>
                                      <text:list>
                                        <text:list-item>
                                          <text:p text:style-name="P550"><text:span text:style-name="T2">|a|</text:span><text:span text:style-name="T284">2</text:span><text:span text:style-name="T2"> + |b|</text:span><text:span text:style-name="T284">2</text:span><text:span text:style-name="T2"> + |</text:span><text:span text:style-name="T161">c</text:span><text:span text:style-name="T2">|</text:span><text:span text:style-name="T284">2</text:span><text:span text:style-name="T2"> + |</text:span><text:span text:style-name="T161">d</text:span><text:span text:style-name="T2">|</text:span><text:span text:style-name="T284">2</text:span><text:span text:style-name="T2"> + |</text:span><text:span text:style-name="T161">e</text:span><text:span text:style-name="T2">|</text:span><text:span text:style-name="T284">2</text:span><text:span text:style-name="T2"> + |</text:span><text:span text:style-name="T161">f</text:span><text:span text:style-name="T2">|</text:span><text:span text:style-name="T284">2</text:span><text:span text:style-name="T2"> = 1</text:span>。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1">六面骰的 擲出結果<text:span text:style-name="T4"> = </text:span><text:span text:style-name="T130">√</text:span><text:span text:style-name="T128">(</text:span><text:span text:style-name="T162">1/6</text:span><text:span text:style-name="T128">)</text:span><text:span text:style-name="T2">|</text:span><text:span text:style-name="T162">1</text:span><text:span text:style-name="T2">&gt; + </text:span><text:span text:style-name="T344">√</text:span><text:span text:style-name="T128">(</text:span><text:span text:style-name="T162">1/6</text:span><text:span text:style-name="T128">)</text:span><text:span text:style-name="T2">|</text:span><text:span text:style-name="T162">2</text:span><text:span text:style-name="T2">&gt; + </text:span><text:span text:style-name="T344">√</text:span><text:span text:style-name="T128">(</text:span><text:span text:style-name="T162">1/6</text:span><text:span text:style-name="T128">)</text:span><text:span text:style-name="T2">|</text:span><text:span text:style-name="T162">3</text:span><text:span text:style-name="T2">&gt; + </text:span><text:span text:style-name="T344">√</text:span><text:span text:style-name="T128">(</text:span><text:span text:style-name="T162">1/6</text:span><text:span text:style-name="T128">)</text:span><text:span text:style-name="T2">|</text:span><text:span text:style-name="T162">4</text:span><text:span text:style-name="T2">&gt; + </text:span><text:span text:style-name="T344">√</text:span><text:span text:style-name="T128">(</text:span><text:span text:style-name="T162">1/6</text:span><text:span text:style-name="T128">)</text:span><text:span text:style-name="T2">|</text:span><text:span text:style-name="T162">5</text:span><text:span text:style-name="T2">&gt; + </text:span><text:span text:style-name="T344">√</text:span><text:span text:style-name="T128">(</text:span><text:span text:style-name="T162">1/6</text:span><text:span text:style-name="T128">)</text:span><text:span text:style-name="T2">|</text:span><text:span text:style-name="T162">6</text:span><text:span text:style-name="T2">&gt;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1"><text:span text:style-name="T246">有</text:span><text:span text:style-name="T305">道、</text:span><text:span text:style-name="T246">無道</text:span><text:span text:style-name="T305"> </text:span><text:span text:style-name="T358">↔</text:span><text:span text:style-name="T305"> 太極、無極。</text:span></text:p>
                          <text:list>
                            <text:list-item>
                              <text:p text:style-name="P191">道<text:span text:style-name="T4"> = </text:span>太極。</text:p>
                            </text:list-item>
                          </text:list>
                        </text:list-item>
                        <text:list-item>
                          <text:p text:style-name="P192">明顯例子，書 <text:span text:style-name="T203">也是</text:span>由 兩儀 組成。</text:p>
                          <text:list>
                            <text:list-item>
                              <text:p text:style-name="P192">紙張<text:span text:style-name="T203">（沒有墨水的部分）</text:span>、文字<text:span text:style-name="T203">（有墨水的部分）</text:span>組成<text:span text:style-name="T203">為</text:span>、組<text:span text:style-name="T203">合起來</text:span>稱<text:span text:style-name="T203">為</text:span> 書。</text:p>
                            </text:list-item>
                          </text:list>
                        </text:list-item>
                        <text:list-item>
                          <text:p text:style-name="P193">散之在理 <text:span text:style-name="T348">↔</text:span> 由 陰、陽 組成的 現象、表象。</text:p>
                          <text:list>
                            <text:list-item>
                              <text:p text:style-name="P193">總共有<text:span text:style-name="T4">2</text:span><text:span text:style-name="T286">n</text:span><text:span text:style-name="T4">種 現象、表象</text:span><text:span text:style-name="T17"> </text:span><text:span text:style-name="T359">↔</text:span><text:span text:style-name="T17"> 窮舉法、排列組合</text:span>。</text:p>
                              <text:list>
                                <text:list-item>
                                  <text:p text:style-name="P194"><text:span text:style-name="T2">n = 爻的</text:span><text:span text:style-name="T204">、擲硬幣的</text:span><text:span text:style-name="T2">、</text:span><text:span text:style-name="T204">要</text:span><text:span text:style-name="T2">確定</text:span><text:span text:style-name="T204">出</text:span><text:span text:style-name="T2">是陰或陽的 </text:span>次數。</text:p>
                                </text:list-item>
                              </text:list>
                            </text:list-item>
                            <text:list-item>
                              <text:p text:style-name="P194">明顯例子，假定，爻<text:span text:style-name="T4"> </text:span><text:span text:style-name="T18">2</text:span><text:span text:style-name="T113"> </text:span><text:span text:style-name="T313">次。</text:span></text:p>
                              <text:list>
                                <text:list-item>
                                  <text:p text:style-name="P196"><text:span text:style-name="T312">總共有</text:span><text:span text:style-name="T215">（2</text:span><text:span text:style-name="T243">n</text:span><text:span text:style-name="T215"> = 2</text:span><text:span text:style-name="T242">2</text:span><text:span text:style-name="T215"> =）</text:span><text:span text:style-name="T20">4</text:span><text:span text:style-name="T19">種 現象、表象</text:span>。</text:p>
                                  <text:list>
                                    <text:list-item>
                                      <text:p text:style-name="P197">二進制表示法，<text:span text:style-name="T4">00、01、10、11</text:span>。</text:p>
                                    </text:list-item>
                                    <text:list-item>
                                      <text:p text:style-name="P199">理 <text:span text:style-name="T348">↔</text:span> <text:span text:style-name="T113">00、01、10、11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5">明顯例子，假定，爻<text:span text:style-name="T2"> </text:span><text:span text:style-name="T125">3</text:span><text:span text:style-name="T113"> </text:span><text:span text:style-name="T313">次。</text:span></text:p>
                              <text:list>
                                <text:list-item>
                                  <text:p text:style-name="P198"><text:span text:style-name="T312">總共有</text:span><text:span text:style-name="T232">（2</text:span><text:span text:style-name="T244">n</text:span><text:span text:style-name="T232"> = 2</text:span><text:span text:style-name="T245">3</text:span><text:span text:style-name="T232"> =）</text:span><text:span text:style-name="T125">8</text:span><text:span text:style-name="T124">種 現象、表象</text:span>。</text:p>
                                  <text:list>
                                    <text:list-item>
                                      <text:p text:style-name="P198">二進制表示法，<text:span text:style-name="T29">0</text:span><text:span text:style-name="T4">00、</text:span><text:span text:style-name="T29">0</text:span><text:span text:style-name="T4">01、</text:span><text:span text:style-name="T29">0</text:span><text:span text:style-name="T4">10、</text:span><text:span text:style-name="T29">0</text:span><text:span text:style-name="T4">11、</text:span><text:span text:style-name="T29">1</text:span><text:span text:style-name="T4">00、</text:span><text:span text:style-name="T29">1</text:span><text:span text:style-name="T4">01、</text:span><text:span text:style-name="T29">1</text:span><text:span text:style-name="T4">10、</text:span><text:span text:style-name="T29">1</text:span><text:span text:style-name="T2">11</text:span>。</text:p>
                                    </text:list-item>
                                    <text:list-item>
                                      <text:p text:style-name="P199">理 <text:span text:style-name="T348">↔</text:span> <text:span text:style-name="T29">0</text:span><text:span text:style-name="T18">00、</text:span><text:span text:style-name="T29">0</text:span><text:span text:style-name="T18">01、</text:span><text:span text:style-name="T29">0</text:span><text:span text:style-name="T18">10、</text:span><text:span text:style-name="T29">0</text:span><text:span text:style-name="T18">11、</text:span><text:span text:style-name="T29">1</text:span><text:span text:style-name="T18">00、</text:span><text:span text:style-name="T29">1</text:span><text:span text:style-name="T18">01、</text:span><text:span text:style-name="T29">1</text:span><text:span text:style-name="T18">10、</text:span><text:span text:style-name="T29">1</text:span><text:span text:style-name="T113">11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0">統之在道 <text:span text:style-name="T348">↔</text:span> 不是 陰 就是 陽。</text:p>
                          <text:list>
                            <text:list-item>
                              <text:p text:style-name="P200"><text:span text:style-name="T4">出現陰的機率 + 出現陽的機率 </text:span><text:span text:style-name="T212">= </text:span><text:span text:style-name="T213">x% +（100% - x%）</text:span><text:span text:style-name="T15">= 100%</text:span><text:span text:style-name="T310">。</text:span></text:p>
                            </text:list-item>
                            <text:list-item>
                              <text:p text:style-name="P201">出現陰和陽以外的機<text:span text:style-name="T4">率 </text:span><text:span text:style-name="T212">= </text:span><text:span text:style-name="T214">100% - </text:span><text:span text:style-name="T212">出現陰的機率 - 出現陽的機率</text:span><text:span text:style-name="T4"> </text:span><text:span text:style-name="T16">= 0%</text:span><text:span text:style-name="T311">。</text:span></text:p>
                            </text:list-item>
                            <text:list-item>
                              <text:p text:style-name="P202">道 <text:span text:style-name="T348">↔</text:span> 陰、陽。</text:p>
                              <text:list>
                                <text:list-item>
                                  <text:p text:style-name="P202">道 <text:span text:style-name="T348">↔</text:span><text:span text:style-name="T4"> 0、1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3"><text:span text:style-name="T2">64</text:span>卦 以 道 為 根基、根據<text:span text:style-name="T2">。</text:span></text:p>
                      <text:list>
                        <text:list-item>
                          <text:p text:style-name="P552"><text:span text:style-name="T123">卦 不是（伏羲 認定的）卦</text:span><text:span text:style-name="T2">。</text:span></text:p>
                          <text:list>
                            <text:list-item>
                              <text:p text:style-name="P553"><text:span text:style-name="T123">（伏羲 認定的）卦 是由 3爻 組成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581">卦 是（周文王 認定的）卦。</text:p>
                          <text:list>
                            <text:list-item>
                              <text:p text:style-name="P582">（周文王 認定的）卦 是由 6爻 組成。</text:p>
                              <text:list>
                                <text:list-item>
                                  <text:p text:style-name="P565"><text:span text:style-name="T2">（陰、陽）</text:span><text:span text:style-name="T284">爻</text:span><text:span text:style-name="T288">6次</text:span><text:span text:style-name="T126"> = </text:span><text:span text:style-name="T2">2</text:span><text:span text:style-name="T284">6</text:span><text:span text:style-name="T2"> =（總共有）64（卦、種類、可能性）。</text:span></text:p>
                                  <text:list>
                                    <text:list-item>
                                      <text:p text:style-name="P583">000000。</text:p>
                                    </text:list-item>
                                    <text:list-item>
                                      <text:p text:style-name="P583">000001。</text:p>
                                    </text:list-item>
                                    <text:list-item>
                                      <text:p text:style-name="P583">000010。</text:p>
                                    </text:list-item>
                                    <text:list-item>
                                      <text:p text:style-name="P583">000011。</text:p>
                                    </text:list-item>
                                    <text:list-item>
                                      <text:p text:style-name="P583">000100。</text:p>
                                    </text:list-item>
                                    <text:list-item>
                                      <text:p text:style-name="P583">…</text:p>
                                    </text:list-item>
                                    <text:list-item>
                                      <text:p text:style-name="P584">111111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53"><text:span text:style-name="T2">（周文王 認定的）卦 是由 </text:span><text:span text:style-name="T123">2（伏羲 認定的）卦 組成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204"><text:span text:style-name="T2">道 </text:span><text:span text:style-name="T348">↔</text:span><text:span text:style-name="T2"> </text:span><text:span text:style-name="T308">兩儀</text:span><text:span text:style-name="T2">。</text:span></text:p>
                          <text:list>
                            <text:list-item>
                              <text:p text:style-name="P204"><text:span text:style-name="T2">道 </text:span><text:span text:style-name="T348">↔</text:span><text:span text:style-name="T2"> </text:span><text:span text:style-name="T307">陰、陽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92">道 <text:span text:style-name="T348">↔</text:span> 玄學、神祕學 的 法則、反應。</text:p>
                          <text:list>
                            <text:list-item>
                              <text:p text:style-name="P203"><text:span text:style-name="T2">明顯例子，道 </text:span><text:span text:style-name="T360">↔</text:span><text:span text:style-name="T96"> </text:span><text:span text:style-name="T2">萬物法則、物理法則、化學反應</text:span><text:span text:style-name="T96">。</text:span></text:p>
                              <text:list>
                                <text:list-item>
                                  <text:p text:style-name="P205"><text:span text:style-name="T2">明顯例子，道 </text:span><text:span text:style-name="T348">↔</text:span><text:span text:style-name="T2"> 物理學的 法則、反應</text:span><text:span text:style-name="T96">。</text:span></text:p>
                                </text:list-item>
                                <text:list-item>
                                  <text:p text:style-name="P203"><text:span text:style-name="T2">明顯例子，道 </text:span><text:span text:style-name="T348">↔</text:span><text:span text:style-name="T2"> 萬有引力、地心引力</text:span><text:span text:style-name="T9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<text:span text:style-name="T2">64</text:span>卦 窮舉法 <text:span text:style-name="T203">順性的 命之</text:span>理<text:span text:style-name="T2">。</text:span></text:p>
                      <text:list>
                        <text:list-item>
                          <text:p text:style-name="P493">道、命、理。</text:p>
                          <text:list>
                            <text:list-item>
                              <text:p text:style-name="P207"><text:span text:style-name="T101">道 </text:span><text:span text:style-name="T361">↔</text:span><text:span text:style-name="T110"> 法則、公式。</text:span></text:p>
                            </text:list-item>
                            <text:list-item>
                              <text:p text:style-name="P207"><text:span text:style-name="T98">命 </text:span><text:span text:style-name="T362">↔</text:span><text:span text:style-name="T101"> </text:span><text:span text:style-name="T211">法則、公式</text:span><text:span text:style-name="T110"> 代入 數值的 函數</text:span><text:span text:style-name="T205">曲線</text:span><text:span text:style-name="T110">解。</text:span></text:p>
                            </text:list-item>
                            <text:list-item>
                              <text:p text:style-name="P207"><text:span text:style-name="T110">理 </text:span><text:span text:style-name="T363">↔</text:span><text:span text:style-name="T111"> </text:span><text:span text:style-name="T211">法則、公式</text:span><text:span text:style-name="T110"> 代入 數值的 </text:span><text:span text:style-name="T211">函數解的 切片、某一特定情境的</text:span><text:span text:style-name="T110">解</text:span><text:span text:style-name="T111">。</text:span></text:p>
                            </text:list-item>
                          </text:list>
                        </text:list-item>
                        <text:list-item>
                          <text:p text:style-name="P206"><text:span text:style-name="T2">命 </text:span><text:span text:style-name="T364">↔</text:span><text:span text:style-name="T97"> 定命、命運。</text:span></text:p>
                          <text:list>
                            <text:list-item>
                              <text:p text:style-name="P497">明顯例子，物理學。</text:p>
                              <text:list>
                                <text:list-item>
                                  <text:p text:style-name="P208"><text:span text:style-name="T97">使用 S</text:span><text:span text:style-name="T205">(</text:span><text:span text:style-name="T210">v</text:span><text:span text:style-name="T240">0</text:span><text:span text:style-name="T210">, </text:span><text:span text:style-name="T205">t, </text:span><text:span text:style-name="T210">a</text:span><text:span text:style-name="T205">)函數</text:span><text:span text:style-name="T97"> </text:span><text:span text:style-name="T99">= v</text:span><text:span text:style-name="T280">0</text:span><text:span text:style-name="T99"> * t + ½ * a * t</text:span><text:span text:style-name="T285">2</text:span><text:span text:style-name="T98">。</text:span></text:p>
                                  <text:list>
                                    <text:list-item>
                                      <text:p text:style-name="P209"><text:span text:style-name="T98">假定，已知，v</text:span><text:span text:style-name="T279">0</text:span><text:span text:style-name="T98">、t、</text:span><text:span text:style-name="T100">a</text:span><text:span text:style-name="T98">。</text:span></text:p>
                                    </text:list-item>
                                    <text:list-item>
                                      <text:p text:style-name="P498">推算出 第t秒 的 S。</text:p>
                                    </text:list-item>
                                    <text:list-item>
                                      <text:p text:style-name="P208"><text:span text:style-name="T101">道 </text:span><text:span text:style-name="T362">↔</text:span><text:span text:style-name="T101"> </text:span><text:span text:style-name="T97">S</text:span><text:span text:style-name="T205">(</text:span><text:span text:style-name="T210">v</text:span><text:span text:style-name="T240">0</text:span><text:span text:style-name="T210">, </text:span><text:span text:style-name="T205">t, </text:span><text:span text:style-name="T210">a</text:span><text:span text:style-name="T205">)函數</text:span><text:span text:style-name="T97"> </text:span><text:span text:style-name="T99">= v</text:span><text:span text:style-name="T280">0</text:span><text:span text:style-name="T99"> * t + ½ * a * t</text:span><text:span text:style-name="T285">2</text:span><text:span text:style-name="T101">。</text:span></text:p>
                                      <text:list>
                                        <text:list-item>
                                          <text:p text:style-name="P208"><text:span text:style-name="T101">道 </text:span><text:span text:style-name="T361">↔</text:span><text:span text:style-name="T110"> 法則、公式。</text:span></text:p>
                                        </text:list-item>
                                        <text:list-item>
                                          <text:p text:style-name="P210"><text:span text:style-name="T98">命 </text:span><text:span text:style-name="T362">↔</text:span><text:span text:style-name="T101"> </text:span><text:span text:style-name="T211">法則、公式</text:span><text:span text:style-name="T110"> 代入 數值的 函數</text:span><text:span text:style-name="T205">曲線</text:span><text:span text:style-name="T110">解。</text:span></text:p>
                                        </text:list-item>
                                        <text:list-item>
                                          <text:p text:style-name="P210"><text:span text:style-name="T110">理 </text:span><text:span text:style-name="T363">↔</text:span><text:span text:style-name="T111"> </text:span><text:span text:style-name="T211">法則、公式</text:span><text:span text:style-name="T110"> 代入 數值的 </text:span><text:span text:style-name="T211">函數解的 切片、某一特定情境的</text:span><text:span text:style-name="T110">解</text:span><text:span text:style-name="T11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1"><text:span text:style-name="T98">命 </text:span><text:span text:style-name="T362">↔</text:span><text:span text:style-name="T101"> S</text:span><text:span text:style-name="T102">(</text:span><text:span text:style-name="T103">v</text:span><text:span text:style-name="T281">0</text:span><text:span text:style-name="T103">, </text:span><text:span text:style-name="T102">t, </text:span><text:span text:style-name="T103">a</text:span><text:span text:style-name="T102">)函數</text:span><text:span text:style-name="T205">曲線</text:span><text:span text:style-name="T101">。</text:span><text:span text:style-name="T290">（S</text:span><text:span text:style-name="T291">(</text:span><text:span text:style-name="T292">v</text:span><text:span text:style-name="T297">0</text:span><text:span text:style-name="T292">, </text:span><text:span text:style-name="T291">t, </text:span><text:span text:style-name="T292">a</text:span><text:span text:style-name="T291">)</text:span><text:span text:style-name="T293"> </text:span><text:span text:style-name="T294">= v</text:span><text:span text:style-name="T298">0</text:span><text:span text:style-name="T294"> * t + ½ * a * t</text:span><text:span text:style-name="T299">2</text:span><text:span text:style-name="T294">）</text:span></text:p>
                                      <text:list>
                                        <text:list-item>
                                          <text:p text:style-name="P499">明顯例子，假定，某一特定物體 在做 靜止運動。</text:p>
                                          <text:list>
                                            <text:list-item>
                                              <text:p text:style-name="P309"><text:span text:style-name="T101">v</text:span><text:span text:style-name="T278">0</text:span><text:span text:style-name="T2"> = 0。</text:span></text:p>
                                            </text:list-item>
                                            <text:list-item>
                                              <text:p text:style-name="P500">a = 0。</text:p>
                                            </text:list-item>
                                            <text:list-item>
                                              <text:p text:style-name="P309"><text:span text:style-name="T2">該物體的 </text:span><text:span text:style-name="T101">S</text:span><text:span text:style-name="T102">(</text:span><text:span text:style-name="T103">v</text:span><text:span text:style-name="T281">0</text:span><text:span text:style-name="T103">, </text:span><text:span text:style-name="T102">t, </text:span><text:span text:style-name="T103">a</text:span><text:span text:style-name="T102">)</text:span><text:span text:style-name="T2">函數</text:span><text:span text:style-name="T204">曲線</text:span><text:span text:style-name="T2"> = 一條</text:span><text:span text:style-name="T106">水平</text:span><text:span text:style-name="T2">直線。</text:span></text:p>
                                            </text:list-item>
                                            <text:list-item>
                                              <text:p text:style-name="P309"><text:span text:style-name="T101">S</text:span><text:span text:style-name="T102">(</text:span><text:span text:style-name="T103">v</text:span><text:span text:style-name="T281">0</text:span><text:span text:style-name="T103">, </text:span><text:span text:style-name="T102">t, </text:span><text:span text:style-name="T103">a</text:span><text:span text:style-name="T102">) = </text:span><text:span text:style-name="T2">0, 0, 0, …, 0。</text:span></text:p>
                                            </text:list-item>
                                            <text:list-item>
                                              <text:p text:style-name="P309"><text:span text:style-name="T2">該物體的 命 </text:span><text:span text:style-name="T104">= 0, 0, 0, …, 0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10"><text:span text:style-name="T101">明顯例子，假定，某一特定物體 在做 等速度運動</text:span><text:span text:style-name="T104">。</text:span></text:p>
                                          <text:list>
                                            <text:list-item>
                                              <text:p text:style-name="P310"><text:span text:style-name="T104">假定，</text:span><text:span text:style-name="T106">v</text:span><text:span text:style-name="T283">0</text:span><text:span text:style-name="T106"> = </text:span><text:span text:style-name="T107">0</text:span><text:span text:style-name="T106">。</text:span></text:p>
                                            </text:list-item>
                                            <text:list-item>
                                              <text:p text:style-name="P501">假定，a = 2。</text:p>
                                            </text:list-item>
                                            <text:list-item>
                                              <text:p text:style-name="P310"><text:span text:style-name="T2">該物體的 </text:span><text:span text:style-name="T101">S</text:span><text:span text:style-name="T102">(</text:span><text:span text:style-name="T103">v</text:span><text:span text:style-name="T281">0</text:span><text:span text:style-name="T103">, </text:span><text:span text:style-name="T102">t, </text:span><text:span text:style-name="T103">a</text:span><text:span text:style-name="T102">)</text:span><text:span text:style-name="T2">函數</text:span><text:span text:style-name="T204">曲線</text:span><text:span text:style-name="T2"> = 一條斜曲線</text:span><text:span text:style-name="T106">。</text:span></text:p>
                                            </text:list-item>
                                            <text:list-item>
                                              <text:p text:style-name="P311"><text:span text:style-name="T101">S</text:span><text:span text:style-name="T102">(</text:span><text:span text:style-name="T103">v</text:span><text:span text:style-name="T281">0</text:span><text:span text:style-name="T103">, </text:span><text:span text:style-name="T102">t, </text:span><text:span text:style-name="T103">a</text:span><text:span text:style-name="T102">)</text:span><text:span text:style-name="T97"> </text:span><text:span text:style-name="T207">= v</text:span><text:span text:style-name="T239">0</text:span><text:span text:style-name="T207"> * t + ½ * a * t</text:span><text:span text:style-name="T241">2</text:span><text:span text:style-name="T205"> = </text:span><text:span text:style-name="T207">t</text:span><text:span text:style-name="T241">2</text:span><text:span text:style-name="T102"> = </text:span><text:span text:style-name="T107">1、4、9、…</text:span><text:span text:style-name="T106">。</text:span></text:p>
                                            </text:list-item>
                                            <text:list-item>
                                              <text:p text:style-name="P312"><text:span text:style-name="T2">該物體的 命 </text:span><text:span text:style-name="T104">= </text:span><text:span text:style-name="T107">1、4、9、…</text:span><text:span text:style-name="T10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2"><text:span text:style-name="T101">理</text:span><text:span text:style-name="T98"> </text:span><text:span text:style-name="T362">↔</text:span><text:span text:style-name="T101"> </text:span><text:span text:style-name="T102">S</text:span><text:span text:style-name="T205">(</text:span><text:span text:style-name="T210">v</text:span><text:span text:style-name="T240">0</text:span><text:span text:style-name="T210">, </text:span><text:span text:style-name="T205">t, </text:span><text:span text:style-name="T210">a</text:span><text:span text:style-name="T205">)函數曲線</text:span><text:span text:style-name="T102">的 值</text:span><text:span text:style-name="T101">。</text:span></text:p>
                                      <text:list>
                                        <text:list-item>
                                          <text:p text:style-name="P213"><text:span text:style-name="T101">明顯例子，假定</text:span><text:span text:style-name="T104">v</text:span><text:span text:style-name="T282">0</text:span><text:span text:style-name="T104"> = </text:span><text:span text:style-name="T108">0</text:span><text:span text:style-name="T104">。</text:span></text:p>
                                          <text:list>
                                            <text:list-item>
                                              <text:p text:style-name="P213"><text:span text:style-name="T104">假定，t = </text:span><text:span text:style-name="T109">3</text:span><text:span text:style-name="T104">。</text:span></text:p>
                                            </text:list-item>
                                            <text:list-item>
                                              <text:p text:style-name="P313"><text:span text:style-name="T2">假定，a = </text:span><text:span text:style-name="T108">2</text:span><text:span text:style-name="T2">。</text:span></text:p>
                                            </text:list-item>
                                            <text:list-item>
                                              <text:p text:style-name="P314"><text:span text:style-name="T2">S的 值 </text:span><text:span text:style-name="T206">= </text:span><text:span text:style-name="T207">v</text:span><text:span text:style-name="T239">0</text:span><text:span text:style-name="T207"> * t + ½ * a * t</text:span><text:span text:style-name="T241">2</text:span><text:span text:style-name="T204"> </text:span><text:span text:style-name="T206">= </text:span><text:span text:style-name="T208">0</text:span><text:span text:style-name="T207"> * </text:span><text:span text:style-name="T209">3</text:span><text:span text:style-name="T207"> + ½ * </text:span><text:span text:style-name="T209">2</text:span><text:span text:style-name="T207"> * </text:span><text:span text:style-name="T209">3</text:span><text:span text:style-name="T241">2</text:span><text:span text:style-name="T2"> </text:span><text:span text:style-name="T105">= </text:span><text:span text:style-name="T109">9</text:span><text:span text:style-name="T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4">理 <text:span text:style-name="T348">↔</text:span> 玄學、神祕學 的 法則、反應 的 現象、表象。</text:p>
                          <text:list>
                            <text:list-item>
                              <text:p text:style-name="P492">明顯例子，理 <text:span text:style-name="T348">↔</text:span> 萬物法則、物理法則、化學反應 的 現象、表象。</text:p>
                              <text:list>
                                <text:list-item>
                                  <text:p text:style-name="P495">明顯例子，理 <text:span text:style-name="T348">↔</text:span> 物理學的 法則、反應 的 現象、表象。</text:p>
                                </text:list-item>
                                <text:list-item>
                                  <text:p text:style-name="P496">明顯例子，理 <text:span text:style-name="T348">↔</text:span> 蘋果 從 樹上 掉落到 地面。</text:p>
                                  <text:list>
                                    <text:list-item>
                                      <text:p text:style-name="P496">物理學的 法則 <text:span text:style-name="T348">↔</text:span> 萬有引力、地心引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<text:span text:style-name="T2">64</text:span>卦的 排列組合 可以表示出 <text:span text:style-name="T203">命的</text:span>所有的 變化<text:span text:style-name="T203">、項目、可能性</text:span>。</text:p>
                    </text:list-item>
                    <text:list-item>
                      <text:p text:style-name="P315">所有個體的 存在<text:span text:style-name="T203">、變化</text:span> 有陰有陽<text:span text:style-name="T203">、有無有有</text:span>，所以 可以用 太極<text:span text:style-name="T203">、兩儀</text:span> 來表示。</text:p>
                    </text:list-item>
                    <text:list-item>
                      <text:p text:style-name="P316">身形<text:span text:style-name="T203">、肉質層</text:span> 受到 出生的 影響。</text:p>
                      <text:list>
                        <text:list-item>
                          <text:p text:style-name="P315"><text:span text:style-name="T203">子代的</text:span> 身形 受到 祖代的 影響。</text:p>
                        </text:list-item>
                        <text:list-item>
                          <text:p text:style-name="P315">明顯例子，人類<text:span text:style-name="T203">（自然交配）</text:span>生出 人類。</text:p>
                        </text:list-item>
                        <text:list-item>
                          <text:p text:style-name="P317">明顯例子，人類<text:span text:style-name="T203">（自然交配）</text:span>不會生出 鳥類。</text:p>
                          <text:list>
                            <text:list-item>
                              <text:p text:style-name="P317">假定，人類<text:span text:style-name="T203">的 子代</text:span> 是<text:span text:style-name="T203">（人類 認定的）</text:span>正常<text:span text:style-name="T203">人類</text:span>個體。</text:p>
                            </text:list-item>
                            <text:list-item>
                              <text:p text:style-name="P317">人類<text:span text:style-name="T203">的 子代</text:span>的 身形 有手、有腳、沒有翅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7">精神<text:span text:style-name="T203">、意識層</text:span> 發展出 心智<text:span text:style-name="T203">、意識</text:span>。</text:p>
                    </text:list-item>
                    <text:list-item>
                      <text:p text:style-name="P317">易 →<text:span text:style-name="T316"> </text:span><text:span text:style-name="T247">定</text:span><text:span text:style-name="T316">吉凶 → </text:span><text:span text:style-name="T247">生</text:span><text:span text:style-name="T316">大業。</text:span></text:p>
                      <text:list>
                        <text:list-item>
                          <text:p text:style-name="P317">身形、精神 <text:span text:style-name="T365">↔</text:span><text:span text:style-name="T317"> 初始條件。</text:span></text:p>
                        </text:list-item>
                        <text:list-item>
                          <text:p text:style-name="P318">明顯例子，易 <text:span text:style-name="T365">↔</text:span><text:span text:style-name="T317"> </text:span><text:span text:style-name="T97">S</text:span><text:span text:style-name="T205">(</text:span><text:span text:style-name="T210">v</text:span><text:span text:style-name="T240">0</text:span><text:span text:style-name="T210">, </text:span><text:span text:style-name="T205">t, </text:span><text:span text:style-name="T210">a</text:span><text:span text:style-name="T205">)函數</text:span><text:span text:style-name="T97"> </text:span><text:span text:style-name="T99">= v</text:span><text:span text:style-name="T280">0</text:span><text:span text:style-name="T99"> * t + ½ * a * t</text:span><text:span text:style-name="T285">2</text:span>。</text:p>
                          <text:list>
                            <text:list-item>
                              <text:p text:style-name="P318">身形、精神 <text:span text:style-name="T365">↔</text:span><text:span text:style-name="T317"> </text:span><text:span text:style-name="T103">v</text:span><text:span text:style-name="T281">0</text:span><text:span text:style-name="T103">、</text:span><text:span text:style-name="T102">t、</text:span><text:span text:style-name="T103">a</text:span>。</text:p>
                            </text:list-item>
                            <text:list-item>
                              <text:p text:style-name="P319">吉凶 <text:span text:style-name="T365">↔</text:span><text:span text:style-name="T317"> </text:span><text:span text:style-name="T102">S</text:span><text:span text:style-name="T205">(</text:span><text:span text:style-name="T210">v</text:span><text:span text:style-name="T240">0</text:span><text:span text:style-name="T210">, </text:span><text:span text:style-name="T205">t, </text:span><text:span text:style-name="T210">a</text:span><text:span text:style-name="T205">)函數曲線</text:span><text:span text:style-name="T102">的 值</text:span>。</text:p>
                            </text:list-item>
                            <text:list-item>
                              <text:p text:style-name="P319"><text:span text:style-name="T316">大業</text:span> <text:span text:style-name="T365">↔</text:span><text:span text:style-name="T317"> </text:span><text:span text:style-name="T101">S</text:span><text:span text:style-name="T102">(</text:span><text:span text:style-name="T103">v</text:span><text:span text:style-name="T281">0</text:span><text:span text:style-name="T103">, </text:span><text:span text:style-name="T102">t, </text:span><text:span text:style-name="T103">a</text:span><text:span text:style-name="T102">)函數</text:span><text:span text:style-name="T205">曲線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5">易者、卦者、爻者。</text:p>
                      <text:list>
                        <text:list-item>
                          <text:p text:style-name="P206">易者 <text:span text:style-name="T366">↔</text:span><text:span text:style-name="T314"> 陰陽之 道。</text:span></text:p>
                        </text:list-item>
                        <text:list-item>
                          <text:p text:style-name="P206">卦者 <text:span text:style-name="T366">↔</text:span><text:span text:style-name="T314"> 陰陽之 物。</text:span></text:p>
                        </text:list-item>
                        <text:list-item>
                          <text:p text:style-name="P206">爻者 <text:span text:style-name="T367">↔</text:span><text:span text:style-name="T315"> 陰陽之 動。</text:span></text:p>
                          <text:list>
                            <text:list-item>
                              <text:p text:style-name="P214">見者 <text:span text:style-name="T368">↔</text:span><text:span text:style-name="T321"> 看見、得知 爻的 值</text:span><text:span text:style-name="T249">、結果</text:span><text:span text:style-name="T321"> 的 某一特定個體</text:span>。</text:p>
                              <text:list>
                                <text:list-item>
                                  <text:p text:style-name="P215">爻的 值<text:span text:style-name="T203">、結果</text:span> = 陰 或是 陽。</text:p>
                                </text:list-item>
                                <text:list-item>
                                  <text:p text:style-name="P215">明顯例子，假定，第一個個體 看見、得知，第二個個體 爻出來的 結果 是 陽。</text:p>
                                  <text:list>
                                    <text:list-item>
                                      <text:p text:style-name="P215">第一個個體 是 見者。</text:p>
                                    </text:list-item>
                                    <text:list-item>
                                      <text:p text:style-name="P215">第二個個體 是 爻者。</text:p>
                                    </text:list-item>
                                    <text:list-item>
                                      <text:p text:style-name="P215">爻的 值 是 陽。</text:p>
                                    </text:list-item>
                                    <text:list-item>
                                      <text:p text:style-name="P216">假定，第二個個體 爻<text:span text:style-name="T203">（</text:span><text:span text:style-name="T227">6</text:span><text:span text:style-name="T250">次</text:span><text:span text:style-name="T203">）</text:span>出來的 結果 是 陽陽陽陽陽陽。</text:p>
                                      <text:list>
                                        <text:list-item>
                                          <text:p text:style-name="P320"><text:span text:style-name="T4">已知，1卦 = 6</text:span>爻。</text:p>
                                          <text:list>
                                            <text:list-item>
                                              <text:p text:style-name="P321"><text:span text:style-name="T2">2</text:span><text:span text:style-name="T284">6</text:span><text:span text:style-name="T2"> = 64。</text:span></text:p>
                                            </text:list-item>
                                            <text:list-item>
                                              <text:p text:style-name="P322"><text:span text:style-name="T2">明顯例子，（陰、陽）</text:span><text:span text:style-name="T287">爻6次</text:span><text:span text:style-name="T2"> = </text:span><text:span text:style-name="T204">最多有</text:span><text:span text:style-name="T2">2</text:span><text:span text:style-name="T284">6</text:span><text:span text:style-name="T228">種卦象</text:span><text:span text:style-name="T116">。</text:span></text:p>
                                            </text:list-item>
                                            <text:list-item>
                                              <text:p text:style-name="P585">爻 <text:span text:style-name="T348">↔</text:span> 擲杯。</text:p>
                                            </text:list-item>
                                            <text:list-item>
                                              <text:p text:style-name="P566"><text:span text:style-name="T116">明顯例子，（陰、陽）</text:span><text:span text:style-name="T287">爻的次數</text:span><text:span text:style-name="T116"> = 最多有2</text:span><text:span text:style-name="T287">爻的次數</text:span><text:span text:style-name="T116">種結果。</text:span></text:p>
                                            </text:list-item>
                                            <text:list-item>
                                              <text:p text:style-name="P567"><text:span text:style-name="T116">明顯例子，（白球、紅球）</text:span><text:span text:style-name="T287">抓球次數</text:span><text:span text:style-name="T2"> = 最多有2</text:span><text:span text:style-name="T287">抓球次數</text:span><text:span text:style-name="T116">種結果。</text:span></text:p>
                                            </text:list-item>
                                            <text:list-item>
                                              <text:p text:style-name="P567"><text:span text:style-name="T116">明顯例子，（</text:span><text:span text:style-name="T117">c種顏色的球</text:span><text:span text:style-name="T116">）</text:span><text:span text:style-name="T287">抓球次數</text:span><text:span text:style-name="T2"> = 最多有</text:span><text:span text:style-name="T117">c</text:span><text:span text:style-name="T287">抓球次數</text:span><text:span text:style-name="T116">種結果。</text:span></text:p>
                                            </text:list-item>
                                            <text:list-item>
                                              <text:p text:style-name="P321">窮舉法、排列組合 總共有<text:span text:style-name="T2">64</text:span>種變化 <text:span text:style-name="T348">↔</text:span><text:span text:style-name="T4"> 64</text:span>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6">陽陽陽陽陽陽 是 卦者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知易 是 知道、了解 什麼是 易。</text:p>
                      <text:list>
                        <text:list-item>
                          <text:p text:style-name="P206">精神之運、心術之動、與天地合其德、與日月和其明、與四時合其序、與鬼神合其吉凶。</text:p>
                        </text:list-item>
                      </text:list>
                    </text:list-item>
                    <text:list-item>
                      <text:p text:style-name="P217"><text:span text:style-name="T318">易、</text:span>卦、爻。</text:p>
                      <text:list>
                        <text:list-item>
                          <text:p text:style-name="P218"><text:span text:style-name="T318">易、</text:span>卦、爻。</text:p>
                          <text:list>
                            <text:list-item>
                              <text:p text:style-name="P218">易 由 卦 組成。</text:p>
                            </text:list-item>
                            <text:list-item>
                              <text:p text:style-name="P218">卦 由 爻 組成。</text:p>
                            </text:list-item>
                            <text:list-item>
                              <text:p text:style-name="P218">爻 由 <text:span text:style-name="T21">50%陰、50%</text:span><text:span text:style-name="T320">陽 組成。</text:span></text:p>
                              <text:list>
                                <text:list-item>
                                  <text:p text:style-name="P218">爻的 值<text:span text:style-name="T203">、結果</text:span> = 陰 或是 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8"><text:span text:style-name="T318">易、</text:span>卦、爻。</text:p>
                          <text:list>
                            <text:list-item>
                              <text:p text:style-name="P206">卦 <text:span text:style-name="T369">↔</text:span><text:span text:style-name="T318"> 易的 現象、表象、可觀測</text:span><text:span text:style-name="T248">（、可驗證、可統計）</text:span><text:span text:style-name="T318">到的存在。</text:span></text:p>
                            </text:list-item>
                            <text:list-item>
                              <text:p text:style-name="P219">爻 <text:span text:style-name="T370">↔</text:span><text:span text:style-name="T319"> </text:span>卦<text:span text:style-name="T319">的 現象、表象、可觀測</text:span><text:span text:style-name="T248">（、可驗證、可統計）</text:span><text:span text:style-name="T318">到的存在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9">筮儀。</text:p>
                  <text:list>
                    <text:list-item>
                      <text:p text:style-name="P219">找一個乾淨的房間。</text:p>
                      <text:list>
                        <text:list-item>
                          <text:p text:style-name="P219">在房間的中央位置。</text:p>
                        </text:list-item>
                        <text:list-item>
                          <text:p text:style-name="P219">…</text:p>
                        </text:list-item>
                      </text:list>
                    </text:list-item>
                  </text:list>
                </text:list-item>
                <text:list-item>
                  <text:p text:style-name="P219">八卦。</text:p>
                  <text:list>
                    <text:list-item>
                      <text:p text:style-name="P323">陽四宮。</text:p>
                      <text:list>
                        <text:list-item>
                          <text:p text:style-name="P220">乾 <text:span text:style-name="T371">↔</text:span><text:span text:style-name="T22"> 111</text:span>。</text:p>
                          <text:list>
                            <text:list-item>
                              <text:p text:style-name="P220">乾為天，…。</text:p>
                            </text:list-item>
                          </text:list>
                        </text:list-item>
                        <text:list-item>
                          <text:p text:style-name="P220">震 <text:span text:style-name="T371">↔</text:span><text:span text:style-name="T22"> 001</text:span>。</text:p>
                          <text:list>
                            <text:list-item>
                              <text:p text:style-name="P220">震為雷，…。</text:p>
                            </text:list-item>
                          </text:list>
                        </text:list-item>
                        <text:list-item>
                          <text:p text:style-name="P220">坎 <text:span text:style-name="T371">↔</text:span><text:span text:style-name="T22"> 010</text:span>。</text:p>
                          <text:list>
                            <text:list-item>
                              <text:p text:style-name="P220">坎為水，…。</text:p>
                            </text:list-item>
                          </text:list>
                        </text:list-item>
                        <text:list-item>
                          <text:p text:style-name="P220">艮 <text:span text:style-name="T371">↔</text:span><text:span text:style-name="T22"> 100</text:span>。</text:p>
                          <text:list>
                            <text:list-item>
                              <text:p text:style-name="P221">艮為山，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0">陰四宮。</text:p>
                      <text:list>
                        <text:list-item>
                          <text:p text:style-name="P220">坤 <text:span text:style-name="T371">↔</text:span><text:span text:style-name="T322"> </text:span><text:span text:style-name="T114">000</text:span>。</text:p>
                          <text:list>
                            <text:list-item>
                              <text:p text:style-name="P220">坤為地，…。</text:p>
                            </text:list-item>
                          </text:list>
                        </text:list-item>
                        <text:list-item>
                          <text:p text:style-name="P220">巽 <text:span text:style-name="T371">↔</text:span><text:span text:style-name="T322"> </text:span><text:span text:style-name="T114">110</text:span>。</text:p>
                          <text:list>
                            <text:list-item>
                              <text:p text:style-name="P220">巽為風，…。</text:p>
                            </text:list-item>
                          </text:list>
                        </text:list-item>
                        <text:list-item>
                          <text:p text:style-name="P220">離 <text:span text:style-name="T371">↔</text:span><text:span text:style-name="T322"> </text:span><text:span text:style-name="T114">101</text:span>。</text:p>
                          <text:list>
                            <text:list-item>
                              <text:p text:style-name="P220">離為火，…。</text:p>
                            </text:list-item>
                          </text:list>
                        </text:list-item>
                        <text:list-item>
                          <text:p text:style-name="P220">兌 <text:span text:style-name="T371">↔</text:span><text:span text:style-name="T322"> </text:span><text:span text:style-name="T114">011</text:span>。</text:p>
                          <text:list>
                            <text:list-item>
                              <text:p text:style-name="P220">兌為澤，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0">圖。</text:p>
                  <text:list>
                    <text:list-item>
                      <text:p text:style-name="P220">河圖。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<text:tab/><text:tab/><text:tab/><text:tab/><text:tab/><text:tab/><text:tab/><text:tab/><text:tab/><text:tab/><text:tab/><text:span text:style-name="T323">(</text:span><text:span text:style-name="T324">7)</text:span></text:p>
      <text:p text:style-name="P12"><text:tab/><text:tab/><text:tab/><text:tab/><text:tab/><text:tab/><text:tab/><text:tab/><text:tab/><text:tab/><text:tab/><text:tab/>[2]</text:p>
      <text:p text:style-name="P12"><text:tab/><text:tab/><text:tab/><text:tab/><text:tab/><text:tab/><text:tab/><text:tab/><text:tab/><text:tab/><text:tab/><text:tab/>[5]</text:p>
      <text:p text:style-name="P12"><text:tab/><text:tab/><text:tab/><text:tab/><text:tab/><text:tab/><text:tab/><text:tab/><text:tab/>[8]<text:tab/>(3)<text:tab/><text:tab/>(5)<text:tab/><text:tab/>[4]<text:tab/>(9)</text:p>
      <text:p text:style-name="P12"><text:tab/><text:tab/><text:tab/><text:tab/><text:tab/><text:tab/><text:tab/><text:tab/><text:tab/><text:tab/><text:tab/><text:tab/>[5]</text:p>
      <text:p text:style-name="P12"><text:tab/><text:tab/><text:tab/><text:tab/><text:tab/><text:tab/><text:tab/><text:tab/><text:tab/><text:tab/><text:tab/><text:tab/>(1)</text:p>
      <text:p text:style-name="P12"><text:tab/><text:tab/><text:tab/><text:tab/><text:tab/><text:tab/><text:tab/><text:tab/><text:tab/><text:tab/><text:tab/><text:tab/>[6]</text:p>
      <text:list xml:id="list16551666498843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0">洛書。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<text:tab/><text:tab/><text:tab/><text:tab/><text:tab/><text:tab/><text:tab/><text:tab/><text:tab/><text:tab/><text:span text:style-name="T323">[4]<text:tab/>(9)<text:tab/>[2]</text:span></text:p>
      <text:p text:style-name="P13"><text:tab/><text:tab/><text:tab/><text:tab/><text:tab/><text:tab/><text:tab/><text:tab/><text:tab/><text:tab/><text:tab/>(3)<text:tab/>(5)<text:tab/>(7)</text:p>
      <text:p text:style-name="P7"><text:tab/><text:tab/><text:tab/><text:tab/><text:tab/><text:tab/><text:tab/><text:tab/><text:tab/><text:tab/><text:tab/><text:span text:style-name="T323">[8]<text:tab/>(1)<text:tab/>[6]</text:span></text:p>
      <text:list xml:id="list16551630077132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0">伏羲八卦次序。</text:p>
                    </text:list-item>
                  </text:list>
                </text:list-item>
              </text:list>
            </text:list-item>
          </text:list>
        </text:list-item>
      </text:list>
      <table:table table:name="表格13" table:style-name="表格13">
        <table:table-column table:style-name="表格13.A" table:number-columns-repeated="2"/>
        <table:table-column table:style-name="表格13.C"/>
        <table:table-column table:style-name="表格13.A" table:number-columns-repeated="2"/>
        <table:table-column table:style-name="表格13.C"/>
        <table:table-column table:style-name="表格13.A" table:number-columns-repeated="2"/>
        <table:table-column table:style-name="表格13.C"/>
        <table:table-row>
          <table:table-cell table:style-name="表格13.A1" office:value-type="string">
            <text:p text:style-name="P81"/>
          </table:table-cell>
          <table:table-cell table:style-name="表格13.B1" table:number-columns-spanned="8" office:value-type="string">
            <text:p text:style-name="P81">太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3.A2" office:value-type="string">
            <text:p text:style-name="P81">兩儀</text:p>
          </table:table-cell>
          <table:table-cell table:style-name="表格13.A2" table:number-columns-spanned="4" office:value-type="string">
            <text:p text:style-name="P81">陽</text:p>
          </table:table-cell>
          <table:covered-table-cell/>
          <table:covered-table-cell/>
          <table:covered-table-cell/>
          <table:table-cell table:style-name="表格13.F2" table:number-columns-spanned="4" office:value-type="string">
            <text:p text:style-name="P81">陰</text:p>
          </table:table-cell>
          <table:covered-table-cell/>
          <table:covered-table-cell/>
          <table:covered-table-cell/>
        </table:table-row>
        <table:table-row>
          <table:table-cell table:style-name="表格13.A2" office:value-type="string">
            <text:p text:style-name="P81">四象</text:p>
          </table:table-cell>
          <table:table-cell table:style-name="表格13.A2" table:number-columns-spanned="2" office:value-type="string">
            <text:p text:style-name="P81">太陽</text:p>
          </table:table-cell>
          <table:covered-table-cell/>
          <table:table-cell table:style-name="表格13.A2" table:number-columns-spanned="2" office:value-type="string">
            <text:p text:style-name="P81">少陰</text:p>
          </table:table-cell>
          <table:covered-table-cell/>
          <table:table-cell table:style-name="表格13.A2" table:number-columns-spanned="2" office:value-type="string">
            <text:p text:style-name="P81">少陽</text:p>
          </table:table-cell>
          <table:covered-table-cell/>
          <table:table-cell table:style-name="表格13.F2" table:number-columns-spanned="2" office:value-type="string">
            <text:p text:style-name="P81">太陰</text:p>
          </table:table-cell>
          <table:covered-table-cell/>
        </table:table-row>
        <table:table-row>
          <table:table-cell table:style-name="表格13.A2" office:value-type="string">
            <text:p text:style-name="P81">八卦</text:p>
          </table:table-cell>
          <table:table-cell table:style-name="表格13.A2" office:value-type="string">
            <text:p text:style-name="P68">乾</text:p>
          </table:table-cell>
          <table:table-cell table:style-name="表格13.A2" office:value-type="string">
            <text:p text:style-name="P77">兌</text:p>
          </table:table-cell>
          <table:table-cell table:style-name="表格13.A2" office:value-type="string">
            <text:p text:style-name="P76">離</text:p>
          </table:table-cell>
          <table:table-cell table:style-name="表格13.A2" office:value-type="string">
            <text:p text:style-name="P77">震</text:p>
          </table:table-cell>
          <table:table-cell table:style-name="表格13.A2" office:value-type="string">
            <text:p text:style-name="P77">巽</text:p>
          </table:table-cell>
          <table:table-cell table:style-name="表格13.A2" office:value-type="string">
            <text:p text:style-name="P76">坎</text:p>
          </table:table-cell>
          <table:table-cell table:style-name="表格13.A2" office:value-type="string">
            <text:p text:style-name="P77">艮</text:p>
          </table:table-cell>
          <table:table-cell table:style-name="表格13.F2" office:value-type="string">
            <text:p text:style-name="P76">坤</text:p>
          </table:table-cell>
        </table:table-row>
      </table:table>
      <text:p text:style-name="P7"/>
      <text:list xml:id="list16551726864998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0">伏羲八卦方位。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<text:tab/><text:tab/><text:tab/><text:tab/><text:tab/><text:tab/><text:tab/><text:tab/><text:tab/><text:tab/><text:tab/> <text:s/><text:span text:style-name="T203">南方</text:span></text:p>
      <text:p text:style-name="P8"><text:tab/><text:tab/><text:tab/><text:tab/><text:tab/><text:tab/><text:tab/><text:tab/><text:tab/><text:tab/><text:tab/><text:tab/>兌乾巽</text:p>
      <text:p text:style-name="P8"><text:tab/><text:tab/><text:tab/><text:tab/><text:tab/><text:tab/><text:tab/><text:tab/><text:tab/><text:tab/><text:tab/><text:tab/>離　坎</text:p>
      <text:p text:style-name="P8"><text:tab/><text:tab/><text:tab/><text:tab/><text:tab/><text:tab/><text:tab/><text:tab/><text:tab/><text:tab/><text:tab/><text:tab/>震坤艮</text:p>
      <text:p text:style-name="P8"><text:tab/><text:tab/><text:tab/><text:tab/><text:tab/><text:tab/><text:tab/><text:tab/><text:tab/><text:tab/><text:tab/><text:tab/> <text:s/><text:span text:style-name="T203">北方</text:span></text:p>
      <text:list xml:id="list1655171047265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0">伏羲<text:span text:style-name="T115">64</text:span><text:span text:style-name="T325">卦次序。</text:span></text:p>
                    </text:list-item>
                    <text:list-item>
                      <text:p text:style-name="P220">伏羲<text:span text:style-name="T115">64</text:span><text:span text:style-name="T325">卦方位。</text:span></text:p>
                    </text:list-item>
                  </text:list>
                </text:list-item>
              </text:list>
            </text:list-item>
            <text:list-item>
              <text:p text:style-name="P502"><text:bookmark-start text:name="梅花易數"/>梅花易數<text:bookmark-end text:name="梅花易數"/></text:p>
              <text:list>
                <text:list-item>
                  <text:p text:style-name="P502">梅花易數的 根基、基底 是 理、象、數、占。</text:p>
                  <text:list>
                    <text:list-item>
                      <text:p text:style-name="P324"><text:span text:style-name="T2">理 是 理論</text:span><text:span text:style-name="T204">、</text:span><text:span text:style-name="T236">3爻、</text:span><text:span text:style-name="T235">5行、5方位、8卦、卦象、先天八卦數、先天八卦圖、後天八卦圖</text:span><text:span text:style-name="T2">。</text:span></text:p>
                    </text:list-item>
                    <text:list-item>
                      <text:p text:style-name="P503">象 是（大自然 的）意象。</text:p>
                    </text:list-item>
                    <text:list-item>
                      <text:p text:style-name="P503">數 是 數字、加法、取餘數。</text:p>
                    </text:list-item>
                    <text:list-item>
                      <text:p text:style-name="P503">占 是 起卦、斷卦 的 實作步驟。</text:p>
                    </text:list-item>
                  </text:list>
                </text:list-item>
                <text:list-item>
                  <text:p text:style-name="P503">步驟。</text:p>
                  <text:list>
                    <text:list-item>
                      <text:p text:style-name="P503">起卦。</text:p>
                    </text:list-item>
                    <text:list-item>
                      <text:p text:style-name="P503">斷卦、解卦。</text:p>
                    </text:list-item>
                  </text:list>
                </text:list-item>
                <text:list-item>
                  <text:p text:style-name="P503">有疑則占，不動不占。</text:p>
                  <text:list>
                    <text:list-item>
                      <text:p text:style-name="P503">有遇到 疑問、變動、不合常理的事情 的時候，起卦 來 占卜。</text:p>
                    </text:list-item>
                    <text:list-item>
                      <text:p text:style-name="P504">沒有遇到 疑問、變動、不合常理的事情 的時候，不起卦、不占卜。</text:p>
                    </text:list-item>
                    <text:list-item>
                      <text:p text:style-name="P504">問卦個體 問哪個，起卦個體 占那個、斷那個。</text:p>
                    </text:list-item>
                    <text:list-item>
                      <text:p text:style-name="P504">問卦個體 沒有問，起卦個體 不（主動）占、不（主動）斷。</text:p>
                    </text:list-item>
                    <text:list-item>
                      <text:p text:style-name="P325">卦象（只<text:span text:style-name="T4">）有</text:span><text:span text:style-name="T212">（主卦，</text:span><text:span text:style-name="T226">8種</text:span><text:span text:style-name="T212">上八</text:span><text:span text:style-name="T225">卦 * </text:span><text:span text:style-name="T226">8種</text:span><text:span text:style-name="T225">下八卦 * 6種動爻位置 =</text:span><text:span text:style-name="T212">）</text:span><text:span text:style-name="T87">384種</text:span>。</text:p>
                      <text:list>
                        <text:list-item>
                          <text:p text:style-name="P326">不要浪費 時間、精力 在 射覆。</text:p>
                        </text:list-item>
                      </text:list>
                    </text:list-item>
                    <text:list-item>
                      <text:p text:style-name="P504">占卜 不是 解公式、算數學、背課文、記地圖。</text:p>
                    </text:list-item>
                    <text:list-item>
                      <text:p text:style-name="P504">占卜 是 路走多次就會 更熟悉、更熟練。</text:p>
                      <text:list>
                        <text:list-item>
                          <text:p text:style-name="P505">明顯例子，不同時間、不同氣候、不同山區 露營、游泳、爬山。</text:p>
                        </text:list-item>
                        <text:list-item>
                          <text:p text:style-name="P327"><text:span text:style-name="T2">抽象例子，時變性迷宮</text:span>。</text:p>
                          <text:list>
                            <text:list-item>
                              <text:p text:style-name="P327">工具（、方法、經驗、技術、技巧、直覺、想像力、聯想力）比 地圖 更重要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7">占卜 是用在 日常生活，自然而然、理所當然 越來越熟悉、越來越熟練。</text:p>
                      <text:list>
                        <text:list-item>
                          <text:p text:style-name="P568">明顯例子，（轉生之後我想要在田園過慢生活 的）阿爾。</text:p>
                        </text:list-item>
                      </text:list>
                    </text:list-item>
                  </text:list>
                </text:list-item>
                <text:list-item>
                  <text:p text:style-name="P327"><text:span text:style-name="T2">3、5、8</text:span>。</text:p>
                  <text:list>
                    <text:list-item>
                      <text:p text:style-name="P502">3。</text:p>
                      <text:list>
                        <text:list-item>
                          <text:p text:style-name="P328"><text:span text:style-name="T4">3爻 = 1</text:span>卦。</text:p>
                        </text:list-item>
                      </text:list>
                    </text:list-item>
                    <text:list-item>
                      <text:p text:style-name="P328"><text:span text:style-name="T2">5</text:span>。</text:p>
                      <text:list>
                        <text:list-item>
                          <text:p text:style-name="P328"><text:span text:style-name="T2">5</text:span>行，金、木、水、火、土。</text:p>
                        </text:list-item>
                        <text:list-item>
                          <text:p text:style-name="P328"><text:span text:style-name="T4">5向、5方</text:span>位，東、西、南、北、中。</text:p>
                        </text:list-item>
                      </text:list>
                    </text:list-item>
                    <text:list-item>
                      <text:p text:style-name="P328"><text:span text:style-name="T2">8</text:span>。</text:p>
                      <text:list>
                        <text:list-item>
                          <text:p text:style-name="P329"><text:span text:style-name="T4">8卦，乾、兌、離、震、巽、坎、艮、坤</text:span>。</text:p>
                        </text:list-item>
                        <text:list-item>
                          <text:p text:style-name="P330"><text:span text:style-name="T4">8卦</text:span><text:span text:style-name="T277"> </text:span><text:span text:style-name="T366">↔</text:span><text:span text:style-name="T314"> </text:span><text:span text:style-name="T4">卦象</text:span><text:span text:style-name="T314"> </text:span><text:span text:style-name="T366">↔</text:span><text:span text:style-name="T314"> 先天八卦數</text:span><text:span text:style-name="T135"> </text:span><text:span text:style-name="T366">↔</text:span><text:span text:style-name="T314"> </text:span>大自然的 意<text:span text:style-name="T4">象</text:span><text:span text:style-name="T135"> </text:span><text:span text:style-name="T265">↔</text:span><text:span text:style-name="T266"> </text:span><text:span text:style-name="T224">乾坤生六子</text:span><text:span text:style-name="T135"> </text:span><text:span text:style-name="T265">↔</text:span><text:span text:style-name="T266"> 萬物的 類象</text:span><text:span text:style-name="T4">。</text:span></text:p>
                          <text:list>
                            <text:list-item>
                              <text:p text:style-name="P331"><text:span text:style-name="T4">乾</text:span><text:span text:style-name="T277"> </text:span><text:span text:style-name="T366">↔</text:span><text:span text:style-name="T314"> </text:span><text:span text:style-name="T30">111</text:span><text:span text:style-name="T122"> </text:span><text:span text:style-name="T366">↔</text:span><text:span text:style-name="T135"> </text:span><text:span text:style-name="T136">1</text:span><text:span text:style-name="T122"> </text:span><text:span text:style-name="T366">↔</text:span><text:span text:style-name="T135"> </text:span>天<text:span text:style-name="T135"> </text:span><text:span text:style-name="T265">↔</text:span><text:span text:style-name="T266"> 父</text:span><text:span text:style-name="T135"> </text:span><text:span text:style-name="T265">↔</text:span><text:span text:style-name="T266"> 頭、馬、天、貴重、圓、長者、權威、金、健</text:span><text:span text:style-name="T314">。</text:span></text:p>
                            </text:list-item>
                            <text:list-item>
                              <text:p text:style-name="P331"><text:span text:style-name="T4">兌</text:span><text:span text:style-name="T277"> </text:span><text:span text:style-name="T366">↔</text:span><text:span text:style-name="T314"> </text:span><text:span text:style-name="T142">1</text:span><text:span text:style-name="T30">1</text:span><text:span text:style-name="T142">0</text:span><text:span text:style-name="T122"> </text:span><text:span text:style-name="T366">↔</text:span><text:span text:style-name="T135"> </text:span><text:span text:style-name="T136">2</text:span><text:span text:style-name="T122"> </text:span><text:span text:style-name="T366">↔</text:span><text:span text:style-name="T135"> 澤 </text:span><text:span text:style-name="T265">↔</text:span><text:span text:style-name="T266"> 少女</text:span><text:span text:style-name="T135"> </text:span><text:span text:style-name="T265">↔</text:span><text:span text:style-name="T266"> 腹、牛、澤、喜悅、少女、武職</text:span><text:span text:style-name="T314">。</text:span></text:p>
                            </text:list-item>
                            <text:list-item>
                              <text:p text:style-name="P331"><text:span text:style-name="T4">離</text:span><text:span text:style-name="T277"> </text:span><text:span text:style-name="T366">↔</text:span><text:span text:style-name="T314"> </text:span><text:span text:style-name="T30">101</text:span><text:span text:style-name="T122"> </text:span><text:span text:style-name="T366">↔</text:span><text:span text:style-name="T135"> </text:span><text:span text:style-name="T136">3</text:span><text:span text:style-name="T122"> </text:span><text:span text:style-name="T366">↔</text:span><text:span text:style-name="T135"> 火 </text:span><text:span text:style-name="T265">↔</text:span><text:span text:style-name="T266"> 中女</text:span><text:span text:style-name="T135"> </text:span><text:span text:style-name="T265">↔</text:span><text:span text:style-name="T266"> 腳、龍、火、中女、太陽、傳播、熱鬧、紅色</text:span><text:span text:style-name="T314">。</text:span></text:p>
                            </text:list-item>
                            <text:list-item>
                              <text:p text:style-name="P331"><text:span text:style-name="T4">震</text:span><text:span text:style-name="T277"> </text:span><text:span text:style-name="T366">↔</text:span><text:span text:style-name="T314"> </text:span><text:span text:style-name="T142">1</text:span><text:span text:style-name="T30">0</text:span><text:span text:style-name="T142">0</text:span><text:span text:style-name="T122"> </text:span><text:span text:style-name="T366">↔</text:span><text:span text:style-name="T135"> </text:span><text:span text:style-name="T136">4</text:span><text:span text:style-name="T122"> </text:span><text:span text:style-name="T366">↔</text:span><text:span text:style-name="T135"> 雷 </text:span><text:span text:style-name="T265">↔</text:span><text:span text:style-name="T266"> 長男</text:span><text:span text:style-name="T135"> </text:span><text:span text:style-name="T265">↔</text:span><text:span text:style-name="T266"> 腿、雞、山、少男、手、土、止、安穩、阻隔</text:span><text:span text:style-name="T314">。</text:span></text:p>
                            </text:list-item>
                            <text:list-item>
                              <text:p text:style-name="P331"><text:span text:style-name="T4">巽</text:span><text:span text:style-name="T277"> </text:span><text:span text:style-name="T366">↔</text:span><text:span text:style-name="T314"> </text:span><text:span text:style-name="T142">0</text:span><text:span text:style-name="T30">1</text:span><text:span text:style-name="T142">1</text:span><text:span text:style-name="T122"> </text:span><text:span text:style-name="T366">↔</text:span><text:span text:style-name="T135"> </text:span><text:span text:style-name="T136">5</text:span><text:span text:style-name="T122"> </text:span><text:span text:style-name="T366">↔</text:span><text:span text:style-name="T135"> 風 </text:span><text:span text:style-name="T265">↔</text:span><text:span text:style-name="T266"> 長女</text:span><text:span text:style-name="T135"> </text:span><text:span text:style-name="T265">↔</text:span><text:span text:style-name="T266"> 耳、豚、東南、花草、山林、細、長、流通</text:span><text:span text:style-name="T314">。</text:span></text:p>
                            </text:list-item>
                            <text:list-item>
                              <text:p text:style-name="P331"><text:span text:style-name="T4">坎</text:span><text:span text:style-name="T277"> </text:span><text:span text:style-name="T366">↔</text:span><text:span text:style-name="T314"> </text:span><text:span text:style-name="T30">010</text:span><text:span text:style-name="T122"> </text:span><text:span text:style-name="T366">↔</text:span><text:span text:style-name="T135"> </text:span><text:span text:style-name="T136">6</text:span><text:span text:style-name="T122"> </text:span><text:span text:style-name="T366">↔</text:span><text:span text:style-name="T135"> 水 </text:span><text:span text:style-name="T265">↔</text:span><text:span text:style-name="T266"> 中男</text:span><text:span text:style-name="T135"> </text:span><text:span text:style-name="T265">↔</text:span><text:span text:style-name="T266"> 眼、雉、水、險、溝、輪、湯、盜賊、困難</text:span><text:span text:style-name="T314">。</text:span></text:p>
                            </text:list-item>
                            <text:list-item>
                              <text:p text:style-name="P331"><text:span text:style-name="T4">艮</text:span><text:span text:style-name="T277"> </text:span><text:span text:style-name="T366">↔</text:span><text:span text:style-name="T314"> </text:span><text:span text:style-name="T142">0</text:span><text:span text:style-name="T30">0</text:span><text:span text:style-name="T142">1</text:span><text:span text:style-name="T122"> </text:span><text:span text:style-name="T366">↔</text:span><text:span text:style-name="T135"> </text:span><text:span text:style-name="T136">7</text:span><text:span text:style-name="T122"> </text:span><text:span text:style-name="T366">↔</text:span><text:span text:style-name="T135"> 山 </text:span><text:span text:style-name="T265">↔</text:span><text:span text:style-name="T266"> 少男</text:span><text:span text:style-name="T135"> </text:span><text:span text:style-name="T265">↔</text:span><text:span text:style-name="T266"> 手、狗、雷、東方、大樹、雷震、肝膽、震動</text:span><text:span text:style-name="T314">。</text:span></text:p>
                            </text:list-item>
                            <text:list-item>
                              <text:p text:style-name="P331"><text:span text:style-name="T34">坤</text:span><text:span text:style-name="T36"> </text:span><text:span text:style-name="T366">↔</text:span><text:span text:style-name="T31"> </text:span><text:span text:style-name="T30">000</text:span><text:span text:style-name="T36"> </text:span><text:span text:style-name="T366">↔</text:span><text:span text:style-name="T31"> </text:span><text:span text:style-name="T38">8</text:span><text:span text:style-name="T36"> </text:span><text:span text:style-name="T366">↔</text:span><text:span text:style-name="T31"> 地</text:span><text:span text:style-name="T135"> </text:span><text:span text:style-name="T265">↔</text:span><text:span text:style-name="T266"> 母</text:span><text:span text:style-name="T135"> </text:span><text:span text:style-name="T265">↔</text:span><text:span text:style-name="T266"> 嘴、羊、地、大地、柔順、牛、柔弱、土</text:span><text:span text:style-name="T267">、許多</text:span><text:span text:style-name="T34">。</text:span></text:p>
                            </text:list-item>
                          </text:list>
                        </text:list-item>
                        <text:list-item>
                          <text:p text:style-name="P569"><text:span text:style-name="T4">卦象 是 </text:span><text:span text:style-name="T2">下爻</text:span><text:span text:style-name="T4">、中爻、</text:span><text:span text:style-name="T2">上爻</text:span>。</text:p>
                        </text:list-item>
                        <text:list-item>
                          <text:p text:style-name="P570"><text:span text:style-name="T34">先天八卦數 = </text:span><text:span text:style-name="T31">8–卦象（二進制的 高位元、中位元、低位元）</text:span><text:span text:style-name="T34">。</text:span></text:p>
                        </text:list-item>
                        <text:list-item>
                          <text:p text:style-name="P332"><text:span text:style-name="T212">2個8卦 = 8</text:span><text:span text:style-name="T242">2</text:span><text:span text:style-name="T212"> = 64，</text:span><text:span text:style-name="T4">64</text:span>卦。</text:p>
                        </text:list-item>
                      </text:list>
                    </text:list-item>
                  </text:list>
                </text:list-item>
                <text:list-item>
                  <text:p text:style-name="P333">先天八卦圖。</text:p>
                </text:list-item>
              </text:list>
            </text:list-item>
          </text:list>
        </text:list-item>
      </text:list>
      <text:p text:style-name="P14"><text:tab/><text:tab/><text:tab/><text:tab/><text:tab/><text:tab/><text:tab/><text:span text:style-name="T260">1</text:span><text:span text:style-name="T203"><text:tab/><text:tab/></text:span><text:span text:style-name="T260">2 1<text:tab/><text:tab/>2 1 5</text:span><text:span text:style-name="T203"><text:tab/><text:tab/></text:span><text:span text:style-name="T374">2 1 5</text:span></text:p>
      <text:p text:style-name="P14"><text:tab/><text:tab/><text:tab/><text:tab/><text:tab/><text:tab/><text:tab/><text:span text:style-name="T203"><text:tab/></text:span><text:span text:style-name="T260">=&gt;</text:span><text:span text:style-name="T203"><text:tab/></text:span><text:span text:style-name="T260">3</text:span><text:span text:style-name="T203"><text:tab/></text:span><text:span text:style-name="T260">=&gt;<text:tab/>3</text:span><text:span text:style-name="T203"><text:tab/><text:tab/></text:span><text:span text:style-name="T260">=&gt;</text:span><text:span text:style-name="T203"><text:tab/></text:span><text:span text:style-name="T374">3 <text:s text:c="3"/>6</text:span></text:p>
      <text:p text:style-name="P14"><text:tab/><text:tab/><text:tab/><text:tab/><text:tab/><text:tab/><text:tab/><text:span text:style-name="T203"><text:tab/><text:tab/></text:span><text:span text:style-name="T260">4</text:span><text:span text:style-name="T203"><text:tab/><text:tab/></text:span><text:span text:style-name="T260">4</text:span><text:span text:style-name="T203"><text:tab/><text:tab/><text:tab/></text:span><text:span text:style-name="T374">4 8 7</text:span></text:p>
      <text:list xml:id="list16551683878796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2"><text:span text:style-name="T314">先天八卦數</text:span><text:span text:style-name="T135"> </text:span><text:span text:style-name="T366">↔</text:span><text:span text:style-name="T314"> </text:span><text:span text:style-name="T32">5行</text:span>。</text:p>
                      <text:list>
                        <text:list-item>
                          <text:p text:style-name="P223">已知，<text:span text:style-name="T314">先天八卦數</text:span><text:span text:style-name="T135"> </text:span><text:span text:style-name="T366">↔</text:span><text:span text:style-name="T314"> 大自然的 意</text:span><text:span text:style-name="T31">象</text:span>。</text:p>
                          <text:list>
                            <text:list-item>
                              <text:p text:style-name="P224">已知，<text:span text:style-name="T136">3</text:span><text:span text:style-name="T2"> </text:span><text:span text:style-name="T366">↔</text:span><text:span text:style-name="T135"> 火</text:span>。</text:p>
                            </text:list-item>
                            <text:list-item>
                              <text:p text:style-name="P224">已知，<text:span text:style-name="T136">6</text:span><text:span text:style-name="T2"> </text:span><text:span text:style-name="T366">↔</text:span><text:span text:style-name="T135"> 水</text:span>。</text:p>
                            </text:list-item>
                          </text:list>
                        </text:list-item>
                        <text:list-item>
                          <text:p text:style-name="P225">假定，<text:span text:style-name="T33">1、2</text:span><text:span text:style-name="T2"> </text:span><text:span text:style-name="T366">↔</text:span><text:span text:style-name="T135"> 金</text:span><text:span text:style-name="T375">。</text:span></text:p>
                        </text:list-item>
                        <text:list-item>
                          <text:p text:style-name="P225">假定<text:span text:style-name="T4">，</text:span><text:span text:style-name="T33">4、5</text:span><text:span text:style-name="T4"> </text:span><text:span text:style-name="T366">↔</text:span><text:span text:style-name="T135"> 木</text:span>。</text:p>
                        </text:list-item>
                        <text:list-item>
                          <text:p text:style-name="P225">假定，<text:span text:style-name="T33">7、8</text:span><text:span text:style-name="T2"> </text:span><text:span text:style-name="T366">↔</text:span><text:span text:style-name="T135"> 土</text:span>。</text:p>
                        </text:list-item>
                      </text:list>
                    </text:list-item>
                    <text:list-item>
                      <text:p text:style-name="P226"><text:span text:style-name="T32">5行</text:span><text:span text:style-name="T135"> </text:span><text:span text:style-name="T366">↔</text:span><text:span text:style-name="T31"> 5方位</text:span>。</text:p>
                      <text:list>
                        <text:list-item>
                          <text:p text:style-name="P226">假定，土<text:span text:style-name="T2"> </text:span><text:span text:style-name="T366">↔</text:span><text:span text:style-name="T135"> 中央</text:span>。</text:p>
                        </text:list-item>
                        <text:list-item>
                          <text:p text:style-name="P226">假定，水<text:span text:style-name="T2"> </text:span><text:span text:style-name="T366">↔</text:span><text:span text:style-name="T135"> 北</text:span>。</text:p>
                        </text:list-item>
                        <text:list-item>
                          <text:p text:style-name="P226">可知，金<text:span text:style-name="T2"> </text:span><text:span text:style-name="T366">↔</text:span><text:span text:style-name="T135"> 西</text:span>。</text:p>
                          <text:list>
                            <text:list-item>
                              <text:p text:style-name="P554"><text:span text:style-name="T34">已知，</text:span>水<text:span text:style-name="T2"> </text:span><text:span text:style-name="T366">↔</text:span><text:span text:style-name="T135"> 北</text:span><text:span text:style-name="T34">。</text:span></text:p>
                            </text:list-item>
                            <text:list-item>
                              <text:p text:style-name="P555">水 <text:span text:style-name="T4">→（</text:span><text:span text:style-name="T32">5行</text:span><text:span text:style-name="T135"> →</text:span><text:span text:style-name="T314"> </text:span><text:span text:style-name="T4">先天八卦數）→</text:span><text:span text:style-name="T34"> </text:span><text:span text:style-name="T35">6</text:span><text:span text:style-name="T34">。</text:span></text:p>
                              <text:list>
                                <text:list-item>
                                  <text:p text:style-name="P554"><text:span text:style-name="T35">6</text:span><text:span text:style-name="T2"> </text:span><text:span text:style-name="T366">↔</text:span><text:span text:style-name="T135"> </text:span>水<text:span text:style-name="T2"> </text:span><text:span text:style-name="T366">↔</text:span><text:span text:style-name="T135"> 北</text:span><text:span text:style-name="T34">。</text:span></text:p>
                                </text:list-item>
                              </text:list>
                            </text:list-item>
                            <text:list-item>
                              <text:p text:style-name="P586">已知，西 在 北的 左手邊。</text:p>
                            </text:list-item>
                            <text:list-item>
                              <text:p text:style-name="P556"><text:span text:style-name="T34">西</text:span> <text:span text:style-name="T4">→</text:span><text:span text:style-name="T34">（</text:span>先天八卦圖<text:span text:style-name="T4">）→</text:span><text:span text:style-name="T34"> </text:span><text:span text:style-name="T37">1</text:span><text:span text:style-name="T34">。</text:span></text:p>
                            </text:list-item>
                            <text:list-item>
                              <text:p text:style-name="P571"><text:span text:style-name="T4">1</text:span><text:span text:style-name="T34"> </text:span><text:span text:style-name="T36">→（先天八卦數</text:span><text:span text:style-name="T31"> → </text:span><text:span text:style-name="T32">5行</text:span><text:span text:style-name="T31">）→</text:span><text:span text:style-name="T34"> 金。</text:span></text:p>
                              <text:list>
                                <text:list-item>
                                  <text:p text:style-name="P572"><text:span text:style-name="T34">金</text:span><text:span text:style-name="T122"> </text:span><text:span text:style-name="T366">↔</text:span><text:span text:style-name="T135"> 西</text:span><text:span text:style-name="T34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7">可知，火<text:span text:style-name="T2"> </text:span><text:span text:style-name="T366">↔</text:span><text:span text:style-name="T135"> 南</text:span>。</text:p>
                        </text:list-item>
                        <text:list-item>
                          <text:p text:style-name="P228">可知，木<text:span text:style-name="T2"> </text:span><text:span text:style-name="T366">↔</text:span><text:span text:style-name="T135"> 東</text:span>。</text:p>
                        </text:list-item>
                      </text:list>
                    </text:list-item>
                    <text:list-item>
                      <text:p text:style-name="P334"><text:span text:style-name="T4">8卦</text:span><text:span text:style-name="T277"> </text:span><text:span text:style-name="T366">↔</text:span><text:span text:style-name="T314"> </text:span><text:span text:style-name="T4">卦象</text:span><text:span text:style-name="T314"> </text:span><text:span text:style-name="T366">↔</text:span><text:span text:style-name="T314"> 先天八卦數</text:span><text:span text:style-name="T135"> </text:span><text:span text:style-name="T366">↔</text:span><text:span text:style-name="T314"> </text:span>大自然的 意<text:span text:style-name="T4">象</text:span><text:span text:style-name="T135"> </text:span><text:span text:style-name="T366">↔</text:span><text:span text:style-name="T314"> </text:span><text:span text:style-name="T31">5行</text:span><text:span text:style-name="T4">。</text:span></text:p>
                      <text:list>
                        <text:list-item>
                          <text:p text:style-name="P335"><text:span text:style-name="T4">乾</text:span><text:span text:style-name="T277"> </text:span><text:span text:style-name="T366">↔</text:span><text:span text:style-name="T314"> </text:span><text:span text:style-name="T30">111</text:span><text:span text:style-name="T122"> </text:span><text:span text:style-name="T366">↔</text:span><text:span text:style-name="T135"> </text:span><text:span text:style-name="T136">1</text:span><text:span text:style-name="T122"> </text:span><text:span text:style-name="T366">↔</text:span><text:span text:style-name="T135"> </text:span>天<text:span text:style-name="T135"> </text:span><text:span text:style-name="T366">↔</text:span><text:span text:style-name="T314"> </text:span><text:span text:style-name="T135">金</text:span><text:span text:style-name="T314">。</text:span></text:p>
                        </text:list-item>
                        <text:list-item>
                          <text:p text:style-name="P336"><text:span text:style-name="T4">兌</text:span><text:span text:style-name="T277"> </text:span><text:span text:style-name="T366">↔</text:span><text:span text:style-name="T314"> </text:span><text:span text:style-name="T142">1</text:span><text:span text:style-name="T30">1</text:span><text:span text:style-name="T142">0</text:span><text:span text:style-name="T122"> </text:span><text:span text:style-name="T366">↔</text:span><text:span text:style-name="T135"> </text:span><text:span text:style-name="T136">2</text:span><text:span text:style-name="T122"> </text:span><text:span text:style-name="T366">↔</text:span><text:span text:style-name="T135"> 澤 </text:span><text:span text:style-name="T366">↔</text:span><text:span text:style-name="T314"> </text:span><text:span text:style-name="T135">金</text:span><text:span text:style-name="T314">。</text:span></text:p>
                        </text:list-item>
                        <text:list-item>
                          <text:p text:style-name="P335"><text:span text:style-name="T4">離</text:span><text:span text:style-name="T277"> </text:span><text:span text:style-name="T366">↔</text:span><text:span text:style-name="T314"> </text:span><text:span text:style-name="T30">101</text:span><text:span text:style-name="T122"> </text:span><text:span text:style-name="T366">↔</text:span><text:span text:style-name="T135"> </text:span><text:span text:style-name="T136">3</text:span><text:span text:style-name="T122"> </text:span><text:span text:style-name="T366">↔</text:span><text:span text:style-name="T135"> 火 </text:span><text:span text:style-name="T366">↔</text:span><text:span text:style-name="T314"> </text:span><text:span text:style-name="T135">火</text:span><text:span text:style-name="T314">。</text:span></text:p>
                        </text:list-item>
                        <text:list-item>
                          <text:p text:style-name="P336"><text:span text:style-name="T4">震</text:span><text:span text:style-name="T277"> </text:span><text:span text:style-name="T366">↔</text:span><text:span text:style-name="T314"> </text:span><text:span text:style-name="T142">1</text:span><text:span text:style-name="T30">0</text:span><text:span text:style-name="T142">0</text:span><text:span text:style-name="T122"> </text:span><text:span text:style-name="T366">↔</text:span><text:span text:style-name="T135"> </text:span><text:span text:style-name="T136">4</text:span><text:span text:style-name="T122"> </text:span><text:span text:style-name="T366">↔</text:span><text:span text:style-name="T135"> 雷 </text:span><text:span text:style-name="T366">↔</text:span><text:span text:style-name="T314"> </text:span><text:span text:style-name="T135">木</text:span><text:span text:style-name="T314">。</text:span></text:p>
                        </text:list-item>
                        <text:list-item>
                          <text:p text:style-name="P336"><text:span text:style-name="T4">巽</text:span><text:span text:style-name="T277"> </text:span><text:span text:style-name="T366">↔</text:span><text:span text:style-name="T314"> </text:span><text:span text:style-name="T142">0</text:span><text:span text:style-name="T30">1</text:span><text:span text:style-name="T142">1</text:span><text:span text:style-name="T122"> </text:span><text:span text:style-name="T366">↔</text:span><text:span text:style-name="T135"> </text:span><text:span text:style-name="T136">5</text:span><text:span text:style-name="T122"> </text:span><text:span text:style-name="T366">↔</text:span><text:span text:style-name="T135"> 風 </text:span><text:span text:style-name="T366">↔</text:span><text:span text:style-name="T314"> </text:span><text:span text:style-name="T135">木</text:span><text:span text:style-name="T314">。</text:span></text:p>
                        </text:list-item>
                        <text:list-item>
                          <text:p text:style-name="P335"><text:span text:style-name="T4">坎</text:span><text:span text:style-name="T277"> </text:span><text:span text:style-name="T366">↔</text:span><text:span text:style-name="T314"> </text:span><text:span text:style-name="T30">010</text:span><text:span text:style-name="T122"> </text:span><text:span text:style-name="T366">↔</text:span><text:span text:style-name="T135"> </text:span><text:span text:style-name="T136">6</text:span><text:span text:style-name="T122"> </text:span><text:span text:style-name="T366">↔</text:span><text:span text:style-name="T135"> 水 </text:span><text:span text:style-name="T366">↔</text:span><text:span text:style-name="T314"> </text:span><text:span text:style-name="T135">水</text:span><text:span text:style-name="T314">。</text:span></text:p>
                        </text:list-item>
                        <text:list-item>
                          <text:p text:style-name="P336"><text:span text:style-name="T4">艮</text:span><text:span text:style-name="T277"> </text:span><text:span text:style-name="T366">↔</text:span><text:span text:style-name="T314"> </text:span><text:span text:style-name="T142">0</text:span><text:span text:style-name="T30">0</text:span><text:span text:style-name="T142">1</text:span><text:span text:style-name="T122"> </text:span><text:span text:style-name="T366">↔</text:span><text:span text:style-name="T135"> </text:span><text:span text:style-name="T136">7</text:span><text:span text:style-name="T122"> </text:span><text:span text:style-name="T366">↔</text:span><text:span text:style-name="T135"> 山 </text:span><text:span text:style-name="T366">↔</text:span><text:span text:style-name="T314"> 土。</text:span></text:p>
                        </text:list-item>
                        <text:list-item>
                          <text:p text:style-name="P337"><text:span text:style-name="T34">坤</text:span><text:span text:style-name="T36"> </text:span><text:span text:style-name="T366">↔</text:span><text:span text:style-name="T31"> </text:span><text:span text:style-name="T30">000</text:span><text:span text:style-name="T36"> </text:span><text:span text:style-name="T366">↔</text:span><text:span text:style-name="T31"> </text:span><text:span text:style-name="T38">8</text:span><text:span text:style-name="T36"> </text:span><text:span text:style-name="T366">↔</text:span><text:span text:style-name="T31"> 地</text:span><text:span text:style-name="T135"> </text:span><text:span text:style-name="T366">↔</text:span><text:span text:style-name="T314"> 土</text:span><text:span text:style-name="T34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tab/><text:tab/><text:tab/><text:tab/><text:tab/><text:tab/><text:tab/><text:tab/><text:tab/><text:tab/><text:tab/><text:span text:style-name="T374">2 1 5<text:tab/><text:tab/></text:span><text:span text:style-name="T4">兌乾巽</text:span><text:span text:style-name="T374"><text:tab/><text:tab/></text:span><text:span text:style-name="T233">澤</text:span>天<text:span text:style-name="T233">風</text:span></text:p>
      <text:p text:style-name="P15"><text:tab/><text:tab/><text:tab/><text:tab/><text:tab/><text:tab/><text:tab/><text:tab/><text:tab/><text:tab/><text:tab/><text:span text:style-name="T374">3 <text:s text:c="3"/>6<text:tab/></text:span><text:span text:style-name="T366">↔</text:span><text:span text:style-name="T374"><text:tab/></text:span><text:span text:style-name="T4">離　坎</text:span><text:span text:style-name="T374"><text:tab/></text:span><text:span text:style-name="T366">↔</text:span><text:span text:style-name="T374"><text:tab/></text:span><text:span text:style-name="T135">火　水</text:span></text:p>
      <text:p text:style-name="P16"><text:tab/><text:tab/><text:tab/><text:tab/><text:tab/><text:tab/><text:tab/><text:tab/><text:tab/><text:tab/><text:tab/><text:span text:style-name="T374">4 8 7<text:tab/><text:tab/></text:span><text:span text:style-name="T4">震</text:span><text:span text:style-name="T34">坤</text:span><text:span text:style-name="T4">艮</text:span><text:span text:style-name="T374"><text:tab/><text:tab/></text:span><text:span text:style-name="T233">雷</text:span><text:span text:style-name="T31">地</text:span><text:span text:style-name="T233">山</text:span></text:p>
      <text:list xml:id="list165518381546386" text:continue-numbering="true" text:style-name="L1">
        <text:list-item>
          <text:list>
            <text:list-item>
              <text:list>
                <text:list-item>
                  <text:p text:style-name="P220">後天八卦圖。</text:p>
                  <text:list>
                    <text:list-item>
                      <text:p text:style-name="P220">後天八卦圖 用來，定 方位。</text:p>
                    </text:list-item>
                    <text:list-item>
                      <text:p text:style-name="P557">後天八卦圖的 排列順序 是根據，易傳的 一句話，按 順序排列。</text:p>
                    </text:list-item>
                    <text:list-item>
                      <text:p text:style-name="P220">後天八卦數。</text:p>
                      <text:list>
                        <text:list-item>
                          <text:p text:style-name="P557">假定<text:span text:style-name="T4">，</text:span><text:span text:style-name="T39">10進制</text:span><text:span text:style-name="T376">。</text:span></text:p>
                        </text:list-item>
                        <text:list-item>
                          <text:p text:style-name="P557">假定，<text:span text:style-name="T137">1 </text:span><text:span text:style-name="T376">在 下面。</text:span></text:p>
                        </text:list-item>
                        <text:list-item>
                          <text:p text:style-name="P557">假定，中間 是<text:span text:style-name="T4"> 5</text:span>。</text:p>
                        </text:list-item>
                        <text:list-item>
                          <text:p text:style-name="P557">假定，對面 是<text:span text:style-name="T4">（</text:span><text:span text:style-name="T40">10–數值</text:span>）。</text:p>
                        </text:list-item>
                        <text:list-item>
                          <text:p text:style-name="P557">假定，（正四方位的數值 +<text:span text:style-name="T2"> </text:span>中間的數值）<text:span text:style-name="T2">除以</text:span><text:span text:style-name="T138">10的 餘數 </text:span><text:span text:style-name="T2">= </text:span>順時鐘的下一個值。</text:p>
                        </text:list-item>
                        <text:list-item>
                          <text:p text:style-name="P558">假定，（正四方位的數值 +<text:span text:style-name="T2"> </text:span>順時鐘的下一個值）<text:span text:style-name="T2">除以</text:span><text:span text:style-name="T138">10的 餘數 </text:span><text:span text:style-name="T2">= </text:span>順時鐘的下二個值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tab/><text:tab/><text:tab/><text:tab/><text:span text:style-name="T203"><text:tab/><text:tab/><text:tab/><text:tab/><text:tab/></text:span><text:span text:style-name="T258">9</text:span><text:span text:style-name="T203"><text:tab/><text:tab/></text:span><text:span text:style-name="T259">4 9</text:span><text:span text:style-name="T203"><text:tab/><text:tab/><text:tab/></text:span><text:span text:style-name="T259">4 9</text:span><text:span text:style-name="T203"><text:tab/><text:tab/></text:span><text:span text:style-name="T259">4 9 2</text:span></text:p>
      <text:p text:style-name="P25"><text:tab/><text:tab/><text:tab/><text:tab/><text:tab/> <text:span text:style-name="T376"><text:s/></text:span><text:tab/>=&gt;<text:tab/><text:span text:style-name="T414">5</text:span><text:tab/>=&gt;<text:tab/><text:span text:style-name="T415">5</text:span><text:tab/>=&gt;<text:tab/> <text:s text:c="2"/><text:span text:style-name="T415">5<text:tab/></text:span><text:tab/>=&gt;<text:tab/><text:span text:style-name="T378">3 5 7<text:tab/></text:span>=&gt;<text:tab/><text:span text:style-name="T378">3 5 7</text:span><text:span text:style-name="T139"> = </text:span><text:span text:style-name="T378">後天八卦數</text:span></text:p>
      <text:p text:style-name="P25"><text:tab/><text:tab/><text:tab/><text:tab/><text:tab/> <text:s/><text:span text:style-name="T376">1<text:tab/><text:tab/>1<text:tab/><text:tab/>1<text:tab/><text:tab/> <text:s text:c="2"/>1 6<text:tab/><text:tab/><text:tab/> <text:s text:c="2"/>1 6<text:tab/><text:tab/>8 1 6</text:span></text:p>
      <text:list xml:id="list16551711500650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9">假<text:span text:style-name="T4">定，</text:span><text:span text:style-name="T41">(</text:span><text:span text:style-name="T4">奇數</text:span><text:span text:style-name="T41">)、[偶數]</text:span><text:span text:style-name="T379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tab/><text:tab/><text:tab/><text:tab/><text:tab/><text:tab/><text:tab/><text:tab/><text:span text:style-name="T380">[4] (9) [2]</text:span></text:p>
      <text:p text:style-name="P23"><text:tab/><text:tab/><text:tab/><text:tab/><text:tab/><text:tab/><text:tab/><text:tab/><text:span text:style-name="T380">(3) (5) (7)</text:span><text:span text:style-name="T139"> = </text:span><text:span text:style-name="T378">洛書</text:span></text:p>
      <text:p text:style-name="P23"><text:tab/><text:tab/><text:tab/><text:tab/><text:tab/><text:tab/><text:tab/><text:tab/><text:span text:style-name="T380">[8] (1) [6]</text:span></text:p>
      <text:list xml:id="list16551784749085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0">後天八卦圖。</text:p>
                      <text:list>
                        <text:list-item>
                          <text:p text:style-name="P557">假定，北 在 下面。</text:p>
                        </text:list-item>
                        <text:list-item>
                          <text:p text:style-name="P560">已知，<text:span text:style-name="T32">5行</text:span><text:span text:style-name="T135"> </text:span><text:span text:style-name="T366">↔</text:span><text:span text:style-name="T31"> 5方位</text:span>。</text:p>
                          <text:list>
                            <text:list-item>
                              <text:p text:style-name="P560">已知，水<text:span text:style-name="T2"> </text:span><text:span text:style-name="T366">↔</text:span><text:span text:style-name="T135"> 北</text:span>。</text:p>
                            </text:list-item>
                          </text:list>
                        </text:list-item>
                        <text:list-item>
                          <text:p text:style-name="P561">已知，<text:span text:style-name="T42">8卦</text:span> <text:span text:style-name="T366">↔</text:span><text:span text:style-name="T314"> 大自然的 意</text:span><text:span text:style-name="T31">象</text:span>。</text:p>
                          <text:list>
                            <text:list-item>
                              <text:p text:style-name="P561">已知，<text:span text:style-name="T42">坎</text:span><text:span text:style-name="T135"> </text:span><text:span text:style-name="T366">↔</text:span><text:span text:style-name="T135"> </text:span>水。</text:p>
                            </text:list-item>
                          </text:list>
                        </text:list-item>
                        <text:list-item>
                          <text:p text:style-name="P562">假定，靠近 先天八卦圖的 <text:span text:style-name="T42">離</text:span>的 卦 是 正四方。</text:p>
                        </text:list-item>
                        <text:list-item>
                          <text:p text:style-name="P563">假定，（<text:span text:style-name="T373">大自然的 意</text:span><text:span text:style-name="T42">象 型</text:span>）先天八卦圖，天、天的對邊 是 一組，天、山、雷。</text:p>
                          <text:list>
                            <text:list-item>
                              <text:p text:style-name="P555">天、山、雷 →（<text:span text:style-name="T314">大自然的 意</text:span><text:span text:style-name="T42">象</text:span> →<text:span text:style-name="T391"> </text:span><text:span text:style-name="T31">8卦</text:span><text:span text:style-name="T42">）→</text:span><text:span text:style-name="T381"> </text:span><text:span text:style-name="T43">乾、</text:span><text:span text:style-name="T42">艮、震</text:span>。</text:p>
                            </text:list-item>
                            <text:list-item>
                              <text:p text:style-name="P573">假定，從 震 開始，逆時針 倒序排列。</text:p>
                            </text:list-item>
                          </text:list>
                        </text:list-item>
                        <text:list-item>
                          <text:p text:style-name="P564">假定，（<text:span text:style-name="T373">大自然的 意</text:span><text:span text:style-name="T42">象 型</text:span>）先天八卦圖，地、地的對邊 是 一組，地、澤、風。</text:p>
                          <text:list>
                            <text:list-item>
                              <text:p text:style-name="P555">地、澤、風 →（<text:span text:style-name="T314">大自然的 意</text:span><text:span text:style-name="T42">象</text:span> →<text:span text:style-name="T391"> </text:span><text:span text:style-name="T31">8卦</text:span><text:span text:style-name="T42">）→</text:span><text:span text:style-name="T381"> </text:span><text:span text:style-name="T34">坤</text:span><text:span text:style-name="T43">、</text:span><text:span text:style-name="T42">兌、巽</text:span>。</text:p>
                            </text:list-item>
                            <text:list-item>
                              <text:p text:style-name="P574">假定，從 <text:span text:style-name="T42">兌</text:span> 開始，逆時針 倒序排列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text:tab/><text:tab/><text:tab/><text:span text:style-name="T203"><text:tab/><text:tab/><text:tab/><text:tab/>　<text:tab/><text:tab/>　</text:span><text:span text:style-name="T219">離</text:span><text:span text:style-name="T203"><text:tab/><text:tab/>　</text:span><text:span text:style-name="T219">離</text:span><text:tab/><text:tab/><text:span text:style-name="T237">巽離</text:span><text:span text:style-name="T238">坤</text:span><text:span text:style-name="T203"><text:tab/><text:tab/><text:tab/><text:tab/><text:tab/><text:tab/>　南</text:span></text:p>
      <text:p text:style-name="P24"><text:tab/><text:tab/><text:tab/><text:tab/><text:tab/><text:tab/>=&gt;<text:tab/><text:tab/>=&gt;<text:tab/><text:tab/>=&gt;<text:tab/><text:span text:style-name="T42">震　兌</text:span><text:tab/>=&gt;<text:tab/><text:span text:style-name="T42">震　兌</text:span><text:tab/>=&gt;<text:tab/><text:span text:style-name="T42">震　兌</text:span><text:span text:style-name="T139"> = </text:span><text:span text:style-name="T378">後天八卦圖</text:span><text:span text:style-name="T42"><text:tab/></text:span><text:span text:style-name="T382">=<text:tab/>東　西</text:span></text:p>
      <text:p text:style-name="P24"><text:tab/><text:tab/><text:tab/><text:tab/><text:tab/>北<text:tab/><text:tab/>水<text:tab/><text:tab/><text:span text:style-name="T144">坎</text:span><text:tab/><text:tab/>　<text:span text:style-name="T144">坎</text:span><text:tab/><text:tab/><text:span text:style-name="T144">艮坎</text:span><text:span text:style-name="T155">乾</text:span><text:tab/><text:tab/><text:span text:style-name="T144">艮坎</text:span><text:span text:style-name="T155">乾</text:span><text:tab/><text:tab/><text:tab/><text:tab/><text:tab/><text:tab/>　北</text:p>
      <text:p text:style-name="P10"/>
      <text:p text:style-name="P11"><text:tab/><text:tab/><text:tab/><text:tab/><text:tab/><text:tab/><text:tab/>　<text:span text:style-name="T203">南</text:span><text:tab/><text:tab/><text:tab/><text:tab/><text:tab/><text:tab/><text:span text:style-name="T144">巽離</text:span><text:span text:style-name="T150">坤</text:span><text:tab/><text:tab/><text:span text:style-name="T377">4 9 2</text:span></text:p>
      <text:p text:style-name="P11"><text:tab/><text:tab/><text:tab/><text:tab/><text:tab/><text:tab/><text:tab/><text:span text:style-name="T261">東</text:span><text:span text:style-name="T382">　</text:span><text:span text:style-name="T261">西</text:span><text:span text:style-name="T139"> = </text:span><text:span text:style-name="T378">後天八卦圖</text:span><text:span text:style-name="T144"><text:tab/></text:span><text:span text:style-name="T382">=<text:tab/></text:span><text:span text:style-name="T144">震　兌</text:span><text:span text:style-name="T139"> </text:span><text:span text:style-name="T366">↔</text:span><text:tab/><text:span text:style-name="T378">3 5 7</text:span><text:span text:style-name="T139"> = </text:span><text:span text:style-name="T378">後天八卦數</text:span></text:p>
      <text:p text:style-name="P11"><text:tab/><text:tab/><text:tab/><text:tab/><text:tab/><text:tab/><text:tab/>　北<text:tab/><text:tab/><text:tab/><text:tab/><text:tab/><text:tab/><text:span text:style-name="T144">艮坎</text:span><text:span text:style-name="T155">乾</text:span><text:tab/><text:tab/><text:span text:style-name="T376">8 1 6</text:span></text:p>
      <text:list xml:id="list165516641374022" text:continue-numbering="true" text:style-name="L1">
        <text:list-item>
          <text:list>
            <text:list-item>
              <text:list>
                <text:list-item>
                  <text:p text:style-name="P220">卦。</text:p>
                  <text:list>
                    <text:list-item>
                      <text:p text:style-name="P229">卦。</text:p>
                      <text:list>
                        <text:list-item>
                          <text:p text:style-name="P229">主卦。</text:p>
                          <text:list>
                            <text:list-item>
                              <text:p text:style-name="P230">主卦 是 原始的 卦。</text:p>
                            </text:list-item>
                          </text:list>
                        </text:list-item>
                        <text:list-item>
                          <text:p text:style-name="P230">卦變。</text:p>
                          <text:list>
                            <text:list-item>
                              <text:p text:style-name="P230">錯卦 是 主卦的 陰陽爻 完全反過來。</text:p>
                            </text:list-item>
                            <text:list-item>
                              <text:p text:style-name="P230">綜卦 是 主卦的 順序 反過來。</text:p>
                            </text:list-item>
                            <text:list-item>
                              <text:p text:style-name="P231">互卦 是 主卦 去掉 最上面的爻、最下面的爻<text:span text:style-name="T4">，上</text:span><text:span text:style-name="T44">3</text:span><text:span text:style-name="T4">爻變成上卦，下3爻變</text:span>成下卦。</text:p>
                            </text:list-item>
                            <text:list-item>
                              <text:p text:style-name="P231">雜卦 是 主卦的 上掛、下卦 互換。</text:p>
                            </text:list-item>
                          </text:list>
                        </text:list-item>
                        <text:list-item>
                          <text:p text:style-name="P232">明顯例子，假定，主卦 是<text:span text:style-name="T4"> </text:span><text:span text:style-name="T45">110 010</text:span><text:span text:style-name="T383">。</text:span></text:p>
                          <text:list>
                            <text:list-item>
                              <text:p text:style-name="P232">錯卦 是<text:span text:style-name="T4"> </text:span><text:span text:style-name="T46">001 101</text:span>。</text:p>
                            </text:list-item>
                            <text:list-item>
                              <text:p text:style-name="P232">綜卦 <text:span text:style-name="T4">是 </text:span><text:span text:style-name="T46">010 011</text:span><text:span text:style-name="T384">。</text:span></text:p>
                            </text:list-item>
                            <text:list-item>
                              <text:p text:style-name="P232">互卦 是 <text:span text:style-name="T234">10 01 =</text:span><text:span text:style-name="T140"> 100 001</text:span>。</text:p>
                            </text:list-item>
                            <text:list-item>
                              <text:p text:style-name="P232">雜卦 是<text:span text:style-name="T4"> </text:span><text:span text:style-name="T47">010 110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3">變卦。</text:p>
                      <text:list>
                        <text:list-item>
                          <text:p text:style-name="P233">變卦 是 動爻之後的 卦。</text:p>
                          <text:list>
                            <text:list-item>
                              <text:p text:style-name="P233">動爻 是 只把 其中一個爻的 陰陽爻 完全反過來。</text:p>
                              <text:list>
                                <text:list-item>
                                  <text:p text:style-name="P234">陰陽爻 完全反過來 的 明顯例<text:span text:style-name="T4">子，</text:span><text:span text:style-name="T48">0 → 1</text:span><text:span text:style-name="T385">。</text:span></text:p>
                                </text:list-item>
                                <text:list-item>
                                  <text:p text:style-name="P234">陰陽爻 完全反過來 的 明顯例<text:span text:style-name="T4">子，</text:span><text:span text:style-name="T48">1 →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5"><text:span text:style-name="T49">6爻的 爻位稱呼</text:span>。</text:p>
                      <text:list>
                        <text:list-item>
                          <text:p text:style-name="P236">初爻、二爻、三爻、四爻、五爻、上爻。</text:p>
                        </text:list-item>
                      </text:list>
                    </text:list-item>
                  </text:list>
                </text:list-item>
                <text:list-item>
                  <text:p text:style-name="P237">體用生克斷卦法。<text:span text:style-name="T289">（使用 體用生克斷卦法 來看 吉凶禍福）</text:span></text:p>
                  <text:list>
                    <text:list-item>
                      <text:p text:style-name="P237">二字起卦法。<text:span text:style-name="T289">（二字、兩個字 越隨機、越靈光乍現 越好）</text:span></text:p>
                      <text:list>
                        <text:list-item>
                          <text:p text:style-name="P238">步驟。</text:p>
                          <text:list>
                            <text:list-item>
                              <text:p text:style-name="P239">上<text:span text:style-name="T4">卦 = </text:span>第一個字的筆劃數 <text:span text:style-name="T4">除以</text:span><text:span text:style-name="T50">8的</text:span><text:span text:style-name="T386"> 餘數</text:span>。</text:p>
                            </text:list-item>
                            <text:list-item>
                              <text:p text:style-name="P240">下卦<text:span text:style-name="T4"> = </text:span>第二個字的筆劃數 <text:span text:style-name="T4">除以</text:span><text:span text:style-name="T50">8的</text:span><text:span text:style-name="T386"> 餘數</text:span>。</text:p>
                              <text:list>
                                <text:list-item>
                                  <text:p text:style-name="P338"><text:span text:style-name="T4">8 是 八卦 </text:span>總共<text:span text:style-name="T4">有 8個</text:span>卦。</text:p>
                                </text:list-item>
                              </text:list>
                            </text:list-item>
                            <text:list-item>
                              <text:p text:style-name="P241">主卦<text:span text:style-name="T4"> = 上卦、下卦，</text:span>先天八卦數<text:span text:style-name="T314"> → </text:span><text:span text:style-name="T42">卦象</text:span>。</text:p>
                            </text:list-item>
                            <text:list-item>
                              <text:p text:style-name="P241">動爻位置<text:span text:style-name="T4"> = </text:span>兩個字的筆劃數 除<text:span text:style-name="T4">以</text:span><text:span text:style-name="T52">6的</text:span><text:span text:style-name="T387"> 餘數。</text:span></text:p>
                              <text:list>
                                <text:list-item>
                                  <text:p text:style-name="P241"><text:span text:style-name="T55">6 是 </text:span>一個主卦 <text:span text:style-name="T4">有 </text:span><text:span text:style-name="T54">6個爻</text:span><text:span text:style-name="T390">。</text:span></text:p>
                                </text:list-item>
                              </text:list>
                            </text:list-item>
                            <text:list-item>
                              <text:p text:style-name="P241">已知，主卦，事情的開始、事情的主體和大綱和概要。</text:p>
                            </text:list-item>
                            <text:list-item>
                              <text:p text:style-name="P241">可知，互卦，事情的中間發展。</text:p>
                            </text:list-item>
                            <text:list-item>
                              <text:p text:style-name="P241">可知，變卦，事情的結果。</text:p>
                              <text:list>
                                <text:list-item>
                                  <text:p text:style-name="P241">變卦 = 主卦 在 動爻位置 動爻，之後的 卦。</text:p>
                                </text:list-item>
                              </text:list>
                            </text:list-item>
                            <text:list-item>
                              <text:p text:style-name="P241">動爻位置 所在的 卦的 組 是 用黨。</text:p>
                              <text:list>
                                <text:list-item>
                                  <text:p text:style-name="P241">用 是 外物、對方、環境。</text:p>
                                </text:list-item>
                              </text:list>
                            </text:list-item>
                            <text:list-item>
                              <text:p text:style-name="P242">動爻位置 不在的 卦的 組 是 體黨。</text:p>
                              <text:list>
                                <text:list-item>
                                  <text:p text:style-name="P242">體 是 自己、己方、本體。</text:p>
                                </text:list-item>
                              </text:list>
                            </text:list-item>
                            <text:list-item>
                              <text:p text:style-name="P243">卦 →<text:span text:style-name="T65"> 5行</text:span> →<text:span text:style-name="T65"> 5行生克</text:span> →<text:span text:style-name="T65"> 上卦、下卦 的 生克關係 →</text:span><text:span text:style-name="T66"> 體黨、用黨 的 生克關係</text:span></text:p>
                              <text:list>
                                <text:list-item>
                                  <text:p text:style-name="P244">卦。</text:p>
                                  <text:list>
                                    <text:list-item>
                                      <text:p text:style-name="P244">主卦<text:span text:style-name="T401">。</text:span></text:p>
                                    </text:list-item>
                                    <text:list-item>
                                      <text:p text:style-name="P245">互卦。</text:p>
                                    </text:list-item>
                                    <text:list-item>
                                      <text:p text:style-name="P243">變卦。。</text:p>
                                    </text:list-item>
                                  </text:list>
                                </text:list-item>
                                <text:list-item>
                                  <text:p text:style-name="P339"><text:span text:style-name="T4">5行</text:span>生克。</text:p>
                                  <text:list>
                                    <text:list-item>
                                      <text:p text:style-name="P340">生，金 →<text:span text:style-name="T403"> </text:span>水 →<text:span text:style-name="T403"> </text:span>木 →<text:span text:style-name="T403"> </text:span>火 →<text:span text:style-name="T403"> </text:span>土<text:span text:style-name="T203"> →</text:span><text:span text:style-name="T263"> </text:span><text:span text:style-name="T203">金</text:span>。</text:p>
                                    </text:list-item>
                                    <text:list-item>
                                      <text:p text:style-name="P340">克，水 →<text:span text:style-name="T403"> </text:span>火 →<text:span text:style-name="T403"> </text:span>金 →<text:span text:style-name="T403"> </text:span>木 →<text:span text:style-name="T403"> </text:span>土<text:span text:style-name="T203"> →</text:span><text:span text:style-name="T263"> </text:span><text:span text:style-name="T203">水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6"><text:span text:style-name="T66">體黨、用黨 的 生克關係 →</text:span><text:span text:style-name="T67"> 吉凶</text:span>。</text:p>
                              <text:list>
                                <text:list-item>
                                  <text:p text:style-name="P342">卦。</text:p>
                                  <text:list>
                                    <text:list-item>
                                      <text:p text:style-name="P246">主卦。</text:p>
                                    </text:list-item>
                                    <text:list-item>
                                      <text:p text:style-name="P246">互卦。</text:p>
                                    </text:list-item>
                                    <text:list-item>
                                      <text:p text:style-name="P246">變卦。</text:p>
                                    </text:list-item>
                                  </text:list>
                                </text:list-item>
                                <text:list-item>
                                  <text:p text:style-name="P342"><text:span text:style-name="T66">體黨、用黨 的 生克關係 →</text:span><text:span text:style-name="T67"> 吉凶</text:span>。</text:p>
                                  <text:list>
                                    <text:list-item>
                                      <text:p text:style-name="P247">體生用<text:span text:style-name="T402"> → 己方 供養 對方 → 小凶</text:span>。</text:p>
                                      <text:list>
                                        <text:list-item>
                                          <text:p text:style-name="P247">體生用 <text:span text:style-name="T4">是 體的 5行 生 用的 </text:span><text:span text:style-name="T68">5行</text:span><text:span text:style-name="T404">。</text:span></text:p>
                                        </text:list-item>
                                        <text:list-item>
                                          <text:p text:style-name="P247">明顯例子，假<text:span text:style-name="T4">定，體的 </text:span><text:span text:style-name="T68">5行 </text:span><text:span text:style-name="T404">是 水。</text:span></text:p>
                                          <text:list>
                                            <text:list-item>
                                              <text:p text:style-name="P248">假定，用<text:span text:style-name="T4">的 </text:span><text:span text:style-name="T68">5行</text:span><text:span text:style-name="T404"> 是 木</text:span>。</text:p>
                                            </text:list-item>
                                            <text:list-item>
                                              <text:p text:style-name="P249">已知，<text:span text:style-name="T402">生，金 → 水 → 木 → 火 → 土</text:span><text:span text:style-name="T264"> →</text:span><text:span text:style-name="T263"> </text:span><text:span text:style-name="T264">金</text:span>。</text:p>
                                            </text:list-item>
                                            <text:list-item>
                                              <text:p text:style-name="P249">水 生 木<text:span text:style-name="T402"> → 體 </text:span>生 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0"><text:span text:style-name="T402">用生體 → 對方 幫助 己方，事情能夠成功，得到很多幫助 → 大吉</text:span>。</text:p>
                                    </text:list-item>
                                    <text:list-item>
                                      <text:p text:style-name="P250"><text:span text:style-name="T402">體克用 → 己方 克制 對方，事情能夠成功，但是有耗損 → 小吉</text:span>。</text:p>
                                    </text:list-item>
                                    <text:list-item>
                                      <text:p text:style-name="P251"><text:span text:style-name="T402">用克體 → 對方 克制 己方 → 大凶</text:span>。</text:p>
                                    </text:list-item>
                                    <text:list-item>
                                      <text:p text:style-name="P341">體用比和。</text:p>
                                      <text:list>
                                        <text:list-item>
                                          <text:p text:style-name="P251">己方、對方 互相幫助<text:span text:style-name="T402"> → 大吉</text:span>。</text:p>
                                        </text:list-item>
                                        <text:list-item>
                                          <text:p text:style-name="P251">己方、對方 互相克制<text:span text:style-name="T402"> → 平。</text:span></text:p>
                                        </text:list-item>
                                        <text:list-item>
                                          <text:p text:style-name="P252"><text:span text:style-name="T402">體用比和 是 </text:span><text:span text:style-name="T4">體、用 的 </text:span><text:span text:style-name="T68">5行 相同</text:span>。</text:p>
                                        </text:list-item>
                                        <text:list-item>
                                          <text:p text:style-name="P252">明顯例子，假<text:span text:style-name="T4">定，體的</text:span><text:span text:style-name="T68">5行 </text:span><text:span text:style-name="T404">是 水</text:span>。</text:p>
                                          <text:list>
                                            <text:list-item>
                                              <text:p text:style-name="P252">假定，用<text:span text:style-name="T4">的</text:span><text:span text:style-name="T68">5行</text:span><text:span text:style-name="T404"> 是 水</text:span>。</text:p>
                                            </text:list-item>
                                            <text:list-item>
                                              <text:p text:style-name="P252">水、水 相同<text:span text:style-name="T402"> → 體用比和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2">體黨的 主（八）卦 是 問卦個體。</text:p>
                                  <text:list>
                                    <text:list-item>
                                      <text:p text:style-name="P252">其他<text:span text:style-name="T163">5</text:span><text:span text:style-name="T424">個（八）卦 是（空間、遠近）環境。</text:span></text:p>
                                    </text:list-item>
                                    <text:list-item>
                                      <text:p text:style-name="P252">（主卦 →<text:span text:style-name="T424"> 互卦 → 變卦</text:span>）是 時間。</text:p>
                                    </text:list-item>
                                    <text:list-item>
                                      <text:p text:style-name="P252">體黨的互（八）卦<text:span text:style-name="T4">（</text:span><text:span text:style-name="T86">四時</text:span><text:span text:style-name="T4">生</text:span>旺）<text:span text:style-name="T425">體黨的主（八）卦 → 定 事中的 吉凶。</text:span></text:p>
                                    </text:list-item>
                                    <text:list-item>
                                      <text:p text:style-name="P253">體黨的變（八）卦<text:span text:style-name="T4">（四時生</text:span>旺）<text:span text:style-name="T425">體黨的主（八）卦 → 定 事後的 吉凶</text:span>。</text:p>
                                    </text:list-item>
                                    <text:list-item>
                                      <text:p text:style-name="P254">用黨的主（八）卦<text:span text:style-name="T4">（四時生</text:span>旺）<text:span text:style-name="T425">體黨的主（八）卦 → 定 整體的（環境 對 問卦個體的 吉凶）</text:span>。</text:p>
                                    </text:list-item>
                                    <text:list-item>
                                      <text:p text:style-name="P254">用黨的互（八）卦<text:span text:style-name="T4">（四時生</text:span>旺）<text:span text:style-name="T425">體黨的主（八）卦 → 定 事中的（環境 對 問卦個體的 吉凶）</text:span>。</text:p>
                                    </text:list-item>
                                    <text:list-item>
                                      <text:p text:style-name="P254">用黨的變（八）卦<text:span text:style-name="T4">（四時生</text:span>旺）<text:span text:style-name="T425">體黨的主（八）卦 → 定 事後的（環境 對 問卦個體的 吉凶）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0">明顯例子，大海。</text:p>
                          <text:list>
                            <text:list-item>
                              <text:p text:style-name="P255"><text:span text:style-name="T4">上卦 =</text:span><text:span text:style-name="T212">『大』的筆劃數 除以</text:span><text:span text:style-name="T220">8的 餘</text:span><text:span text:style-name="T262">數</text:span><text:span text:style-name="T220"> =</text:span><text:span text:style-name="T50"> </text:span><text:span text:style-name="T51">3</text:span><text:span text:style-name="T4"> 除以</text:span><text:span text:style-name="T50">8的 餘</text:span><text:span text:style-name="T386">數</text:span><text:span text:style-name="T50"> = 3</text:span>。<text:span text:style-name="T289">（二字起卦法）</text:span></text:p>
                            </text:list-item>
                            <text:list-item>
                              <text:p text:style-name="P256">下<text:span text:style-name="T4">卦 =</text:span><text:span text:style-name="T212">『海』的筆劃數 除以</text:span><text:span text:style-name="T220">8的 餘</text:span><text:span text:style-name="T262">數</text:span><text:span text:style-name="T220"> =</text:span><text:span text:style-name="T50"> </text:span><text:span text:style-name="T51">10</text:span><text:span text:style-name="T4"> 除以</text:span><text:span text:style-name="T50">8的 餘</text:span><text:span text:style-name="T386">數</text:span><text:span text:style-name="T50"> = </text:span><text:span text:style-name="T51">2</text:span>。</text:p>
                            </text:list-item>
                            <text:list-item>
                              <text:p text:style-name="P343"><text:span text:style-name="T4">主卦，</text:span><text:span text:style-name="T151">2</text:span><text:span text:style-name="T4">、</text:span><text:span text:style-name="T151">3</text:span><text:span text:style-name="T4"> →</text:span><text:span text:style-name="T30"> </text:span><text:span text:style-name="T142">1</text:span><text:span text:style-name="T30">1</text:span><text:span text:style-name="T142">0</text:span><text:span text:style-name="T30"> </text:span><text:span text:style-name="T142">101</text:span>。</text:p>
                            </text:list-item>
                            <text:list-item>
                              <text:p text:style-name="P345"><text:span text:style-name="T4">動爻位置 =</text:span><text:span text:style-name="T221">『大海』的筆劃數除以</text:span><text:span text:style-name="T222">6</text:span><text:span text:style-name="T220">的餘</text:span><text:span text:style-name="T262">數</text:span><text:span text:style-name="T220">=</text:span><text:span text:style-name="T4">（3 + 10）</text:span><text:span text:style-name="T277">除</text:span><text:span text:style-name="T36">以</text:span><text:span text:style-name="T4">6的</text:span> 餘<text:span text:style-name="T4">數 = 1 = 初爻</text:span>。</text:p>
                            </text:list-item>
                            <text:list-item>
                              <text:p text:style-name="P346">已知，主卦 是<text:span text:style-name="T30"> </text:span><text:span text:style-name="T142">1</text:span><text:span text:style-name="T30">1</text:span><text:span text:style-name="T142">0</text:span><text:span text:style-name="T30"> </text:span><text:span text:style-name="T142">101</text:span>。</text:p>
                            </text:list-item>
                            <text:list-item>
                              <text:p text:style-name="P346">可知，互卦 是<text:span text:style-name="T4"> </text:span><text:span text:style-name="T143">101 </text:span><text:span text:style-name="T53">010</text:span><text:span text:style-name="T388">。</text:span></text:p>
                            </text:list-item>
                            <text:list-item>
                              <text:p text:style-name="P347">可知，變卦 是<text:span text:style-name="T2"> </text:span><text:span text:style-name="T141">010 101</text:span><text:span text:style-name="T389">。</text:span><text:span text:style-name="T303">（體用生克斷卦法）</text:span></text:p>
                            </text:list-item>
                            <text:list-item>
                              <text:p text:style-name="P348">動<text:span text:style-name="T277">爻位置 在 初爻 → 初爻 在 下卦 → 主卦、互卦、變卦 的 下卦 是 用黨</text:span>。</text:p>
                            </text:list-item>
                            <text:list-item>
                              <text:p text:style-name="P349"><text:span text:style-name="T277">主卦、互卦、變卦 的 上卦 是 體黨</text:span>。</text:p>
                            </text:list-item>
                            <text:list-item>
                              <text:p text:style-name="P350"><text:span text:style-name="T277">卦 →</text:span><text:span text:style-name="T65"> 5行</text:span><text:span text:style-name="T277"> →</text:span><text:span text:style-name="T65"> 5行生克</text:span><text:span text:style-name="T277"> →</text:span><text:span text:style-name="T65"> 上卦、下卦 的 生克關係 →</text:span><text:span text:style-name="T66"> 體黨、用黨 的 生克關係</text:span>。</text:p>
                              <text:list>
                                <text:list-item>
                                  <text:p text:style-name="P351">主卦 是 <text:span text:style-name="T142">110 101</text:span><text:span text:style-name="T36"> → 金 火</text:span><text:span text:style-name="T277"> → 金 被克 火 → 下卦 被克 上卦 → 體 克 用</text:span>。</text:p>
                                </text:list-item>
                                <text:list-item>
                                  <text:p text:style-name="P351">互卦 是<text:span text:style-name="T2"> </text:span><text:span text:style-name="T143">101 010</text:span><text:span text:style-name="T36"> → 火 水</text:span><text:span text:style-name="T277"> → 火 被克 水 → 下卦 被克 上卦 → 體 克 用</text:span>。</text:p>
                                </text:list-item>
                                <text:list-item>
                                  <text:p text:style-name="P351">變卦 是<text:span text:style-name="T2"> </text:span><text:span text:style-name="T141">010 101</text:span><text:span text:style-name="T36"> → 水 火</text:span><text:span text:style-name="T277"> → 水 克 火 → 下卦 克 上卦 → 用黨 克 體黨</text:span>。</text:p>
                                </text:list-item>
                              </text:list>
                            </text:list-item>
                            <text:list-item>
                              <text:p text:style-name="P350"><text:span text:style-name="T66">體黨、用黨 的 生克關係 →</text:span><text:span text:style-name="T67"> 吉凶</text:span>。</text:p>
                              <text:list>
                                <text:list-item>
                                  <text:p text:style-name="P350">主卦，<text:span text:style-name="T277">體黨 克 用黨</text:span><text:span text:style-name="T36"> → </text:span><text:span text:style-name="T402">小吉</text:span>。</text:p>
                                </text:list-item>
                                <text:list-item>
                                  <text:p text:style-name="P350">互卦，<text:span text:style-name="T277">體黨 克 用黨</text:span><text:span text:style-name="T36"> → </text:span><text:span text:style-name="T402">小吉</text:span>。</text:p>
                                </text:list-item>
                                <text:list-item>
                                  <text:p text:style-name="P350">變卦，<text:span text:style-name="T277">用黨 克 體黨</text:span><text:span text:style-name="T36"> → </text:span><text:span text:style-name="T402">大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0">時分起卦法。</text:p>
                      <text:list>
                        <text:list-item>
                          <text:p text:style-name="P257">步驟。</text:p>
                          <text:list>
                            <text:list-item>
                              <text:p text:style-name="P258">上卦<text:span text:style-name="T4">數 = 現在時間的 小時</text:span>。<text:span text:style-name="T289">（</text:span><text:span text:style-name="T302">時分起卦法</text:span><text:span text:style-name="T289">）</text:span></text:p>
                            </text:list-item>
                            <text:list-item>
                              <text:p text:style-name="P259">下卦<text:span text:style-name="T4">數 = 現在時間的 </text:span><text:span text:style-name="T2">分鐘</text:span>。</text:p>
                            </text:list-item>
                            <text:list-item>
                              <text:p text:style-name="P260"><text:span text:style-name="T405">動</text:span><text:span text:style-name="T76">爻數</text:span><text:span text:style-name="T4"> = </text:span>上卦<text:span text:style-name="T4">數 + </text:span>下卦<text:span text:style-name="T4">數</text:span>。</text:p>
                            </text:list-item>
                            <text:list-item>
                              <text:p text:style-name="P259">上<text:span text:style-name="T2">卦 = </text:span>上卦<text:span text:style-name="T4">數 </text:span><text:span text:style-name="T2">除以</text:span><text:span text:style-name="T145">8的</text:span><text:span text:style-name="T386"> 餘數</text:span>。</text:p>
                            </text:list-item>
                            <text:list-item>
                              <text:p text:style-name="P259">下卦<text:span text:style-name="T2"> = </text:span>下卦<text:span text:style-name="T4">數 </text:span><text:span text:style-name="T2">除以</text:span><text:span text:style-name="T145">8的</text:span><text:span text:style-name="T386"> 餘數</text:span>。<text:span text:style-name="T289">後面的步驟 和 二字起卦法 相同）</text:span></text:p>
                            </text:list-item>
                            <text:list-item>
                              <text:p text:style-name="P261">動爻位置<text:span text:style-name="T2"> = </text:span><text:span text:style-name="T405">動</text:span><text:span text:style-name="T76">爻數</text:span><text:span text:style-name="T4"> </text:span>除<text:span text:style-name="T2">以</text:span><text:span text:style-name="T146">6的</text:span><text:span text:style-name="T387"> 餘數。</text:span></text:p>
                            </text:list-item>
                            <text:list-item>
                              <text:p text:style-name="P261">主卦<text:span text:style-name="T2"> = 上卦、下卦，</text:span>先天八卦數<text:span text:style-name="T314"> → </text:span><text:span text:style-name="T144">卦象</text:span>。<text:span text:style-name="T289">（</text:span></text:p>
                            </text:list-item>
                            <text:list-item>
                              <text:p text:style-name="P257">已知，主卦，事情的開始、事情的主體和大綱和概要。</text:p>
                            </text:list-item>
                            <text:list-item>
                              <text:p text:style-name="P257">可知，互卦，事情的中間發展。</text:p>
                            </text:list-item>
                            <text:list-item>
                              <text:p text:style-name="P257">可知，變卦，事情的結果。</text:p>
                            </text:list-item>
                            <text:list-item>
                              <text:p text:style-name="P258">動爻位置 所在的 卦的 組 是 用黨。<text:span text:style-name="T289">（體用生克斷卦法）</text:span></text:p>
                            </text:list-item>
                            <text:list-item>
                              <text:p text:style-name="P257">動爻位置 不在的 卦的 組 是 體黨。</text:p>
                            </text:list-item>
                            <text:list-item>
                              <text:p text:style-name="P257">卦 →<text:span text:style-name="T65"> 5行</text:span> →<text:span text:style-name="T65"> 5行生克</text:span> →<text:span text:style-name="T65"> 上卦、下卦 的 生克關係 →</text:span><text:span text:style-name="T66"> 體黨、用黨 的 生克關係。</text:span></text:p>
                            </text:list-item>
                            <text:list-item>
                              <text:p text:style-name="P257"><text:span text:style-name="T66">體黨、用黨 的 生克關係 →</text:span><text:span text:style-name="T67"> 吉凶</text:span>。</text:p>
                            </text:list-item>
                          </text:list>
                        </text:list-item>
                        <text:list-item>
                          <text:p text:style-name="P262">明顯例子，假定，現在時間 是<text:span text:style-name="T4"> </text:span><text:span text:style-name="T69">15:3</text:span><text:span text:style-name="T70">0</text:span>。</text:p>
                          <text:list>
                            <text:list-item>
                              <text:p text:style-name="P262"><text:span text:style-name="T2">上卦 =</text:span><text:span text:style-name="T204"> </text:span><text:span text:style-name="T148">15</text:span><text:span text:style-name="T2"> 除以</text:span><text:span text:style-name="T145">8的 餘</text:span><text:span text:style-name="T386">數</text:span><text:span text:style-name="T145"> = </text:span><text:span text:style-name="T149">7</text:span>。</text:p>
                            </text:list-item>
                            <text:list-item>
                              <text:p text:style-name="P262">下<text:span text:style-name="T2">卦 =</text:span><text:span text:style-name="T204"> </text:span><text:span text:style-name="T148">3</text:span><text:span text:style-name="T147">0</text:span><text:span text:style-name="T2"> 除以</text:span><text:span text:style-name="T145">8的 餘</text:span><text:span text:style-name="T386">數</text:span><text:span text:style-name="T145"> = </text:span><text:span text:style-name="T149">6</text:span>。</text:p>
                            </text:list-item>
                            <text:list-item>
                              <text:p text:style-name="P344">…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2">理法、象法 結合起來，斷卦、解卦。</text:p>
                  <text:list>
                    <text:list-item>
                      <text:p text:style-name="P352">理法。</text:p>
                      <text:list>
                        <text:list-item>
                          <text:p text:style-name="P352">斷卦。</text:p>
                          <text:list>
                            <text:list-item>
                              <text:p text:style-name="P353">理法 使用 數學公式、帶入數值<text:span text:style-name="T411">，來</text:span> 斷卦、斷吉凶。</text:p>
                              <text:list>
                                <text:list-item>
                                  <text:p text:style-name="P353">斷吉凶 不是 斷 成不成功。</text:p>
                                </text:list-item>
                                <text:list-item>
                                  <text:p text:style-name="P353">斷吉凶 是 斷 問卦個體（在 事中、事後）的 感受 好、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2">明顯例子，體用生克斷卦法。</text:p>
                        </text:list-item>
                        <text:list-item>
                          <text:p text:style-name="P352">明顯例子，左腦思維。</text:p>
                          <text:list>
                            <text:list-item>
                              <text:p text:style-name="P352">明顯例子，邏輯思考、文字思考、實體思考、理性思考、感測思考、公式思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2">象法。</text:p>
                      <text:list>
                        <text:list-item>
                          <text:p text:style-name="P352">解卦。</text:p>
                          <text:list>
                            <text:list-item>
                              <text:p text:style-name="P354"><text:span text:style-name="T411">象法 使用 卦理、事理、靈感，來 解卦、解</text:span>吉凶。</text:p>
                            </text:list-item>
                          </text:list>
                        </text:list-item>
                        <text:list-item>
                          <text:p text:style-name="P352">明顯例子，用（大自然 的）意象 聯想。</text:p>
                          <text:list>
                            <text:list-item>
                              <text:p text:style-name="P355">（大自然 的）意象 的 明顯例子，<text:span text:style-name="T373">天、</text:span><text:span text:style-name="T135">澤、火、雷、風、水、山、地</text:span>。</text:p>
                            </text:list-item>
                          </text:list>
                        </text:list-item>
                        <text:list-item>
                          <text:p text:style-name="P356">明顯例子，右腦思維。</text:p>
                          <text:list>
                            <text:list-item>
                              <text:p text:style-name="P356">明顯例子，跳躍思考、圖像思考、抽象思考、感性思考、感受思考、靈感思考。</text:p>
                            </text:list-item>
                            <text:list-item>
                              <text:p text:style-name="P356">明顯例子，靈感、靈機一動、心有所感。</text:p>
                            </text:list-item>
                          </text:list>
                        </text:list-item>
                        <text:list-item>
                          <text:p text:style-name="P402">象法<text:span text:style-name="T122"> 是，</text:span>對 卦 使用 卦理、事理、靈感，來 解卦。</text:p>
                        </text:list-item>
                      </text:list>
                    </text:list-item>
                    <text:list-item>
                      <text:p text:style-name="P403">抽象例子，理法、象法<text:span text:style-name="T122"> </text:span><text:span text:style-name="T366">↔</text:span><text:span text:style-name="T135"> 視角、觀點</text:span>。</text:p>
                      <text:list>
                        <text:list-item>
                          <text:p text:style-name="P403">理法<text:span text:style-name="T122"> </text:span><text:span text:style-name="T366">↔</text:span><text:span text:style-name="T135"> 客觀</text:span>。</text:p>
                        </text:list-item>
                        <text:list-item>
                          <text:p text:style-name="P404"><text:span text:style-name="T122">象法 </text:span><text:span text:style-name="T366">↔</text:span><text:span text:style-name="T135"> 主觀</text:span>。</text:p>
                        </text:list-item>
                      </text:list>
                    </text:list-item>
                    <text:list-item>
                      <text:p text:style-name="P404">抽象例子，理法、象法<text:span text:style-name="T122"> </text:span><text:span text:style-name="T366">↔</text:span><text:span text:style-name="T135"> 股票投資</text:span>。</text:p>
                      <text:list>
                        <text:list-item>
                          <text:p text:style-name="P404">理法<text:span text:style-name="T122"> </text:span><text:span text:style-name="T366">↔</text:span><text:span text:style-name="T135"> 技術面分析</text:span>。</text:p>
                        </text:list-item>
                        <text:list-item>
                          <text:p text:style-name="P404"><text:span text:style-name="T122">象法 </text:span><text:span text:style-name="T366">↔</text:span><text:span text:style-name="T135"> 基本面分析</text:span>。</text:p>
                        </text:list-item>
                      </text:list>
                    </text:list-item>
                    <text:list-item>
                      <text:p text:style-name="P405"><text:span text:style-name="T405">（理法、象法 結合起來，斷卦、解卦 的）</text:span>步驟。</text:p>
                      <text:list>
                        <text:list-item>
                          <text:p text:style-name="P406">起卦。</text:p>
                        </text:list-item>
                        <text:list-item>
                          <text:p text:style-name="P407">解卦。</text:p>
                          <text:list>
                            <text:list-item>
                              <text:p text:style-name="P408">以 卦理 為 根基<text:span text:style-name="T203">、基底、前提、初始點、坐標系零點、框架、大綱</text:span>，斷卦、斷兇吉。</text:p>
                            </text:list-item>
                            <text:list-item>
                              <text:p text:style-name="P409">按照 事理 做出 靈感，來 解卦、解兇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5"><text:span text:style-name="T405">（理法、象法 結合起來，斷卦、解卦 的）</text:span>步驟。</text:p>
                      <text:list>
                        <text:list-item>
                          <text:p text:style-name="P410">起卦。</text:p>
                          <text:list>
                            <text:list-item>
                              <text:p text:style-name="P410">明顯例子，<text:span text:style-name="T405">來人方位起卦法</text:span>。</text:p>
                            </text:list-item>
                          </text:list>
                        </text:list-item>
                        <text:list-item>
                          <text:p text:style-name="P408">以 卦理 為 根基<text:span text:style-name="T203">、基底、前提、出發點、坐標系零點、框架、大綱</text:span>，斷卦、斷兇吉。</text:p>
                          <text:list>
                            <text:list-item>
                              <text:p text:style-name="P411"><text:span text:style-name="T122">卦理 </text:span><text:span text:style-name="T366">↔</text:span><text:span text:style-name="T135"> 理法</text:span><text:span text:style-name="T4">。</text:span></text:p>
                              <text:list>
                                <text:list-item>
                                  <text:p text:style-name="P411"><text:span text:style-name="T4">理法 →</text:span><text:span text:style-name="T78"> </text:span><text:span text:style-name="T4">斷卦、斷兇吉</text:span><text:span text:style-name="T78">。</text:span></text:p>
                                </text:list-item>
                              </text:list>
                            </text:list-item>
                            <text:list-item>
                              <text:p text:style-name="P402"><text:span text:style-name="T4">卦理</text:span><text:span text:style-name="T122"> </text:span><text:span text:style-name="T366">↔</text:span><text:span text:style-name="T135"> </text:span>卦名、卦義、<text:span text:style-name="T4">5行、相生、相克、</text:span>四時生旺。</text:p>
                              <text:list>
                                <text:list-item>
                                  <text:p text:style-name="P402"><text:span text:style-name="T4">5行、相生、相克、64卦的卦名、64卦的卦義</text:span>。</text:p>
                                  <text:list>
                                    <text:list-item>
                                      <text:p text:style-name="P402">卦名 不是 用來判斷吉凶。</text:p>
                                    </text:list-item>
                                    <text:list-item>
                                      <text:p text:style-name="P402">卦名 是 用來 提供資訊，進行 聯想、想像、拓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2">按照 事理 做出 靈感，來 解卦、解兇吉。</text:p>
                          <text:list>
                            <text:list-item>
                              <text:p text:style-name="P411">事理<text:span text:style-name="T122"> </text:span><text:span text:style-name="T366">↔</text:span><text:span text:style-name="T135"> 象法</text:span>。</text:p>
                              <text:list>
                                <text:list-item>
                                  <text:p text:style-name="P411">象法 →<text:span text:style-name="T416"> </text:span>解卦、解兇吉。</text:p>
                                </text:list-item>
                              </text:list>
                            </text:list-item>
                            <text:list-item>
                              <text:p text:style-name="P413">事理<text:span text:style-name="T122"> </text:span><text:span text:style-name="T366">↔</text:span><text:span text:style-name="T135"> </text:span>當下的時空背景。</text:p>
                              <text:list>
                                <text:list-item>
                                  <text:p text:style-name="P414">當下的時空背景 的 明顯例子，問卦個體的狀態、起卦個體的狀態。</text:p>
                                  <text:list>
                                    <text:list-item>
                                      <text:p text:style-name="P413">狀態 的 明顯例子，時間、方位、衣服顏色、哪些身體部位正在動。</text:p>
                                    </text:list-item>
                                  </text:list>
                                </text:list-item>
                                <text:list-item>
                                  <text:p text:style-name="P415">當下的時空背景 的 明顯例子，日常生活、生活習慣、當地文化、當地習俗、學門 的 經驗、常識、知識、記憶、認知。</text:p>
                                  <text:list>
                                    <text:list-item>
                                      <text:p text:style-name="P416">學門 的 明顯例子，心理學。</text:p>
                                    </text:list-item>
                                  </text:list>
                                </text:list-item>
                                <text:list-item>
                                  <text:p text:style-name="P429"><text:span text:style-name="T411">當下的時空背景</text:span><text:span text:style-name="T122"> </text:span><text:span text:style-name="T366">↔</text:span><text:span text:style-name="T135"> </text:span>投影世界觀、假想世界觀。</text:p>
                                  <text:list>
                                    <text:list-item>
                                      <text:p text:style-name="P429">投影世界觀 的 明顯例子，投影世界 的 <text:span text:style-name="T411">經驗、常識、知識。</text:span></text:p>
                                      <text:list>
                                        <text:list-item>
                                          <text:p text:style-name="P429">投影世界 是 真實世界的 投影。</text:p>
                                        </text:list-item>
                                        <text:list-item>
                                          <text:p text:style-name="P429">投影世界觀 的 抽象例子，科學、物理學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0">假想世界觀 的 明顯例子，假想世界 的 <text:span text:style-name="T411">經驗、常識、知識</text:span>。</text:p>
                                      <text:list>
                                        <text:list-item>
                                          <text:p text:style-name="P431">假想世界 是 。</text:p>
                                        </text:list-item>
                                        <text:list-item>
                                          <text:p text:style-name="P431">假想世界觀 的 抽象例子，神學、科幻小說。</text:p>
                                          <text:list>
                                            <text:list-item>
                                              <text:p text:style-name="P432"><text:span text:style-name="T345">神學 是 以 神 為 圓心、出發點，探索、非監督式學習</text:span>。</text:p>
                                            </text:list-item>
                                            <text:list-item>
                                              <text:p text:style-name="P433">假定，某一特定<text:span text:style-name="T345">個體 沒有 親自、直接、間接 接觸到、觀測到、非監督式學習到 神 →</text:span><text:span text:style-name="T346"> 對於 該個體 來說，神學 是 假想世界觀</text:span><text:span text:style-name="T345">。</text:span></text:p>
                                            </text:list-item>
                                            <text:list-item>
                                              <text:p text:style-name="P434">假定，某一特定<text:span text:style-name="T345">個體 有 親自、直接、間接 接觸到、觀測到、非監督式學習到 神 →</text:span><text:span text:style-name="T346"> 對於 該個體 來說，神學 是 投影世界觀</text:span><text:span text:style-name="T345">。</text:span></text:p>
                                            </text:list-item>
                                            <text:list-item>
                                              <text:p text:style-name="P575">（相關描述 在 <text:span text:style-name="T419">宗教</text:span> 文件群的 <text:span text:style-name="T419">宗教</text:span> 的 <text:span text:style-name="T156">科學的盡頭 不是 神學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1">抽象例子，假定，某一特定事件 發生之後，產生、孕育 某一特定真實歷史。</text:p>
                                      <text:list>
                                        <text:list-item>
                                          <text:p text:style-name="P431">假定，某一特定個體（認定）知道 該真實歷史的 某一特定 面、視角。</text:p>
                                        </text:list-item>
                                        <text:list-item>
                                          <text:p text:style-name="P431">假定，該個體 以 該面、該視角，描述 該真實歷史。</text:p>
                                          <text:list>
                                            <text:list-item>
                                              <text:p text:style-name="P435">該個體的 不是描述 該真實歷史（本身）。</text:p>
                                            </text:list-item>
                                            <text:list-item>
                                              <text:p text:style-name="P436">該個體 是描述，該面、該視角（對 該真實歷史）的 認定、記憶。</text:p>
                                            </text:list-item>
                                            <text:list-item>
                                              <text:p text:style-name="P435">該個體的 是描述（該真實歷史 投影到 該面的）某一特定投影歷史。</text:p>
                                            </text:list-item>
                                            <text:list-item>
                                              <text:p text:style-name="P437">該個體 認定的 歷史 是（該真實歷史 投影到 該面的）該投影歷史。</text:p>
                                            </text:list-item>
                                            <text:list-item>
                                              <text:p text:style-name="P432">該個體（對 該真實歷史）的 歷史觀，是（該面 的）投影歷史觀。</text:p>
                                            </text:list-item>
                                            <text:list-item>
                                              <text:p text:style-name="P438">該個體 有機率使用 多個、邏輯自洽 投影世界觀 描繪 該投影歷史。</text:p>
                                            </text:list-item>
                                            <text:list-item>
                                              <text:p text:style-name="P439">該個體 有機率盡可能 多面、多視角 描繪出、輪廓出 該投影歷史。</text:p>
                                            </text:list-item>
                                            <text:list-item>
                                              <text:p text:style-name="P439">該個體 有機率盡可能 多面、多視角 描繪出 該真實歷史的 特徵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0">假定，該個體 描述的 歷史 是，沒有發生 該事件 的（不存在的）歷史。</text:p>
                                          <text:list>
                                            <text:list-item>
                                              <text:p text:style-name="P435">該個體的 不是描述 該真實歷史（本身）。</text:p>
                                            </text:list-item>
                                            <text:list-item>
                                              <text:p text:style-name="P441">該個體的 是描述（沒有發生 該事件，之後的）某一特定假想歷史。</text:p>
                                            </text:list-item>
                                            <text:list-item>
                                              <text:p text:style-name="P442">該個體（對 假想歷史）的 歷史觀，是 假想歷史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3">歷史<text:span text:style-name="T122"> </text:span><text:span text:style-name="T366">↔</text:span><text:span text:style-name="T135"> 世界</text:span>。</text:p>
                                          <text:list>
                                            <text:list-item>
                                              <text:p text:style-name="P444">真實歷史<text:span text:style-name="T122"> </text:span><text:span text:style-name="T366">↔</text:span><text:span text:style-name="T135"> 真實世界</text:span>。</text:p>
                                            </text:list-item>
                                            <text:list-item>
                                              <text:p text:style-name="P444"><text:span text:style-name="T122">投影歷史 </text:span><text:span text:style-name="T366">↔</text:span><text:span text:style-name="T135"> 投影世界</text:span>。</text:p>
                                            </text:list-item>
                                            <text:list-item>
                                              <text:p text:style-name="P445">假想歷史<text:span text:style-name="T122"> </text:span><text:span text:style-name="T366">↔</text:span><text:span text:style-name="T135"> 假想世界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6">抽象例子，真實世界<text:span text:style-name="T122"> </text:span><text:span text:style-name="T366">↔</text:span><text:span text:style-name="T31"> </text:span><text:span text:style-name="T80">6面</text:span>骰子。</text:p>
                                          <text:list>
                                            <text:list-item>
                                              <text:p text:style-name="P576">真實世界觀<text:span text:style-name="T122"> </text:span><text:span text:style-name="T366">↔</text:span><text:span text:style-name="T135"> 某一特定個體（對骰子（本身））的 認定、感測</text:span>。</text:p>
                                            </text:list-item>
                                            <text:list-item>
                                              <text:p text:style-name="P446">投影世界<text:span text:style-name="T122"> </text:span><text:span text:style-name="T366">↔</text:span><text:span text:style-name="T135"> </text:span>骰子的 特徵。<text:span text:style-name="T289">（明顯例子，形狀、各面點數和顏色）</text:span></text:p>
                                            </text:list-item>
                                            <text:list-item>
                                              <text:p text:style-name="P447">投影世界觀<text:span text:style-name="T122"> </text:span><text:span text:style-name="T366">↔</text:span><text:span text:style-name="T135"> 該個體（對 骰子的 特徵）的 認定、感測、感受</text:span>。</text:p>
                                            </text:list-item>
                                            <text:list-item>
                                              <text:p text:style-name="P447">假想世界<text:span text:style-name="T122"> </text:span><text:span text:style-name="T366">↔</text:span><text:span text:style-name="T135">（假想 骰子 是 </text:span><text:span text:style-name="T158">12面骰</text:span><text:span text:style-name="T135">，）骰子、骰子</text:span><text:span text:style-name="T157">的特徵</text:span>。</text:p>
                                            </text:list-item>
                                            <text:list-item>
                                              <text:p text:style-name="P448">假想世界觀<text:span text:style-name="T122"> </text:span><text:span text:style-name="T366">↔</text:span><text:span text:style-name="T135"> 該個體（對 </text:span><text:span text:style-name="T158">12面</text:span><text:span text:style-name="T135">骰、</text:span><text:span text:style-name="T158">12面</text:span><text:span text:style-name="T135">骰</text:span><text:span text:style-name="T157">的特徵</text:span><text:span text:style-name="T135">）的 認定</text:span>。</text:p>
                                            </text:list-item>
                                            <text:list-item>
                                              <text:p text:style-name="P576">假想世界<text:span text:style-name="T122"> </text:span><text:span text:style-name="T366">↔</text:span><text:span text:style-name="T135">（假想 骰子 是 撲克牌，）撲克牌、</text:span><text:span text:style-name="T157">撲克牌的特徵</text:span>。</text:p>
                                            </text:list-item>
                                            <text:list-item>
                                              <text:p text:style-name="P577">假想世界觀<text:span text:style-name="T122"> </text:span><text:span text:style-name="T366">↔</text:span><text:span text:style-name="T135"> 該個體（對 撲克牌 本身、特徵）的 認定、感測。</text:span></text:p>
                                            </text:list-item>
                                            <text:list-item>
                                              <text:p text:style-name="P578">假想世界<text:span text:style-name="T122"> </text:span><text:span text:style-name="T366">↔</text:span><text:span text:style-name="T135">（假想 沒有 骰子，）</text:span><text:span text:style-name="T157">虛無、虛無的特徵</text:span>。</text:p>
                                            </text:list-item>
                                            <text:list-item>
                                              <text:p text:style-name="P579">假想世界觀<text:span text:style-name="T122"> </text:span><text:span text:style-name="T366">↔</text:span><text:span text:style-name="T135"> 該個體（對 虛無、虛無的特徵）的 認定、感測</text:span>。</text:p>
                                            </text:list-item>
                                            <text:list-item>
                                              <text:p text:style-name="P577">假想世界<text:span text:style-name="T122"> </text:span><text:span text:style-name="T366">↔</text:span><text:span text:style-name="T135">（假想 沒有骰子、有撲克牌，）撲克牌、</text:span><text:span text:style-name="T157">撲克牌的特徵</text:span>。</text:p>
                                            </text:list-item>
                                            <text:list-item>
                                              <text:p text:style-name="P578">假想世界觀<text:span text:style-name="T122"> </text:span><text:span text:style-name="T366">↔</text:span><text:span text:style-name="T135"> 該個體（對 撲克牌 本身、特徵）的 認定、感測。</text:span></text:p>
                                            </text:list-item>
                                            <text:list-item>
                                              <text:p text:style-name="P579">假想世界<text:span text:style-name="T122"> </text:span><text:span text:style-name="T366">↔</text:span><text:span text:style-name="T135">（假想 同時有 骰子、撲克牌，）骰子、撲克牌</text:span>。</text:p>
                                            </text:list-item>
                                            <text:list-item>
                                              <text:p text:style-name="P580"><text:span text:style-name="T135">假想世界觀</text:span><text:span text:style-name="T122"> </text:span><text:span text:style-name="T366">↔</text:span><text:span text:style-name="T135"> 該個體（對 骰子、撲克牌 本身、特徵）的 認定。</text:span></text:p>
                                            </text:list-item>
                                            <text:list-item>
                                              <text:p text:style-name="P580">假想真實世界<text:span text:style-name="T122"> </text:span><text:span text:style-name="T366">↔</text:span><text:span text:style-name="T135">（假想 同時有 骰子、撲克牌，）骰子、撲克牌</text:span>。</text:p>
                                            </text:list-item>
                                            <text:list-item>
                                              <text:p text:style-name="P580"><text:span text:style-name="T135">假想真實世界觀</text:span><text:span text:style-name="T122"> </text:span><text:span text:style-name="T366">↔</text:span><text:span text:style-name="T135"> 該個體（對 骰子、撲克牌）的 認定、感測。</text:span></text:p>
                                            </text:list-item>
                                            <text:list-item>
                                              <text:p text:style-name="P580"><text:span text:style-name="T135">假想投影世界觀</text:span><text:span text:style-name="T122"> </text:span><text:span text:style-name="T366">↔</text:span><text:span text:style-name="T135"> 該個體（對 骰子、撲克牌 的 特徵）的 認定。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9">抽象例子，人類文明，蒸汽機 發明 發生之後，產生、孕育 工業革命。</text:p>
                                      <text:list>
                                        <text:list-item>
                                          <text:p text:style-name="P450">假定，某一特定個體（認定 自己）知道 工業革命的 紡織工人的 視角。</text:p>
                                        </text:list-item>
                                        <text:list-item>
                                          <text:p text:style-name="P450">假定，該個體 以 紡織工人的 視角，描述 工業革命。</text:p>
                                          <text:list>
                                            <text:list-item>
                                              <text:p text:style-name="P451">該個體 不是描述 工業革命（本身）。</text:p>
                                            </text:list-item>
                                            <text:list-item>
                                              <text:p text:style-name="P436">該個體 是描述，紡織工人（對 工業革命）的 認定、記憶、歷史觀。</text:p>
                                            </text:list-item>
                                            <text:list-item>
                                              <text:p text:style-name="P435">該個體的 是描述（工業革命 投影到 工人（視角）的）投影歷史。</text:p>
                                            </text:list-item>
                                            <text:list-item>
                                              <text:p text:style-name="P452">該個體認定的 歷史 是（工業革命投影到工人（視角）的）投影歷史。</text:p>
                                            </text:list-item>
                                            <text:list-item>
                                              <text:p text:style-name="P450">該個體（對 工業革命）的 歷史觀，是（工人視角 的）投影歷史觀。</text:p>
                                            </text:list-item>
                                            <text:list-item>
                                              <text:p text:style-name="P450">明顯例子，次房貸風暴，（以 第三人稱 為視角的）大賣空（電影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0">假定，該個體 描述的 歷史 是，沒有發生 工業革命 的 架空型歷史。</text:p>
                                          <text:list>
                                            <text:list-item>
                                              <text:p text:style-name="P453">該個體的 不是描述 工業革命（本身）。</text:p>
                                            </text:list-item>
                                            <text:list-item>
                                              <text:p text:style-name="P441">該個體的 是描述（沒有 蒸汽機 發明，之後的、後續的）假想歷史。</text:p>
                                            </text:list-item>
                                            <text:list-item>
                                              <text:p text:style-name="P450">該個體（對 假想歷史）的 歷史觀，是 假想歷史觀。</text:p>
                                            </text:list-item>
                                            <text:list-item>
                                              <text:p text:style-name="P450">明顯例子，（假想 使用 微波爐 做出 時光機器 的）命運石之門。</text:p>
                                            </text:list-item>
                                            <text:list-item>
                                              <text:p text:style-name="P454">明顯例子，（以 倫太郎、第三人稱 為視角 的）命運石之門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7">靈感<text:span text:style-name="T122"> </text:span><text:span text:style-name="T366">↔</text:span><text:span text:style-name="T135"> 聯想、想像、拓展 到 符號、文字、概念、畫面、故事、劇情</text:span>。</text:p>
                            </text:list-item>
                            <text:list-item>
                              <text:p text:style-name="P417">明顯例子，卦 →<text:span text:style-name="T417"> 意象、意境、畫面、感覺、非公式、非邏輯、右腦 → 解卦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8"><text:span text:style-name="T405">（理法、象法 結合起來，斷卦、解卦 的）</text:span>步驟。</text:p>
                      <text:list>
                        <text:list-item>
                          <text:p text:style-name="P418">起卦。</text:p>
                          <text:list>
                            <text:list-item>
                              <text:p text:style-name="P419"><text:span text:style-name="T405">明顯例子，二字起卦法、時分卦法、年月日時起卦法、數物起卦法</text:span>。</text:p>
                            </text:list-item>
                            <text:list-item>
                              <text:p text:style-name="P418">明顯例子，<text:span text:style-name="T405">來人方位起卦法</text:span>。</text:p>
                            </text:list-item>
                          </text:list>
                        </text:list-item>
                        <text:list-item>
                          <text:p text:style-name="P420">解卦。</text:p>
                          <text:list>
                            <text:list-item>
                              <text:p text:style-name="P420">明顯例子，卦 → 卦理、事理 → 靈感 → 斷卦、解卦。</text:p>
                            </text:list-item>
                            <text:list-item>
                              <text:p text:style-name="P408">以 卦理 為 根基<text:span text:style-name="T203">、基底、前提、出發點、坐標系零點、框架、大綱</text:span>，斷卦、斷兇吉。</text:p>
                              <text:list>
                                <text:list-item>
                                  <text:p text:style-name="P419"><text:span text:style-name="T405">明顯例子，體用生克斷卦法</text:span>。</text:p>
                                </text:list-item>
                              </text:list>
                            </text:list-item>
                            <text:list-item>
                              <text:p text:style-name="P418">按照 事理 做出 靈感，來 解卦、解兇吉。</text:p>
                              <text:list>
                                <text:list-item>
                                  <text:p text:style-name="P408">以 卦理、事理 為 基底、前提、框架，依靠 右腦思維、經驗、感覺、靈感、非邏輯、非線性、非連續、跳躍式 想像、拓展 零散、片段 畫面、故事、劇情。</text:p>
                                  <text:list>
                                    <text:list-item>
                                      <text:p text:style-name="P458">卦理<text:span text:style-name="T122"> </text:span><text:span text:style-name="T366">↔</text:span><text:span text:style-name="T135"> </text:span><text:span text:style-name="T411">卦名、卦義、</text:span><text:span text:style-name="T79">5行、相生、相克、</text:span><text:span text:style-name="T411">四時生旺</text:span>。</text:p>
                                    </text:list-item>
                                    <text:list-item>
                                      <text:p text:style-name="P459"><text:span text:style-name="T411">事理</text:span><text:span text:style-name="T122"> </text:span><text:span text:style-name="T366">↔</text:span><text:span text:style-name="T135"> </text:span><text:span text:style-name="T411">當下的時空背景、問卦個體、起卦個體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21">以 畫面、故事、劇情 為 基底、前提、框架，依靠 左腦思維、邏輯、公式、常識、知識、連續 串起、拼接、補強、判斷、整合成 邏輯自洽、合理、符合問卦個體的現狀、問卦個體在未來有機率遇到的情境和景象 的 畫面、故事、劇情。</text:p>
                                  <text:list>
                                    <text:list-item>
                                      <text:p text:style-name="P422">右腦思維<text:span text:style-name="T122"> </text:span><text:span text:style-name="T366">↔</text:span><text:span text:style-name="T135"> 發散</text:span>。</text:p>
                                      <text:list>
                                        <text:list-item>
                                          <text:p text:style-name="P506">看、閱讀 資料 獲得 想像、靈感，拓展出 更多的 畫面、故事 片段。</text:p>
                                          <text:list>
                                            <text:list-item>
                                              <text:p text:style-name="P422"><text:span text:style-name="T135">資料</text:span><text:span text:style-name="T122"> </text:span><text:span text:style-name="T366">↔</text:span><text:span text:style-name="T135"> 卦理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23">左腦思維<text:span text:style-name="T122"> </text:span><text:span text:style-name="T366">↔</text:span><text:span text:style-name="T135"> 收斂。</text:span></text:p>
                                      <text:list>
                                        <text:list-item>
                                          <text:p text:style-name="P423"><text:span text:style-name="T135">讓 不同的 片段 之間的，上下文關係 符合 邏輯、合理性、連續性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7">抽象例子，一體兩面、多視角描述。</text:p>
                                    </text:list-item>
                                  </text:list>
                                </text:list-item>
                                <text:list-item>
                                  <text:p text:style-name="P424">重複、循環 前面步驟，直到 完成 完整的、邏輯自洽的 畫面、故事、劇情。</text:p>
                                  <text:list>
                                    <text:list-item>
                                      <text:p text:style-name="P425">抽象例子，寫 科幻小說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5"><text:span text:style-name="T405">（理法、象法 結合起來，斷卦、解卦 的）</text:span>步驟。</text:p>
                      <text:list>
                        <text:list-item>
                          <text:p text:style-name="P425">起卦。</text:p>
                        </text:list-item>
                        <text:list-item>
                          <text:p text:style-name="P425">解卦。</text:p>
                          <text:list>
                            <text:list-item>
                              <text:p text:style-name="P425">明顯例子，卦 →<text:span text:style-name="T418"> </text:span>卦理、事理、靈感 →<text:span text:style-name="T418"> 斷卦、解卦。</text:span></text:p>
                            </text:list-item>
                            <text:list-item>
                              <text:p text:style-name="P425">以 卦理 為 根基<text:span text:style-name="T203">、基底、前提、出發點、坐標系零點、框架、大綱</text:span>，斷卦、斷兇吉。</text:p>
                            </text:list-item>
                            <text:list-item>
                              <text:p text:style-name="P425">按照 事理 做出 靈感，來 解卦、解兇吉。</text:p>
                              <text:list>
                                <text:list-item>
                                  <text:p text:style-name="P426">以 卦理、事理 為 基底、前提、框架，依靠（同時、同步、非同步）左腦思維、右腦思維 想像、拓展、串起、拼接、補強、判斷、整合成 邏輯自洽、合理、符合問卦個體的現狀、問卦個體在未來有機率遇到的情境和景象 的 敘述、畫面、故事、劇情。</text:p>
                                  <text:list>
                                    <text:list-item>
                                      <text:p text:style-name="P460">卦理<text:span text:style-name="T122"> </text:span><text:span text:style-name="T366">↔</text:span><text:span text:style-name="T135"> </text:span><text:span text:style-name="T411">卦名、卦義、</text:span><text:span text:style-name="T79">5行、相生、相克、</text:span><text:span text:style-name="T411">四時生旺</text:span>。</text:p>
                                    </text:list-item>
                                    <text:list-item>
                                      <text:p text:style-name="P460"><text:span text:style-name="T411">事理</text:span><text:span text:style-name="T122"> </text:span><text:span text:style-name="T366">↔</text:span><text:span text:style-name="T135"> </text:span><text:span text:style-name="T411">當下的時空背景、問卦個體、起卦個體</text:span>。<text:span text:style-name="T300">（創造 是（設計、製造、使用 的）設計、製造）</text:span></text:p>
                                      <text:list>
                                        <text:list-item>
                                          <text:p text:style-name="P455"><text:span text:style-name="T411">當下的時空背景</text:span><text:span text:style-name="T122"> </text:span><text:span text:style-name="T366">↔</text:span><text:span text:style-name="T135"> </text:span>投影世界觀。</text:p>
                                        </text:list-item>
                                        <text:list-item>
                                          <text:p text:style-name="P456">投影世界觀 的 明顯例子，投影世界、虛假世界 的 <text:span text:style-name="T411">經驗、常識、知識。</text:span></text:p>
                                          <text:list>
                                            <text:list-item>
                                              <text:p text:style-name="P429"><text:span text:style-name="T411">明顯例子，記憶、學門、日常生活、日常生活、生活習慣、當地文化、當地習俗、學門 的 常識、知識、經驗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7">右腦思維 的 <text:span text:style-name="T405">明顯例子，跳躍思考、圖像思考、抽象思考、感性思考</text:span>。</text:p>
                                      <text:list>
                                        <text:list-item>
                                          <text:p text:style-name="P457">明顯例子，<text:span text:style-name="T411">感受、感覺、靈感、跳躍、創造、非邏輯、非線性、非連續、直覺、第六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7">左腦思維 的 明顯例子，<text:span text:style-name="T405">邏輯思考、文字思考、實體思考、理性思考</text:span>。</text:p>
                                      <text:list>
                                        <text:list-item>
                                          <text:p text:style-name="P457">明顯例子，<text:span text:style-name="T411">感測、因果、關係、拼接、使用、邏輯、線性、連續、連結、最高機率、思路、思維、起卦個體的經驗、起卦個體的記憶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25">以 敘述、畫面、故事、劇情 為 基底、前提、框架，依靠 左腦思維、邏輯、公式、、連續 串起、拼接、補強、判斷、整合成 邏輯自洽、合理、符合問卦個體的現狀、問卦個體在未來有機率遇到的情境和景象 的 敘述、畫面、故事、劇情。</text:p>
                                  <text:list>
                                    <text:list-item>
                                      <text:p text:style-name="P425">右腦思維<text:span text:style-name="T122"> </text:span><text:span text:style-name="T366">↔</text:span><text:span text:style-name="T135"> 發散</text:span>。</text:p>
                                      <text:list>
                                        <text:list-item>
                                          <text:p text:style-name="P507">看、閱讀 資料 獲得 想像、靈感，拓展出 更多的 敘述、畫面 片段。</text:p>
                                          <text:list>
                                            <text:list-item>
                                              <text:p text:style-name="P425"><text:span text:style-name="T135">資料</text:span><text:span text:style-name="T122"> </text:span><text:span text:style-name="T366">↔</text:span><text:span text:style-name="T135"> 卦理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25">左腦思維<text:span text:style-name="T122"> </text:span><text:span text:style-name="T366">↔</text:span><text:span text:style-name="T135"> 收斂。</text:span></text:p>
                                      <text:list>
                                        <text:list-item>
                                          <text:p text:style-name="P425"><text:span text:style-name="T135">讓 不同的 片段 之間的，上下文關係 符合 邏輯、合理性、連續性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25">抽象例子，一體兩面、多視角描述。</text:p>
                                    </text:list-item>
                                  </text:list>
                                </text:list-item>
                                <text:list-item>
                                  <text:p text:style-name="P425">重複、循環 前面步驟，直到 完成 完整的、邏輯自洽的 敘述、畫面、故事。</text:p>
                                  <text:list>
                                    <text:list-item>
                                      <text:p text:style-name="P425">抽象例子，寫 科幻小說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7">明顯例子。</text:p>
                          <text:list>
                            <text:list-item>
                              <text:p text:style-name="P427">卜卦個體，卦 →<text:span text:style-name="T418"> </text:span>卦理、事理、靈感 →<text:span text:style-name="T418"> 斷卦、解卦</text:span>。</text:p>
                            </text:list-item>
                            <text:list-item>
                              <text:p text:style-name="P427">偵探、醫生、未來學家，事理、靈感 →<text:span text:style-name="T418"> 推測前因、預測後果</text:span>。</text:p>
                              <text:list>
                                <text:list-item>
                                  <text:p text:style-name="P427">前因 的 明顯例子，過去的時空背景、過去的外在環境、假想型歷史軌跡。</text:p>
                                </text:list-item>
                                <text:list-item>
                                  <text:p text:style-name="P428">後果 的 明顯例子，未來的時空背景、未來的外在環境、假想型後續發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7">地支<text:span text:style-name="T122"> </text:span><text:span text:style-name="T366">↔</text:span><text:span text:style-name="T135"> 陰陽</text:span><text:span text:style-name="T122"> </text:span><text:span text:style-name="T366">↔</text:span><text:span text:style-name="T135"> </text:span><text:span text:style-name="T152">5行</text:span><text:span text:style-name="T122"> </text:span><text:span text:style-name="T366">↔</text:span><text:span text:style-name="T135"> </text:span><text:span text:style-name="T153">5方位</text:span><text:span text:style-name="T122"> </text:span><text:span text:style-name="T366">↔</text:span><text:span text:style-name="T135"> </text:span><text:span text:style-name="T152">4季</text:span>。</text:p>
                  <text:list>
                    <text:list-item>
                      <text:p text:style-name="P358">子<text:span text:style-name="T122"> </text:span><text:span text:style-name="T366">↔</text:span><text:span text:style-name="T135"> 陽</text:span><text:span text:style-name="T122"> </text:span><text:span text:style-name="T366">↔</text:span><text:span text:style-name="T135"> 水</text:span><text:span text:style-name="T122"> </text:span><text:span text:style-name="T366">↔</text:span><text:span text:style-name="T135"> 北</text:span><text:span text:style-name="T122"> </text:span><text:span text:style-name="T366">↔</text:span><text:span text:style-name="T135"> 冬</text:span>。</text:p>
                    </text:list-item>
                    <text:list-item>
                      <text:p text:style-name="P358">丑<text:span text:style-name="T122"> </text:span><text:span text:style-name="T366">↔</text:span><text:span text:style-name="T135"> 陰</text:span><text:span text:style-name="T122"> </text:span><text:span text:style-name="T366">↔</text:span><text:span text:style-name="T135"> 土</text:span><text:span text:style-name="T122"> </text:span><text:span text:style-name="T366">↔</text:span><text:span text:style-name="T135"> 中</text:span><text:span text:style-name="T122"> </text:span><text:span text:style-name="T366">↔</text:span><text:span text:style-name="T135"> 冬</text:span>。</text:p>
                    </text:list-item>
                    <text:list-item>
                      <text:p text:style-name="P358">寅<text:span text:style-name="T122"> </text:span><text:span text:style-name="T366">↔</text:span><text:span text:style-name="T135"> 陽</text:span><text:span text:style-name="T122"> </text:span><text:span text:style-name="T366">↔</text:span><text:span text:style-name="T135"> 木</text:span><text:span text:style-name="T122"> </text:span><text:span text:style-name="T366">↔</text:span><text:span text:style-name="T135"> 東</text:span><text:span text:style-name="T122"> </text:span><text:span text:style-name="T366">↔</text:span><text:span text:style-name="T135"> 春。</text:span></text:p>
                    </text:list-item>
                    <text:list-item>
                      <text:p text:style-name="P358">卯<text:span text:style-name="T122"> </text:span><text:span text:style-name="T366">↔</text:span><text:span text:style-name="T135"> 陰</text:span><text:span text:style-name="T122"> </text:span><text:span text:style-name="T366">↔</text:span><text:span text:style-name="T135"> 木</text:span><text:span text:style-name="T122"> </text:span><text:span text:style-name="T366">↔</text:span><text:span text:style-name="T135"> 東</text:span><text:span text:style-name="T122"> </text:span><text:span text:style-name="T366">↔</text:span><text:span text:style-name="T135"> 春。</text:span></text:p>
                    </text:list-item>
                    <text:list-item>
                      <text:p text:style-name="P358">辰<text:span text:style-name="T122"> </text:span><text:span text:style-name="T366">↔</text:span><text:span text:style-name="T135"> 陽</text:span><text:span text:style-name="T122"> </text:span><text:span text:style-name="T366">↔</text:span><text:span text:style-name="T135"> 土</text:span><text:span text:style-name="T122"> </text:span><text:span text:style-name="T366">↔</text:span><text:span text:style-name="T135"> 中</text:span><text:span text:style-name="T122"> </text:span><text:span text:style-name="T366">↔</text:span><text:span text:style-name="T135"> 春。</text:span></text:p>
                    </text:list-item>
                    <text:list-item>
                      <text:p text:style-name="P358">巳<text:span text:style-name="T122"> </text:span><text:span text:style-name="T366">↔</text:span><text:span text:style-name="T135"> 陰</text:span><text:span text:style-name="T122"> </text:span><text:span text:style-name="T366">↔</text:span><text:span text:style-name="T135"> 火</text:span><text:span text:style-name="T122"> </text:span><text:span text:style-name="T366">↔</text:span><text:span text:style-name="T135"> 南</text:span><text:span text:style-name="T122"> </text:span><text:span text:style-name="T366">↔</text:span><text:span text:style-name="T135"> 夏。</text:span></text:p>
                    </text:list-item>
                    <text:list-item>
                      <text:p text:style-name="P358">午<text:span text:style-name="T122"> </text:span><text:span text:style-name="T366">↔</text:span><text:span text:style-name="T135"> 陽</text:span><text:span text:style-name="T122"> </text:span><text:span text:style-name="T366">↔</text:span><text:span text:style-name="T135"> 火</text:span><text:span text:style-name="T122"> </text:span><text:span text:style-name="T366">↔</text:span><text:span text:style-name="T135"> 南</text:span><text:span text:style-name="T122"> </text:span><text:span text:style-name="T366">↔</text:span><text:span text:style-name="T135"> 夏。</text:span></text:p>
                    </text:list-item>
                    <text:list-item>
                      <text:p text:style-name="P358">未<text:span text:style-name="T122"> </text:span><text:span text:style-name="T366">↔</text:span><text:span text:style-name="T135"> 陰</text:span><text:span text:style-name="T122"> </text:span><text:span text:style-name="T366">↔</text:span><text:span text:style-name="T135"> 土</text:span><text:span text:style-name="T122"> </text:span><text:span text:style-name="T366">↔</text:span><text:span text:style-name="T135"> 中</text:span><text:span text:style-name="T122"> </text:span><text:span text:style-name="T366">↔</text:span><text:span text:style-name="T135"> 夏。</text:span></text:p>
                    </text:list-item>
                    <text:list-item>
                      <text:p text:style-name="P358">申<text:span text:style-name="T122"> </text:span><text:span text:style-name="T366">↔</text:span><text:span text:style-name="T135"> 陽</text:span><text:span text:style-name="T122"> </text:span><text:span text:style-name="T366">↔</text:span><text:span text:style-name="T135"> 金</text:span><text:span text:style-name="T122"> </text:span><text:span text:style-name="T366">↔</text:span><text:span text:style-name="T135"> 西</text:span><text:span text:style-name="T122"> </text:span><text:span text:style-name="T366">↔</text:span><text:span text:style-name="T135"> 秋。</text:span></text:p>
                    </text:list-item>
                    <text:list-item>
                      <text:p text:style-name="P358">酉<text:span text:style-name="T122"> </text:span><text:span text:style-name="T366">↔</text:span><text:span text:style-name="T135"> 陰</text:span><text:span text:style-name="T122"> </text:span><text:span text:style-name="T366">↔</text:span><text:span text:style-name="T135"> 金</text:span><text:span text:style-name="T122"> </text:span><text:span text:style-name="T366">↔</text:span><text:span text:style-name="T135"> 西</text:span><text:span text:style-name="T122"> </text:span><text:span text:style-name="T366">↔</text:span><text:span text:style-name="T135"> 秋。</text:span></text:p>
                    </text:list-item>
                    <text:list-item>
                      <text:p text:style-name="P358">戌<text:span text:style-name="T122"> </text:span><text:span text:style-name="T366">↔</text:span><text:span text:style-name="T135"> 陽</text:span><text:span text:style-name="T122"> </text:span><text:span text:style-name="T366">↔</text:span><text:span text:style-name="T135"> 土</text:span><text:span text:style-name="T122"> </text:span><text:span text:style-name="T366">↔</text:span><text:span text:style-name="T135"> 中</text:span><text:span text:style-name="T122"> </text:span><text:span text:style-name="T366">↔</text:span><text:span text:style-name="T135"> 秋。</text:span></text:p>
                    </text:list-item>
                    <text:list-item>
                      <text:p text:style-name="P358">亥<text:span text:style-name="T122"> </text:span><text:span text:style-name="T366">↔</text:span><text:span text:style-name="T135"> 陰</text:span><text:span text:style-name="T122"> </text:span><text:span text:style-name="T366">↔</text:span><text:span text:style-name="T135"> 水</text:span><text:span text:style-name="T122"> </text:span><text:span text:style-name="T366">↔</text:span><text:span text:style-name="T135"> 北</text:span><text:span text:style-name="T122"> </text:span><text:span text:style-name="T366">↔</text:span><text:span text:style-name="T135"> 冬</text:span>。</text:p>
                    </text:list-item>
                  </text:list>
                </text:list-item>
                <text:list-item>
                  <text:p text:style-name="P358">四時生旺。</text:p>
                  <text:list>
                    <text:list-item>
                      <text:p text:style-name="P461"><text:span text:style-name="T4">5行 → 4季</text:span>。</text:p>
                      <text:list>
                        <text:list-item>
                          <text:p text:style-name="P358">木旺 →<text:span text:style-name="T407"> 春。</text:span></text:p>
                        </text:list-item>
                        <text:list-item>
                          <text:p text:style-name="P358">火旺 →<text:span text:style-name="T408"> 夏。</text:span></text:p>
                        </text:list-item>
                        <text:list-item>
                          <text:p text:style-name="P358">金旺 →<text:span text:style-name="T408"> 秋。</text:span></text:p>
                        </text:list-item>
                        <text:list-item>
                          <text:p text:style-name="P358">水旺 →<text:span text:style-name="T408"> 冬。</text:span></text:p>
                        </text:list-item>
                        <text:list-item>
                          <text:p text:style-name="P358">土旺 →<text:span text:style-name="T407"> </text:span>四季月。</text:p>
                          <text:list>
                            <text:list-item>
                              <text:p text:style-name="P359">四季月 是 每一季的 最後一個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8">使用<text:span text:style-name="T4"> </text:span><text:span text:style-name="T72">24</text:span>節氣 來決定 月份。</text:p>
                      <text:list>
                        <text:list-item>
                          <text:p text:style-name="P358"><text:span text:style-name="T4">春 從 </text:span><text:span text:style-name="T71">24節</text:span><text:span text:style-name="T406">氣的 立春 開始。</text:span></text:p>
                        </text:list-item>
                        <text:list-item>
                          <text:p text:style-name="P360">夏<text:span text:style-name="T4"> 從 </text:span><text:span text:style-name="T71">24節</text:span><text:span text:style-name="T406">氣的 立</text:span>夏<text:span text:style-name="T406"> 開始</text:span>。</text:p>
                        </text:list-item>
                        <text:list-item>
                          <text:p text:style-name="P360">秋<text:span text:style-name="T4"> 從 </text:span><text:span text:style-name="T71">24節</text:span><text:span text:style-name="T406">氣的 立</text:span>秋<text:span text:style-name="T406"> 開始</text:span>。</text:p>
                        </text:list-item>
                        <text:list-item>
                          <text:p text:style-name="P360">冬<text:span text:style-name="T4"> 從 </text:span><text:span text:style-name="T71">24節</text:span><text:span text:style-name="T406">氣的 立</text:span>冬<text:span text:style-name="T406"> 開始</text:span>。</text:p>
                          <text:list>
                            <text:list-item>
                              <text:p text:style-name="P358">節氣 是 太陽 照射 地球的 週期。</text:p>
                              <text:list>
                                <text:list-item>
                                  <text:p text:style-name="P361">明顯例子，<text:span text:style-name="T71">24節</text:span><text:span text:style-name="T406">氣的 </text:span>春分、秋分 是 太陽直射赤道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1">四時生旺。</text:p>
                    </text:list-item>
                  </text:list>
                </text:list-item>
              </text:list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 table:number-columns-repeated="6"/>
        <table:table-row>
          <table:table-cell table:style-name="表格14.A1" office:value-type="string">
            <text:p text:style-name="P68"/>
          </table:table-cell>
          <table:table-cell table:style-name="表格14.A1" office:value-type="string">
            <text:p text:style-name="P135">地支</text:p>
          </table:table-cell>
          <table:table-cell table:style-name="表格14.A1" office:value-type="string">
            <text:p text:style-name="P138">5行</text:p>
          </table:table-cell>
          <table:table-cell table:style-name="表格14.A1" office:value-type="string">
            <text:p text:style-name="P135">生</text:p>
          </table:table-cell>
          <table:table-cell table:style-name="表格14.A1" office:value-type="string">
            <text:p text:style-name="P135">被生</text:p>
          </table:table-cell>
          <table:table-cell table:style-name="表格14.A1" office:value-type="string">
            <text:p text:style-name="P135">被克</text:p>
          </table:table-cell>
          <table:table-cell table:style-name="表格14.G1" office:value-type="string">
            <text:p text:style-name="P135">克</text:p>
          </table:table-cell>
        </table:table-row>
        <table:table-row>
          <table:table-cell table:style-name="表格14.A2" office:value-type="string">
            <text:p text:style-name="P68">季節</text:p>
          </table:table-cell>
          <table:table-cell table:style-name="表格14.A2" office:value-type="string">
            <text:p text:style-name="P68">月份</text:p>
          </table:table-cell>
          <table:table-cell table:style-name="表格14.A2" office:value-type="string">
            <text:p text:style-name="P68">旺</text:p>
          </table:table-cell>
          <table:table-cell table:style-name="表格14.A2" office:value-type="string">
            <text:p text:style-name="P68">相</text:p>
          </table:table-cell>
          <table:table-cell table:style-name="表格14.A2" office:value-type="string">
            <text:p text:style-name="P68">休</text:p>
          </table:table-cell>
          <table:table-cell table:style-name="表格14.A2" office:value-type="string">
            <text:p text:style-name="P68">囚</text:p>
          </table:table-cell>
          <table:table-cell table:style-name="表格14.G2" office:value-type="string">
            <text:p text:style-name="P68">死</text:p>
          </table:table-cell>
        </table:table-row>
        <table:table-row>
          <table:table-cell table:style-name="表格14.A2" office:value-type="string">
            <text:p text:style-name="P68">春</text:p>
          </table:table-cell>
          <table:table-cell table:style-name="表格14.A2" office:value-type="string">
            <text:p text:style-name="P68">寅卯</text:p>
          </table:table-cell>
          <table:table-cell table:style-name="表格14.A2" office:value-type="string">
            <text:p text:style-name="P68">木</text:p>
          </table:table-cell>
          <table:table-cell table:style-name="表格14.A2" office:value-type="string">
            <text:p text:style-name="P68">火</text:p>
          </table:table-cell>
          <table:table-cell table:style-name="表格14.A2" office:value-type="string">
            <text:p text:style-name="P68">水</text:p>
          </table:table-cell>
          <table:table-cell table:style-name="表格14.A2" office:value-type="string">
            <text:p text:style-name="P68">金</text:p>
          </table:table-cell>
          <table:table-cell table:style-name="表格14.G2" office:value-type="string">
            <text:p text:style-name="P68">土</text:p>
          </table:table-cell>
        </table:table-row>
        <table:table-row>
          <table:table-cell table:style-name="表格14.A2" office:value-type="string">
            <text:p text:style-name="P68">夏</text:p>
          </table:table-cell>
          <table:table-cell table:style-name="表格14.A2" office:value-type="string">
            <text:p text:style-name="P17">巳午</text:p>
          </table:table-cell>
          <table:table-cell table:style-name="表格14.A2" office:value-type="string">
            <text:p text:style-name="P68">火</text:p>
          </table:table-cell>
          <table:table-cell table:style-name="表格14.A2" office:value-type="string">
            <text:p text:style-name="P68">土</text:p>
          </table:table-cell>
          <table:table-cell table:style-name="表格14.A2" office:value-type="string">
            <text:p text:style-name="P68">木</text:p>
          </table:table-cell>
          <table:table-cell table:style-name="表格14.A2" office:value-type="string">
            <text:p text:style-name="P68">水</text:p>
          </table:table-cell>
          <table:table-cell table:style-name="表格14.G2" office:value-type="string">
            <text:p text:style-name="P68">金</text:p>
          </table:table-cell>
        </table:table-row>
        <table:table-row>
          <table:table-cell table:style-name="表格14.A2" office:value-type="string">
            <text:p text:style-name="P68">秋</text:p>
          </table:table-cell>
          <table:table-cell table:style-name="表格14.A2" office:value-type="string">
            <text:p text:style-name="P68">申酉</text:p>
          </table:table-cell>
          <table:table-cell table:style-name="表格14.A2" office:value-type="string">
            <text:p text:style-name="P68">金</text:p>
          </table:table-cell>
          <table:table-cell table:style-name="表格14.A2" office:value-type="string">
            <text:p text:style-name="P68">水</text:p>
          </table:table-cell>
          <table:table-cell table:style-name="表格14.A2" office:value-type="string">
            <text:p text:style-name="P68">土</text:p>
          </table:table-cell>
          <table:table-cell table:style-name="表格14.A2" office:value-type="string">
            <text:p text:style-name="P68">火</text:p>
          </table:table-cell>
          <table:table-cell table:style-name="表格14.G2" office:value-type="string">
            <text:p text:style-name="P68">木</text:p>
          </table:table-cell>
        </table:table-row>
        <table:table-row>
          <table:table-cell table:style-name="表格14.A2" office:value-type="string">
            <text:p text:style-name="P68">東</text:p>
          </table:table-cell>
          <table:table-cell table:style-name="表格14.A2" office:value-type="string">
            <text:p text:style-name="P68">亥子</text:p>
          </table:table-cell>
          <table:table-cell table:style-name="表格14.A2" office:value-type="string">
            <text:p text:style-name="P68">水</text:p>
          </table:table-cell>
          <table:table-cell table:style-name="表格14.A2" office:value-type="string">
            <text:p text:style-name="P68">木</text:p>
          </table:table-cell>
          <table:table-cell table:style-name="表格14.A2" office:value-type="string">
            <text:p text:style-name="P68">金</text:p>
          </table:table-cell>
          <table:table-cell table:style-name="表格14.A2" office:value-type="string">
            <text:p text:style-name="P68">土</text:p>
          </table:table-cell>
          <table:table-cell table:style-name="表格14.G2" office:value-type="string">
            <text:p text:style-name="P68">火</text:p>
          </table:table-cell>
        </table:table-row>
        <table:table-row>
          <table:table-cell table:style-name="表格14.A2" office:value-type="string">
            <text:p text:style-name="P68">四季</text:p>
          </table:table-cell>
          <table:table-cell table:style-name="表格14.A2" office:value-type="string">
            <text:p text:style-name="P78">辰<text:span text:style-name="T135">未</text:span><text:span text:style-name="T173">戌丑</text:span></text:p>
          </table:table-cell>
          <table:table-cell table:style-name="表格14.A2" office:value-type="string">
            <text:p text:style-name="P68">土</text:p>
          </table:table-cell>
          <table:table-cell table:style-name="表格14.A2" office:value-type="string">
            <text:p text:style-name="P68">金</text:p>
          </table:table-cell>
          <table:table-cell table:style-name="表格14.A2" office:value-type="string">
            <text:p text:style-name="P68">火</text:p>
          </table:table-cell>
          <table:table-cell table:style-name="表格14.A2" office:value-type="string">
            <text:p text:style-name="P68">木</text:p>
          </table:table-cell>
          <table:table-cell table:style-name="表格14.G2" office:value-type="string">
            <text:p text:style-name="P68">水</text:p>
          </table:table-cell>
        </table:table-row>
      </table:table>
      <text:list xml:id="list16551757989604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1">明顯例子，假定，春季。</text:p>
                          <text:list>
                            <text:list-item>
                              <text:p text:style-name="P362">已知，<text:span text:style-name="T152">4季</text:span><text:span text:style-name="T122"> →</text:span><text:span text:style-name="T135"> </text:span><text:span text:style-name="T152">5行</text:span>。</text:p>
                              <text:list>
                                <text:list-item>
                                  <text:p text:style-name="P362">春 →<text:span text:style-name="T409"> 木。</text:span></text:p>
                                </text:list-item>
                              </text:list>
                            </text:list-item>
                            <text:list-item>
                              <text:p text:style-name="P363">已知，生，<text:span text:style-name="T402">金 → 水 → 木 → 火 → 土</text:span><text:span text:style-name="T264"> →</text:span><text:span text:style-name="T263"> </text:span><text:span text:style-name="T264">金</text:span>。</text:p>
                              <text:list>
                                <text:list-item>
                                  <text:p text:style-name="P363">木 生 火。</text:p>
                                </text:list-item>
                                <text:list-item>
                                  <text:p text:style-name="P363">水 生 木。</text:p>
                                </text:list-item>
                              </text:list>
                            </text:list-item>
                            <text:list-item>
                              <text:p text:style-name="P363">已知，克，<text:span text:style-name="T402">水 → 火 → 金 → 木 → 土</text:span><text:span text:style-name="T264"> →</text:span><text:span text:style-name="T263"> </text:span><text:span text:style-name="T264">水</text:span>。</text:p>
                              <text:list>
                                <text:list-item>
                                  <text:p text:style-name="P363">金 克 木。</text:p>
                                </text:list-item>
                                <text:list-item>
                                  <text:p text:style-name="P363">木 克 土。</text:p>
                                </text:list-item>
                              </text:list>
                            </text:list-item>
                            <text:list-item>
                              <text:p text:style-name="P363">春 →<text:span text:style-name="T410"> 木旺 → 火次旺 → 水平 → 金次弱 → 土 最弱。</text:span></text:p>
                            </text:list-item>
                            <text:list-item>
                              <text:p text:style-name="P363">春 →<text:span text:style-name="T410"> 木旺 → 火相 → 水休 → 金囚 → 土死。</text:span></text:p>
                              <text:list>
                                <text:list-item>
                                  <text:p text:style-name="P364">四時生旺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4">起卦。</text:p>
                  <text:list>
                    <text:list-item>
                      <text:p text:style-name="P364">先天起卦法，使用 數字、公式 起卦、取得上卦數和下卦數和動爻數。</text:p>
                      <text:list>
                        <text:list-item>
                          <text:p text:style-name="P364">（隨機）數字 →<text:span text:style-name="T412"> 先天八卦數 → 上卦數、下卦數、動爻數 → 上卦、下卦、動爻位置</text:span>。</text:p>
                        </text:list-item>
                        <text:list-item>
                          <text:p text:style-name="P364">明顯例子，二字起卦法、時分卦法、年月日時起卦法、數物起卦法。</text:p>
                        </text:list-item>
                      </text:list>
                    </text:list-item>
                    <text:list-item>
                      <text:p text:style-name="P365">後天起卦法，使用 方位、狀態 起卦、取得上卦數和下卦數和動爻數。<text:span text:style-name="T300">（</text:span><text:span text:style-name="T301">狀態 的 明顯例子，方位、衣服顏色</text:span><text:span text:style-name="T300">）</text:span></text:p>
                      <text:list>
                        <text:list-item>
                          <text:p text:style-name="P366">（問卦個體 的）方位 →<text:span text:style-name="T413"> 後天八卦方位、時間 → 上卦、下卦、動爻位置。</text:span></text:p>
                        </text:list-item>
                        <text:list-item>
                          <text:p text:style-name="P366">明顯例子，來人方位起卦法。</text:p>
                        </text:list-item>
                      </text:list>
                    </text:list-item>
                  </text:list>
                </text:list-item>
                <text:list-item>
                  <text:p text:style-name="P364">年月日時起卦法。</text:p>
                  <text:list>
                    <text:list-item>
                      <text:p text:style-name="P364"><text:span text:style-name="T4">上卦數 = 年 + 月 + 日</text:span>。</text:p>
                    </text:list-item>
                    <text:list-item>
                      <text:p text:style-name="P364"><text:span text:style-name="T4">下卦數 = 上卦數 + 時</text:span>。<text:span text:style-name="T295">（時 是 </text:span><text:span text:style-name="T296">24小時制）</text:span></text:p>
                    </text:list-item>
                    <text:list-item>
                      <text:p text:style-name="P367">動<text:span text:style-name="T4">爻數 = 下卦數</text:span>。</text:p>
                    </text:list-item>
                    <text:list-item>
                      <text:p text:style-name="P368"><text:span text:style-name="T4">上卦 = </text:span>上卦數<text:span text:style-name="T122"> 除以</text:span><text:span text:style-name="T145">8的 餘</text:span><text:span text:style-name="T386">數</text:span>。</text:p>
                    </text:list-item>
                    <text:list-item>
                      <text:p text:style-name="P368"><text:span text:style-name="T4">下卦 = 下</text:span>卦數<text:span text:style-name="T122"> 除以</text:span><text:span text:style-name="T145">8的 餘</text:span><text:span text:style-name="T386">數</text:span>。</text:p>
                    </text:list-item>
                    <text:list-item>
                      <text:p text:style-name="P368">動爻位<text:span text:style-name="T4">置 = </text:span>動爻數<text:span text:style-name="T122"> 除以</text:span><text:span text:style-name="T154">6</text:span><text:span text:style-name="T145">的 餘</text:span><text:span text:style-name="T386">數</text:span>。</text:p>
                    </text:list-item>
                  </text:list>
                </text:list-item>
                <text:list-item>
                  <text:p text:style-name="P368">數物起卦法。</text:p>
                  <text:list>
                    <text:list-item>
                      <text:p text:style-name="P368">明顯例子，假定，有 一堆硬幣。</text:p>
                      <text:list>
                        <text:list-item>
                          <text:p text:style-name="P368">隨機抓起一把（的）硬幣。</text:p>
                        </text:list-item>
                        <text:list-item>
                          <text:p text:style-name="P368">上卦數<text:span text:style-name="T4"> = 抓起的硬幣數量</text:span>。</text:p>
                        </text:list-item>
                        <text:list-item>
                          <text:p text:style-name="P369">下卦數<text:span text:style-name="T4"> = 上卦數 + 時</text:span>。</text:p>
                        </text:list-item>
                        <text:list-item>
                          <text:p text:style-name="P370"><text:span text:style-name="T4">動爻數 = 下</text:span>卦數。</text:p>
                        </text:list-item>
                        <text:list-item>
                          <text:p text:style-name="P370"><text:span text:style-name="T4">上卦 = </text:span>上卦數<text:span text:style-name="T122"> 除以</text:span><text:span text:style-name="T145">8的 餘</text:span><text:span text:style-name="T386">數</text:span>。</text:p>
                        </text:list-item>
                        <text:list-item>
                          <text:p text:style-name="P370"><text:span text:style-name="T4">下卦 = 下</text:span>卦數<text:span text:style-name="T122"> 除以</text:span><text:span text:style-name="T145">8的 餘</text:span><text:span text:style-name="T386">數</text:span>。</text:p>
                        </text:list-item>
                        <text:list-item>
                          <text:p text:style-name="P370">動爻位<text:span text:style-name="T4">置 = </text:span>動爻數<text:span text:style-name="T122"> 除以</text:span><text:span text:style-name="T154">6</text:span><text:span text:style-name="T145">的 餘</text:span><text:span text:style-name="T386">數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71">來人方位起卦法。</text:p>
                  <text:list>
                    <text:list-item>
                      <text:p text:style-name="P371"><text:span text:style-name="T4">上卦 = 其他個體的 性別、年紀 →（乾坤生六子）→</text:span><text:span text:style-name="T73"> 卦</text:span>。</text:p>
                    </text:list-item>
                    <text:list-item>
                      <text:p text:style-name="P371">下卦<text:span text:style-name="T4"> = 其他個體 在 己方的 方位 →（後天八卦方位）→</text:span><text:span text:style-name="T74"> 卦</text:span>。</text:p>
                    </text:list-item>
                    <text:list-item>
                      <text:p text:style-name="P372">上卦數<text:span text:style-name="T4"> = </text:span>上卦 →<text:span text:style-name="T4">（</text:span><text:span text:style-name="T378">後天八卦圖</text:span> →<text:span text:style-name="T77"> 後天八卦數</text:span><text:span text:style-name="T4">）→</text:span><text:span text:style-name="T74"> 卦</text:span>數。</text:p>
                    </text:list-item>
                    <text:list-item>
                      <text:p text:style-name="P372"><text:span text:style-name="T4">下</text:span>卦數<text:span text:style-name="T4"> = </text:span>下卦 →<text:span text:style-name="T4">（</text:span><text:span text:style-name="T378">後天八卦圖</text:span> →<text:span text:style-name="T77"> 後天八卦數</text:span><text:span text:style-name="T4">）→</text:span><text:span text:style-name="T74"> 卦</text:span>數。</text:p>
                    </text:list-item>
                    <text:list-item>
                      <text:p text:style-name="P373"><text:span text:style-name="T4">動爻數 = 上卦數 </text:span><text:span text:style-name="T75">+ 下卦數 + 時</text:span>。</text:p>
                    </text:list-item>
                    <text:list-item>
                      <text:p text:style-name="P373">動爻位<text:span text:style-name="T2">置 = 動爻數</text:span><text:span text:style-name="T122"> 除以</text:span><text:span text:style-name="T154">6</text:span><text:span text:style-name="T145">的 餘</text:span><text:span text:style-name="T386">數</text:span>。</text:p>
                    </text:list-item>
                  </text:list>
                </text:list-item>
                <text:list-item>
                  <text:p text:style-name="P373">占卜分類。<text:span text:style-name="T289">（</text:span><text:span text:style-name="T304">使用 體用生克斷卦法、四時生旺 斷卦、解卦）</text:span></text:p>
                  <text:list>
                    <text:list-item>
                      <text:p text:style-name="P373">運勢占，（不是 占事件，）是 占運勢。</text:p>
                    </text:list-item>
                    <text:list-item>
                      <text:p text:style-name="P374">選擇占，<text:span text:style-name="T4">有</text:span><text:span text:style-name="T81">2</text:span><text:span text:style-name="T420">個（以上）選擇、選項 → </text:span>每一個選項都起一個卦 →<text:span text:style-name="T420"> 選出最好的 卦、選項。</text:span></text:p>
                    </text:list-item>
                    <text:list-item>
                      <text:p text:style-name="P374">吉凶得失占，占 某一特定事情 好不好、得失如何。</text:p>
                    </text:list-item>
                    <text:list-item>
                      <text:p text:style-name="P375">應期占，占 某一特定事情 什麼時候會發生、大概多久會發生。</text:p>
                    </text:list-item>
                    <text:list-item>
                      <text:p text:style-name="P376">細節占，占 某一特定事情的 具體細節、時變過程。</text:p>
                    </text:list-item>
                  </text:list>
                </text:list-item>
                <text:list-item>
                  <text:p text:style-name="P376">步驟。</text:p>
                  <text:list>
                    <text:list-item>
                      <text:p text:style-name="P376">起卦。</text:p>
                    </text:list-item>
                    <text:list-item>
                      <text:p text:style-name="P376">斷卦、解卦。</text:p>
                      <text:list>
                        <text:list-item>
                          <text:p text:style-name="P377">理法。</text:p>
                          <text:list>
                            <text:list-item>
                              <text:p text:style-name="P377">看 主卦的 動爻位置（在 易經 的）爻辭的 吉凶、意思。</text:p>
                            </text:list-item>
                            <text:list-item>
                              <text:p text:style-name="P377">體用生克斷卦法。</text:p>
                              <text:list>
                                <text:list-item>
                                  <text:p text:style-name="P376">體生用、體克用、用生體、用克體、體用比和。</text:p>
                                </text:list-item>
                                <text:list-item>
                                  <text:p text:style-name="P376">主卦、互卦、變卦。</text:p>
                                </text:list-item>
                                <text:list-item>
                                  <text:p text:style-name="P376">定 吉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6">象法。</text:p>
                          <text:list>
                            <text:list-item>
                              <text:p text:style-name="P376">看 外應。</text:p>
                              <text:list>
                                <text:list-item>
                                  <text:p text:style-name="P376">當下的時空背景、外在環境。</text:p>
                                </text:list-item>
                              </text:list>
                            </text:list-item>
                            <text:list-item>
                              <text:p text:style-name="P376">解 吉凶。</text:p>
                            </text:list-item>
                          </text:list>
                        </text:list-item>
                        <text:list-item>
                          <text:p text:style-name="P378">定 應期。</text:p>
                          <text:list>
                            <text:list-item>
                              <text:p text:style-name="P378">應期。</text:p>
                              <text:list>
                                <text:list-item>
                                  <text:p text:style-name="P379"><text:span text:style-name="T4">應期 = 距離 當下的 發生時間（日、月、年、某一特定數量單位）</text:span>。</text:p>
                                </text:list-item>
                                <text:list-item>
                                  <text:p text:style-name="P380"><text:span text:style-name="T4">應期 = 問卦個體 想要知道的 人數、物品數量（位、個、某一特定數量單位）</text:span>。</text:p>
                                </text:list-item>
                                <text:list-item>
                                  <text:p text:style-name="P378">卦數 定 應期。</text:p>
                                  <text:list>
                                    <text:list-item>
                                      <text:p text:style-name="P381"><text:span text:style-name="T4">全卦應數 = 主卦應數 + 互卦應數 + 變卦應數 + 動爻位置</text:span>。</text:p>
                                      <text:list>
                                        <text:list-item>
                                          <text:p text:style-name="P382"><text:span text:style-name="T4">主卦應數 = 主卦的（上八卦的 先天八卦數 + 下八卦的 先天八卦數）</text:span>。</text:p>
                                        </text:list-item>
                                        <text:list-item>
                                          <text:p text:style-name="P382"><text:span text:style-name="T4">互卦應數 = 互卦的（上八卦的 先天八卦數 + 下八卦的 先天八卦數）</text:span>。</text:p>
                                        </text:list-item>
                                        <text:list-item>
                                          <text:p text:style-name="P382"><text:span text:style-name="T4">變卦應數 = 變卦的（上八卦的 先天八卦數 + 下八卦的 先天八卦數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3">主卦全應數 = <text:span text:style-name="T4">主卦應數 + 動爻位置</text:span>。</text:p>
                                    </text:list-item>
                                    <text:list-item>
                                      <text:p text:style-name="P384">卦數 定 應期，較少使用 <text:span text:style-name="T4">全卦應數</text:span>，通常使用 主卦全應數。</text:p>
                                      <text:list>
                                        <text:list-item>
                                          <text:p text:style-name="P385"><text:span text:style-name="T4">應期 = 主卦全應數（日、月、年、位、個、某一特定數量單位）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85">動靜應期。</text:p>
                                  <text:list>
                                    <text:list-item>
                                      <text:p text:style-name="P385"><text:span text:style-name="T4">（假定，問卦個體 正在 走路）→</text:span><text:span text:style-name="T82"> 動靜應期 = 應期 / 2</text:span><text:span text:style-name="T421">。</text:span></text:p>
                                    </text:list-item>
                                    <text:list-item>
                                      <text:p text:style-name="P386"><text:span text:style-name="T4">（假定，問卦個體 正在 跑步）→</text:span><text:span text:style-name="T82"> 動靜應期 = 應期 / 4</text:span>。</text:p>
                                    </text:list-item>
                                    <text:list-item>
                                      <text:p text:style-name="P386"><text:span text:style-name="T4">（假定，問卦個體 正在 躺臥）→</text:span><text:span text:style-name="T82"> 動靜應期 = 應期 * 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86"><text:span text:style-name="T4">卦象</text:span><text:span text:style-name="T84">5行 定 </text:span><text:span text:style-name="T422">應期。</text:span></text:p>
                                  <text:list>
                                    <text:list-item>
                                      <text:p text:style-name="P386">用 體黨的 主（八）卦的<text:span text:style-name="T4"> </text:span><text:span text:style-name="T83">5行、四時生旺 定 應期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86">生體 定 應期。</text:p>
                                  <text:list>
                                    <text:list-item>
                                      <text:p text:style-name="P386">用 體卦的<text:span text:style-name="T4"> </text:span><text:span text:style-name="T85">5行 定 應期</text:span><text:span text:style-name="T423">。</text:span></text:p>
                                    </text:list-item>
                                    <text:list-item>
                                      <text:p text:style-name="P386">假定，用黨的主（八）卦 生 體黨的主（八）卦。</text:p>
                                      <text:list>
                                        <text:list-item>
                                          <text:p text:style-name="P386"><text:span text:style-name="T4">應期 = 用黨的主（八）卦的 先天八卦數（日、月、年、位、個）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6">占卜的 分類。<text:span text:style-name="T289">（使用 體用生克斷卦法、四時生旺、應期）</text:span></text:p>
                  <text:list>
                    <text:list-item>
                      <text:p text:style-name="P379">天時占，占 天氣。</text:p>
                    </text:list-item>
                    <text:list-item>
                      <text:p text:style-name="P387">人事占，占 人際關係的變動、工作職位的變動。</text:p>
                    </text:list-item>
                    <text:list-item>
                      <text:p text:style-name="P387">家宅占，占 家人。</text:p>
                    </text:list-item>
                    <text:list-item>
                      <text:p text:style-name="P387">屋舍占，占 房屋。</text:p>
                    </text:list-item>
                    <text:list-item>
                      <text:p text:style-name="P388">婚姻占，占 婚姻，求婚占、婚姻維持占。</text:p>
                    </text:list-item>
                    <text:list-item>
                      <text:p text:style-name="P388">生產占，占 生小孩是否順利。</text:p>
                    </text:list-item>
                    <text:list-item>
                      <text:p text:style-name="P388">飲食占，占 好不好吃、會吃到什麼食物。</text:p>
                    </text:list-item>
                    <text:list-item>
                      <text:p text:style-name="P388">交易占，占 想要（做）的 事、物、財、交易、功名、工作職位。</text:p>
                    </text:list-item>
                    <text:list-item>
                      <text:p text:style-name="P389">出行占，占 這次出門的（未來）情況。</text:p>
                    </text:list-item>
                    <text:list-item>
                      <text:p text:style-name="P389">行人占，占 已經出門的個體 的（現在）情況、什麼時候回來。</text:p>
                    </text:list-item>
                    <text:list-item>
                      <text:p text:style-name="P390">接見占，占 見不見的到人、見面情況。</text:p>
                    </text:list-item>
                  </text:list>
                </text:list-item>
                <text:list-item>
                  <text:p text:style-name="P390">三要十應。</text:p>
                  <text:list>
                    <text:list-item>
                      <text:p text:style-name="P391">三要。</text:p>
                      <text:list>
                        <text:list-item>
                          <text:p text:style-name="P392">聽覺、視覺、思覺 感測、感受 外應、十應。</text:p>
                          <text:list>
                            <text:list-item>
                              <text:p text:style-name="P392">外應 不是，去找 外物 發生什麼。</text:p>
                            </text:list-item>
                            <text:list-item>
                              <text:p text:style-name="P393">外應 是，起卦、斷卦 的時候，起卦個體的 注意力 突然 被 問卦個體、外物 吸引。</text:p>
                              <text:list>
                                <text:list-item>
                                  <text:p text:style-name="P394">外物 是 卦、起卦個體、問卦個體 以外的 事物。</text:p>
                                </text:list-item>
                                <text:list-item>
                                  <text:p text:style-name="P392">外物 的 明顯例子，週遭事物、外在環境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1">寧靜下來，客觀 觀察 外在環境的 存在、變化。</text:p>
                        </text:list-item>
                        <text:list-item>
                          <text:p text:style-name="P391">三要。</text:p>
                          <text:list>
                            <text:list-item>
                              <text:p text:style-name="P395">耳。</text:p>
                              <text:list>
                                <text:list-item>
                                  <text:p text:style-name="P395">聽其音，知吉凶。</text:p>
                                </text:list-item>
                              </text:list>
                            </text:list-item>
                            <text:list-item>
                              <text:p text:style-name="P390">眼。</text:p>
                              <text:list>
                                <text:list-item>
                                  <text:p text:style-name="P390">見其形，知善惡。</text:p>
                                </text:list-item>
                              </text:list>
                            </text:list-item>
                            <text:list-item>
                              <text:p text:style-name="P390">心。</text:p>
                              <text:list>
                                <text:list-item>
                                  <text:p text:style-name="P390">查其理，知禍福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0">十應。</text:p>
                      <text:list>
                        <text:list-item>
                          <text:p text:style-name="P390">正應，主卦。</text:p>
                        </text:list-item>
                        <text:list-item>
                          <text:p text:style-name="P390">互應，互卦。</text:p>
                        </text:list-item>
                        <text:list-item>
                          <text:p text:style-name="P390">變應，變卦。</text:p>
                        </text:list-item>
                        <text:list-item>
                          <text:p text:style-name="P390">方應，方位。</text:p>
                        </text:list-item>
                        <text:list-item>
                          <text:p text:style-name="P390">日應，四時生旺。</text:p>
                        </text:list-item>
                        <text:list-item>
                          <text:p text:style-name="P390">刻應，當下 看到、感測到 問卦個體的 事物。</text:p>
                        </text:list-item>
                        <text:list-item>
                          <text:p text:style-name="P390">外應，當下 到、感測到 外物。</text:p>
                          <text:list>
                            <text:list-item>
                              <text:p text:style-name="P393">外物 是 卦、起卦個體、問卦個體 以外的 事物。</text:p>
                            </text:list-item>
                          </text:list>
                        </text:list-item>
                        <text:list-item>
                          <text:p text:style-name="P390">天時應，當下的 天氣、季節 給 起卦個體的 感受、感應。</text:p>
                        </text:list-item>
                        <text:list-item>
                          <text:p text:style-name="P587">地理應，當下的 地理 給 起卦個體的 感受、感應。</text:p>
                        </text:list-item>
                        <text:list-item>
                          <text:p text:style-name="P396">人事應，當下的 其他人 給 起卦個體的 感受、感應。</text:p>
                        </text:list-item>
                      </text:list>
                    </text:list-item>
                  </text:list>
                </text:list-item>
                <text:list-item>
                  <text:p text:style-name="P396">天人感應。</text:p>
                  <text:list>
                    <text:list-item>
                      <text:p text:style-name="P396">天人感應型起卦 →<text:span text:style-name="T426"> 斷卦、解卦。</text:span></text:p>
                      <text:list>
                        <text:list-item>
                          <text:p text:style-name="P396">天人感應型起卦 是（看到、聽到、思到 外物 →<text:span text:style-name="T426"> 卦）。</text:span></text:p>
                        </text:list-item>
                        <text:list-item>
                          <text:p text:style-name="P397">天人感應型起卦 是（外應 →<text:span text:style-name="T426"> 卦）</text:span>。</text:p>
                        </text:list-item>
                      </text:list>
                    </text:list-item>
                    <text:list-item>
                      <text:p text:style-name="P398">起卦 →<text:span text:style-name="T426"> 理法、象法、天人感應法 → 斷卦、解卦。</text:span></text:p>
                      <text:list>
                        <text:list-item>
                          <text:p text:style-name="P462">天人感應法 是（卦 → 看到、聽到、思到 外物 → 斷卦、解卦）。</text:p>
                        </text:list-item>
                        <text:list-item>
                          <text:p text:style-name="P397"><text:span text:style-name="T426">天人感應法 是（卦 → 外應 → 斷卦、解卦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97">觀念。</text:p>
                  <text:list>
                    <text:list-item>
                      <text:p text:style-name="P397">相同的 卦、外物，使用 不同的、多種的 象法，有 不同的 外應、解卦過程、解卦結果。</text:p>
                      <text:list>
                        <text:list-item>
                          <text:p text:style-name="P399">象法<text:span text:style-name="T122"> </text:span><text:span text:style-name="T366">↔</text:span><text:span text:style-name="T135"> </text:span>思路、思考、思維、靈感、聯想、看法、切入角度。</text:p>
                          <text:list>
                            <text:list-item>
                              <text:p text:style-name="P399">可複製性很差。</text:p>
                            </text:list-item>
                          </text:list>
                        </text:list-item>
                        <text:list-item>
                          <text:p text:style-name="P463">不同角度 切入，不要、不能 公式化解卦。</text:p>
                        </text:list-item>
                        <text:list-item>
                          <text:p text:style-name="P463">不要迷、不要信、不要玄學化、不要故弄玄虛 占卜（的 斷卦、解卦、結果）。</text:p>
                        </text:list-item>
                        <text:list-item>
                          <text:p text:style-name="P463">占卜（的 斷卦、解卦、結果）（只）是 提供 一種、多種、多個 視角、建議、想法。</text:p>
                        </text:list-item>
                        <text:list-item>
                          <text:p text:style-name="P463">理象數占 是 用 理法、象法、氣數 來 占卜。</text:p>
                          <text:list>
                            <text:list-item>
                              <text:p text:style-name="P463">理 是 卦理、理法。</text:p>
                            </text:list-item>
                            <text:list-item>
                              <text:p text:style-name="P463">象 是 靈感、象法、事理、（模型）映射到現實。</text:p>
                            </text:list-item>
                            <text:list-item>
                              <text:p text:style-name="P463">數 是 定性、定量、（應期）定時。</text:p>
                            </text:list-item>
                            <text:list-item>
                              <text:p text:style-name="P464">占 是 使用 理、象、數 占卜（起卦、斷卦、解卦）。</text:p>
                            </text:list-item>
                          </text:list>
                        </text:list-item>
                        <text:list-item>
                          <text:p text:style-name="P463">起卦 要 有靈感、足夠隨機。</text:p>
                        </text:list-item>
                        <text:list-item>
                          <text:p text:style-name="P465">體驗、精力、想像、假想、疑問、發散 → 經驗、歸納、收斂 → 傳承。</text:p>
                        </text:list-item>
                      </text:list>
                    </text:list-item>
                    <text:list-item>
                      <text:p text:style-name="P399">把 起卦、斷卦、解卦 用在 日常生活。</text:p>
                      <text:list>
                        <text:list-item>
                          <text:p text:style-name="P399">持續 校正、提升、昇華 對 卦、解卦 的 理解、正確率、精準度。</text:p>
                        </text:list-item>
                        <text:list-item>
                          <text:p text:style-name="P399">持續 提升、生華 邏輯、思維、感覺、靈感、感受、感應。</text:p>
                          <text:list>
                            <text:list-item>
                              <text:p text:style-name="P400">持續 提升、生華 理法、象法、天人感應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0">不要急於 斷準、正確。</text:p>
                    </text:list-item>
                    <text:list-item>
                      <text:p text:style-name="P400">要 提升、昇華 思維、靈感、感應。</text:p>
                      <text:list>
                        <text:list-item>
                          <text:p text:style-name="P400">間接 提升、昇華（對 卦、理法、象法、天人感應法 的）理解、正確率。</text:p>
                        </text:list-item>
                      </text:list>
                    </text:list-item>
                    <text:list-item>
                      <text:p text:style-name="P400">保持 玩卦、當作遊戲、日常生活 的 心態，去 學習、實作 卦、占卜。</text:p>
                      <text:list>
                        <text:list-item>
                          <text:p text:style-name="P400">不用、不需要 在意 成功、失敗、正確率。</text:p>
                        </text:list-item>
                        <text:list-item>
                          <text:p text:style-name="P400">自然 激發 創造、聯想 能力。</text:p>
                        </text:list-item>
                        <text:list-item>
                          <text:p text:style-name="P400">玩、用 不是，為了 提升、昇華 技術、知識。</text:p>
                        </text:list-item>
                        <text:list-item>
                          <text:p text:style-name="P401">玩、用 是，為了 提升、昇華 思維、靈感、感應。</text:p>
                          <text:list>
                            <text:list-item>
                              <text:p text:style-name="P401">玩的越多、用的越多，技術、知識（自然）越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1">梅花易數。</text:p>
                      <text:list>
                        <text:list-item>
                          <text:p text:style-name="P401">卦的 變化（只）有<text:span text:style-name="T88">384種</text:span><text:span text:style-name="T427">。</text:span></text:p>
                        </text:list-item>
                        <text:list-item>
                          <text:p text:style-name="P401">卦外的 時間因素（只）用 四時生旺。</text:p>
                        </text:list-item>
                        <text:list-item>
                          <text:p text:style-name="P401">完整的 卦 有 <text:span text:style-name="T89">6個 基本單位</text:span><text:span text:style-name="T428">。</text:span></text:p>
                          <text:list>
                            <text:list-item>
                              <text:p text:style-name="P508">6個。</text:p>
                              <text:list>
                                <text:list-item>
                                  <text:p text:style-name="P466">主卦的（上八卦、下八卦）。</text:p>
                                </text:list-item>
                                <text:list-item>
                                  <text:p text:style-name="P466">互卦的（上八卦、下八卦）。</text:p>
                                </text:list-item>
                                <text:list-item>
                                  <text:p text:style-name="P466">變卦的（上八卦、下八卦）。</text:p>
                                </text:list-item>
                              </text:list>
                            </text:list-item>
                            <text:list-item>
                              <text:p text:style-name="P466">（梅花易數 的）基本單位 是 八卦。</text:p>
                            </text:list-item>
                          </text:list>
                        </text:list-item>
                        <text:list-item>
                          <text:p text:style-name="P466">基本單位 是<text:span text:style-name="T4"> </text:span><text:span text:style-name="T90">3爻</text:span><text:span text:style-name="T429">卦。</text:span></text:p>
                          <text:list>
                            <text:list-item>
                              <text:p text:style-name="P467"><text:span text:style-name="T164">3爻 是 下爻、中爻、上爻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7">英耀篇。</text:p>
                  <text:list>
                    <text:list-item>
                      <text:p text:style-name="P468">英耀篇。</text:p>
                      <text:list>
                        <text:list-item>
                          <text:p text:style-name="P468">心理學的 例子。</text:p>
                        </text:list-item>
                        <text:list-item>
                          <text:p text:style-name="P468">審、敲、打、賣、千、隆。</text:p>
                        </text:list-item>
                        <text:list-item>
                          <text:p text:style-name="P471">無審不明、無敲不細、無打不通、無賣不信、無千不響、無隆不成。</text:p>
                        </text:list-item>
                      </text:list>
                    </text:list-item>
                    <text:list-item>
                      <text:p text:style-name="P469">英耀篇。</text:p>
                      <text:list>
                        <text:list-item>
                          <text:p text:style-name="P470">審，察言觀色。</text:p>
                        </text:list-item>
                        <text:list-item>
                          <text:p text:style-name="P470">敲，敲邊鼓。</text:p>
                        </text:list-item>
                        <text:list-item>
                          <text:p text:style-name="P470">打，震撼。</text:p>
                        </text:list-item>
                        <text:list-item>
                          <text:p text:style-name="P470">賣，賣弄。</text:p>
                        </text:list-item>
                        <text:list-item>
                          <text:p text:style-name="P470">千，老千、嚇唬。</text:p>
                        </text:list-item>
                        <text:list-item>
                          <text:p text:style-name="P470">隆，誇獎。</text:p>
                        </text:list-item>
                      </text:list>
                    </text:list-item>
                  </text:list>
                </text:list-item>
                <text:list-item>
                  <text:p text:style-name="P470">占卜。</text:p>
                  <text:list>
                    <text:list-item>
                      <text:p text:style-name="P470">假定，某一特定個體 對 未來、不確定性 恐懼、擔憂、期待。</text:p>
                      <text:list>
                        <text:list-item>
                          <text:p text:style-name="P470">假定，科學、物理學、現有學門 沒有、無法 預測、確定。</text:p>
                        </text:list-item>
                        <text:list-item>
                          <text:p text:style-name="P470">該個體 有機率 占卜。</text:p>
                          <text:list>
                            <text:list-item>
                              <text:p text:style-name="P470">該個體 有機率 問卦、起卦、斷卦、解卦、斷吉凶、解吉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0">古代，人類 認為 萬物、一切 是（中國 認定的）天、（人類 認定的）神 在 操控。</text:p>
                      <text:list>
                        <text:list-item>
                          <text:p text:style-name="P470">抽象例子，天人感應、天人合一。</text:p>
                        </text:list-item>
                      </text:list>
                    </text:list-item>
                    <text:list-item>
                      <text:p text:style-name="P470">占卜。</text:p>
                      <text:list>
                        <text:list-item>
                          <text:p text:style-name="P470">占卜 不是 科學。</text:p>
                        </text:list-item>
                        <text:list-item>
                          <text:p text:style-name="P470">占卜 是 文化。</text:p>
                          <text:list>
                            <text:list-item>
                              <text:p text:style-name="P470">明顯例子，寫書法、畫抽象畫、打美式足球 是 文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0">占卜方式的 分類。</text:p>
                      <text:list>
                        <text:list-item>
                          <text:p text:style-name="P472">占卜方式的 分類。</text:p>
                          <text:list>
                            <text:list-item>
                              <text:p text:style-name="P472">定吉凶。</text:p>
                            </text:list-item>
                            <text:list-item>
                              <text:p text:style-name="P470">簽文占。</text:p>
                            </text:list-item>
                            <text:list-item>
                              <text:p text:style-name="P470">模型占。</text:p>
                            </text:list-item>
                            <text:list-item>
                              <text:p text:style-name="P470">時空占。</text:p>
                            </text:list-item>
                          </text:list>
                        </text:list-item>
                        <text:list-item>
                          <text:p text:style-name="P473">占卜方式的 分類。</text:p>
                          <text:list>
                            <text:list-item>
                              <text:p text:style-name="P473">外物占。</text:p>
                              <text:list>
                                <text:list-item>
                                  <text:p text:style-name="P474">（假定，某一特定個體 認定）萬物皆有靈。</text:p>
                                  <text:list>
                                    <text:list-item>
                                      <text:p text:style-name="P474">（該個體）被動占卜。</text:p>
                                      <text:list>
                                        <text:list-item>
                                          <text:p text:style-name="P474">明顯例子，等 外應。</text:p>
                                        </text:list-item>
                                        <text:list-item>
                                          <text:p text:style-name="P474">明顯例子，該個體 看到 日蝕 →<text:span text:style-name="T430"> 該個體 有機率認定 不適合移動</text:span>。</text:p>
                                        </text:list-item>
                                        <text:list-item>
                                          <text:p text:style-name="P476">明顯例子，該個體 看到 紅色月亮 →<text:span text:style-name="T430"> 該個體 有機率認定 會發生戰亂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75">（該個體）主動占卜。</text:p>
                                      <text:list>
                                        <text:list-item>
                                          <text:p text:style-name="P475">明顯例子，擲杯、擲硬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73">簽文占。</text:p>
                              <text:list>
                                <text:list-item>
                                  <text:p text:style-name="P473">查表法、一對一映射。</text:p>
                                </text:list-item>
                                <text:list-item>
                                  <text:p text:style-name="P473">某一特定特徵 映射到 某一特定 籤詩、結果。</text:p>
                                </text:list-item>
                                <text:list-item>
                                  <text:p text:style-name="P473">明顯例子，燒龜甲、抽廟籤。</text:p>
                                </text:list-item>
                              </text:list>
                            </text:list-item>
                            <text:list-item>
                              <text:p text:style-name="P473">模型占。</text:p>
                              <text:list>
                                <text:list-item>
                                  <text:p text:style-name="P473">模型占 是 基於 人的 模型占。</text:p>
                                </text:list-item>
                                <text:list-item>
                                  <text:p text:style-name="P473">模型 映射到 現實。</text:p>
                                  <text:list>
                                    <text:list-item>
                                      <text:p text:style-name="P477">明顯例子，梅花易數。</text:p>
                                      <text:list>
                                        <text:list-item>
                                          <text:p text:style-name="P477">體黨的 主八卦 映射到 問卦個體。</text:p>
                                        </text:list-item>
                                        <text:list-item>
                                          <text:p text:style-name="P479"><text:span text:style-name="T2">6</text:span>個八卦的 排序、關係 映射 時間、空間。</text:p>
                                          <text:list>
                                            <text:list-item>
                                              <text:p text:style-name="P479"><text:span text:style-name="T4">6個八</text:span>卦 是（<text:span text:style-name="T428">主卦、互卦、變卦）的（上八卦、下八卦）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79">起卦個體 使用 卦理 建構、實作、做出 模型。</text:p>
                                </text:list-item>
                                <text:list-item>
                                  <text:p text:style-name="P479">起卦個體 使用 事理、靈感、天人感應（動態）運作 模型。</text:p>
                                </text:list-item>
                                <text:list-item>
                                  <text:p text:style-name="P473">明顯例子，梅花易數。</text:p>
                                </text:list-item>
                              </text:list>
                            </text:list-item>
                            <text:list-item>
                              <text:p text:style-name="P473">群體占。</text:p>
                              <text:list>
                                <text:list-item>
                                  <text:p text:style-name="P473">群體占 是 基於 組織、國家、群體 的 模型占。</text:p>
                                </text:list-item>
                                <text:list-item>
                                  <text:p text:style-name="P473">群體占 是 基於 天、地、人 的 模型占。</text:p>
                                </text:list-item>
                                <text:list-item>
                                  <text:p text:style-name="P473">明顯例子，皇極經世、奇門遁甲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0"><text:bookmark-start text:name="易經的問題"/><text:span text:style-name="T203">易經的</text:span>問題<text:bookmark-end text:name="易經的問題"/></text:p>
              <text:list>
                <text:list-item>
                  <text:p text:style-name="P263">事後論。</text:p>
                  <text:list>
                    <text:list-item>
                      <text:p text:style-name="P220">極端容易 有、產生、形成 事後論 現象。</text:p>
                    </text:list-item>
                  </text:list>
                </text:list-item>
                <text:list-item>
                  <text:p text:style-name="P263">（史金納箱 認定的）隨機性強化。</text:p>
                  <text:list>
                    <text:list-item>
                      <text:p text:style-name="P263">極端容易 有、產生、形成（史金納箱 認定的）隨機性強化 現象。</text:p>
                    </text:list-item>
                  </text:list>
                </text:list-item>
                <text:list-item>
                  <text:p text:style-name="P264">事後論、（史金納箱 認定的）隨機性強化 的 明顯例子。</text:p>
                  <text:list>
                    <text:list-item>
                      <text:p text:style-name="P265">假定，某一特定個體 易經、八卦 占卜。</text:p>
                      <text:list>
                        <text:list-item>
                          <text:p text:style-name="P265">該個體 起卦。</text:p>
                        </text:list-item>
                        <text:list-item>
                          <text:p text:style-name="P265">該個體 看到 某一特定卦（、卦象、掛數），進行 聯想、解卦。</text:p>
                        </text:list-item>
                        <text:list-item>
                          <text:p text:style-name="P265">假定，該卦 <text:span text:style-name="T4">有 </text:span><text:span text:style-name="T56">10000種 </text:span><text:span text:style-name="T392">解釋、描述。</text:span></text:p>
                        </text:list-item>
                        <text:list-item>
                          <text:p text:style-name="P265">假定，該個體 看到、聯想到、思考到，<text:span text:style-name="T4">其中 </text:span><text:span text:style-name="T57">100種 </text:span><text:span text:style-name="T393">解釋、描述。</text:span></text:p>
                        </text:list-item>
                        <text:list-item>
                          <text:p text:style-name="P266">假定，該<text:span text:style-name="T4">100種</text:span><text:span text:style-name="T57">，其中 </text:span><text:span text:style-name="T58">10種 解釋、描述（部分、完全）</text:span><text:span text:style-name="T393">有矛盾、相互衝突。</text:span></text:p>
                          <text:list>
                            <text:list-item>
                              <text:p text:style-name="P267">明顯例子，假定<text:span text:style-name="T4">，該</text:span><text:span text:style-name="T58">10種的 其中 第一種 </text:span><text:span text:style-name="T394">解釋、</text:span>描述 是 明天一整天都是雨天。</text:p>
                              <text:list>
                                <text:list-item>
                                  <text:p text:style-name="P268">假定<text:span text:style-name="T4">，該</text:span><text:span text:style-name="T58">10種的 其中 第二種 </text:span><text:span text:style-name="T394">解釋、</text:span>描述 是 明天一整天都是晴天。</text:p>
                                </text:list-item>
                                <text:list-item>
                                  <text:p text:style-name="P267">假定<text:span text:style-name="T4">，該</text:span><text:span text:style-name="T58">10種的 其中 第三種 </text:span><text:span text:style-name="T394">解釋、</text:span>描述 是 明天，早上是晴天，晚上是雨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9">該個體 對<text:span text:style-name="T4"> 該10種的 解釋、描</text:span>述 的 可能作法。</text:p>
                          <text:list>
                            <text:list-item>
                              <text:p text:style-name="P269">該個體 有機率 採取、採納 <text:span text:style-name="T4">該</text:span><text:span text:style-name="T60">10種的</text:span><text:span text:style-name="T396"> </text:span>其中一種 解釋、描述。</text:p>
                            </text:list-item>
                            <text:list-item>
                              <text:p text:style-name="P270">該個體 有機率 融合、整合<text:span text:style-name="T4"> 該</text:span><text:span text:style-name="T59">10種</text:span><text:span text:style-name="T395">的 解釋、描述。</text:span></text:p>
                            </text:list-item>
                            <text:list-item>
                              <text:p text:style-name="P271">該個體 有機率 無視、不採納、假裝沒看見、假裝沒發<text:span text:style-name="T4">現 該10種</text:span> 解釋、描述。</text:p>
                            </text:list-item>
                          </text:list>
                        </text:list-item>
                        <text:list-item>
                          <text:p text:style-name="P272">假定，該個體 無視、不採納、假裝沒看見、假裝沒發<text:span text:style-name="T4">現 該10種</text:span> 解釋、描述。</text:p>
                        </text:list-item>
                        <text:list-item>
                          <text:p text:style-name="P273">假定，該<text:span text:style-name="T4">（</text:span><text:span text:style-name="T61">100–10 =</text:span>）<text:span text:style-name="T159">90</text:span><text:span text:style-name="T397">種的 解釋、描述 有 互相缺漏、互相補充。</text:span></text:p>
                        </text:list-item>
                        <text:list-item>
                          <text:p text:style-name="P273">該個體 有機率 融合、整合 多種 解釋、描述 成，某一特定 解釋、描述。</text:p>
                          <text:list>
                            <text:list-item>
                              <text:p text:style-name="P272"><text:span text:style-name="T4">明顯例子，假定，90種的 第一種 解釋、描述 是 明天會在百貨公司遇到熟人</text:span>。</text:p>
                              <text:list>
                                <text:list-item>
                                  <text:p text:style-name="P274"><text:span text:style-name="T4">假定，90種的 第二種 解釋、描述 是 明天中午會遇見朋友</text:span>。</text:p>
                                </text:list-item>
                                <text:list-item>
                                  <text:p text:style-name="P273">該個體 有機率 融合、整合 第一種、第二種 解釋、描述。</text:p>
                                  <text:list>
                                    <text:list-item>
                                      <text:p text:style-name="P273">該個體 有機率認定，明天中午 會在 百貨公司 遇到 朋友。</text:p>
                                    </text:list-item>
                                  </text:list>
                                </text:list-item>
                                <text:list-item>
                                  <text:p text:style-name="P275">該個體 有機率沒有 融合、整合 第一種、第二種 解釋、描述。</text:p>
                                  <text:list>
                                    <text:list-item>
                                      <text:p text:style-name="P275">該個體 有機率認定，明天 會在 百貨公司 遇到 同學、親戚、第一個朋友。</text:p>
                                    </text:list-item>
                                    <text:list-item>
                                      <text:p text:style-name="P275">該個體 有機率認定，明天中午 會預見 第二個朋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6"><text:span text:style-name="T203">（起卦、斷卦、解卦 →）</text:span><text:span text:style-name="T398">認定。</text:span></text:p>
                          <text:list>
                            <text:list-item>
                              <text:p text:style-name="P276">假定，該個體（事前）認定，該解釋、該描述 會發生、即將發生。</text:p>
                            </text:list-item>
                          </text:list>
                        </text:list-item>
                        <text:list-item>
                          <text:p text:style-name="P276">查驗。</text:p>
                          <text:list>
                            <text:list-item>
                              <text:p text:style-name="P275">假定，該個體（事發、事後）認定，該解釋、該描述 有 發生。</text:p>
                              <text:list>
                                <text:list-item>
                                  <text:p text:style-name="P277">該個體 對 占卜的 信念，更強化、更堅韌、更明顯、更顯化、更根深蒂固。</text:p>
                                  <text:list>
                                    <text:list-item>
                                      <text:p text:style-name="P277">（史金納箱 認定的）隨機性強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6">假定，該個體（事發、事後）認定，該解釋、該描述 沒有 發生。</text:p>
                              <text:list>
                                <text:list-item>
                                  <text:p text:style-name="P276">該個體 有機率認定，自己的 起卦、斷卦、步驟、心態 有問題、不夠虔誠。</text:p>
                                </text:list-item>
                                <text:list-item>
                                  <text:p text:style-name="P278">該個體 有機率回頭看，卦的 卦<text:span text:style-name="T203">（、卦象、卦數）</text:span>、解釋、描述。</text:p>
                                  <text:list>
                                    <text:list-item>
                                      <text:p text:style-name="P279">該個體 有機率回頭看，卦、<text:span text:style-name="T4">該</text:span><text:span text:style-name="T62">9</text:span><text:span text:style-name="T57">0種</text:span>的解釋和描述。</text:p>
                                    </text:list-item>
                                    <text:list-item>
                                      <text:p text:style-name="P279">該個體 有機率回頭看，卦、<text:span text:style-name="T4">該</text:span><text:span text:style-name="T62">1</text:span><text:span text:style-name="T57">0種</text:span>的解釋和描述。</text:p>
                                    </text:list-item>
                                    <text:list-item>
                                      <text:p text:style-name="P279">該個體 有機率回頭看，卦、<text:span text:style-name="T4">該</text:span><text:span text:style-name="T62">1</text:span><text:span text:style-name="T57">0</text:span><text:span text:style-name="T62">0</text:span><text:span text:style-name="T57">種</text:span>的解釋和描述。</text:p>
                                    </text:list-item>
                                    <text:list-item>
                                      <text:p text:style-name="P279">該個體 有機率回頭看，<text:span text:style-name="T4">該</text:span><text:span text:style-name="T62">1</text:span><text:span text:style-name="T57">0</text:span><text:span text:style-name="T62">0</text:span><text:span text:style-name="T57">種</text:span>的 卦，想到、聯想到 其他<text:span text:style-name="T160">200</text:span><text:span text:style-name="T399">種 解釋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78">該個體 有機率認定，事前、當初、一開始 看錯、解錯、沒想到 卦、解釋。</text:p>
                                  <text:list>
                                    <text:list-item>
                                      <text:p text:style-name="P278">解錯 的 明顯例子，解釋錯誤、描述錯誤、聯想錯誤、聯想太多、聯想太少。</text:p>
                                    </text:list-item>
                                  </text:list>
                                </text:list-item>
                                <text:list-item>
                                  <text:p text:style-name="P278">假定，該個體 發<text:span text:style-name="T4">現，該10種的 第</text:span><text:span text:style-name="T63">1種、第2種</text:span><text:span text:style-name="T400"> 解釋、描述 更符合、最符合。</text:span></text:p>
                                  <text:list>
                                    <text:list-item>
                                      <text:p text:style-name="P280">該個體 有機率認定，事前、當初、一開始 看錯、解錯、聯想錯 卦、解釋。</text:p>
                                      <text:list>
                                        <text:list-item>
                                          <text:p text:style-name="P280">事後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1">假定，該個體 發<text:span text:style-name="T4">現 該</text:span><text:span text:style-name="T212">（</text:span><text:span text:style-name="T223">100 + 200 =</text:span><text:span text:style-name="T212">）</text:span><text:span text:style-name="T64">30</text:span><text:span text:style-name="T4">0種的 第</text:span><text:span text:style-name="T64">200</text:span><text:span text:style-name="T63">種</text:span><text:span text:style-name="T400"> 解釋、描述 更符合</text:span>。</text:p>
                                  <text:list>
                                    <text:list-item>
                                      <text:p text:style-name="P282">該個體 有機率認定，事前、當初、一開始 看錯、解錯、沒想到 卦、解釋。</text:p>
                                      <text:list>
                                        <text:list-item>
                                          <text:p text:style-name="P283">事後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3">假定，該個體 發<text:span text:style-name="T4">現 該</text:span><text:span text:style-name="T212">（</text:span><text:span text:style-name="T223">100 + 200 =</text:span><text:span text:style-name="T212">）</text:span><text:span text:style-name="T64">30</text:span><text:span text:style-name="T4">0種</text:span><text:span text:style-name="T400"> 解釋、描述 都 不符合</text:span>。</text:p>
                                  <text:list>
                                    <text:list-item>
                                      <text:p text:style-name="P283">該個體 有機率認定，自己（還）沒想到解釋和描述、功力不夠、不夠虔誠。</text:p>
                                      <text:list>
                                        <text:list-item>
                                          <text:p text:style-name="P283">事後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5">為什麼 是用 陰、陽，而不是 否、是。</text:p>
                  <text:list>
                    <text:list-item>
                      <text:p text:style-name="P265">假定，某一特定個體 使用 陰、陽 <text:span text:style-name="T203">來、進行</text:span> 卜卦。</text:p>
                      <text:list>
                        <text:list-item>
                          <text:p text:style-name="P265">爻<text:span text:style-name="T119">6</text:span><text:span text:style-name="T330">次</text:span> →<text:span text:style-name="T329"> 卦</text:span><text:span text:style-name="T251">（卜卦的 結果）</text:span><text:span text:style-name="T329">→ 查閱</text:span><text:span text:style-name="T251">、查表法</text:span><text:span text:style-name="T329"> 易經 → 映射出</text:span><text:span text:style-name="T251">（卜卦 的）</text:span><text:span text:style-name="T329">答案。</text:span></text:p>
                        </text:list-item>
                      </text:list>
                    </text:list-item>
                    <text:list-item>
                      <text:p text:style-name="P284">假定，某一特定個體 使用 否、是 <text:span text:style-name="T203">來、進行</text:span> 卜卦。</text:p>
                      <text:list>
                        <text:list-item>
                          <text:p text:style-name="P284">爻<text:span text:style-name="T119">1</text:span><text:span text:style-name="T330">次</text:span> →<text:span text:style-name="T203">（很直覺的 得出 卜卦的）</text:span>答案。</text:p>
                        </text:list-item>
                      </text:list>
                    </text:list-item>
                    <text:list-item>
                      <text:p text:style-name="P220">明顯例子，假定，某一特定個體 想要 卜卦。</text:p>
                      <text:list>
                        <text:list-item>
                          <text:p text:style-name="P285">假定，該個體 使用 易經<text:span text:style-name="T203">的筮儀</text:span> 卜出、爻出 陽陽陽陽陽陽。</text:p>
                        </text:list-item>
                        <text:list-item>
                          <text:p text:style-name="P220">假定，該個體 使用 查閱<text:span text:style-name="T203">、查表法</text:span> 易經 映射出，陽陽陽陽陽陽 的 意思、語意。</text:p>
                          <text:list>
                            <text:list-item>
                              <text:p text:style-name="P286">明顯例子，陽陽陽陽陽陽<text:span text:style-name="T203">（映射出）</text:span>→ 乾上乾下、元亨利貞、…。</text:p>
                            </text:list-item>
                          </text:list>
                        </text:list-item>
                        <text:list-item>
                          <text:p text:style-name="P287">該個體 使用 乾上乾下、元亨利貞、… 映射出、領悟出、體悟出 某一特定想法、結論。</text:p>
                        </text:list-item>
                        <text:list-item>
                          <text:p text:style-name="P287">該想法、該結論 = 卜卦的 答案。</text:p>
                          <text:list>
                            <text:list-item>
                              <text:p text:style-name="P287">陽陽陽陽陽陽 = 卜卦的 結果、現象、表象。</text:p>
                            </text:list-item>
                            <text:list-item>
                              <text:p text:style-name="P287">由 該結果 映射出、領悟出、體悟出、推導出、推論出、猜測出、認定出 該答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0">明顯例子，假定，某一特定個體 想要 卜卦 今天會不會下雨。</text:p>
                      <text:list>
                        <text:list-item>
                          <text:p text:style-name="P285">假定，該個體 使用 易經<text:span text:style-name="T203">的筮儀</text:span> 卜出、爻<text:span text:style-name="T216">6次</text:span>出 陽陽陽陽陽陽。</text:p>
                        </text:list-item>
                        <text:list-item>
                          <text:p text:style-name="P288">假定，該個體 使用 查閱<text:span text:style-name="T203">、查表法</text:span> 易經 映射出，陽陽陽陽陽陽 的 意思、語意。</text:p>
                        </text:list-item>
                        <text:list-item>
                          <text:p text:style-name="P288">假定，該個體 使用 乾上乾下、元亨利貞、… 映射出、領悟出、體悟出 今天會下雨。</text:p>
                        </text:list-item>
                        <text:list-item>
                          <text:p text:style-name="P288">今天會下雨 = 卜卦的 答案。</text:p>
                          <text:list>
                            <text:list-item>
                              <text:p text:style-name="P288">陽陽陽陽陽陽 = 卜卦的 結果、現象、表象。</text:p>
                            </text:list-item>
                            <text:list-item>
                              <text:p text:style-name="P288">該個體 由 乾上乾下、元亨利貞、… <text:s/>映射出、領悟出、體悟出 今天會下雨。</text:p>
                            </text:list-item>
                          </text:list>
                        </text:list-item>
                        <text:list-item>
                          <text:p text:style-name="P288">假定，該個體 卜卦，並且 <text:span text:style-name="T4">統計 </text:span><text:span text:style-name="T23">10000</text:span><text:span text:style-name="T326">次。</text:span></text:p>
                        </text:list-item>
                        <text:list-item>
                          <text:p text:style-name="P288">假定，該個體 卜卦的 正確率 <text:span text:style-name="T4">是 </text:span><text:span text:style-name="T23">p%</text:span><text:span text:style-name="T326">。</text:span></text:p>
                        </text:list-item>
                        <text:list-item>
                          <text:p text:style-name="P289">假定，<text:span text:style-name="T131">75</text:span><text:span text:style-name="T118">%</text:span><text:span text:style-name="T2"> </text:span><text:span text:style-name="T333">≥</text:span><text:span text:style-name="T2"> </text:span><text:span text:style-name="T118">p%</text:span><text:span text:style-name="T2"> </text:span><text:span text:style-name="T333">≥</text:span><text:span text:style-name="T2"> </text:span><text:span text:style-name="T131">25</text:span><text:span text:style-name="T23">%</text:span>。</text:p>
                          <text:list>
                            <text:list-item>
                              <text:p text:style-name="P478"><text:span text:style-name="T277">該個體的 卜卦 沒有 顯著性、有效性</text:span>。</text:p>
                            </text:list-item>
                            <text:list-item>
                              <text:p text:style-name="P288">該個體的 卜卦 不如 隨機亂猜、擲一次硬幣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0">假定，某一特定個體 想要 卜卦 今天會不會下雨。</text:p>
                      <text:list>
                        <text:list-item>
                          <text:p text:style-name="P290">假定，該個體 不是用 陰、陽，而是用 否、是。</text:p>
                        </text:list-item>
                        <text:list-item>
                          <text:p text:style-name="P288">假定，該個體 得出 是。</text:p>
                        </text:list-item>
                        <text:list-item>
                          <text:p text:style-name="P288">該個體 清楚知道，卜卦的 結果、答案 是 今天會下雨。</text:p>
                          <text:list>
                            <text:list-item>
                              <text:p text:style-name="P288">卜卦的，結果 = 答案。</text:p>
                            </text:list-item>
                            <text:list-item>
                              <text:p text:style-name="P288">該個體 不用、不需要 查閱、查表法 某一特定 書籍、文獻、資料。</text:p>
                            </text:list-item>
                            <text:list-item>
                              <text:p text:style-name="P288">該個體 不需要 從 結果 映射出、領悟出、體悟出、認定出、亂猜出 答案。</text:p>
                            </text:list-item>
                            <text:list-item>
                              <text:p text:style-name="P288">該個體 能夠 很直覺的 知道 答案。</text:p>
                            </text:list-item>
                            <text:list-item>
                              <text:p text:style-name="P288">該個體 只需要 爻 <text:span text:style-name="T24">1次</text:span><text:span text:style-name="T32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1">假定，某一特定個體 想要 卜卦 國家的 未來。</text:p>
                      <text:list>
                        <text:list-item>
                          <text:p text:style-name="P291">假定，該個體 不是用 陰、陽，而是用 否、是。</text:p>
                          <text:list>
                            <text:list-item>
                              <text:p text:style-name="P291">明顯例子，用 是不是、有沒有、會不會 提問、卜卦 <text:span text:style-name="T203">很直覺的</text:span>得出 結果、答案。</text:p>
                            </text:list-item>
                          </text:list>
                        </text:list-item>
                        <text:list-item>
                          <text:p text:style-name="P291">該個體 能夠從 國家的 未來 是，是不是 向上、更加繁榮 為 起始問題、初始問題。</text:p>
                        </text:list-item>
                        <text:list-item>
                          <text:p text:style-name="P291">假定，是 向上、更加繁榮。</text:p>
                          <text:list>
                            <text:list-item>
                              <text:p text:style-name="P291">該個體的 第二個問題 有機率是，國家 <text:span text:style-name="T4">在 </text:span><text:span text:style-name="T25">10000年</text:span><text:span text:style-name="T328">內 是不是 持續處在和平時代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2">正確率有多高。</text:p>
                  <text:list>
                    <text:list-item>
                      <text:p text:style-name="P293"><text:span text:style-name="T337">假定，正確率 </text:span><text:span text:style-name="T132">是 p%</text:span>。</text:p>
                      <text:list>
                        <text:list-item>
                          <text:p text:style-name="P293">假定，<text:span text:style-name="T131">75</text:span><text:span text:style-name="T118">%</text:span><text:span text:style-name="T2"> </text:span><text:span text:style-name="T333">≥</text:span><text:span text:style-name="T2"> </text:span><text:span text:style-name="T132">p%</text:span><text:span text:style-name="T2"> </text:span><text:span text:style-name="T333">≥</text:span><text:span text:style-name="T2"> </text:span><text:span text:style-name="T131">25</text:span><text:span text:style-name="T118">%</text:span><text:span text:style-name="T335">。</text:span></text:p>
                          <text:list>
                            <text:list-item>
                              <text:p text:style-name="P294">該個體的 卜卦 沒有 顯著性、有效性。</text:p>
                            </text:list-item>
                            <text:list-item>
                              <text:p text:style-name="P292">該個體的 卜卦 不如 隨機亂猜、擲一次硬幣<text:span text:style-name="T335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5">假定，某一特定個體 對 某一特定問題<text:span text:style-name="T203">（連續）</text:span>卜<text:span text:style-name="T4">卦 </text:span><text:span text:style-name="T26">10000</text:span><text:span text:style-name="T331">次。</text:span></text:p>
                      <text:list>
                        <text:list-item>
                          <text:p text:style-name="P295">已知，總共<text:span text:style-name="T4">有</text:span><text:span text:style-name="T26">64</text:span><text:span text:style-name="T331">象。</text:span></text:p>
                        </text:list-item>
                        <text:list-item>
                          <text:p text:style-name="P295">假定，分布型態 不是 平均分佈。</text:p>
                        </text:list-item>
                        <text:list-item>
                          <text:p text:style-name="P295">假定，統計結果<text:span text:style-name="T203">（爻出、出現）</text:span><text:span text:style-name="T4">第1</text:span>象<text:span text:style-name="T203">（陽陽陽陽陽陽）</text:span>次數 最多。</text:p>
                          <text:list>
                            <text:list-item>
                              <text:p text:style-name="P295"><text:span text:style-name="T203">爻出、出現 </text:span><text:span text:style-name="T212">第1象</text:span> 次數 <text:span text:style-name="T252">≥ </text:span><text:span text:style-name="T229">10000 / 64 = 156.25</text:span><text:span text:style-name="T120"> &gt; 156</text:span><text:span text:style-name="T332">。</text:span></text:p>
                              <text:list>
                                <text:list-item>
                                  <text:p text:style-name="P295"><text:span text:style-name="T334">次數越大、</text:span><text:span text:style-name="T253">（</text:span><text:span text:style-name="T254">第1象 跟 其他</text:span><text:span text:style-name="T217">（第2象~第64</text:span><text:span text:style-name="T254">）象</text:span><text:span text:style-name="T253">）</text:span><text:span text:style-name="T334">次數越懸殊，顯著性越高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5"><text:span text:style-name="T334">假定，該個體 對 該問題 事後驗證 出現的 是 第</text:span><text:span text:style-name="T27">1</text:span><text:span text:style-name="T335">象</text:span><text:span text:style-name="T334">。</text:span></text:p>
                          <text:list>
                            <text:list-item>
                              <text:p text:style-name="P295"><text:span text:style-name="T334">正確次數 </text:span><text:span text:style-name="T27">+ 1</text:span><text:span text:style-name="T335">。</text:span></text:p>
                            </text:list-item>
                          </text:list>
                        </text:list-item>
                        <text:list-item>
                          <text:p text:style-name="P295"><text:span text:style-name="T335">假定，該個體 對 該問題 事後驗證 出現的 不是 第</text:span><text:span text:style-name="T27">1</text:span><text:span text:style-name="T335">象。</text:span></text:p>
                          <text:list>
                            <text:list-item>
                              <text:p text:style-name="P295"><text:span text:style-name="T335">錯誤次數</text:span><text:span text:style-name="T27"> + 1</text:span><text:span text:style-name="T335">。</text:span></text:p>
                            </text:list-item>
                          </text:list>
                        </text:list-item>
                        <text:list-item>
                          <text:p text:style-name="P296"><text:span text:style-name="T335">假定，該個體 </text:span><text:span text:style-name="T255">分別</text:span><text:span text:style-name="T335">碰到 該</text:span><text:span text:style-name="T27">問題 </text:span><text:span text:style-name="T28">10000</text:span><text:span text:style-name="T336">次。</text:span></text:p>
                          <text:list>
                            <text:list-item>
                              <text:p text:style-name="P296"><text:span text:style-name="T335">假定，該個體 每碰到</text:span><text:span text:style-name="T28">1次</text:span><text:span text:style-name="T336"> 該問題，就</text:span><text:span text:style-name="T256">（連續）</text:span><text:span text:style-name="T336">卜</text:span><text:span text:style-name="T28">卦10000</text:span><text:span text:style-name="T336">次。</text:span></text:p>
                              <text:list>
                                <text:list-item>
                                  <text:p text:style-name="P296"><text:span text:style-name="T335">該個體 對 該問題 卜卦</text:span><text:span text:style-name="T255">（</text:span><text:span text:style-name="T218">10000 * 10000 =</text:span><text:span text:style-name="T255">）</text:span><text:span text:style-name="T27">100000000次</text:span><text:span text:style-name="T335">。</text:span></text:p>
                                </text:list-item>
                                <text:list-item>
                                  <text:p text:style-name="P295"><text:span text:style-name="T335">該個體 事後驗證</text:span><text:span text:style-name="T27"> 10000</text:span><text:span text:style-name="T335">次。</text:span></text:p>
                                </text:list-item>
                              </text:list>
                            </text:list-item>
                            <text:list-item>
                              <text:p text:style-name="P295"><text:span text:style-name="T335">假定，正確率 </text:span><text:span text:style-name="T27">是 p%</text:span><text:span text:style-name="T335">。</text:span></text:p>
                              <text:list>
                                <text:list-item>
                                  <text:p text:style-name="P295"><text:span text:style-name="T27">正確率 = 正確次數 / (正確次數 + 錯誤次數)</text:span><text:span text:style-name="T335">。</text:span></text:p>
                                </text:list-item>
                              </text:list>
                            </text:list-item>
                            <text:list-item>
                              <text:p text:style-name="P297">假定，<text:span text:style-name="T131">75</text:span><text:span text:style-name="T118">%</text:span><text:span text:style-name="T2"> </text:span><text:span text:style-name="T333">≥</text:span><text:span text:style-name="T2"> </text:span><text:span text:style-name="T118">p%</text:span><text:span text:style-name="T2"> </text:span><text:span text:style-name="T333">≥</text:span><text:span text:style-name="T2"> </text:span><text:span text:style-name="T131">25</text:span><text:span text:style-name="T118">%</text:span><text:span text:style-name="T335">。</text:span></text:p>
                              <text:list>
                                <text:list-item>
                                  <text:p text:style-name="P294">該個體的 卜卦 沒有 顯著性、有效性。</text:p>
                                </text:list-item>
                                <text:list-item>
                                  <text:p text:style-name="P297">該個體的 卜卦 不如 隨機亂猜、擲一次硬幣<text:span text:style-name="T337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9">明顯例子。</text:p>
                  <text:list>
                    <text:list-item>
                      <text:p text:style-name="P509">假定，某一特定個體 已經 知道、有 某一特定答案、某一特定想法。</text:p>
                    </text:list-item>
                    <text:list-item>
                      <text:p text:style-name="P509">假定，其他個體 不知道，該個體 已經知道 該答案。</text:p>
                    </text:list-item>
                    <text:list-item>
                      <text:p text:style-name="P510">該個體 有機率 起卦。</text:p>
                    </text:list-item>
                    <text:list-item>
                      <text:p text:style-name="P298"><text:span text:style-name="T337">該個體 有機率連結，卦、該答案 之間的 關係、</text:span><text:span text:style-name="T339">連續性、合理性</text:span><text:span text:style-name="T337">。</text:span></text:p>
                      <text:list>
                        <text:list-item>
                          <text:p text:style-name="P299"><text:span text:style-name="T337">該個體 有機率 強行拼湊、硬是拼湊，卦、該答案 之間的 關係、連續性</text:span><text:span text:style-name="T339">、合理性</text:span><text:span text:style-name="T337">。</text:span></text:p>
                        </text:list-item>
                        <text:list-item>
                          <text:p text:style-name="P511">抽象例子。</text:p>
                          <text:list>
                            <text:list-item>
                              <text:p text:style-name="P300"><text:span text:style-name="T337">第一個點</text:span><text:span text:style-name="T101"> </text:span><text:span text:style-name="T361">↔</text:span><text:span text:style-name="T337"> 卦。</text:span></text:p>
                            </text:list-item>
                            <text:list-item>
                              <text:p text:style-name="P300"><text:span text:style-name="T337">第二個點</text:span><text:span text:style-name="T101"> </text:span><text:span text:style-name="T361">↔</text:span><text:span text:style-name="T110"> 第二個</text:span><text:span text:style-name="T337">答案。</text:span></text:p>
                            </text:list-item>
                            <text:list-item>
                              <text:p text:style-name="P301"><text:span text:style-name="T337">第三個點</text:span><text:span text:style-name="T101"> </text:span><text:span text:style-name="T361">↔</text:span><text:span text:style-name="T110"> 該答案</text:span><text:span text:style-name="T337">。</text:span></text:p>
                            </text:list-item>
                            <text:list-item>
                              <text:p text:style-name="P300"><text:span text:style-name="T337">直線</text:span><text:span text:style-name="T133"> </text:span><text:span text:style-name="T372">↔</text:span><text:span text:style-name="T134"> </text:span><text:span text:style-name="T337">理法。</text:span></text:p>
                              <text:list>
                                <text:list-item>
                                  <text:p text:style-name="P302"><text:span text:style-name="T337">兩點一直線</text:span><text:span text:style-name="T133"> </text:span><text:span text:style-name="T372">↔</text:span><text:span text:style-name="T134"> </text:span><text:span text:style-name="T337">卦、第二個答案 被 理法 連結起來、連接起來。</text:span></text:p>
                                </text:list-item>
                                <text:list-item>
                                  <text:p text:style-name="P300"><text:span text:style-name="T134">連接 第一個點、第二個點 的 </text:span><text:span text:style-name="T337">直線</text:span><text:span text:style-name="T133"> </text:span><text:span text:style-name="T372">↔</text:span><text:span text:style-name="T133"> </text:span><text:span text:style-name="T337">卦、第二個答案 之間的 公式、解餘數。</text:span></text:p>
                                </text:list-item>
                                <text:list-item>
                                  <text:p text:style-name="P303"><text:span text:style-name="T134">連接 第一個點、第二個點 的 </text:span><text:span text:style-name="T337">直線</text:span><text:span text:style-name="T133"> </text:span><text:span text:style-name="T372">↔</text:span><text:span text:style-name="T133"> </text:span><text:span text:style-name="T337">卦、第二個答案 之間的 左腦思維。</text:span></text:p>
                                  <text:list>
                                    <text:list-item>
                                      <text:p text:style-name="P512">第二個點、第三個點 有機率是 同一個點。</text:p>
                                    </text:list-item>
                                    <text:list-item>
                                      <text:p text:style-name="P512">第二個答案 有機率等於 該答案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4"><text:span text:style-name="T337">（有機率是 非連續、不可導 的）某一特定曲線</text:span><text:span text:style-name="T133"> </text:span><text:span text:style-name="T372">↔</text:span><text:span text:style-name="T134"> 象法</text:span><text:span text:style-name="T337">。</text:span></text:p>
                              <text:list>
                                <text:list-item>
                                  <text:p text:style-name="P513">曲線 的 明顯例子，拋物線、自然對數曲線、一元二次方程式曲線、不規則曲線。</text:p>
                                </text:list-item>
                                <text:list-item>
                                  <text:p text:style-name="P305"><text:span text:style-name="T337">兩點一曲線</text:span><text:span text:style-name="T133"> </text:span><text:span text:style-name="T372">↔</text:span><text:span text:style-name="T134"> </text:span><text:span text:style-name="T337">卦、該答案 被 象法 連結起來、連接起來。</text:span></text:p>
                                  <text:list>
                                    <text:list-item>
                                      <text:p text:style-name="P303"><text:span text:style-name="T134">連接 </text:span><text:span text:style-name="T110">第一個點、第三個點 的 曲</text:span><text:span text:style-name="T337">線</text:span><text:span text:style-name="T101"> </text:span><text:span text:style-name="T361">↔</text:span><text:span text:style-name="T101"> </text:span><text:span text:style-name="T337">卦、該答案 之間的 想像、靈感。</text:span></text:p>
                                    </text:list-item>
                                    <text:list-item>
                                      <text:p text:style-name="P303"><text:span text:style-name="T134">連接 </text:span><text:span text:style-name="T110">第一個點、第三個點 的 曲</text:span><text:span text:style-name="T337">線</text:span><text:span text:style-name="T101"> </text:span><text:span text:style-name="T361">↔</text:span><text:span text:style-name="T101"> </text:span><text:span text:style-name="T337">卦、該答案 之間的 圖像思考。</text:span></text:p>
                                    </text:list-item>
                                    <text:list-item>
                                      <text:p text:style-name="P303"><text:span text:style-name="T134">連接 </text:span><text:span text:style-name="T110">第一個點、第三個點 的 曲</text:span><text:span text:style-name="T337">線</text:span><text:span text:style-name="T101"> </text:span><text:span text:style-name="T361">↔</text:span><text:span text:style-name="T101"> </text:span><text:span text:style-name="T337">卦、該答案 之間的 右腦思維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06"><text:span text:style-name="T337">三點一曲線</text:span><text:span text:style-name="T133"> </text:span><text:span text:style-name="T372">↔</text:span><text:span text:style-name="T134"> </text:span><text:span text:style-name="T337">卦、該答案 被 理法、象法 連結起來、連接起來。</text:span></text:p>
                                  <text:list>
                                    <text:list-item>
                                      <text:p text:style-name="P303"><text:span text:style-name="T134">連接</text:span><text:span text:style-name="T110">第一、二、三個點的曲</text:span><text:span text:style-name="T337">線</text:span><text:span text:style-name="T101"> </text:span><text:span text:style-name="T361">↔</text:span><text:span text:style-name="T101"> </text:span><text:span text:style-name="T337">卦、該答案 之間的（連續）關係、上下文</text:span><text:span text:style-name="T110">。</text:span></text:p>
                                    </text:list-item>
                                    <text:list-item>
                                      <text:p text:style-name="P303"><text:span text:style-name="T134">連接</text:span><text:span text:style-name="T110">第一、二、三個點的曲</text:span><text:span text:style-name="T337">線</text:span><text:span text:style-name="T101"> </text:span><text:span text:style-name="T361">↔</text:span><text:span text:style-name="T101"> </text:span><text:span text:style-name="T337">卦、該答案 之間的 左腦思維、右腦思維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0">其他個體 有機率認定，該個體 在 象法。</text:p>
                    </text:list-item>
                    <text:list-item>
                      <text:p text:style-name="P307"><text:span text:style-name="T337">其他個體 有機率認定，該個體，卦 →（理法、象法）→</text:span><text:span text:style-name="T338"> 該</text:span><text:span text:style-name="T337">答案。</text:span></text:p>
                    </text:list-item>
                    <text:list-item>
                      <text:p text:style-name="P308"><text:span text:style-name="T337">該個體 有機率認定，自己，</text:span><text:span text:style-name="T338">該</text:span><text:span text:style-name="T337">答案、卦 →（理法、象法）→</text:span><text:span text:style-name="T338"> 該</text:span><text:span text:style-name="T337">答案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09T16:55:15.572000000</dc:date>
    <meta:editing-duration>P18DT4H5M8S</meta:editing-duration>
    <meta:editing-cycles>12636</meta:editing-cycles>
    <meta:document-statistic meta:table-count="14" meta:image-count="0" meta:object-count="0" meta:page-count="1" meta:paragraph-count="1716" meta:word-count="20375" meta:character-count="26817" meta:non-whitespace-character-count="22871"/>
  </office:meta>
</office:document-meta>
</file>